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2.0425in"/>
    </style:style>
    <style:style style:name="co3" style:family="table-column">
      <style:table-column-properties fo:break-before="auto" style:column-width="2.1091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1.4626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13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ce2" style:family="table-cell" style:parent-style-name="Default" style:data-style-name="N119"/>
    <style:style style:name="ce3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row table:style-name="ro1">
          <table:table-cell office:value-type="string">
            <text:p>Commission</text:p>
          </table:table-cell>
          <table:table-cell office:value-type="string">
            <text:p>Continuous APR</text:p>
          </table:table-cell>
          <table:table-cell office:value-type="string">
            <text:p>Protocol Cut</text:p>
          </table:table-cell>
          <table:table-cell office:value-type="string">
            <text:p>Voter Share</text:p>
          </table:table-cell>
          <table:table-cell office:value-type="string">
            <text:p>Total Rewards</text:p>
          </table:table-cell>
          <table:table-cell office:value-type="string">
            <text:p>Anti-grief</text:p>
          </table:table-cell>
          <table:table-cell table:number-columns-repeated="12"/>
        </table:table-row>
        <table:table-row table:style-name="ro1">
          <table:table-cell table:style-name="ce1" office:value-type="float" office:value="0.04">
            <text:p>0.0400</text:p>
          </table:table-cell>
          <table:table-cell table:style-name="ce2" office:value-type="float" office:value="0.04">
            <text:p>0.040</text:p>
          </table:table-cell>
          <table:table-cell table:formula="of:=0.14-[.A2]-[.D2]"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/>
          <table:table-cell table:style-name="ce2"/>
          <table:table-cell/>
          <table:table-cell office:value-type="string">
            <text:p>Fee per minipool</text:p>
          </table:table-cell>
          <table:table-cell table:number-columns-repeated="14"/>
        </table:table-row>
        <table:table-row table:style-name="ro1">
          <table:table-cell office:value-type="string">
            <text:p>ETH in node</text:p>
          </table:table-cell>
          <table:table-cell office:value-type="string">
            <text:p>Minipools</text:p>
          </table:table-cell>
          <table:table-cell office:value-type="string">
            <text:p>Maximum penalizable reward</text:p>
          </table:table-cell>
          <table:table-cell office:value-type="string">
            <text:p>ETH at risk (per validator per year)</text:p>
          </table:table-cell>
          <table:table-cell office:value-type="string">
            <text:p>Total</text:p>
          </table:table-cell>
          <table:table-cell office:value-type="string">
            <text:p>Continuous Rewards</text:p>
          </table:table-cell>
          <table:table-cell office:value-type="string">
            <text:p>Continuous Income</text:p>
          </table:table-cell>
          <table:table-cell office:value-type="string">
            <text:p>Apr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5]/(1-[.A$2])" office:value-type="float" office:value="4.16666666666667">
            <text:p>4.17</text:p>
          </table:table-cell>
          <table:table-cell table:style-name="ce2" table:formula="of:=[.Q$12]*EXP([.R$12]*LN([.C5]))" office:value-type="float" office:value="0.0859159096842443">
            <text:p>0.086</text:p>
          </table:table-cell>
          <table:table-cell table:formula="of:=[.D5]*[.B5]" office:value-type="float" office:value="0.0859159096842443">
            <text:p>0.09</text:p>
          </table:table-cell>
          <table:table-cell table:style-name="ce2" table:formula="of:=[.A5]*[.B$2]+(32*[.B5]-[.A5])*[.A$2]*[.B$2]" office:value-type="float" office:value="0.2048">
            <text:p>0.205</text:p>
          </table:table-cell>
          <table:table-cell table:formula="of:=[.F5]-[.E5]" office:value-type="float" office:value="0.118884090315756">
            <text:p>0.12</text:p>
          </table:table-cell>
          <table:table-cell table:formula="of:=[.G5]/[.A5]" office:value-type="float" office:value="0.0297210225789389">
            <text:p>0.0297</text:p>
          </table:table-cell>
          <table:table-cell table:number-columns-repeated="10"/>
        </table:table-row>
        <table:table-row table:style-name="ro1">
          <table:table-cell table:formula="of:=4+[.A5]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A6]/(1-[.A$2])" office:value-type="float" office:value="8.33333333333333">
            <text:p>8.33</text:p>
          </table:table-cell>
          <table:table-cell table:style-name="ce2" table:formula="of:=[.Q$12]*EXP([.R$12]*LN([.C6]))" office:value-type="float" office:value="0.0532553073914101">
            <text:p>0.053</text:p>
          </table:table-cell>
          <table:table-cell table:formula="of:=[.D6]*[.B6]" office:value-type="float" office:value="0.10651061478282">
            <text:p>0.11</text:p>
          </table:table-cell>
          <table:table-cell table:style-name="ce2" table:formula="of:=[.A6]*[.B$2]+(32*[.B6]-[.A6])*[.A$2]*[.B$2]" office:value-type="float" office:value="0.4096">
            <text:p>0.410</text:p>
          </table:table-cell>
          <table:table-cell table:formula="of:=[.F6]-[.E6]" office:value-type="float" office:value="0.30308938521718">
            <text:p>0.3</text:p>
          </table:table-cell>
          <table:table-cell table:formula="of:=[.G6]/[.A6]" office:value-type="float" office:value="0.0378861731521475">
            <text:p>0.0379</text:p>
          </table:table-cell>
          <table:table-cell table:number-columns-repeated="10"/>
        </table:table-row>
        <table:table-row table:style-name="ro1">
          <table:table-cell table:formula="of:=1.5+[.A6]" office:value-type="float" office:value="9.5">
            <text:p>9.5</text:p>
          </table:table-cell>
          <table:table-cell table:formula="of:=1+[.B6]" office:value-type="float" office:value="3">
            <text:p>3</text:p>
          </table:table-cell>
          <table:table-cell table:formula="of:=[.A7]/(1-[.A$2])" office:value-type="float" office:value="9.89583333333333">
            <text:p>9.9</text:p>
          </table:table-cell>
          <table:table-cell table:style-name="ce2" table:formula="of:=[.Q$12]*EXP([.R$12]*LN([.C7]))" office:value-type="float" office:value="0.0473004964713448">
            <text:p>0.047</text:p>
          </table:table-cell>
          <table:table-cell table:formula="of:=[.D7]*[.B7]" office:value-type="float" office:value="0.141901489414035">
            <text:p>0.14</text:p>
          </table:table-cell>
          <table:table-cell table:style-name="ce2" table:formula="of:=[.A7]*[.B$2]+(32*[.B7]-[.A7])*[.A$2]*[.B$2]" office:value-type="float" office:value="0.5184">
            <text:p>0.518</text:p>
          </table:table-cell>
          <table:table-cell table:formula="of:=[.F7]-[.E7]" office:value-type="float" office:value="0.376498510585965">
            <text:p>0.38</text:p>
          </table:table-cell>
          <table:table-cell table:formula="of:=[.G7]/[.A7]" office:value-type="float" office:value="0.0396314221669437">
            <text:p>0.0396</text:p>
          </table:table-cell>
          <table:table-cell table:number-columns-repeated="10"/>
        </table:table-row>
        <table:table-row table:style-name="ro1">
          <table:table-cell table:formula="of:=1.5+[.A7]" office:value-type="float" office:value="11">
            <text:p>11</text:p>
          </table:table-cell>
          <table:table-cell table:formula="of:=1+[.B7]" office:value-type="float" office:value="4">
            <text:p>4</text:p>
          </table:table-cell>
          <table:table-cell table:formula="of:=[.A8]/(1-[.A$2])" office:value-type="float" office:value="11.4583333333333">
            <text:p>11.46</text:p>
          </table:table-cell>
          <table:table-cell table:style-name="ce2" table:formula="of:=[.Q$12]*EXP([.R$12]*LN([.C8]))" office:value-type="float" office:value="0.0427497947616147">
            <text:p>0.043</text:p>
          </table:table-cell>
          <table:table-cell table:formula="of:=[.D8]*[.B8]" office:value-type="float" office:value="0.170999179046459">
            <text:p>0.17</text:p>
          </table:table-cell>
          <table:table-cell table:style-name="ce2" table:formula="of:=[.A8]*[.B$2]+(32*[.B8]-[.A8])*[.A$2]*[.B$2]" office:value-type="float" office:value="0.6272">
            <text:p>0.627</text:p>
          </table:table-cell>
          <table:table-cell table:formula="of:=[.F8]-[.E8]" office:value-type="float" office:value="0.456200820953541">
            <text:p>0.46</text:p>
          </table:table-cell>
          <table:table-cell table:formula="of:=[.G8]/[.A8]" office:value-type="float" office:value="0.0414728019048674">
            <text:p>0.0415</text:p>
          </table:table-cell>
          <table:table-cell table:number-columns-repeated="10"/>
        </table:table-row>
        <table:table-row table:style-name="ro1">
          <table:table-cell table:formula="of:=1.5+[.A8]" office:value-type="float" office:value="12.5">
            <text:p>12.5</text:p>
          </table:table-cell>
          <table:table-cell table:formula="of:=1+[.B8]" office:value-type="float" office:value="5">
            <text:p>5</text:p>
          </table:table-cell>
          <table:table-cell table:formula="of:=[.A9]/(1-[.A$2])" office:value-type="float" office:value="13.0208333333333">
            <text:p>13.02</text:p>
          </table:table-cell>
          <table:table-cell table:style-name="ce2" table:formula="of:=[.Q$12]*EXP([.R$12]*LN([.C9]))" office:value-type="float" office:value="0.0391405638613046">
            <text:p>0.039</text:p>
          </table:table-cell>
          <table:table-cell table:formula="of:=[.D9]*[.B9]" office:value-type="float" office:value="0.195702819306523">
            <text:p>0.2</text:p>
          </table:table-cell>
          <table:table-cell table:style-name="ce2" table:formula="of:=[.A9]*[.B$2]+(32*[.B9]-[.A9])*[.A$2]*[.B$2]" office:value-type="float" office:value="0.736">
            <text:p>0.736</text:p>
          </table:table-cell>
          <table:table-cell table:formula="of:=[.F9]-[.E9]" office:value-type="float" office:value="0.540297180693477">
            <text:p>0.54</text:p>
          </table:table-cell>
          <table:table-cell table:formula="of:=[.G9]/[.A9]" office:value-type="float" office:value="0.0432237744554782">
            <text:p>0.0432</text:p>
          </table:table-cell>
          <table:table-cell table:number-columns-repeated="10"/>
        </table:table-row>
        <table:table-row table:style-name="ro1">
          <table:table-cell table:formula="of:=1.5+[.A9]" office:value-type="float" office:value="14">
            <text:p>14</text:p>
          </table:table-cell>
          <table:table-cell table:formula="of:=1+[.B9]" office:value-type="float" office:value="6">
            <text:p>6</text:p>
          </table:table-cell>
          <table:table-cell table:formula="of:=[.A10]/(1-[.A$2])" office:value-type="float" office:value="14.5833333333333">
            <text:p>14.58</text:p>
          </table:table-cell>
          <table:table-cell table:style-name="ce2" table:formula="of:=[.Q$12]*EXP([.R$12]*LN([.C10]))" office:value-type="float" office:value="0.0361965052917529">
            <text:p>0.036</text:p>
          </table:table-cell>
          <table:table-cell table:formula="of:=[.D10]*[.B10]" office:value-type="float" office:value="0.217179031750517">
            <text:p>0.22</text:p>
          </table:table-cell>
          <table:table-cell table:style-name="ce2" table:formula="of:=[.A10]*[.B$2]+(32*[.B10]-[.A10])*[.A$2]*[.B$2]" office:value-type="float" office:value="0.8448">
            <text:p>0.845</text:p>
          </table:table-cell>
          <table:table-cell table:formula="of:=[.F10]-[.E10]" office:value-type="float" office:value="0.627620968249483">
            <text:p>0.63</text:p>
          </table:table-cell>
          <table:table-cell table:formula="of:=[.G10]/[.A10]" office:value-type="float" office:value="0.0448300691606773">
            <text:p>0.0448</text:p>
          </table:table-cell>
          <table:table-cell table:number-columns-repeated="10"/>
        </table:table-row>
        <table:table-row table:style-name="ro1">
          <table:table-cell table:formula="of:=1.5+[.A10]" office:value-type="float" office:value="15.5">
            <text:p>15.5</text:p>
          </table:table-cell>
          <table:table-cell table:formula="of:=1+[.B10]" office:value-type="float" office:value="7">
            <text:p>7</text:p>
          </table:table-cell>
          <table:table-cell table:formula="of:=[.A11]/(1-[.A$2])" office:value-type="float" office:value="16.1458333333333">
            <text:p>16.15</text:p>
          </table:table-cell>
          <table:table-cell table:style-name="ce2" table:formula="of:=[.Q$12]*EXP([.R$12]*LN([.C11]))" office:value-type="float" office:value="0.0337416343740755">
            <text:p>0.034</text:p>
          </table:table-cell>
          <table:table-cell table:formula="of:=[.D11]*[.B11]" office:value-type="float" office:value="0.236191440618528">
            <text:p>0.24</text:p>
          </table:table-cell>
          <table:table-cell table:style-name="ce2" table:formula="of:=[.A11]*[.B$2]+(32*[.B11]-[.A11])*[.A$2]*[.B$2]" office:value-type="float" office:value="0.9536">
            <text:p>0.954</text:p>
          </table:table-cell>
          <table:table-cell table:formula="of:=[.F11]-[.E11]" office:value-type="float" office:value="0.717408559381472">
            <text:p>0.72</text:p>
          </table:table-cell>
          <table:table-cell table:formula="of:=[.G11]/[.A11]" office:value-type="float" office:value="0.0462844231859014">
            <text:p>0.0463</text:p>
          </table:table-cell>
          <table:table-cell table:number-columns-repeated="4"/>
          <table:table-cell office:value-type="string">
            <text:p>predicted penalty</text:p>
          </table:table-cell>
          <table:table-cell office:value-type="string">
            <text:p>node collat</text:p>
          </table:table-cell>
          <table:table-cell office:value-type="string">
            <text:p>log penalty</text:p>
          </table:table-cell>
          <table:table-cell table:style-name="ce2" office:value-type="string">
            <text:p>fee</text:p>
          </table:table-cell>
          <table:table-cell office:value-type="string">
            <text:p>m</text:p>
          </table:table-cell>
          <table:table-cell office:value-type="string">
            <text:p>b</text:p>
          </table:table-cell>
        </table:table-row>
        <table:table-row table:style-name="ro1">
          <table:table-cell table:formula="of:=1.5+[.A11]" office:value-type="float" office:value="17">
            <text:p>17</text:p>
          </table:table-cell>
          <table:table-cell table:formula="of:=1+[.B11]" office:value-type="float" office:value="8">
            <text:p>8</text:p>
          </table:table-cell>
          <table:table-cell table:formula="of:=[.A12]/(1-[.A$2])" office:value-type="float" office:value="17.7083333333333">
            <text:p>17.71</text:p>
          </table:table-cell>
          <table:table-cell table:style-name="ce2" table:formula="of:=[.Q$12]*EXP([.R$12]*LN([.C12]))" office:value-type="float" office:value="0.0316581280265368">
            <text:p>0.032</text:p>
          </table:table-cell>
          <table:table-cell table:formula="of:=[.D12]*[.B12]" office:value-type="float" office:value="0.253265024212294">
            <text:p>0.25</text:p>
          </table:table-cell>
          <table:table-cell table:style-name="ce2" table:formula="of:=[.A12]*[.B$2]+(32*[.B12]-[.A12])*[.A$2]*[.B$2]" office:value-type="float" office:value="1.0624">
            <text:p>1.062</text:p>
          </table:table-cell>
          <table:table-cell table:formula="of:=[.F12]-[.E12]" office:value-type="float" office:value="0.809134975787705">
            <text:p>0.81</text:p>
          </table:table-cell>
          <table:table-cell table:formula="of:=[.G12]/[.A12]" office:value-type="float" office:value="0.0475961750463356">
            <text:p>0.0476</text:p>
          </table:table-cell>
          <table:table-cell table:number-columns-repeated="4"/>
          <table:table-cell table:style-name="ce2" table:formula="of:=[.Q$12]*EXP([.R$12]*LN([.N12]))" office:value-type="float" office:value="0.0668041547293638">
            <text:p>0.067</text:p>
          </table:table-cell>
          <table:table-cell office:value-type="float" office:value="6">
            <text:p>6</text:p>
          </table:table-cell>
          <table:table-cell table:formula="of:=LN([.N12])" office:value-type="float" office:value="1.79175946922806">
            <text:p>1.79</text:p>
          </table:table-cell>
          <table:table-cell table:style-name="ce2" office:value-type="float" office:value="0.058">
            <text:p>0.058</text:p>
          </table:table-cell>
          <table:table-cell office:value-type="float" office:value="0.23">
            <text:p>0.23</text:p>
          </table:table-cell>
          <table:table-cell office:value-type="float" office:value="-0.69">
            <text:p>-0.69</text:p>
          </table:table-cell>
        </table:table-row>
        <table:table-row table:style-name="ro1">
          <table:table-cell table:formula="of:=1.5+[.A12]" office:value-type="float" office:value="18.5">
            <text:p>18.5</text:p>
          </table:table-cell>
          <table:table-cell table:formula="of:=1+[.B12]" office:value-type="float" office:value="9">
            <text:p>9</text:p>
          </table:table-cell>
          <table:table-cell table:formula="of:=[.A13]/(1-[.A$2])" office:value-type="float" office:value="19.2708333333333">
            <text:p>19.27</text:p>
          </table:table-cell>
          <table:table-cell table:style-name="ce2" table:formula="of:=[.Q$12]*EXP([.R$12]*LN([.C13]))" office:value-type="float" office:value="0.0298638980430978">
            <text:p>0.030</text:p>
          </table:table-cell>
          <table:table-cell table:formula="of:=[.D13]*[.B13]" office:value-type="float" office:value="0.268775082387881">
            <text:p>0.27</text:p>
          </table:table-cell>
          <table:table-cell table:style-name="ce2" table:formula="of:=[.A13]*[.B$2]+(32*[.B13]-[.A13])*[.A$2]*[.B$2]" office:value-type="float" office:value="1.1712">
            <text:p>1.171</text:p>
          </table:table-cell>
          <table:table-cell table:formula="of:=[.F13]-[.E13]" office:value-type="float" office:value="0.902424917612119">
            <text:p>0.9</text:p>
          </table:table-cell>
          <table:table-cell table:formula="of:=[.G13]/[.A13]" office:value-type="float" office:value="0.0487797252763308">
            <text:p>0.0488</text:p>
          </table:table-cell>
          <table:table-cell table:number-columns-repeated="4"/>
          <table:table-cell table:style-name="ce2" table:formula="of:=[.Q$12]*EXP([.R$12]*LN([.N13]))" office:value-type="float" office:value="0.0600634381442067">
            <text:p>0.060</text:p>
          </table:table-cell>
          <table:table-cell office:value-type="float" office:value="7">
            <text:p>7</text:p>
          </table:table-cell>
          <table:table-cell table:formula="of:=LN([.N13])" office:value-type="float" office:value="1.94591014905531">
            <text:p>1.95</text:p>
          </table:table-cell>
          <table:table-cell table:style-name="ce2" office:value-type="float" office:value="0.049">
            <text:p>0.049</text:p>
          </table:table-cell>
          <table:table-cell table:number-columns-repeated="2"/>
        </table:table-row>
        <table:table-row table:style-name="ro1">
          <table:table-cell table:formula="of:=1.5+[.A13]" office:value-type="float" office:value="20">
            <text:p>20</text:p>
          </table:table-cell>
          <table:table-cell table:formula="of:=1+[.B13]" office:value-type="float" office:value="10">
            <text:p>10</text:p>
          </table:table-cell>
          <table:table-cell table:formula="of:=[.A14]/(1-[.A$2])" office:value-type="float" office:value="20.8333333333333">
            <text:p>20.83</text:p>
          </table:table-cell>
          <table:table-cell table:style-name="ce2" table:formula="of:=[.Q$12]*EXP([.R$12]*LN([.C14]))" office:value-type="float" office:value="0.0282998601786139">
            <text:p>0.028</text:p>
          </table:table-cell>
          <table:table-cell table:formula="of:=[.D14]*[.B14]" office:value-type="float" office:value="0.282998601786139">
            <text:p>0.28</text:p>
          </table:table-cell>
          <table:table-cell table:style-name="ce2" table:formula="of:=[.A14]*[.B$2]+(32*[.B14]-[.A14])*[.A$2]*[.B$2]" office:value-type="float" office:value="1.28">
            <text:p>1.280</text:p>
          </table:table-cell>
          <table:table-cell table:formula="of:=[.F14]-[.E14]" office:value-type="float" office:value="0.997001398213861">
            <text:p>1</text:p>
          </table:table-cell>
          <table:table-cell table:formula="of:=[.G14]/[.A14]" office:value-type="float" office:value="0.0498500699106931">
            <text:p>0.0499</text:p>
          </table:table-cell>
          <table:table-cell table:number-columns-repeated="4"/>
          <table:table-cell table:style-name="ce2" table:formula="of:=[.Q$12]*EXP([.R$12]*LN([.N14]))" office:value-type="float" office:value="0.0469599727273992">
            <text:p>0.047</text:p>
          </table:table-cell>
          <table:table-cell office:value-type="float" office:value="10">
            <text:p>10</text:p>
          </table:table-cell>
          <table:table-cell table:formula="of:=LN([.N14])" office:value-type="float" office:value="2.30258509299405">
            <text:p>2.3</text:p>
          </table:table-cell>
          <table:table-cell table:style-name="ce2" office:value-type="float" office:value="0.044">
            <text:p>0.044</text:p>
          </table:table-cell>
          <table:table-cell table:number-columns-repeated="2"/>
        </table:table-row>
        <table:table-row table:style-name="ro1">
          <table:table-cell table:formula="of:=1.5+[.A14]" office:value-type="float" office:value="21.5">
            <text:p>21.5</text:p>
          </table:table-cell>
          <table:table-cell table:formula="of:=1+[.B14]" office:value-type="float" office:value="11">
            <text:p>11</text:p>
          </table:table-cell>
          <table:table-cell table:formula="of:=[.A15]/(1-[.A$2])" office:value-type="float" office:value="22.3958333333333">
            <text:p>22.4</text:p>
          </table:table-cell>
          <table:table-cell table:style-name="ce2" table:formula="of:=[.Q$12]*EXP([.R$12]*LN([.C15]))" office:value-type="float" office:value="0.0269223179840845">
            <text:p>0.027</text:p>
          </table:table-cell>
          <table:table-cell table:formula="of:=[.D15]*[.B15]" office:value-type="float" office:value="0.296145497824929">
            <text:p>0.3</text:p>
          </table:table-cell>
          <table:table-cell table:style-name="ce2" table:formula="of:=[.A15]*[.B$2]+(32*[.B15]-[.A15])*[.A$2]*[.B$2]" office:value-type="float" office:value="1.3888">
            <text:p>1.389</text:p>
          </table:table-cell>
          <table:table-cell table:formula="of:=[.F15]-[.E15]" office:value-type="float" office:value="1.09265450217507">
            <text:p>1.09</text:p>
          </table:table-cell>
          <table:table-cell table:formula="of:=[.G15]/[.A15]" office:value-type="float" office:value="0.0508211396360498">
            <text:p>0.0508</text:p>
          </table:table-cell>
          <table:table-cell table:number-columns-repeated="4"/>
          <table:table-cell table:style-name="ce2" table:formula="of:=[.Q$12]*EXP([.R$12]*LN([.N15]))" office:value-type="float" office:value="0.0291083198895408">
            <text:p>0.029</text:p>
          </table:table-cell>
          <table:table-cell office:value-type="float" office:value="20">
            <text:p>20</text:p>
          </table:table-cell>
          <table:table-cell table:formula="of:=LN([.N15])" office:value-type="float" office:value="2.99573227355399">
            <text:p>3</text:p>
          </table:table-cell>
          <table:table-cell table:style-name="ce2" office:value-type="float" office:value="0.03">
            <text:p>0.030</text:p>
          </table:table-cell>
          <table:table-cell table:number-columns-repeated="2"/>
        </table:table-row>
        <table:table-row table:style-name="ro1">
          <table:table-cell table:formula="of:=1.5+[.A15]" office:value-type="float" office:value="23">
            <text:p>23</text:p>
          </table:table-cell>
          <table:table-cell table:formula="of:=1+[.B15]" office:value-type="float" office:value="12">
            <text:p>12</text:p>
          </table:table-cell>
          <table:table-cell table:formula="of:=[.A16]/(1-[.A$2])" office:value-type="float" office:value="23.9583333333333">
            <text:p>23.96</text:p>
          </table:table-cell>
          <table:table-cell table:style-name="ce2" table:formula="of:=[.Q$12]*EXP([.R$12]*LN([.C16]))" office:value-type="float" office:value="0.0256982044502933">
            <text:p>0.026</text:p>
          </table:table-cell>
          <table:table-cell table:formula="of:=[.D16]*[.B16]" office:value-type="float" office:value="0.308378453403519">
            <text:p>0.31</text:p>
          </table:table-cell>
          <table:table-cell table:style-name="ce2" table:formula="of:=[.A16]*[.B$2]+(32*[.B16]-[.A16])*[.A$2]*[.B$2]" office:value-type="float" office:value="1.4976">
            <text:p>1.498</text:p>
          </table:table-cell>
          <table:table-cell table:formula="of:=[.F16]-[.E16]" office:value-type="float" office:value="1.18922154659648">
            <text:p>1.19</text:p>
          </table:table-cell>
          <table:table-cell table:formula="of:=[.G16]/[.A16]" office:value-type="float" office:value="0.0517052846346296">
            <text:p>0.0517</text:p>
          </table:table-cell>
          <table:table-cell table:number-columns-repeated="4"/>
          <table:table-cell table:style-name="ce2" table:formula="of:=[.Q$12]*EXP([.R$12]*LN([.N16]))" office:value-type="float" office:value="0.0180429041496754">
            <text:p>0.018</text:p>
          </table:table-cell>
          <table:table-cell office:value-type="float" office:value="40">
            <text:p>40</text:p>
          </table:table-cell>
          <table:table-cell table:formula="of:=LN([.N16])" office:value-type="float" office:value="3.68887945411394">
            <text:p>3.69</text:p>
          </table:table-cell>
          <table:table-cell table:style-name="ce2" office:value-type="float" office:value="0.02">
            <text:p>0.020</text:p>
          </table:table-cell>
          <table:table-cell table:number-columns-repeated="2"/>
        </table:table-row>
        <table:table-row table:style-name="ro1">
          <table:table-cell table:formula="of:=1.5+[.A16]" office:value-type="float" office:value="24.5">
            <text:p>24.5</text:p>
          </table:table-cell>
          <table:table-cell table:formula="of:=1+[.B16]" office:value-type="float" office:value="13">
            <text:p>13</text:p>
          </table:table-cell>
          <table:table-cell table:formula="of:=[.A17]/(1-[.A$2])" office:value-type="float" office:value="25.5208333333333">
            <text:p>25.52</text:p>
          </table:table-cell>
          <table:table-cell table:style-name="ce2" table:formula="of:=[.Q$12]*EXP([.R$12]*LN([.C17]))" office:value-type="float" office:value="0.0246019985521147">
            <text:p>0.025</text:p>
          </table:table-cell>
          <table:table-cell table:formula="of:=[.D17]*[.B17]" office:value-type="float" office:value="0.319825981177491">
            <text:p>0.32</text:p>
          </table:table-cell>
          <table:table-cell table:style-name="ce2" table:formula="of:=[.A17]*[.B$2]+(32*[.B17]-[.A17])*[.A$2]*[.B$2]" office:value-type="float" office:value="1.6064">
            <text:p>1.606</text:p>
          </table:table-cell>
          <table:table-cell table:formula="of:=[.F17]-[.E17]" office:value-type="float" office:value="1.28657401882251">
            <text:p>1.29</text:p>
          </table:table-cell>
          <table:table-cell table:formula="of:=[.G17]/[.A17]" office:value-type="float" office:value="0.0525132252580616">
            <text:p>0.0525</text:p>
          </table:table-cell>
          <table:table-cell table:number-columns-repeated="4"/>
          <table:table-cell table:style-name="ce2" table:formula="of:=[.Q$12]*EXP([.R$12]*LN([.N17]))" office:value-type="float" office:value="0.0136396577572516">
            <text:p>0.014</text:p>
          </table:table-cell>
          <table:table-cell office:value-type="float" office:value="60">
            <text:p>60</text:p>
          </table:table-cell>
          <table:table-cell table:formula="of:=LN([.N17])" office:value-type="float" office:value="4.0943445622221">
            <text:p>4.09</text:p>
          </table:table-cell>
          <table:table-cell table:style-name="ce2" office:value-type="float" office:value="0.018">
            <text:p>0.018</text:p>
          </table:table-cell>
          <table:table-cell table:number-columns-repeated="2"/>
        </table:table-row>
        <table:table-row table:style-name="ro1">
          <table:table-cell table:formula="of:=1.5+[.A17]" office:value-type="float" office:value="26">
            <text:p>26</text:p>
          </table:table-cell>
          <table:table-cell table:formula="of:=1+[.B17]" office:value-type="float" office:value="14">
            <text:p>14</text:p>
          </table:table-cell>
          <table:table-cell table:formula="of:=[.A18]/(1-[.A$2])" office:value-type="float" office:value="27.0833333333333">
            <text:p>27.08</text:p>
          </table:table-cell>
          <table:table-cell table:style-name="ce2" table:formula="of:=[.Q$12]*EXP([.R$12]*LN([.C18]))" office:value-type="float" office:value="0.023613663856736">
            <text:p>0.024</text:p>
          </table:table-cell>
          <table:table-cell table:formula="of:=[.D18]*[.B18]" office:value-type="float" office:value="0.330591293994304">
            <text:p>0.33</text:p>
          </table:table-cell>
          <table:table-cell table:style-name="ce2" table:formula="of:=[.A18]*[.B$2]+(32*[.B18]-[.A18])*[.A$2]*[.B$2]" office:value-type="float" office:value="1.7152">
            <text:p>1.715</text:p>
          </table:table-cell>
          <table:table-cell table:formula="of:=[.F18]-[.E18]" office:value-type="float" office:value="1.3846087060057">
            <text:p>1.38</text:p>
          </table:table-cell>
          <table:table-cell table:formula="of:=[.G18]/[.A18]" office:value-type="float" office:value="0.0532541810002191">
            <text:p>0.0533</text:p>
          </table:table-cell>
          <table:table-cell table:number-columns-repeated="4"/>
          <table:table-cell table:style-name="ce2" table:formula="of:=[.Q$12]*EXP([.R$12]*LN([.N18]))" office:value-type="float" office:value="0.0111839636018069">
            <text:p>0.011</text:p>
          </table:table-cell>
          <table:table-cell office:value-type="float" office:value="80">
            <text:p>80</text:p>
          </table:table-cell>
          <table:table-cell table:formula="of:=LN([.N18])" office:value-type="float" office:value="4.38202663467388">
            <text:p>4.38</text:p>
          </table:table-cell>
          <table:table-cell table:style-name="ce2" office:value-type="float" office:value="0.013">
            <text:p>0.013</text:p>
          </table:table-cell>
          <table:table-cell table:number-columns-repeated="2"/>
        </table:table-row>
        <table:table-row table:style-name="ro1">
          <table:table-cell table:formula="of:=1.5+[.A18]" office:value-type="float" office:value="27.5">
            <text:p>27.5</text:p>
          </table:table-cell>
          <table:table-cell table:formula="of:=1+[.B18]" office:value-type="float" office:value="15">
            <text:p>15</text:p>
          </table:table-cell>
          <table:table-cell table:formula="of:=[.A19]/(1-[.A$2])" office:value-type="float" office:value="28.6458333333333">
            <text:p>28.65</text:p>
          </table:table-cell>
          <table:table-cell table:style-name="ce2" table:formula="of:=[.Q$12]*EXP([.R$12]*LN([.C19]))" office:value-type="float" office:value="0.0227172327731841">
            <text:p>0.023</text:p>
          </table:table-cell>
          <table:table-cell table:formula="of:=[.D19]*[.B19]" office:value-type="float" office:value="0.340758491597762">
            <text:p>0.34</text:p>
          </table:table-cell>
          <table:table-cell table:style-name="ce2" table:formula="of:=[.A19]*[.B$2]+(32*[.B19]-[.A19])*[.A$2]*[.B$2]" office:value-type="float" office:value="1.824">
            <text:p>1.824</text:p>
          </table:table-cell>
          <table:table-cell table:formula="of:=[.F19]-[.E19]" office:value-type="float" office:value="1.48324150840224">
            <text:p>1.48</text:p>
          </table:table-cell>
          <table:table-cell table:formula="of:=[.G19]/[.A19]" office:value-type="float" office:value="0.0539360548509905">
            <text:p>0.0539</text:p>
          </table:table-cell>
          <table:table-cell table:number-columns-repeated="4"/>
          <table:table-cell table:style-name="ce2" table:formula="of:=[.Q$12]*EXP([.R$12]*LN([.N19]))" office:value-type="float" office:value="0.00958799581981771">
            <text:p>0.010</text:p>
          </table:table-cell>
          <table:table-cell office:value-type="float" office:value="100">
            <text:p>100</text:p>
          </table:table-cell>
          <table:table-cell table:formula="of:=LN([.N19])" office:value-type="float" office:value="4.60517018598809">
            <text:p>4.61</text:p>
          </table:table-cell>
          <table:table-cell table:style-name="ce2"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table:formula="of:=1.5+[.A19]" office:value-type="float" office:value="29">
            <text:p>29</text:p>
          </table:table-cell>
          <table:table-cell table:formula="of:=1+[.B19]" office:value-type="float" office:value="16">
            <text:p>16</text:p>
          </table:table-cell>
          <table:table-cell table:formula="of:=[.A20]/(1-[.A$2])" office:value-type="float" office:value="30.2083333333333">
            <text:p>30.21</text:p>
          </table:table-cell>
          <table:table-cell table:style-name="ce2" table:formula="of:=[.Q$12]*EXP([.R$12]*LN([.C20]))" office:value-type="float" office:value="0.0218998110736999">
            <text:p>0.022</text:p>
          </table:table-cell>
          <table:table-cell table:formula="of:=[.D20]*[.B20]" office:value-type="float" office:value="0.350396977179199">
            <text:p>0.35</text:p>
          </table:table-cell>
          <table:table-cell table:style-name="ce2" table:formula="of:=[.A20]*[.B$2]+(32*[.B20]-[.A20])*[.A$2]*[.B$2]" office:value-type="float" office:value="1.9328">
            <text:p>1.933</text:p>
          </table:table-cell>
          <table:table-cell table:formula="of:=[.F20]-[.E20]" office:value-type="float" office:value="1.5824030228208">
            <text:p>1.58</text:p>
          </table:table-cell>
          <table:table-cell table:formula="of:=[.G20]/[.A20]" office:value-type="float" office:value="0.0545656214765793">
            <text:p>0.0546</text:p>
          </table:table-cell>
          <table:table-cell table:number-columns-repeated="4"/>
          <table:table-cell table:style-name="ce2" table:formula="of:=[.Q$12]*EXP([.R$12]*LN([.N20]))" office:value-type="float" office:value="0.00594315612240542">
            <text:p>0.006</text:p>
          </table:table-cell>
          <table:table-cell office:value-type="float" office:value="200">
            <text:p>200</text:p>
          </table:table-cell>
          <table:table-cell table:formula="of:=LN([.N20])" office:value-type="float" office:value="5.29831736654804">
            <text:p>5.3</text:p>
          </table:table-cell>
          <table:table-cell table:style-name="ce2" office:value-type="float" office:value="0.007">
            <text:p>0.007</text:p>
          </table:table-cell>
          <table:table-cell table:number-columns-repeated="2"/>
        </table:table-row>
        <table:table-row table:style-name="ro1">
          <table:table-cell table:formula="of:=1.5+[.A20]" office:value-type="float" office:value="30.5">
            <text:p>30.5</text:p>
          </table:table-cell>
          <table:table-cell table:formula="of:=1+[.B20]" office:value-type="float" office:value="17">
            <text:p>17</text:p>
          </table:table-cell>
          <table:table-cell table:formula="of:=[.A21]/(1-[.A$2])" office:value-type="float" office:value="31.7708333333333">
            <text:p>31.77</text:p>
          </table:table-cell>
          <table:table-cell table:style-name="ce2" table:formula="of:=[.Q$12]*EXP([.R$12]*LN([.C21]))" office:value-type="float" office:value="0.0211508632658379">
            <text:p>0.021</text:p>
          </table:table-cell>
          <table:table-cell table:formula="of:=[.D21]*[.B21]" office:value-type="float" office:value="0.359564675519245">
            <text:p>0.36</text:p>
          </table:table-cell>
          <table:table-cell table:style-name="ce2" table:formula="of:=[.A21]*[.B$2]+(32*[.B21]-[.A21])*[.A$2]*[.B$2]" office:value-type="float" office:value="2.0416">
            <text:p>2.042</text:p>
          </table:table-cell>
          <table:table-cell table:formula="of:=[.F21]-[.E21]" office:value-type="float" office:value="1.68203532448076">
            <text:p>1.68</text:p>
          </table:table-cell>
          <table:table-cell table:formula="of:=[.G21]/[.A21]" office:value-type="float" office:value="0.0551486991633035">
            <text:p>0.0551</text:p>
          </table:table-cell>
          <table:table-cell table:number-columns-repeated="4"/>
          <table:table-cell table:style-name="ce2" table:formula="of:=[.Q$12]*EXP([.R$12]*LN([.N21]))" office:value-type="float" office:value="0.00368388820344276">
            <text:p>0.004</text:p>
          </table:table-cell>
          <table:table-cell office:value-type="float" office:value="400">
            <text:p>400</text:p>
          </table:table-cell>
          <table:table-cell table:formula="of:=LN([.N21])" office:value-type="float" office:value="5.99146454710798">
            <text:p>5.99</text:p>
          </table:table-cell>
          <table:table-cell table:style-name="ce2" office:value-type="float" office:value="0.002">
            <text:p>0.002</text:p>
          </table:table-cell>
          <table:table-cell table:number-columns-repeated="2"/>
        </table:table-row>
        <table:table-row table:style-name="ro1">
          <table:table-cell table:formula="of:=1.5+[.A21]" office:value-type="float" office:value="32">
            <text:p>32</text:p>
          </table:table-cell>
          <table:table-cell table:formula="of:=1+[.B21]" office:value-type="float" office:value="18">
            <text:p>18</text:p>
          </table:table-cell>
          <table:table-cell table:formula="of:=[.A22]/(1-[.A$2])" office:value-type="float" office:value="33.3333333333333">
            <text:p>33.33</text:p>
          </table:table-cell>
          <table:table-cell table:style-name="ce2" table:formula="of:=[.Q$12]*EXP([.R$12]*LN([.C22]))" office:value-type="float" office:value="0.0204616900504305">
            <text:p>0.020</text:p>
          </table:table-cell>
          <table:table-cell table:formula="of:=[.D22]*[.B22]" office:value-type="float" office:value="0.36831042090775">
            <text:p>0.37</text:p>
          </table:table-cell>
          <table:table-cell table:style-name="ce2" table:formula="of:=[.A22]*[.B$2]+(32*[.B22]-[.A22])*[.A$2]*[.B$2]" office:value-type="float" office:value="2.1504">
            <text:p>2.150</text:p>
          </table:table-cell>
          <table:table-cell table:formula="of:=[.F22]-[.E22]" office:value-type="float" office:value="1.78208957909225">
            <text:p>1.78</text:p>
          </table:table-cell>
          <table:table-cell table:formula="of:=[.G22]/[.A22]" office:value-type="float" office:value="0.0556902993466328">
            <text:p>0.0557</text:p>
          </table:table-cell>
          <table:table-cell table:number-columns-repeated="10"/>
        </table:table-row>
        <table:table-row table:style-name="ro1">
          <table:table-cell table:formula="of:=1.5+[.A22]" office:value-type="float" office:value="33.5">
            <text:p>33.5</text:p>
          </table:table-cell>
          <table:table-cell table:formula="of:=1+[.B22]" office:value-type="float" office:value="19">
            <text:p>19</text:p>
          </table:table-cell>
          <table:table-cell table:formula="of:=[.A23]/(1-[.A$2])" office:value-type="float" office:value="34.8958333333333">
            <text:p>34.9</text:p>
          </table:table-cell>
          <table:table-cell table:style-name="ce2" table:formula="of:=[.Q$12]*EXP([.R$12]*LN([.C23]))" office:value-type="float" office:value="0.01982503989567">
            <text:p>0.020</text:p>
          </table:table-cell>
          <table:table-cell table:formula="of:=[.D23]*[.B23]" office:value-type="float" office:value="0.376675758017729">
            <text:p>0.38</text:p>
          </table:table-cell>
          <table:table-cell table:style-name="ce2" table:formula="of:=[.A23]*[.B$2]+(32*[.B23]-[.A23])*[.A$2]*[.B$2]" office:value-type="float" office:value="2.2592">
            <text:p>2.259</text:p>
          </table:table-cell>
          <table:table-cell table:formula="of:=[.F23]-[.E23]" office:value-type="float" office:value="1.88252424198227">
            <text:p>1.88</text:p>
          </table:table-cell>
          <table:table-cell table:formula="of:=[.G23]/[.A23]" office:value-type="float" office:value="0.0561947534920081">
            <text:p>0.0562</text:p>
          </table:table-cell>
          <table:table-cell table:number-columns-repeated="10"/>
        </table:table-row>
        <table:table-row table:style-name="ro1">
          <table:table-cell table:formula="of:=1.5+[.A23]" office:value-type="float" office:value="35">
            <text:p>35</text:p>
          </table:table-cell>
          <table:table-cell table:formula="of:=1+[.B23]" office:value-type="float" office:value="20">
            <text:p>20</text:p>
          </table:table-cell>
          <table:table-cell table:formula="of:=[.A24]/(1-[.A$2])" office:value-type="float" office:value="36.4583333333333">
            <text:p>36.46</text:p>
          </table:table-cell>
          <table:table-cell table:style-name="ce2" table:formula="of:=[.Q$12]*EXP([.R$12]*LN([.C24]))" office:value-type="float" office:value="0.0192348160002601">
            <text:p>0.019</text:p>
          </table:table-cell>
          <table:table-cell table:formula="of:=[.D24]*[.B24]" office:value-type="float" office:value="0.384696320005202">
            <text:p>0.38</text:p>
          </table:table-cell>
          <table:table-cell table:style-name="ce2" table:formula="of:=[.A24]*[.B$2]+(32*[.B24]-[.A24])*[.A$2]*[.B$2]" office:value-type="float" office:value="2.368">
            <text:p>2.368</text:p>
          </table:table-cell>
          <table:table-cell table:formula="of:=[.F24]-[.E24]" office:value-type="float" office:value="1.9833036799948">
            <text:p>1.98</text:p>
          </table:table-cell>
          <table:table-cell table:formula="of:=[.G24]/[.A24]" office:value-type="float" office:value="0.0566658194284228">
            <text:p>0.0567</text:p>
          </table:table-cell>
          <table:table-cell table:number-columns-repeated="10"/>
        </table:table-row>
        <table:table-row table:style-name="ro1">
          <table:table-cell table:formula="of:=1.5+[.A24]" office:value-type="float" office:value="36.5">
            <text:p>36.5</text:p>
          </table:table-cell>
          <table:table-cell table:formula="of:=1+[.B24]" office:value-type="float" office:value="21">
            <text:p>21</text:p>
          </table:table-cell>
          <table:table-cell table:formula="of:=[.A25]/(1-[.A$2])" office:value-type="float" office:value="38.0208333333333">
            <text:p>38.02</text:p>
          </table:table-cell>
          <table:table-cell table:style-name="ce2" table:formula="of:=[.Q$12]*EXP([.R$12]*LN([.C25]))" office:value-type="float" office:value="0.0186858522415517">
            <text:p>0.019</text:p>
          </table:table-cell>
          <table:table-cell table:formula="of:=[.D25]*[.B25]" office:value-type="float" office:value="0.392402897072586">
            <text:p>0.39</text:p>
          </table:table-cell>
          <table:table-cell table:style-name="ce2" table:formula="of:=[.A25]*[.B$2]+(32*[.B25]-[.A25])*[.A$2]*[.B$2]" office:value-type="float" office:value="2.4768">
            <text:p>2.477</text:p>
          </table:table-cell>
          <table:table-cell table:formula="of:=[.F25]-[.E25]" office:value-type="float" office:value="2.08439710292741">
            <text:p>2.08</text:p>
          </table:table-cell>
          <table:table-cell table:formula="of:=[.G25]/[.A25]" office:value-type="float" office:value="0.0571067699432168">
            <text:p>0.0571</text:p>
          </table:table-cell>
          <table:table-cell table:number-columns-repeated="10"/>
        </table:table-row>
        <table:table-row table:style-name="ro1">
          <table:table-cell table:formula="of:=1.5+[.A25]" office:value-type="float" office:value="38">
            <text:p>38</text:p>
          </table:table-cell>
          <table:table-cell table:formula="of:=1+[.B25]" office:value-type="float" office:value="22">
            <text:p>22</text:p>
          </table:table-cell>
          <table:table-cell table:formula="of:=[.A26]/(1-[.A$2])" office:value-type="float" office:value="39.5833333333333">
            <text:p>39.58</text:p>
          </table:table-cell>
          <table:table-cell table:style-name="ce2" table:formula="of:=[.Q$12]*EXP([.R$12]*LN([.C26]))" office:value-type="float" office:value="0.0181737397723528">
            <text:p>0.018</text:p>
          </table:table-cell>
          <table:table-cell table:formula="of:=[.D26]*[.B26]" office:value-type="float" office:value="0.399822274991761">
            <text:p>0.4</text:p>
          </table:table-cell>
          <table:table-cell table:style-name="ce2" table:formula="of:=[.A26]*[.B$2]+(32*[.B26]-[.A26])*[.A$2]*[.B$2]" office:value-type="float" office:value="2.5856">
            <text:p>2.586</text:p>
          </table:table-cell>
          <table:table-cell table:formula="of:=[.F26]-[.E26]" office:value-type="float" office:value="2.18577772500824">
            <text:p>2.19</text:p>
          </table:table-cell>
          <table:table-cell table:formula="of:=[.G26]/[.A26]" office:value-type="float" office:value="0.0575204664475853">
            <text:p>0.0575</text:p>
          </table:table-cell>
          <table:table-cell table:number-columns-repeated="10"/>
        </table:table-row>
        <table:table-row table:style-name="ro1">
          <table:table-cell table:formula="of:=1.5+[.A26]" office:value-type="float" office:value="39.5">
            <text:p>39.5</text:p>
          </table:table-cell>
          <table:table-cell table:formula="of:=1+[.B26]" office:value-type="float" office:value="23">
            <text:p>23</text:p>
          </table:table-cell>
          <table:table-cell table:formula="of:=[.A27]/(1-[.A$2])" office:value-type="float" office:value="41.1458333333333">
            <text:p>41.15</text:p>
          </table:table-cell>
          <table:table-cell table:style-name="ce2" table:formula="of:=[.Q$12]*EXP([.R$12]*LN([.C27]))" office:value-type="float" office:value="0.0176946913185651">
            <text:p>0.018</text:p>
          </table:table-cell>
          <table:table-cell table:formula="of:=[.D27]*[.B27]" office:value-type="float" office:value="0.406977900326997">
            <text:p>0.41</text:p>
          </table:table-cell>
          <table:table-cell table:style-name="ce2" table:formula="of:=[.A27]*[.B$2]+(32*[.B27]-[.A27])*[.A$2]*[.B$2]" office:value-type="float" office:value="2.6944">
            <text:p>2.694</text:p>
          </table:table-cell>
          <table:table-cell table:formula="of:=[.F27]-[.E27]" office:value-type="float" office:value="2.287422099673">
            <text:p>2.29</text:p>
          </table:table-cell>
          <table:table-cell table:formula="of:=[.G27]/[.A27]" office:value-type="float" office:value="0.0579094202448862">
            <text:p>0.0579</text:p>
          </table:table-cell>
          <table:table-cell table:number-columns-repeated="10"/>
        </table:table-row>
        <table:table-row table:style-name="ro1">
          <table:table-cell table:formula="of:=1.5+[.A27]" office:value-type="float" office:value="41">
            <text:p>41</text:p>
          </table:table-cell>
          <table:table-cell table:formula="of:=1+[.B27]" office:value-type="float" office:value="24">
            <text:p>24</text:p>
          </table:table-cell>
          <table:table-cell table:formula="of:=[.A28]/(1-[.A$2])" office:value-type="float" office:value="42.7083333333333">
            <text:p>42.71</text:p>
          </table:table-cell>
          <table:table-cell table:style-name="ce2" table:formula="of:=[.Q$12]*EXP([.R$12]*LN([.C28]))" office:value-type="float" office:value="0.0172454338946499">
            <text:p>0.017</text:p>
          </table:table-cell>
          <table:table-cell table:formula="of:=[.D28]*[.B28]" office:value-type="float" office:value="0.413890413471597">
            <text:p>0.41</text:p>
          </table:table-cell>
          <table:table-cell table:style-name="ce2" table:formula="of:=[.A28]*[.B$2]+(32*[.B28]-[.A28])*[.A$2]*[.B$2]" office:value-type="float" office:value="2.8032">
            <text:p>2.803</text:p>
          </table:table-cell>
          <table:table-cell table:formula="of:=[.F28]-[.E28]" office:value-type="float" office:value="2.3893095865284">
            <text:p>2.39</text:p>
          </table:table-cell>
          <table:table-cell table:formula="of:=[.G28]/[.A28]" office:value-type="float" office:value="0.0582758435738635">
            <text:p>0.0583</text:p>
          </table:table-cell>
          <table:table-cell table:number-columns-repeated="10"/>
        </table:table-row>
        <table:table-row table:style-name="ro1">
          <table:table-cell table:formula="of:=1.5+[.A28]" office:value-type="float" office:value="42.5">
            <text:p>42.5</text:p>
          </table:table-cell>
          <table:table-cell table:formula="of:=1+[.B28]" office:value-type="float" office:value="25">
            <text:p>25</text:p>
          </table:table-cell>
          <table:table-cell table:formula="of:=[.A29]/(1-[.A$2])" office:value-type="float" office:value="44.2708333333333">
            <text:p>44.27</text:p>
          </table:table-cell>
          <table:table-cell table:style-name="ce2" table:formula="of:=[.Q$12]*EXP([.R$12]*LN([.C29]))" office:value-type="float" office:value="0.0168231231881343">
            <text:p>0.017</text:p>
          </table:table-cell>
          <table:table-cell table:formula="of:=[.D29]*[.B29]" office:value-type="float" office:value="0.420578079703357">
            <text:p>0.42</text:p>
          </table:table-cell>
          <table:table-cell table:style-name="ce2" table:formula="of:=[.A29]*[.B$2]+(32*[.B29]-[.A29])*[.A$2]*[.B$2]" office:value-type="float" office:value="2.912">
            <text:p>2.912</text:p>
          </table:table-cell>
          <table:table-cell table:formula="of:=[.F29]-[.E29]" office:value-type="float" office:value="2.49142192029664">
            <text:p>2.49</text:p>
          </table:table-cell>
          <table:table-cell table:formula="of:=[.G29]/[.A29]" office:value-type="float" office:value="0.0586216922422739">
            <text:p>0.0586</text:p>
          </table:table-cell>
          <table:table-cell table:number-columns-repeated="6"/>
          <table:table-cell office:value-type="string">
            <text:p>15% Borrowed</text:p>
          </table:table-cell>
          <table:table-cell office:value-type="string">
            <text:p>10% Borrowed</text:p>
          </table:table-cell>
          <table:table-cell office:value-type="string">
            <text:p>5% Borrowed</text:p>
          </table:table-cell>
          <table:table-cell/>
        </table:table-row>
        <table:table-row table:style-name="ro1">
          <table:table-cell table:formula="of:=1.5+[.A29]" office:value-type="float" office:value="44">
            <text:p>44</text:p>
          </table:table-cell>
          <table:table-cell table:formula="of:=1+[.B29]" office:value-type="float" office:value="26">
            <text:p>26</text:p>
          </table:table-cell>
          <table:table-cell table:formula="of:=[.A30]/(1-[.A$2])" office:value-type="float" office:value="45.8333333333333">
            <text:p>45.83</text:p>
          </table:table-cell>
          <table:table-cell table:style-name="ce2" table:formula="of:=[.Q$12]*EXP([.R$12]*LN([.C30]))" office:value-type="float" office:value="0.0164252746435705">
            <text:p>0.016</text:p>
          </table:table-cell>
          <table:table-cell table:formula="of:=[.D30]*[.B30]" office:value-type="float" office:value="0.427057140732832">
            <text:p>0.43</text:p>
          </table:table-cell>
          <table:table-cell table:style-name="ce2" table:formula="of:=[.A30]*[.B$2]+(32*[.B30]-[.A30])*[.A$2]*[.B$2]" office:value-type="float" office:value="3.0208">
            <text:p>3.021</text:p>
          </table:table-cell>
          <table:table-cell table:formula="of:=[.F30]-[.E30]" office:value-type="float" office:value="2.59374285926717">
            <text:p>2.59</text:p>
          </table:table-cell>
          <table:table-cell table:formula="of:=[.G30]/[.A30]" office:value-type="float" office:value="0.0589487013469811">
            <text:p>0.0589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table:formula="of:=1.5+[.A30]" office:value-type="float" office:value="45.5">
            <text:p>45.5</text:p>
          </table:table-cell>
          <table:table-cell table:formula="of:=1+[.B30]" office:value-type="float" office:value="27">
            <text:p>27</text:p>
          </table:table-cell>
          <table:table-cell table:formula="of:=[.A31]/(1-[.A$2])" office:value-type="float" office:value="47.3958333333333">
            <text:p>47.4</text:p>
          </table:table-cell>
          <table:table-cell table:style-name="ce2" table:formula="of:=[.Q$12]*EXP([.R$12]*LN([.C31]))" office:value-type="float" office:value="0.0160497075430623">
            <text:p>0.016</text:p>
          </table:table-cell>
          <table:table-cell table:formula="of:=[.D31]*[.B31]" office:value-type="float" office:value="0.433342103662683">
            <text:p>0.43</text:p>
          </table:table-cell>
          <table:table-cell table:style-name="ce2" table:formula="of:=[.A31]*[.B$2]+(32*[.B31]-[.A31])*[.A$2]*[.B$2]" office:value-type="float" office:value="3.1296">
            <text:p>3.130</text:p>
          </table:table-cell>
          <table:table-cell table:formula="of:=[.F31]-[.E31]" office:value-type="float" office:value="2.69625789633732">
            <text:p>2.7</text:p>
          </table:table-cell>
          <table:table-cell table:formula="of:=[.G31]/[.A31]" office:value-type="float" office:value="0.0592584153041169">
            <text:p>0.0593</text:p>
          </table:table-cell>
          <table:table-cell/>
          <table:table-cell>
            <draw:frame table:end-cell-address="Sheet1.Q51" table:end-x="0.2228in" table:end-y="0.1409in" draw:z-index="0" draw:style-name="gr1" draw:text-style-name="P1" svg:width="6.5457in" svg:height="3.5469in" svg:x="0.1469in" svg:y="0.1504in">
              <draw:object draw:notify-on-update-of-ranges="Sheet1.O12:Sheet1.O21 Sheet1.P12:Sheet1.P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Sheet1.T51" table:end-x="0.8421in" table:end-y="0.0177in" draw:z-index="1" draw:style-name="gr1" draw:text-style-name="P1" svg:width="6.5453in" svg:height="3.5429in" svg:x="0.7665in" svg:y="0.0311in">
              <draw:object draw:notify-on-update-of-ranges="Sheet1.N30:Sheet1.N31 Sheet1.O29:Sheet1.O29 Sheet1.O30:Sheet1.O31 Sheet1.N30:Sheet1.N31 Sheet1.P29:Sheet1.P29 Sheet1.P30:Sheet1.P31 Sheet1.N30:Sheet1.N31 Sheet1.Q29:Sheet1.Q29 Sheet1.Q30:Sheet1.Q3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Increase By</text:p>
          </table:table-cell>
          <table:table-cell table:number-columns-repeated="17"/>
        </table:table-row>
        <table:table-row table:style-name="ro1">
          <table:table-cell office:value-type="float" office:value="1.5">
            <text:p>1.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Fee per minipool</text:p>
          </table:table-cell>
          <table:table-cell office:value-type="string">
            <text:p>Total Fee</text:p>
          </table:table-cell>
          <table:table-cell office:value-type="string">
            <text:p>Protocol Revenue</text:p>
          </table:table-cell>
          <table:table-cell office:value-type="string">
            <text:p>Drag</text:p>
          </table:table-cell>
          <table:table-cell office:value-type="string">
            <text:p>MEV theft per nETH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([.A36]-[.F$2]*[.B36])/(1-[.A$2])" office:value-type="float" office:value="6.25">
            <text:p>6.25</text:p>
          </table:table-cell>
          <table:table-cell table:style-name="ce2" table:formula="of:=[.Q$12]*EXP([.R$12]*LN([.C36]))" office:value-type="float" office:value="0.0649487241230572">
            <text:p>0.065</text:p>
          </table:table-cell>
          <table:table-cell table:style-name="ce2" table:formula="of:=[.D36]*[.B36]" office:value-type="float" office:value="0.0649487241230572">
            <text:p>0.065</text:p>
          </table:table-cell>
          <table:table-cell table:style-name="ce2" table:formula="of:=(32*[.B36]-[.A36])*[.C$2]*[.E$2]" office:value-type="float" office:value="0.104">
            <text:p>0.104</text:p>
          </table:table-cell>
          <table:table-cell table:style-name="ce3" table:formula="of:=[.E36]/[.F36]" office:value-type="float" office:value="0.624506962721704">
            <text:p>0.62451</text:p>
          </table:table-cell>
          <table:table-cell table:formula="of:=[.E36]/[.A36]*100" office:value-type="float" office:value="1.08247873538429">
            <text:p>1.0825</text:p>
          </table:table-cell>
          <table:table-cell table:number-columns-repeated="10"/>
        </table:table-row>
        <table:table-row table:style-name="ro1">
          <table:table-cell table:formula="of:=[.A36]+[.A$34]" office:value-type="float" office:value="7.5">
            <text:p>7.5</text:p>
          </table:table-cell>
          <table:table-cell table:formula="of:=1+[.B36]" office:value-type="float" office:value="2">
            <text:p>2</text:p>
          </table:table-cell>
          <table:table-cell table:formula="of:=([.A37]-[.F$2]*[.B37])/(1-[.A$2])" office:value-type="float" office:value="7.8125">
            <text:p>7.81</text:p>
          </table:table-cell>
          <table:table-cell table:style-name="ce2" table:formula="of:=[.Q$12]*EXP([.R$12]*LN([.C37]))" office:value-type="float" office:value="0.055680447251613">
            <text:p>0.056</text:p>
          </table:table-cell>
          <table:table-cell table:style-name="ce2" table:formula="of:=[.D37]*[.B37]" office:value-type="float" office:value="0.111360894503226">
            <text:p>0.111</text:p>
          </table:table-cell>
          <table:table-cell table:style-name="ce2" table:formula="of:=(32*[.B37]-[.A37])*[.C$2]*[.E$2]" office:value-type="float" office:value="0.226">
            <text:p>0.226</text:p>
            <draw:frame table:end-cell-address="Sheet1.L60" table:end-x="0.0677in" table:end-y="0.0752in" draw:z-index="2" draw:style-name="gr1" draw:text-style-name="P1" svg:width="5.837in" svg:height="4.1083in" svg:x="0.7106in" svg:y="0.0563in">
              <draw:object draw:notify-on-update-of-ranges="Sheet1.A36:Sheet1.A150 Sheet1.H36:Sheet1.H15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3" table:formula="of:=[.E37]/[.F37]" office:value-type="float" office:value="0.492747320810735">
            <text:p>0.49275</text:p>
          </table:table-cell>
          <table:table-cell table:formula="of:=[.E37]/[.A37]*100" office:value-type="float" office:value="1.48481192670968">
            <text:p>1.4848</text:p>
          </table:table-cell>
          <table:table-cell table:number-columns-repeated="10"/>
        </table:table-row>
        <table:table-row table:style-name="ro1">
          <table:table-cell table:formula="of:=[.A37]+[.A$34]" office:value-type="float" office:value="9">
            <text:p>9</text:p>
          </table:table-cell>
          <table:table-cell table:formula="of:=1+[.B37]" office:value-type="float" office:value="3">
            <text:p>3</text:p>
          </table:table-cell>
          <table:table-cell table:formula="of:=([.A38]-[.F$2]*[.B38])/(1-[.A$2])" office:value-type="float" office:value="9.375">
            <text:p>9.38</text:p>
          </table:table-cell>
          <table:table-cell table:style-name="ce2" table:formula="of:=[.Q$12]*EXP([.R$12]*LN([.C38]))" office:value-type="float" office:value="0.0490984356764202">
            <text:p>0.049</text:p>
          </table:table-cell>
          <table:table-cell table:style-name="ce2" table:formula="of:=[.D38]*[.B38]" office:value-type="float" office:value="0.147295307029261">
            <text:p>0.147</text:p>
          </table:table-cell>
          <table:table-cell table:style-name="ce2" table:formula="of:=(32*[.B38]-[.A38])*[.C$2]*[.E$2]" office:value-type="float" office:value="0.348">
            <text:p>0.348</text:p>
          </table:table-cell>
          <table:table-cell table:style-name="ce3" table:formula="of:=[.E38]/[.F38]" office:value-type="float" office:value="0.423262376520864">
            <text:p>0.42326</text:p>
          </table:table-cell>
          <table:table-cell table:formula="of:=[.E38]/[.A38]*100" office:value-type="float" office:value="1.63661452254734">
            <text:p>1.6366</text:p>
          </table:table-cell>
          <table:table-cell table:number-columns-repeated="4"/>
          <table:table-cell table:style-name="ce1" table:formula="of:=0.17/8" office:value-type="float" office:value="0.02125">
            <text:p>0.0213</text:p>
          </table:table-cell>
          <table:table-cell table:number-columns-repeated="5"/>
        </table:table-row>
        <table:table-row table:style-name="ro1">
          <table:table-cell table:formula="of:=[.A38]+[.A$34]" office:value-type="float" office:value="10.5">
            <text:p>10.5</text:p>
          </table:table-cell>
          <table:table-cell table:formula="of:=1+[.B38]" office:value-type="float" office:value="4">
            <text:p>4</text:p>
          </table:table-cell>
          <table:table-cell table:formula="of:=([.A39]-[.F$2]*[.B39])/(1-[.A$2])" office:value-type="float" office:value="10.9375">
            <text:p>10.94</text:p>
          </table:table-cell>
          <table:table-cell table:style-name="ce2" table:formula="of:=[.Q$12]*EXP([.R$12]*LN([.C39]))" office:value-type="float" office:value="0.0441442731544919">
            <text:p>0.044</text:p>
          </table:table-cell>
          <table:table-cell table:style-name="ce2" table:formula="of:=[.D39]*[.B39]" office:value-type="float" office:value="0.176577092617968">
            <text:p>0.177</text:p>
          </table:table-cell>
          <table:table-cell table:style-name="ce2" table:formula="of:=(32*[.B39]-[.A39])*[.C$2]*[.E$2]" office:value-type="float" office:value="0.47">
            <text:p>0.470</text:p>
          </table:table-cell>
          <table:table-cell table:style-name="ce3" table:formula="of:=[.E39]/[.F39]" office:value-type="float" office:value="0.375695941740356">
            <text:p>0.37570</text:p>
          </table:table-cell>
          <table:table-cell table:formula="of:=[.E39]/[.A39]*100" office:value-type="float" office:value="1.6816865963616">
            <text:p>1.6817</text:p>
          </table:table-cell>
          <table:table-cell table:number-columns-repeated="10"/>
        </table:table-row>
        <table:table-row table:style-name="ro1">
          <table:table-cell table:formula="of:=[.A39]+[.A$34]" office:value-type="float" office:value="12">
            <text:p>12</text:p>
          </table:table-cell>
          <table:table-cell table:formula="of:=1+[.B39]" office:value-type="float" office:value="5">
            <text:p>5</text:p>
          </table:table-cell>
          <table:table-cell table:formula="of:=([.A40]-[.F$2]*[.B40])/(1-[.A$2])" office:value-type="float" office:value="12.5">
            <text:p>12.5</text:p>
          </table:table-cell>
          <table:table-cell table:style-name="ce2" table:formula="of:=[.Q$12]*EXP([.R$12]*LN([.C40]))" office:value-type="float" office:value="0.0402587166982835">
            <text:p>0.040</text:p>
          </table:table-cell>
          <table:table-cell table:style-name="ce2" table:formula="of:=[.D40]*[.B40]" office:value-type="float" office:value="0.201293583491418">
            <text:p>0.201</text:p>
          </table:table-cell>
          <table:table-cell table:style-name="ce2" table:formula="of:=(32*[.B40]-[.A40])*[.C$2]*[.E$2]" office:value-type="float" office:value="0.592">
            <text:p>0.592</text:p>
          </table:table-cell>
          <table:table-cell table:style-name="ce3" table:formula="of:=[.E40]/[.F40]" office:value-type="float" office:value="0.340022945086854">
            <text:p>0.34002</text:p>
          </table:table-cell>
          <table:table-cell table:formula="of:=[.E40]/[.A40]*100" office:value-type="float" office:value="1.67744652909515">
            <text:p>1.6774</text:p>
          </table:table-cell>
          <table:table-cell table:number-columns-repeated="10"/>
        </table:table-row>
        <table:table-row table:style-name="ro1">
          <table:table-cell table:formula="of:=[.A40]+[.A$34]" office:value-type="float" office:value="13.5">
            <text:p>13.5</text:p>
          </table:table-cell>
          <table:table-cell table:formula="of:=1+[.B40]" office:value-type="float" office:value="6">
            <text:p>6</text:p>
          </table:table-cell>
          <table:table-cell table:formula="of:=([.A41]-[.F$2]*[.B41])/(1-[.A$2])" office:value-type="float" office:value="14.0625">
            <text:p>14.06</text:p>
          </table:table-cell>
          <table:table-cell table:style-name="ce2" table:formula="of:=[.Q$12]*EXP([.R$12]*LN([.C41]))" office:value-type="float" office:value="0.0371163008730417">
            <text:p>0.037</text:p>
          </table:table-cell>
          <table:table-cell table:style-name="ce2" table:formula="of:=[.D41]*[.B41]" office:value-type="float" office:value="0.22269780523825">
            <text:p>0.223</text:p>
          </table:table-cell>
          <table:table-cell table:style-name="ce2" table:formula="of:=(32*[.B41]-[.A41])*[.C$2]*[.E$2]" office:value-type="float" office:value="0.714">
            <text:p>0.714</text:p>
          </table:table-cell>
          <table:table-cell table:style-name="ce3" table:formula="of:=[.E41]/[.F41]" office:value-type="float" office:value="0.311901688008754">
            <text:p>0.31190</text:p>
          </table:table-cell>
          <table:table-cell table:formula="of:=[.E41]/[.A41]*100" office:value-type="float" office:value="1.64961337213519">
            <text:p>1.6496</text:p>
          </table:table-cell>
          <table:table-cell table:number-columns-repeated="10"/>
        </table:table-row>
        <table:table-row table:style-name="ro1">
          <table:table-cell table:formula="of:=[.A41]+[.A$34]" office:value-type="float" office:value="15">
            <text:p>15</text:p>
          </table:table-cell>
          <table:table-cell table:formula="of:=1+[.B41]" office:value-type="float" office:value="7">
            <text:p>7</text:p>
          </table:table-cell>
          <table:table-cell table:formula="of:=([.A42]-[.F$2]*[.B42])/(1-[.A$2])" office:value-type="float" office:value="15.625">
            <text:p>15.63</text:p>
          </table:table-cell>
          <table:table-cell table:style-name="ce2" table:formula="of:=[.Q$12]*EXP([.R$12]*LN([.C42]))" office:value-type="float" office:value="0.0345137395969356">
            <text:p>0.035</text:p>
          </table:table-cell>
          <table:table-cell table:style-name="ce2" table:formula="of:=[.D42]*[.B42]" office:value-type="float" office:value="0.241596177178549">
            <text:p>0.242</text:p>
          </table:table-cell>
          <table:table-cell table:style-name="ce2" table:formula="of:=(32*[.B42]-[.A42])*[.C$2]*[.E$2]" office:value-type="float" office:value="0.836">
            <text:p>0.836</text:p>
          </table:table-cell>
          <table:table-cell table:style-name="ce3" table:formula="of:=[.E42]/[.F42]" office:value-type="float" office:value="0.288990642558073">
            <text:p>0.28899</text:p>
          </table:table-cell>
          <table:table-cell table:formula="of:=[.E42]/[.A42]*100" office:value-type="float" office:value="1.61064118119033">
            <text:p>1.6106</text:p>
          </table:table-cell>
          <table:table-cell table:number-columns-repeated="10"/>
        </table:table-row>
        <table:table-row table:style-name="ro1">
          <table:table-cell table:formula="of:=[.A42]+[.A$34]" office:value-type="float" office:value="16.5">
            <text:p>16.5</text:p>
          </table:table-cell>
          <table:table-cell table:formula="of:=1+[.B42]" office:value-type="float" office:value="8">
            <text:p>8</text:p>
          </table:table-cell>
          <table:table-cell table:formula="of:=([.A43]-[.F$2]*[.B43])/(1-[.A$2])" office:value-type="float" office:value="17.1875">
            <text:p>17.19</text:p>
          </table:table-cell>
          <table:table-cell table:style-name="ce2" table:formula="of:=[.Q$12]*EXP([.R$12]*LN([.C43]))" office:value-type="float" office:value="0.0323170020138728">
            <text:p>0.032</text:p>
          </table:table-cell>
          <table:table-cell table:style-name="ce2" table:formula="of:=[.D43]*[.B43]" office:value-type="float" office:value="0.258536016110982">
            <text:p>0.259</text:p>
          </table:table-cell>
          <table:table-cell table:style-name="ce2" table:formula="of:=(32*[.B43]-[.A43])*[.C$2]*[.E$2]" office:value-type="float" office:value="0.958">
            <text:p>0.958</text:p>
          </table:table-cell>
          <table:table-cell table:style-name="ce3" table:formula="of:=[.E43]/[.F43]" office:value-type="float" office:value="0.26987058049163">
            <text:p>0.26987</text:p>
          </table:table-cell>
          <table:table-cell table:formula="of:=[.E43]/[.A43]*100" office:value-type="float" office:value="1.56688494612716">
            <text:p>1.5669</text:p>
          </table:table-cell>
          <table:table-cell table:number-columns-repeated="10"/>
        </table:table-row>
        <table:table-row table:style-name="ro1">
          <table:table-cell table:formula="of:=[.A43]+[.A$34]" office:value-type="float" office:value="18">
            <text:p>18</text:p>
          </table:table-cell>
          <table:table-cell table:formula="of:=1+[.B43]" office:value-type="float" office:value="9">
            <text:p>9</text:p>
          </table:table-cell>
          <table:table-cell table:formula="of:=([.A44]-[.F$2]*[.B44])/(1-[.A$2])" office:value-type="float" office:value="18.75">
            <text:p>18.75</text:p>
          </table:table-cell>
          <table:table-cell table:style-name="ce2" table:formula="of:=[.Q$12]*EXP([.R$12]*LN([.C44]))" office:value-type="float" office:value="0.0304338543815086">
            <text:p>0.030</text:p>
          </table:table-cell>
          <table:table-cell table:style-name="ce2" table:formula="of:=[.D44]*[.B44]" office:value-type="float" office:value="0.273904689433577">
            <text:p>0.274</text:p>
          </table:table-cell>
          <table:table-cell table:style-name="ce2" table:formula="of:=(32*[.B44]-[.A44])*[.C$2]*[.E$2]" office:value-type="float" office:value="1.08">
            <text:p>1.080</text:p>
          </table:table-cell>
          <table:table-cell table:style-name="ce3" table:formula="of:=[.E44]/[.F44]" office:value-type="float" office:value="0.253615453179238">
            <text:p>0.25362</text:p>
          </table:table-cell>
          <table:table-cell table:formula="of:=[.E44]/[.A44]*100" office:value-type="float" office:value="1.52169271907543">
            <text:p>1.5217</text:p>
          </table:table-cell>
          <table:table-cell table:number-columns-repeated="10"/>
        </table:table-row>
        <table:table-row table:style-name="ro1">
          <table:table-cell table:formula="of:=[.A44]+[.A$34]" office:value-type="float" office:value="19.5">
            <text:p>19.5</text:p>
          </table:table-cell>
          <table:table-cell table:formula="of:=1+[.B44]" office:value-type="float" office:value="10">
            <text:p>10</text:p>
          </table:table-cell>
          <table:table-cell table:formula="of:=([.A45]-[.F$2]*[.B45])/(1-[.A$2])" office:value-type="float" office:value="20.3125">
            <text:p>20.31</text:p>
          </table:table-cell>
          <table:table-cell table:style-name="ce2" table:formula="of:=[.Q$12]*EXP([.R$12]*LN([.C45]))" office:value-type="float" office:value="0.0287985820473009">
            <text:p>0.029</text:p>
          </table:table-cell>
          <table:table-cell table:style-name="ce2" table:formula="of:=[.D45]*[.B45]" office:value-type="float" office:value="0.287985820473009">
            <text:p>0.288</text:p>
          </table:table-cell>
          <table:table-cell table:style-name="ce2" table:formula="of:=(32*[.B45]-[.A45])*[.C$2]*[.E$2]" office:value-type="float" office:value="1.202">
            <text:p>1.202</text:p>
          </table:table-cell>
          <table:table-cell table:style-name="ce3" table:formula="of:=[.E45]/[.F45]" office:value-type="float" office:value="0.239588868945931">
            <text:p>0.23959</text:p>
          </table:table-cell>
          <table:table-cell table:formula="of:=[.E45]/[.A45]*100" office:value-type="float" office:value="1.47685036140005">
            <text:p>1.4769</text:p>
          </table:table-cell>
          <table:table-cell table:number-columns-repeated="10"/>
        </table:table-row>
        <table:table-row table:style-name="ro1">
          <table:table-cell table:formula="of:=[.A45]+[.A$34]" office:value-type="float" office:value="21">
            <text:p>21</text:p>
          </table:table-cell>
          <table:table-cell table:formula="of:=1+[.B45]" office:value-type="float" office:value="11">
            <text:p>11</text:p>
          </table:table-cell>
          <table:table-cell table:formula="of:=([.A46]-[.F$2]*[.B46])/(1-[.A$2])" office:value-type="float" office:value="21.875">
            <text:p>21.88</text:p>
          </table:table-cell>
          <table:table-cell table:style-name="ce2" table:formula="of:=[.Q$12]*EXP([.R$12]*LN([.C46]))" office:value-type="float" office:value="0.0273629976689168">
            <text:p>0.027</text:p>
          </table:table-cell>
          <table:table-cell table:style-name="ce2" table:formula="of:=[.D46]*[.B46]" office:value-type="float" office:value="0.300992974358084">
            <text:p>0.301</text:p>
          </table:table-cell>
          <table:table-cell table:style-name="ce2" table:formula="of:=(32*[.B46]-[.A46])*[.C$2]*[.E$2]" office:value-type="float" office:value="1.324">
            <text:p>1.324</text:p>
          </table:table-cell>
          <table:table-cell table:style-name="ce3" table:formula="of:=[.E46]/[.F46]" office:value-type="float" office:value="0.227336083352027">
            <text:p>0.22734</text:p>
          </table:table-cell>
          <table:table-cell table:formula="of:=[.E46]/[.A46]*100" office:value-type="float" office:value="1.43329987789564">
            <text:p>1.4333</text:p>
          </table:table-cell>
          <table:table-cell table:number-columns-repeated="10"/>
        </table:table-row>
        <table:table-row table:style-name="ro1">
          <table:table-cell table:formula="of:=[.A46]+[.A$34]" office:value-type="float" office:value="22.5">
            <text:p>22.5</text:p>
          </table:table-cell>
          <table:table-cell table:formula="of:=1+[.B46]" office:value-type="float" office:value="12">
            <text:p>12</text:p>
          </table:table-cell>
          <table:table-cell table:formula="of:=([.A47]-[.F$2]*[.B47])/(1-[.A$2])" office:value-type="float" office:value="23.4375">
            <text:p>23.44</text:p>
          </table:table-cell>
          <table:table-cell table:style-name="ce2" table:formula="of:=[.Q$12]*EXP([.R$12]*LN([.C47]))" office:value-type="float" office:value="0.0260908993430292">
            <text:p>0.026</text:p>
          </table:table-cell>
          <table:table-cell table:style-name="ce2" table:formula="of:=[.D47]*[.B47]" office:value-type="float" office:value="0.313090792116351">
            <text:p>0.313</text:p>
          </table:table-cell>
          <table:table-cell table:style-name="ce2" table:formula="of:=(32*[.B47]-[.A47])*[.C$2]*[.E$2]" office:value-type="float" office:value="1.446">
            <text:p>1.446</text:p>
          </table:table-cell>
          <table:table-cell table:style-name="ce3" table:formula="of:=[.E47]/[.F47]" office:value-type="float" office:value="0.216521986249205">
            <text:p>0.21652</text:p>
          </table:table-cell>
          <table:table-cell table:formula="of:=[.E47]/[.A47]*100" office:value-type="float" office:value="1.39151463162823">
            <text:p>1.3915</text:p>
          </table:table-cell>
          <table:table-cell table:number-columns-repeated="10"/>
        </table:table-row>
        <table:table-row table:style-name="ro1">
          <table:table-cell table:formula="of:=[.A47]+[.A$34]" office:value-type="float" office:value="24">
            <text:p>24</text:p>
          </table:table-cell>
          <table:table-cell table:formula="of:=1+[.B47]" office:value-type="float" office:value="13">
            <text:p>13</text:p>
          </table:table-cell>
          <table:table-cell table:formula="of:=([.A48]-[.F$2]*[.B48])/(1-[.A$2])" office:value-type="float" office:value="25">
            <text:p>25</text:p>
          </table:table-cell>
          <table:table-cell table:style-name="ce2" table:formula="of:=[.Q$12]*EXP([.R$12]*LN([.C48]))" office:value-type="float" office:value="0.0249545205402622">
            <text:p>0.025</text:p>
          </table:table-cell>
          <table:table-cell table:style-name="ce2" table:formula="of:=[.D48]*[.B48]" office:value-type="float" office:value="0.324408767023408">
            <text:p>0.324</text:p>
          </table:table-cell>
          <table:table-cell table:style-name="ce2" table:formula="of:=(32*[.B48]-[.A48])*[.C$2]*[.E$2]" office:value-type="float" office:value="1.568">
            <text:p>1.568</text:p>
          </table:table-cell>
          <table:table-cell table:style-name="ce3" table:formula="of:=[.E48]/[.F48]" office:value-type="float" office:value="0.206893346315949">
            <text:p>0.20689</text:p>
          </table:table-cell>
          <table:table-cell table:formula="of:=[.E48]/[.A48]*100" office:value-type="float" office:value="1.35170319593087">
            <text:p>1.3517</text:p>
          </table:table-cell>
          <table:table-cell table:number-columns-repeated="10"/>
        </table:table-row>
        <table:table-row table:style-name="ro1">
          <table:table-cell table:formula="of:=[.A48]+[.A$34]" office:value-type="float" office:value="25.5">
            <text:p>25.5</text:p>
          </table:table-cell>
          <table:table-cell table:formula="of:=1+[.B48]" office:value-type="float" office:value="14">
            <text:p>14</text:p>
          </table:table-cell>
          <table:table-cell table:formula="of:=([.A49]-[.F$2]*[.B49])/(1-[.A$2])" office:value-type="float" office:value="26.5625">
            <text:p>26.56</text:p>
          </table:table-cell>
          <table:table-cell table:style-name="ce2" table:formula="of:=[.Q$12]*EXP([.R$12]*LN([.C49]))" office:value-type="float" office:value="0.0239321800933574">
            <text:p>0.024</text:p>
          </table:table-cell>
          <table:table-cell table:style-name="ce2" table:formula="of:=[.D49]*[.B49]" office:value-type="float" office:value="0.335050521307004">
            <text:p>0.335</text:p>
          </table:table-cell>
          <table:table-cell table:style-name="ce2" table:formula="of:=(32*[.B49]-[.A49])*[.C$2]*[.E$2]" office:value-type="float" office:value="1.69">
            <text:p>1.690</text:p>
          </table:table-cell>
          <table:table-cell table:style-name="ce3" table:formula="of:=[.E49]/[.F49]" office:value-type="float" office:value="0.198254746335505">
            <text:p>0.19825</text:p>
          </table:table-cell>
          <table:table-cell table:formula="of:=[.E49]/[.A49]*100" office:value-type="float" office:value="1.31392361296864">
            <text:p>1.3139</text:p>
          </table:table-cell>
          <table:table-cell table:number-columns-repeated="10"/>
        </table:table-row>
        <table:table-row table:style-name="ro1">
          <table:table-cell table:formula="of:=[.A49]+[.A$34]" office:value-type="float" office:value="27">
            <text:p>27</text:p>
          </table:table-cell>
          <table:table-cell table:formula="of:=1+[.B49]" office:value-type="float" office:value="15">
            <text:p>15</text:p>
          </table:table-cell>
          <table:table-cell table:formula="of:=([.A50]-[.F$2]*[.B50])/(1-[.A$2])" office:value-type="float" office:value="28.125">
            <text:p>28.13</text:p>
          </table:table-cell>
          <table:table-cell table:style-name="ce2" table:formula="of:=[.Q$12]*EXP([.R$12]*LN([.C50]))" office:value-type="float" office:value="0.023006681992781">
            <text:p>0.023</text:p>
          </table:table-cell>
          <table:table-cell table:style-name="ce2" table:formula="of:=[.D50]*[.B50]" office:value-type="float" office:value="0.345100229891715">
            <text:p>0.345</text:p>
          </table:table-cell>
          <table:table-cell table:style-name="ce2" table:formula="of:=(32*[.B50]-[.A50])*[.C$2]*[.E$2]" office:value-type="float" office:value="1.812">
            <text:p>1.812</text:p>
          </table:table-cell>
          <table:table-cell table:style-name="ce3" table:formula="of:=[.E50]/[.F50]" office:value-type="float" office:value="0.190452665503154">
            <text:p>0.19045</text:p>
          </table:table-cell>
          <table:table-cell table:formula="of:=[.E50]/[.A50]*100" office:value-type="float" office:value="1.27814899959894">
            <text:p>1.2781</text:p>
          </table:table-cell>
          <table:table-cell table:number-columns-repeated="10"/>
        </table:table-row>
        <table:table-row table:style-name="ro1">
          <table:table-cell table:formula="of:=[.A50]+[.A$34]" office:value-type="float" office:value="28.5">
            <text:p>28.5</text:p>
          </table:table-cell>
          <table:table-cell table:formula="of:=1+[.B50]" office:value-type="float" office:value="16">
            <text:p>16</text:p>
          </table:table-cell>
          <table:table-cell table:formula="of:=([.A51]-[.F$2]*[.B51])/(1-[.A$2])" office:value-type="float" office:value="29.6875">
            <text:p>29.69</text:p>
          </table:table-cell>
          <table:table-cell table:style-name="ce2" table:formula="of:=[.Q$12]*EXP([.R$12]*LN([.C51]))" office:value-type="float" office:value="0.0221641986231247">
            <text:p>0.022</text:p>
          </table:table-cell>
          <table:table-cell table:style-name="ce2" table:formula="of:=[.D51]*[.B51]" office:value-type="float" office:value="0.354627177969995">
            <text:p>0.355</text:p>
          </table:table-cell>
          <table:table-cell table:style-name="ce2" table:formula="of:=(32*[.B51]-[.A51])*[.C$2]*[.E$2]" office:value-type="float" office:value="1.934">
            <text:p>1.934</text:p>
          </table:table-cell>
          <table:table-cell table:style-name="ce3" table:formula="of:=[.E51]/[.F51]" office:value-type="float" office:value="0.18336462149431">
            <text:p>0.18336</text:p>
          </table:table-cell>
          <table:table-cell table:formula="of:=[.E51]/[.A51]*100" office:value-type="float" office:value="1.24430588761402">
            <text:p>1.2443</text:p>
          </table:table-cell>
          <table:table-cell table:number-columns-repeated="10"/>
        </table:table-row>
        <table:table-row table:style-name="ro1">
          <table:table-cell table:formula="of:=[.A51]+[.A$34]" office:value-type="float" office:value="30">
            <text:p>30</text:p>
          </table:table-cell>
          <table:table-cell table:formula="of:=1+[.B51]" office:value-type="float" office:value="17">
            <text:p>17</text:p>
          </table:table-cell>
          <table:table-cell table:formula="of:=([.A52]-[.F$2]*[.B52])/(1-[.A$2])" office:value-type="float" office:value="31.25">
            <text:p>31.25</text:p>
          </table:table-cell>
          <table:table-cell table:style-name="ce2" table:formula="of:=[.Q$12]*EXP([.R$12]*LN([.C52]))" office:value-type="float" office:value="0.0213934743660051">
            <text:p>0.021</text:p>
          </table:table-cell>
          <table:table-cell table:style-name="ce2" table:formula="of:=[.D52]*[.B52]" office:value-type="float" office:value="0.363689064222086">
            <text:p>0.364</text:p>
          </table:table-cell>
          <table:table-cell table:style-name="ce2" table:formula="of:=(32*[.B52]-[.A52])*[.C$2]*[.E$2]" office:value-type="float" office:value="2.056">
            <text:p>2.056</text:p>
          </table:table-cell>
          <table:table-cell table:style-name="ce3" table:formula="of:=[.E52]/[.F52]" office:value-type="float" office:value="0.176891568201404">
            <text:p>0.17689</text:p>
          </table:table-cell>
          <table:table-cell table:formula="of:=[.E52]/[.A52]*100" office:value-type="float" office:value="1.21229688074029">
            <text:p>1.2123</text:p>
          </table:table-cell>
          <table:table-cell table:number-columns-repeated="10"/>
        </table:table-row>
        <table:table-row table:style-name="ro1">
          <table:table-cell table:formula="of:=[.A52]+[.A$34]" office:value-type="float" office:value="31.5">
            <text:p>31.5</text:p>
          </table:table-cell>
          <table:table-cell table:formula="of:=1+[.B52]" office:value-type="float" office:value="18">
            <text:p>18</text:p>
          </table:table-cell>
          <table:table-cell table:formula="of:=([.A53]-[.F$2]*[.B53])/(1-[.A$2])" office:value-type="float" office:value="32.8125">
            <text:p>32.81</text:p>
          </table:table-cell>
          <table:table-cell table:style-name="ce2" table:formula="of:=[.Q$12]*EXP([.R$12]*LN([.C53]))" office:value-type="float" office:value="0.0206852466942365">
            <text:p>0.021</text:p>
          </table:table-cell>
          <table:table-cell table:style-name="ce2" table:formula="of:=[.D53]*[.B53]" office:value-type="float" office:value="0.372334440496256">
            <text:p>0.372</text:p>
          </table:table-cell>
          <table:table-cell table:style-name="ce2" table:formula="of:=(32*[.B53]-[.A53])*[.C$2]*[.E$2]" office:value-type="float" office:value="2.178">
            <text:p>2.178</text:p>
          </table:table-cell>
          <table:table-cell table:style-name="ce3" table:formula="of:=[.E53]/[.F53]" office:value-type="float" office:value="0.170952452018483">
            <text:p>0.17095</text:p>
          </table:table-cell>
          <table:table-cell table:formula="of:=[.E53]/[.A53]*100" office:value-type="float" office:value="1.18201409681351">
            <text:p>1.1820</text:p>
          </table:table-cell>
          <table:table-cell table:number-columns-repeated="10"/>
        </table:table-row>
        <table:table-row table:style-name="ro1">
          <table:table-cell table:formula="of:=[.A53]+[.A$34]" office:value-type="float" office:value="33">
            <text:p>33</text:p>
          </table:table-cell>
          <table:table-cell table:formula="of:=1+[.B53]" office:value-type="float" office:value="19">
            <text:p>19</text:p>
          </table:table-cell>
          <table:table-cell table:formula="of:=([.A54]-[.F$2]*[.B54])/(1-[.A$2])" office:value-type="float" office:value="34.375">
            <text:p>34.38</text:p>
          </table:table-cell>
          <table:table-cell table:style-name="ce2" table:formula="of:=[.Q$12]*EXP([.R$12]*LN([.C54]))" office:value-type="float" office:value="0.0200318181177709">
            <text:p>0.020</text:p>
          </table:table-cell>
          <table:table-cell table:style-name="ce2" table:formula="of:=[.D54]*[.B54]" office:value-type="float" office:value="0.380604544237647">
            <text:p>0.381</text:p>
          </table:table-cell>
          <table:table-cell table:style-name="ce2" table:formula="of:=(32*[.B54]-[.A54])*[.C$2]*[.E$2]" office:value-type="float" office:value="2.3">
            <text:p>2.300</text:p>
          </table:table-cell>
          <table:table-cell table:style-name="ce3" table:formula="of:=[.E54]/[.F54]" office:value-type="float" office:value="0.165480236625064">
            <text:p>0.16548</text:p>
          </table:table-cell>
          <table:table-cell table:formula="of:=[.E54]/[.A54]*100" office:value-type="float" office:value="1.15334710375045">
            <text:p>1.1533</text:p>
          </table:table-cell>
          <table:table-cell table:number-columns-repeated="10"/>
        </table:table-row>
        <table:table-row table:style-name="ro1">
          <table:table-cell table:formula="of:=[.A54]+[.A$34]" office:value-type="float" office:value="34.5">
            <text:p>34.5</text:p>
          </table:table-cell>
          <table:table-cell table:formula="of:=1+[.B54]" office:value-type="float" office:value="20">
            <text:p>20</text:p>
          </table:table-cell>
          <table:table-cell table:formula="of:=([.A55]-[.F$2]*[.B55])/(1-[.A$2])" office:value-type="float" office:value="35.9375">
            <text:p>35.94</text:p>
          </table:table-cell>
          <table:table-cell table:style-name="ce2" table:formula="of:=[.Q$12]*EXP([.R$12]*LN([.C55]))" office:value-type="float" office:value="0.0194267347856075">
            <text:p>0.019</text:p>
          </table:table-cell>
          <table:table-cell table:style-name="ce2" table:formula="of:=[.D55]*[.B55]" office:value-type="float" office:value="0.38853469571215">
            <text:p>0.389</text:p>
          </table:table-cell>
          <table:table-cell table:style-name="ce2" table:formula="of:=(32*[.B55]-[.A55])*[.C$2]*[.E$2]" office:value-type="float" office:value="2.422">
            <text:p>2.422</text:p>
          </table:table-cell>
          <table:table-cell table:style-name="ce3" table:formula="of:=[.E55]/[.F55]" office:value-type="float" office:value="0.160418949509558">
            <text:p>0.16042</text:p>
          </table:table-cell>
          <table:table-cell table:formula="of:=[.E55]/[.A55]*100" office:value-type="float" office:value="1.12618752380333">
            <text:p>1.1262</text:p>
          </table:table-cell>
          <table:table-cell table:number-columns-repeated="10"/>
        </table:table-row>
        <table:table-row table:style-name="ro1">
          <table:table-cell table:formula="of:=[.A55]+[.A$34]" office:value-type="float" office:value="36">
            <text:p>36</text:p>
          </table:table-cell>
          <table:table-cell table:formula="of:=1+[.B55]" office:value-type="float" office:value="21">
            <text:p>21</text:p>
          </table:table-cell>
          <table:table-cell table:formula="of:=([.A56]-[.F$2]*[.B56])/(1-[.A$2])" office:value-type="float" office:value="37.5">
            <text:p>37.5</text:p>
          </table:table-cell>
          <table:table-cell table:style-name="ce2" table:formula="of:=[.Q$12]*EXP([.R$12]*LN([.C56]))" office:value-type="float" office:value="0.018864541807789">
            <text:p>0.019</text:p>
          </table:table-cell>
          <table:table-cell table:style-name="ce2" table:formula="of:=[.D56]*[.B56]" office:value-type="float" office:value="0.39615537796357">
            <text:p>0.396</text:p>
          </table:table-cell>
          <table:table-cell table:style-name="ce2" table:formula="of:=(32*[.B56]-[.A56])*[.C$2]*[.E$2]" office:value-type="float" office:value="2.544">
            <text:p>2.544</text:p>
          </table:table-cell>
          <table:table-cell table:style-name="ce3" table:formula="of:=[.E56]/[.F56]" office:value-type="float" office:value="0.155721453602032">
            <text:p>0.15572</text:p>
          </table:table-cell>
          <table:table-cell table:formula="of:=[.E56]/[.A56]*100" office:value-type="float" office:value="1.10043160545436">
            <text:p>1.1004</text:p>
          </table:table-cell>
          <table:table-cell table:number-columns-repeated="10"/>
        </table:table-row>
        <table:table-row table:style-name="ro1">
          <table:table-cell table:formula="of:=[.A56]+[.A$34]" office:value-type="float" office:value="37.5">
            <text:p>37.5</text:p>
          </table:table-cell>
          <table:table-cell table:formula="of:=1+[.B56]" office:value-type="float" office:value="22">
            <text:p>22</text:p>
          </table:table-cell>
          <table:table-cell table:formula="of:=([.A57]-[.F$2]*[.B57])/(1-[.A$2])" office:value-type="float" office:value="39.0625">
            <text:p>39.06</text:p>
          </table:table-cell>
          <table:table-cell table:style-name="ce2" table:formula="of:=[.Q$12]*EXP([.R$12]*LN([.C57]))" office:value-type="float" office:value="0.0183405946313609">
            <text:p>0.018</text:p>
          </table:table-cell>
          <table:table-cell table:style-name="ce2" table:formula="of:=[.D57]*[.B57]" office:value-type="float" office:value="0.403493081889939">
            <text:p>0.403</text:p>
          </table:table-cell>
          <table:table-cell table:style-name="ce2" table:formula="of:=(32*[.B57]-[.A57])*[.C$2]*[.E$2]" office:value-type="float" office:value="2.666">
            <text:p>2.666</text:p>
          </table:table-cell>
          <table:table-cell table:style-name="ce3" table:formula="of:=[.E57]/[.F57]" office:value-type="float" office:value="0.151347742644388">
            <text:p>0.15135</text:p>
          </table:table-cell>
          <table:table-cell table:formula="of:=[.E57]/[.A57]*100" office:value-type="float" office:value="1.0759815517065">
            <text:p>1.0760</text:p>
          </table:table-cell>
          <table:table-cell table:number-columns-repeated="10"/>
        </table:table-row>
        <table:table-row table:style-name="ro1">
          <table:table-cell table:formula="of:=[.A57]+[.A$34]" office:value-type="float" office:value="39">
            <text:p>39</text:p>
          </table:table-cell>
          <table:table-cell table:formula="of:=1+[.B57]" office:value-type="float" office:value="23">
            <text:p>23</text:p>
          </table:table-cell>
          <table:table-cell table:formula="of:=([.A58]-[.F$2]*[.B58])/(1-[.A$2])" office:value-type="float" office:value="40.625">
            <text:p>40.63</text:p>
          </table:table-cell>
          <table:table-cell table:style-name="ce2" table:formula="of:=[.Q$12]*EXP([.R$12]*LN([.C58]))" office:value-type="float" office:value="0.0178509119556818">
            <text:p>0.018</text:p>
          </table:table-cell>
          <table:table-cell table:style-name="ce2" table:formula="of:=[.D58]*[.B58]" office:value-type="float" office:value="0.410570974980681">
            <text:p>0.411</text:p>
          </table:table-cell>
          <table:table-cell table:style-name="ce2" table:formula="of:=(32*[.B58]-[.A58])*[.C$2]*[.E$2]" office:value-type="float" office:value="2.788">
            <text:p>2.788</text:p>
          </table:table-cell>
          <table:table-cell table:style-name="ce3" table:formula="of:=[.E58]/[.F58]" office:value-type="float" office:value="0.14726362086825">
            <text:p>0.14726</text:p>
          </table:table-cell>
          <table:table-cell table:formula="of:=[.E58]/[.A58]*100" office:value-type="float" office:value="1.05274608969406">
            <text:p>1.0527</text:p>
          </table:table-cell>
          <table:table-cell table:number-columns-repeated="10"/>
        </table:table-row>
        <table:table-row table:style-name="ro1">
          <table:table-cell table:formula="of:=[.A58]+[.A$34]" office:value-type="float" office:value="40.5">
            <text:p>40.5</text:p>
          </table:table-cell>
          <table:table-cell table:formula="of:=1+[.B58]" office:value-type="float" office:value="24">
            <text:p>24</text:p>
          </table:table-cell>
          <table:table-cell table:formula="of:=([.A59]-[.F$2]*[.B59])/(1-[.A$2])" office:value-type="float" office:value="42.1875">
            <text:p>42.19</text:p>
          </table:table-cell>
          <table:table-cell table:style-name="ce2" table:formula="of:=[.Q$12]*EXP([.R$12]*LN([.C59]))" office:value-type="float" office:value="0.0173920598318482">
            <text:p>0.017</text:p>
          </table:table-cell>
          <table:table-cell table:style-name="ce2" table:formula="of:=[.D59]*[.B59]" office:value-type="float" office:value="0.417409435964356">
            <text:p>0.417</text:p>
          </table:table-cell>
          <table:table-cell table:style-name="ce2" table:formula="of:=(32*[.B59]-[.A59])*[.C$2]*[.E$2]" office:value-type="float" office:value="2.91">
            <text:p>2.910</text:p>
          </table:table-cell>
          <table:table-cell table:style-name="ce3" table:formula="of:=[.E59]/[.F59]" office:value-type="float" office:value="0.143439668716274">
            <text:p>0.14344</text:p>
          </table:table-cell>
          <table:table-cell table:formula="of:=[.E59]/[.A59]*100" office:value-type="float" office:value="1.03064058262804">
            <text:p>1.0306</text:p>
          </table:table-cell>
          <table:table-cell table:number-columns-repeated="10"/>
        </table:table-row>
        <table:table-row table:style-name="ro1">
          <table:table-cell table:formula="of:=[.A59]+[.A$34]" office:value-type="float" office:value="42">
            <text:p>42</text:p>
          </table:table-cell>
          <table:table-cell table:formula="of:=1+[.B59]" office:value-type="float" office:value="25">
            <text:p>25</text:p>
          </table:table-cell>
          <table:table-cell table:formula="of:=([.A60]-[.F$2]*[.B60])/(1-[.A$2])" office:value-type="float" office:value="43.75">
            <text:p>43.75</text:p>
          </table:table-cell>
          <table:table-cell table:style-name="ce2" table:formula="of:=[.Q$12]*EXP([.R$12]*LN([.C60]))" office:value-type="float" office:value="0.0169610594517843">
            <text:p>0.017</text:p>
          </table:table-cell>
          <table:table-cell table:style-name="ce2" table:formula="of:=[.D60]*[.B60]" office:value-type="float" office:value="0.424026486294608">
            <text:p>0.424</text:p>
          </table:table-cell>
          <table:table-cell table:style-name="ce2" table:formula="of:=(32*[.B60]-[.A60])*[.C$2]*[.E$2]" office:value-type="float" office:value="3.032">
            <text:p>3.032</text:p>
          </table:table-cell>
          <table:table-cell table:style-name="ce3" table:formula="of:=[.E60]/[.F60]" office:value-type="float" office:value="0.139850424239646">
            <text:p>0.13985</text:p>
          </table:table-cell>
          <table:table-cell table:formula="of:=[.E60]/[.A60]*100" office:value-type="float" office:value="1.00958687213002">
            <text:p>1.0096</text:p>
          </table:table-cell>
          <table:table-cell table:number-columns-repeated="10"/>
        </table:table-row>
        <table:table-row table:style-name="ro1">
          <table:table-cell table:formula="of:=[.A60]+[.A$34]" office:value-type="float" office:value="43.5">
            <text:p>43.5</text:p>
          </table:table-cell>
          <table:table-cell table:formula="of:=1+[.B60]" office:value-type="float" office:value="26">
            <text:p>26</text:p>
          </table:table-cell>
          <table:table-cell table:formula="of:=([.A61]-[.F$2]*[.B61])/(1-[.A$2])" office:value-type="float" office:value="45.3125">
            <text:p>45.31</text:p>
          </table:table-cell>
          <table:table-cell table:style-name="ce2" table:formula="of:=[.Q$12]*EXP([.R$12]*LN([.C61]))" office:value-type="float" office:value="0.0165553131311796">
            <text:p>0.017</text:p>
          </table:table-cell>
          <table:table-cell table:style-name="ce2" table:formula="of:=[.D61]*[.B61]" office:value-type="float" office:value="0.43043814141067">
            <text:p>0.430</text:p>
          </table:table-cell>
          <table:table-cell table:style-name="ce2" table:formula="of:=(32*[.B61]-[.A61])*[.C$2]*[.E$2]" office:value-type="float" office:value="3.154">
            <text:p>3.154</text:p>
          </table:table-cell>
          <table:table-cell table:style-name="ce3" table:formula="of:=[.E61]/[.F61]" office:value-type="float" office:value="0.136473729045869">
            <text:p>0.13647</text:p>
          </table:table-cell>
          <table:table-cell table:formula="of:=[.E61]/[.A61]*100" office:value-type="float" office:value="0.989512968760161">
            <text:p>0.9895</text:p>
          </table:table-cell>
          <table:table-cell table:number-columns-repeated="10"/>
        </table:table-row>
        <table:table-row table:style-name="ro1">
          <table:table-cell table:formula="of:=[.A61]+[.A$34]" office:value-type="float" office:value="45">
            <text:p>45</text:p>
          </table:table-cell>
          <table:table-cell table:formula="of:=1+[.B61]" office:value-type="float" office:value="27">
            <text:p>27</text:p>
          </table:table-cell>
          <table:table-cell table:formula="of:=([.A62]-[.F$2]*[.B62])/(1-[.A$2])" office:value-type="float" office:value="46.875">
            <text:p>46.88</text:p>
          </table:table-cell>
          <table:table-cell table:style-name="ce2" table:formula="of:=[.Q$12]*EXP([.R$12]*LN([.C62]))" office:value-type="float" office:value="0.0161725444069432">
            <text:p>0.016</text:p>
          </table:table-cell>
          <table:table-cell table:style-name="ce2" table:formula="of:=[.D62]*[.B62]" office:value-type="float" office:value="0.436658698987466">
            <text:p>0.437</text:p>
          </table:table-cell>
          <table:table-cell table:style-name="ce2" table:formula="of:=(32*[.B62]-[.A62])*[.C$2]*[.E$2]" office:value-type="float" office:value="3.276">
            <text:p>3.276</text:p>
          </table:table-cell>
          <table:table-cell table:style-name="ce3" table:formula="of:=[.E62]/[.F62]" office:value-type="float" office:value="0.133290201156125">
            <text:p>0.13329</text:p>
          </table:table-cell>
          <table:table-cell table:formula="of:=[.E62]/[.A62]*100" office:value-type="float" office:value="0.970352664416592">
            <text:p>0.9704</text:p>
          </table:table-cell>
          <table:table-cell table:number-columns-repeated="10"/>
        </table:table-row>
        <table:table-row table:style-name="ro1">
          <table:table-cell table:formula="of:=[.A62]+[.A$34]" office:value-type="float" office:value="46.5">
            <text:p>46.5</text:p>
          </table:table-cell>
          <table:table-cell table:formula="of:=1+[.B62]" office:value-type="float" office:value="28">
            <text:p>28</text:p>
          </table:table-cell>
          <table:table-cell table:formula="of:=([.A63]-[.F$2]*[.B63])/(1-[.A$2])" office:value-type="float" office:value="48.4375">
            <text:p>48.44</text:p>
          </table:table-cell>
          <table:table-cell table:style-name="ce2" table:formula="of:=[.Q$12]*EXP([.R$12]*LN([.C63]))" office:value-type="float" office:value="0.0158107491871448">
            <text:p>0.016</text:p>
          </table:table-cell>
          <table:table-cell table:style-name="ce2" table:formula="of:=[.D63]*[.B63]" office:value-type="float" office:value="0.442700977240054">
            <text:p>0.443</text:p>
          </table:table-cell>
          <table:table-cell table:style-name="ce2" table:formula="of:=(32*[.B63]-[.A63])*[.C$2]*[.E$2]" office:value-type="float" office:value="3.398">
            <text:p>3.398</text:p>
          </table:table-cell>
          <table:table-cell table:style-name="ce3" table:formula="of:=[.E63]/[.F63]" office:value-type="float" office:value="0.130282806721617">
            <text:p>0.13028</text:p>
          </table:table-cell>
          <table:table-cell table:formula="of:=[.E63]/[.A63]*100" office:value-type="float" office:value="0.952045112344202">
            <text:p>0.9520</text:p>
          </table:table-cell>
          <table:table-cell table:number-columns-repeated="10"/>
        </table:table-row>
        <table:table-row table:style-name="ro1">
          <table:table-cell table:formula="of:=[.A63]+[.A$34]" office:value-type="float" office:value="48">
            <text:p>48</text:p>
          </table:table-cell>
          <table:table-cell table:formula="of:=1+[.B63]" office:value-type="float" office:value="29">
            <text:p>29</text:p>
          </table:table-cell>
          <table:table-cell table:formula="of:=([.A64]-[.F$2]*[.B64])/(1-[.A$2])" office:value-type="float" office:value="50">
            <text:p>50</text:p>
          </table:table-cell>
          <table:table-cell table:style-name="ce2" table:formula="of:=[.Q$12]*EXP([.R$12]*LN([.C64]))" office:value-type="float" office:value="0.0154681556310243">
            <text:p>0.015</text:p>
          </table:table-cell>
          <table:table-cell table:style-name="ce2" table:formula="of:=[.D64]*[.B64]" office:value-type="float" office:value="0.448576513299705">
            <text:p>0.449</text:p>
          </table:table-cell>
          <table:table-cell table:style-name="ce2" table:formula="of:=(32*[.B64]-[.A64])*[.C$2]*[.E$2]" office:value-type="float" office:value="3.52">
            <text:p>3.520</text:p>
          </table:table-cell>
          <table:table-cell table:style-name="ce3" table:formula="of:=[.E64]/[.F64]" office:value-type="float" office:value="0.127436509460143">
            <text:p>0.12744</text:p>
          </table:table-cell>
          <table:table-cell table:formula="of:=[.E64]/[.A64]*100" office:value-type="float" office:value="0.934534402707718">
            <text:p>0.9345</text:p>
          </table:table-cell>
          <table:table-cell table:number-columns-repeated="10"/>
        </table:table-row>
        <table:table-row table:style-name="ro1">
          <table:table-cell table:formula="of:=[.A64]+[.A$34]" office:value-type="float" office:value="49.5">
            <text:p>49.5</text:p>
          </table:table-cell>
          <table:table-cell table:formula="of:=1+[.B64]" office:value-type="float" office:value="30">
            <text:p>30</text:p>
          </table:table-cell>
          <table:table-cell table:formula="of:=([.A65]-[.F$2]*[.B65])/(1-[.A$2])" office:value-type="float" office:value="51.5625">
            <text:p>51.56</text:p>
          </table:table-cell>
          <table:table-cell table:style-name="ce2" table:formula="of:=[.Q$12]*EXP([.R$12]*LN([.C65]))" office:value-type="float" office:value="0.0151431909805287">
            <text:p>0.015</text:p>
          </table:table-cell>
          <table:table-cell table:style-name="ce2" table:formula="of:=[.D65]*[.B65]" office:value-type="float" office:value="0.45429572941586">
            <text:p>0.454</text:p>
          </table:table-cell>
          <table:table-cell table:style-name="ce2" table:formula="of:=(32*[.B65]-[.A65])*[.C$2]*[.E$2]" office:value-type="float" office:value="3.642">
            <text:p>3.642</text:p>
          </table:table-cell>
          <table:table-cell table:style-name="ce3" table:formula="of:=[.E65]/[.F65]" office:value-type="float" office:value="0.124737981717699">
            <text:p>0.12474</text:p>
          </table:table-cell>
          <table:table-cell table:formula="of:=[.E65]/[.A65]*100" office:value-type="float" office:value="0.91776915033507">
            <text:p>0.9178</text:p>
          </table:table-cell>
          <table:table-cell table:number-columns-repeated="10"/>
        </table:table-row>
        <table:table-row table:style-name="ro1">
          <table:table-cell table:formula="of:=[.A65]+[.A$34]" office:value-type="float" office:value="51">
            <text:p>51</text:p>
          </table:table-cell>
          <table:table-cell table:formula="of:=1+[.B65]" office:value-type="float" office:value="31">
            <text:p>31</text:p>
          </table:table-cell>
          <table:table-cell table:formula="of:=([.A66]-[.F$2]*[.B66])/(1-[.A$2])" office:value-type="float" office:value="53.125">
            <text:p>53.13</text:p>
          </table:table-cell>
          <table:table-cell table:style-name="ce2" table:formula="of:=[.Q$12]*EXP([.R$12]*LN([.C66]))" office:value-type="float" office:value="0.0148344539690309">
            <text:p>0.015</text:p>
          </table:table-cell>
          <table:table-cell table:style-name="ce2" table:formula="of:=[.D66]*[.B66]" office:value-type="float" office:value="0.459868073039957">
            <text:p>0.460</text:p>
          </table:table-cell>
          <table:table-cell table:style-name="ce2" table:formula="of:=(32*[.B66]-[.A66])*[.C$2]*[.E$2]" office:value-type="float" office:value="3.764">
            <text:p>3.764</text:p>
          </table:table-cell>
          <table:table-cell table:style-name="ce3" table:formula="of:=[.E66]/[.F66]" office:value-type="float" office:value="0.122175364782135">
            <text:p>0.12218</text:p>
          </table:table-cell>
          <table:table-cell table:formula="of:=[.E66]/[.A66]*100" office:value-type="float" office:value="0.901702103999916">
            <text:p>0.9017</text:p>
          </table:table-cell>
          <table:table-cell table:number-columns-repeated="10"/>
        </table:table-row>
        <table:table-row table:style-name="ro1">
          <table:table-cell table:formula="of:=[.A66]+[.A$34]" office:value-type="float" office:value="52.5">
            <text:p>52.5</text:p>
          </table:table-cell>
          <table:table-cell table:formula="of:=1+[.B66]" office:value-type="float" office:value="32">
            <text:p>32</text:p>
          </table:table-cell>
          <table:table-cell table:formula="of:=([.A67]-[.F$2]*[.B67])/(1-[.A$2])" office:value-type="float" office:value="54.6875">
            <text:p>54.69</text:p>
          </table:table-cell>
          <table:table-cell table:style-name="ce2" table:formula="of:=[.Q$12]*EXP([.R$12]*LN([.C67]))" office:value-type="float" office:value="0.0145406917362566">
            <text:p>0.015</text:p>
          </table:table-cell>
          <table:table-cell table:style-name="ce2" table:formula="of:=[.D67]*[.B67]" office:value-type="float" office:value="0.465302135560211">
            <text:p>0.465</text:p>
          </table:table-cell>
          <table:table-cell table:style-name="ce2" table:formula="of:=(32*[.B67]-[.A67])*[.C$2]*[.E$2]" office:value-type="float" office:value="3.886">
            <text:p>3.886</text:p>
          </table:table-cell>
          <table:table-cell table:style-name="ce3" table:formula="of:=[.E67]/[.F67]" office:value-type="float" office:value="0.119738068852345">
            <text:p>0.11974</text:p>
          </table:table-cell>
          <table:table-cell table:formula="of:=[.E67]/[.A67]*100" office:value-type="float" office:value="0.88628978201945">
            <text:p>0.8863</text:p>
          </table:table-cell>
          <table:table-cell table:number-columns-repeated="10"/>
        </table:table-row>
        <table:table-row table:style-name="ro1">
          <table:table-cell table:formula="of:=[.A67]+[.A$34]" office:value-type="float" office:value="54">
            <text:p>54</text:p>
          </table:table-cell>
          <table:table-cell table:formula="of:=1+[.B67]" office:value-type="float" office:value="33">
            <text:p>33</text:p>
          </table:table-cell>
          <table:table-cell table:formula="of:=([.A68]-[.F$2]*[.B68])/(1-[.A$2])" office:value-type="float" office:value="56.25">
            <text:p>56.25</text:p>
          </table:table-cell>
          <table:table-cell table:style-name="ce2" table:formula="of:=[.Q$12]*EXP([.R$12]*LN([.C68]))" office:value-type="float" office:value="0.0142607804082491">
            <text:p>0.014</text:p>
          </table:table-cell>
          <table:table-cell table:style-name="ce2" table:formula="of:=[.D68]*[.B68]" office:value-type="float" office:value="0.470605753472221">
            <text:p>0.471</text:p>
          </table:table-cell>
          <table:table-cell table:style-name="ce2" table:formula="of:=(32*[.B68]-[.A68])*[.C$2]*[.E$2]" office:value-type="float" office:value="4.008">
            <text:p>4.008</text:p>
          </table:table-cell>
          <table:table-cell table:style-name="ce3" table:formula="of:=[.E68]/[.F68]" office:value-type="float" office:value="0.11741660515774">
            <text:p>0.11742</text:p>
          </table:table-cell>
          <table:table-cell table:formula="of:=[.E68]/[.A68]*100" office:value-type="float" office:value="0.871492136059667">
            <text:p>0.8715</text:p>
          </table:table-cell>
          <table:table-cell table:number-columns-repeated="10"/>
        </table:table-row>
        <table:table-row table:style-name="ro1">
          <table:table-cell table:formula="of:=[.A68]+[.A$34]" office:value-type="float" office:value="55.5">
            <text:p>55.5</text:p>
          </table:table-cell>
          <table:table-cell table:formula="of:=1+[.B68]" office:value-type="float" office:value="34">
            <text:p>34</text:p>
          </table:table-cell>
          <table:table-cell table:formula="of:=([.A69]-[.F$2]*[.B69])/(1-[.A$2])" office:value-type="float" office:value="57.8125">
            <text:p>57.81</text:p>
          </table:table-cell>
          <table:table-cell table:style-name="ce2" table:formula="of:=[.Q$12]*EXP([.R$12]*LN([.C69]))" office:value-type="float" office:value="0.0139937086767991">
            <text:p>0.014</text:p>
          </table:table-cell>
          <table:table-cell table:style-name="ce2" table:formula="of:=[.D69]*[.B69]" office:value-type="float" office:value="0.475786095011171">
            <text:p>0.476</text:p>
          </table:table-cell>
          <table:table-cell table:style-name="ce2" table:formula="of:=(32*[.B69]-[.A69])*[.C$2]*[.E$2]" office:value-type="float" office:value="4.13">
            <text:p>4.130</text:p>
          </table:table-cell>
          <table:table-cell table:style-name="ce3" table:formula="of:=[.E69]/[.F69]" office:value-type="float" office:value="0.115202444312632">
            <text:p>0.11520</text:p>
          </table:table-cell>
          <table:table-cell table:formula="of:=[.E69]/[.A69]*100" office:value-type="float" office:value="0.857272243263371">
            <text:p>0.8573</text:p>
          </table:table-cell>
          <table:table-cell table:number-columns-repeated="10"/>
        </table:table-row>
        <table:table-row table:style-name="ro1">
          <table:table-cell table:formula="of:=[.A69]+[.A$34]" office:value-type="float" office:value="57">
            <text:p>57</text:p>
          </table:table-cell>
          <table:table-cell table:formula="of:=1+[.B69]" office:value-type="float" office:value="35">
            <text:p>35</text:p>
          </table:table-cell>
          <table:table-cell table:formula="of:=([.A70]-[.F$2]*[.B70])/(1-[.A$2])" office:value-type="float" office:value="59.375">
            <text:p>59.38</text:p>
          </table:table-cell>
          <table:table-cell table:style-name="ce2" table:formula="of:=[.Q$12]*EXP([.R$12]*LN([.C70]))" office:value-type="float" office:value="0.0137385638480324">
            <text:p>0.014</text:p>
          </table:table-cell>
          <table:table-cell table:style-name="ce2" table:formula="of:=[.D70]*[.B70]" office:value-type="float" office:value="0.480849734681133">
            <text:p>0.481</text:p>
          </table:table-cell>
          <table:table-cell table:style-name="ce2" table:formula="of:=(32*[.B70]-[.A70])*[.C$2]*[.E$2]" office:value-type="float" office:value="4.252">
            <text:p>4.252</text:p>
          </table:table-cell>
          <table:table-cell table:style-name="ce3" table:formula="of:=[.E70]/[.F70]" office:value-type="float" office:value="0.113087896209109">
            <text:p>0.11309</text:p>
          </table:table-cell>
          <table:table-cell table:formula="of:=[.E70]/[.A70]*100" office:value-type="float" office:value="0.843596025756374">
            <text:p>0.8436</text:p>
          </table:table-cell>
          <table:table-cell table:number-columns-repeated="10"/>
        </table:table-row>
        <table:table-row table:style-name="ro1">
          <table:table-cell table:formula="of:=[.A70]+[.A$34]" office:value-type="float" office:value="58.5">
            <text:p>58.5</text:p>
          </table:table-cell>
          <table:table-cell table:formula="of:=1+[.B70]" office:value-type="float" office:value="36">
            <text:p>36</text:p>
          </table:table-cell>
          <table:table-cell table:formula="of:=([.A71]-[.F$2]*[.B71])/(1-[.A$2])" office:value-type="float" office:value="60.9375">
            <text:p>60.94</text:p>
          </table:table-cell>
          <table:table-cell table:style-name="ce2" table:formula="of:=[.Q$12]*EXP([.R$12]*LN([.C71]))" office:value-type="float" office:value="0.0134945199348472">
            <text:p>0.013</text:p>
          </table:table-cell>
          <table:table-cell table:style-name="ce2" table:formula="of:=[.D71]*[.B71]" office:value-type="float" office:value="0.485802717654497">
            <text:p>0.486</text:p>
          </table:table-cell>
          <table:table-cell table:style-name="ce2" table:formula="of:=(32*[.B71]-[.A71])*[.C$2]*[.E$2]" office:value-type="float" office:value="4.374">
            <text:p>4.374</text:p>
          </table:table-cell>
          <table:table-cell table:style-name="ce3" table:formula="of:=[.E71]/[.F71]" office:value-type="float" office:value="0.111066007694215">
            <text:p>0.11107</text:p>
          </table:table-cell>
          <table:table-cell table:formula="of:=[.E71]/[.A71]*100" office:value-type="float" office:value="0.830431995990594">
            <text:p>0.8304</text:p>
          </table:table-cell>
          <table:table-cell table:number-columns-repeated="10"/>
        </table:table-row>
        <table:table-row table:style-name="ro1">
          <table:table-cell table:formula="of:=[.A71]+[.A$34]" office:value-type="float" office:value="60">
            <text:p>60</text:p>
          </table:table-cell>
          <table:table-cell table:formula="of:=1+[.B71]" office:value-type="float" office:value="37">
            <text:p>37</text:p>
          </table:table-cell>
          <table:table-cell table:formula="of:=([.A72]-[.F$2]*[.B72])/(1-[.A$2])" office:value-type="float" office:value="62.5">
            <text:p>62.5</text:p>
          </table:table-cell>
          <table:table-cell table:style-name="ce2" table:formula="of:=[.Q$12]*EXP([.R$12]*LN([.C72]))" office:value-type="float" office:value="0.0132608274499919">
            <text:p>0.013</text:p>
          </table:table-cell>
          <table:table-cell table:style-name="ce2" table:formula="of:=[.D72]*[.B72]" office:value-type="float" office:value="0.490650615649701">
            <text:p>0.491</text:p>
          </table:table-cell>
          <table:table-cell table:style-name="ce2" table:formula="of:=(32*[.B72]-[.A72])*[.C$2]*[.E$2]" office:value-type="float" office:value="4.496">
            <text:p>4.496</text:p>
          </table:table-cell>
          <table:table-cell table:style-name="ce3" table:formula="of:=[.E72]/[.F72]" office:value-type="float" office:value="0.109130475011054">
            <text:p>0.10913</text:p>
          </table:table-cell>
          <table:table-cell table:formula="of:=[.E72]/[.A72]*100" office:value-type="float" office:value="0.817751026082834">
            <text:p>0.8178</text:p>
          </table:table-cell>
          <table:table-cell table:number-columns-repeated="10"/>
        </table:table-row>
        <table:table-row table:style-name="ro1">
          <table:table-cell table:formula="of:=[.A72]+[.A$34]" office:value-type="float" office:value="61.5">
            <text:p>61.5</text:p>
          </table:table-cell>
          <table:table-cell table:formula="of:=1+[.B72]" office:value-type="float" office:value="38">
            <text:p>38</text:p>
          </table:table-cell>
          <table:table-cell table:formula="of:=([.A73]-[.F$2]*[.B73])/(1-[.A$2])" office:value-type="float" office:value="64.0625">
            <text:p>64.06</text:p>
          </table:table-cell>
          <table:table-cell table:style-name="ce2" table:formula="of:=[.Q$12]*EXP([.R$12]*LN([.C73]))" office:value-type="float" office:value="0.0130368046211986">
            <text:p>0.013</text:p>
          </table:table-cell>
          <table:table-cell table:style-name="ce2" table:formula="of:=[.D73]*[.B73]" office:value-type="float" office:value="0.495398575605546">
            <text:p>0.495</text:p>
          </table:table-cell>
          <table:table-cell table:style-name="ce2" table:formula="of:=(32*[.B73]-[.A73])*[.C$2]*[.E$2]" office:value-type="float" office:value="4.618">
            <text:p>4.618</text:p>
          </table:table-cell>
          <table:table-cell table:style-name="ce3" table:formula="of:=[.E73]/[.F73]" office:value-type="float" office:value="0.107275568559018">
            <text:p>0.10728</text:p>
          </table:table-cell>
          <table:table-cell table:formula="of:=[.E73]/[.A73]*100" office:value-type="float" office:value="0.805526139196009">
            <text:p>0.8055</text:p>
          </table:table-cell>
          <table:table-cell table:number-columns-repeated="10"/>
        </table:table-row>
        <table:table-row table:style-name="ro1">
          <table:table-cell table:formula="of:=[.A73]+[.A$34]" office:value-type="float" office:value="63">
            <text:p>63</text:p>
          </table:table-cell>
          <table:table-cell table:formula="of:=1+[.B73]" office:value-type="float" office:value="39">
            <text:p>39</text:p>
          </table:table-cell>
          <table:table-cell table:formula="of:=([.A74]-[.F$2]*[.B74])/(1-[.A$2])" office:value-type="float" office:value="65.625">
            <text:p>65.63</text:p>
          </table:table-cell>
          <table:table-cell table:style-name="ce2" table:formula="of:=[.Q$12]*EXP([.R$12]*LN([.C74]))" office:value-type="float" office:value="0.0128218298009912">
            <text:p>0.013</text:p>
          </table:table-cell>
          <table:table-cell table:style-name="ce2" table:formula="of:=[.D74]*[.B74]" office:value-type="float" office:value="0.500051362238657">
            <text:p>0.500</text:p>
          </table:table-cell>
          <table:table-cell table:style-name="ce2" table:formula="of:=(32*[.B74]-[.A74])*[.C$2]*[.E$2]" office:value-type="float" office:value="4.74">
            <text:p>4.740</text:p>
          </table:table-cell>
          <table:table-cell table:style-name="ce3" table:formula="of:=[.E74]/[.F74]" office:value-type="float" office:value="0.105496067982839">
            <text:p>0.10550</text:p>
          </table:table-cell>
          <table:table-cell table:formula="of:=[.E74]/[.A74]*100" office:value-type="float" office:value="0.793732321013742">
            <text:p>0.7937</text:p>
          </table:table-cell>
          <table:table-cell table:number-columns-repeated="10"/>
        </table:table-row>
        <table:table-row table:style-name="ro1">
          <table:table-cell table:formula="of:=[.A74]+[.A$34]" office:value-type="float" office:value="64.5">
            <text:p>64.5</text:p>
          </table:table-cell>
          <table:table-cell table:formula="of:=1+[.B74]" office:value-type="float" office:value="40">
            <text:p>40</text:p>
          </table:table-cell>
          <table:table-cell table:formula="of:=([.A75]-[.F$2]*[.B75])/(1-[.A$2])" office:value-type="float" office:value="67.1875">
            <text:p>67.19</text:p>
          </table:table-cell>
          <table:table-cell table:style-name="ce2" table:formula="of:=[.Q$12]*EXP([.R$12]*LN([.C75]))" office:value-type="float" office:value="0.0126153348846066">
            <text:p>0.013</text:p>
          </table:table-cell>
          <table:table-cell table:style-name="ce2" table:formula="of:=[.D75]*[.B75]" office:value-type="float" office:value="0.504613395384265">
            <text:p>0.505</text:p>
          </table:table-cell>
          <table:table-cell table:style-name="ce2" table:formula="of:=(32*[.B75]-[.A75])*[.C$2]*[.E$2]" office:value-type="float" office:value="4.862">
            <text:p>4.862</text:p>
          </table:table-cell>
          <table:table-cell table:style-name="ce3" table:formula="of:=[.E75]/[.F75]" office:value-type="float" office:value="0.103787205961387">
            <text:p>0.10379</text:p>
          </table:table-cell>
          <table:table-cell table:formula="of:=[.E75]/[.A75]*100" office:value-type="float" office:value="0.78234634943297">
            <text:p>0.7823</text:p>
          </table:table-cell>
          <table:table-cell table:number-columns-repeated="10"/>
        </table:table-row>
        <table:table-row table:style-name="ro1">
          <table:table-cell table:formula="of:=[.A75]+[.A$34]" office:value-type="float" office:value="66">
            <text:p>66</text:p>
          </table:table-cell>
          <table:table-cell table:formula="of:=1+[.B75]" office:value-type="float" office:value="41">
            <text:p>41</text:p>
          </table:table-cell>
          <table:table-cell table:formula="of:=([.A76]-[.F$2]*[.B76])/(1-[.A$2])" office:value-type="float" office:value="68.75">
            <text:p>68.75</text:p>
          </table:table-cell>
          <table:table-cell table:style-name="ce2" table:formula="of:=[.Q$12]*EXP([.R$12]*LN([.C76]))" office:value-type="float" office:value="0.0124167995821889">
            <text:p>0.012</text:p>
          </table:table-cell>
          <table:table-cell table:style-name="ce2" table:formula="of:=[.D76]*[.B76]" office:value-type="float" office:value="0.509088782869746">
            <text:p>0.509</text:p>
          </table:table-cell>
          <table:table-cell table:style-name="ce2" table:formula="of:=(32*[.B76]-[.A76])*[.C$2]*[.E$2]" office:value-type="float" office:value="4.984">
            <text:p>4.984</text:p>
          </table:table-cell>
          <table:table-cell table:style-name="ce3" table:formula="of:=[.E76]/[.F76]" office:value-type="float" office:value="0.102144619355888">
            <text:p>0.10214</text:p>
          </table:table-cell>
          <table:table-cell table:formula="of:=[.E76]/[.A76]*100" office:value-type="float" office:value="0.771346640711737">
            <text:p>0.7713</text:p>
          </table:table-cell>
          <table:table-cell table:number-columns-repeated="10"/>
        </table:table-row>
        <table:table-row table:style-name="ro1">
          <table:table-cell table:formula="of:=[.A76]+[.A$34]" office:value-type="float" office:value="67.5">
            <text:p>67.5</text:p>
          </table:table-cell>
          <table:table-cell table:formula="of:=1+[.B76]" office:value-type="float" office:value="42">
            <text:p>42</text:p>
          </table:table-cell>
          <table:table-cell table:formula="of:=([.A77]-[.F$2]*[.B77])/(1-[.A$2])" office:value-type="float" office:value="70.3125">
            <text:p>70.31</text:p>
          </table:table-cell>
          <table:table-cell table:style-name="ce2" table:formula="of:=[.Q$12]*EXP([.R$12]*LN([.C77]))" office:value-type="float" office:value="0.0122257464178031">
            <text:p>0.012</text:p>
          </table:table-cell>
          <table:table-cell table:style-name="ce2" table:formula="of:=[.D77]*[.B77]" office:value-type="float" office:value="0.513481349547731">
            <text:p>0.513</text:p>
          </table:table-cell>
          <table:table-cell table:style-name="ce2" table:formula="of:=(32*[.B77]-[.A77])*[.C$2]*[.E$2]" office:value-type="float" office:value="5.106">
            <text:p>5.106</text:p>
          </table:table-cell>
          <table:table-cell table:style-name="ce3" table:formula="of:=[.E77]/[.F77]" office:value-type="float" office:value="0.100564306609426">
            <text:p>0.10056</text:p>
          </table:table-cell>
          <table:table-cell table:formula="of:=[.E77]/[.A77]*100" office:value-type="float" office:value="0.760713110441083">
            <text:p>0.7607</text:p>
          </table:table-cell>
          <table:table-cell table:number-columns-repeated="10"/>
        </table:table-row>
        <table:table-row table:style-name="ro1">
          <table:table-cell table:formula="of:=[.A77]+[.A$34]" office:value-type="float" office:value="69">
            <text:p>69</text:p>
          </table:table-cell>
          <table:table-cell table:formula="of:=1+[.B77]" office:value-type="float" office:value="43">
            <text:p>43</text:p>
          </table:table-cell>
          <table:table-cell table:formula="of:=([.A78]-[.F$2]*[.B78])/(1-[.A$2])" office:value-type="float" office:value="71.875">
            <text:p>71.88</text:p>
          </table:table-cell>
          <table:table-cell table:style-name="ce2" table:formula="of:=[.Q$12]*EXP([.R$12]*LN([.C78]))" office:value-type="float" office:value="0.0120417363491951">
            <text:p>0.012</text:p>
          </table:table-cell>
          <table:table-cell table:style-name="ce2" table:formula="of:=[.D78]*[.B78]" office:value-type="float" office:value="0.517794663015389">
            <text:p>0.518</text:p>
          </table:table-cell>
          <table:table-cell table:style-name="ce2" table:formula="of:=(32*[.B78]-[.A78])*[.C$2]*[.E$2]" office:value-type="float" office:value="5.228">
            <text:p>5.228</text:p>
          </table:table-cell>
          <table:table-cell table:style-name="ce3" table:formula="of:=[.E78]/[.F78]" office:value-type="float" office:value="0.0990425904773123">
            <text:p>0.09904</text:p>
          </table:table-cell>
          <table:table-cell table:formula="of:=[.E78]/[.A78]*100" office:value-type="float" office:value="0.750427047848389">
            <text:p>0.7504</text:p>
          </table:table-cell>
          <table:table-cell table:number-columns-repeated="10"/>
        </table:table-row>
        <table:table-row table:style-name="ro1">
          <table:table-cell table:formula="of:=[.A78]+[.A$34]" office:value-type="float" office:value="70.5">
            <text:p>70.5</text:p>
          </table:table-cell>
          <table:table-cell table:formula="of:=1+[.B78]" office:value-type="float" office:value="44">
            <text:p>44</text:p>
          </table:table-cell>
          <table:table-cell table:formula="of:=([.A79]-[.F$2]*[.B79])/(1-[.A$2])" office:value-type="float" office:value="73.4375">
            <text:p>73.44</text:p>
          </table:table-cell>
          <table:table-cell table:style-name="ce2" table:formula="of:=[.Q$12]*EXP([.R$12]*LN([.C79]))" office:value-type="float" office:value="0.0118643649196395">
            <text:p>0.012</text:p>
          </table:table-cell>
          <table:table-cell table:style-name="ce2" table:formula="of:=[.D79]*[.B79]" office:value-type="float" office:value="0.522032056464137">
            <text:p>0.522</text:p>
          </table:table-cell>
          <table:table-cell table:style-name="ce2" table:formula="of:=(32*[.B79]-[.A79])*[.C$2]*[.E$2]" office:value-type="float" office:value="5.35">
            <text:p>5.350</text:p>
          </table:table-cell>
          <table:table-cell table:style-name="ce3" table:formula="of:=[.E79]/[.F79]" office:value-type="float" office:value="0.0975760853203994">
            <text:p>0.09758</text:p>
          </table:table-cell>
          <table:table-cell table:formula="of:=[.E79]/[.A79]*100" office:value-type="float" office:value="0.74047100207679">
            <text:p>0.7405</text:p>
          </table:table-cell>
          <table:table-cell table:number-columns-repeated="10"/>
        </table:table-row>
        <table:table-row table:style-name="ro1">
          <table:table-cell table:formula="of:=[.A79]+[.A$34]" office:value-type="float" office:value="72">
            <text:p>72</text:p>
          </table:table-cell>
          <table:table-cell table:formula="of:=1+[.B79]" office:value-type="float" office:value="45">
            <text:p>45</text:p>
          </table:table-cell>
          <table:table-cell table:formula="of:=([.A80]-[.F$2]*[.B80])/(1-[.A$2])" office:value-type="float" office:value="75">
            <text:p>75</text:p>
          </table:table-cell>
          <table:table-cell table:style-name="ce2" table:formula="of:=[.Q$12]*EXP([.R$12]*LN([.C80]))" office:value-type="float" office:value="0.0116932588674685">
            <text:p>0.012</text:p>
          </table:table-cell>
          <table:table-cell table:style-name="ce2" table:formula="of:=[.D80]*[.B80]" office:value-type="float" office:value="0.526196649036083">
            <text:p>0.526</text:p>
          </table:table-cell>
          <table:table-cell table:style-name="ce2" table:formula="of:=(32*[.B80]-[.A80])*[.C$2]*[.E$2]" office:value-type="float" office:value="5.472">
            <text:p>5.472</text:p>
          </table:table-cell>
          <table:table-cell table:style-name="ce3" table:formula="of:=[.E80]/[.F80]" office:value-type="float" office:value="0.0961616683179976">
            <text:p>0.09616</text:p>
          </table:table-cell>
          <table:table-cell table:formula="of:=[.E80]/[.A80]*100" office:value-type="float" office:value="0.730828679216782">
            <text:p>0.7308</text:p>
          </table:table-cell>
          <table:table-cell table:number-columns-repeated="10"/>
        </table:table-row>
        <table:table-row table:style-name="ro1">
          <table:table-cell table:formula="of:=[.A80]+[.A$34]" office:value-type="float" office:value="73.5">
            <text:p>73.5</text:p>
          </table:table-cell>
          <table:table-cell table:formula="of:=1+[.B80]" office:value-type="float" office:value="46">
            <text:p>46</text:p>
          </table:table-cell>
          <table:table-cell table:formula="of:=([.A81]-[.F$2]*[.B81])/(1-[.A$2])" office:value-type="float" office:value="76.5625">
            <text:p>76.56</text:p>
          </table:table-cell>
          <table:table-cell table:style-name="ce2" table:formula="of:=[.Q$12]*EXP([.R$12]*LN([.C81]))" office:value-type="float" office:value="0.0115280731305904">
            <text:p>0.012</text:p>
          </table:table-cell>
          <table:table-cell table:style-name="ce2" table:formula="of:=[.D81]*[.B81]" office:value-type="float" office:value="0.530291364007157">
            <text:p>0.530</text:p>
          </table:table-cell>
          <table:table-cell table:style-name="ce2" table:formula="of:=(32*[.B81]-[.A81])*[.C$2]*[.E$2]" office:value-type="float" office:value="5.594">
            <text:p>5.594</text:p>
          </table:table-cell>
          <table:table-cell table:style-name="ce3" table:formula="of:=[.E81]/[.F81]" office:value-type="float" office:value="0.0947964540591987">
            <text:p>0.09480</text:p>
          </table:table-cell>
          <table:table-cell table:formula="of:=[.E81]/[.A81]*100" office:value-type="float" office:value="0.72148484898933">
            <text:p>0.7215</text:p>
          </table:table-cell>
          <table:table-cell table:number-columns-repeated="10"/>
        </table:table-row>
        <table:table-row table:style-name="ro1">
          <table:table-cell table:formula="of:=[.A81]+[.A$34]" office:value-type="float" office:value="75">
            <text:p>75</text:p>
          </table:table-cell>
          <table:table-cell table:formula="of:=1+[.B81]" office:value-type="float" office:value="47">
            <text:p>47</text:p>
          </table:table-cell>
          <table:table-cell table:formula="of:=([.A82]-[.F$2]*[.B82])/(1-[.A$2])" office:value-type="float" office:value="78.125">
            <text:p>78.13</text:p>
          </table:table-cell>
          <table:table-cell table:style-name="ce2" table:formula="of:=[.Q$12]*EXP([.R$12]*LN([.C82]))" office:value-type="float" office:value="0.0113684881929788">
            <text:p>0.011</text:p>
          </table:table-cell>
          <table:table-cell table:style-name="ce2" table:formula="of:=[.D82]*[.B82]" office:value-type="float" office:value="0.534318945070006">
            <text:p>0.534</text:p>
          </table:table-cell>
          <table:table-cell table:style-name="ce2" table:formula="of:=(32*[.B82]-[.A82])*[.C$2]*[.E$2]" office:value-type="float" office:value="5.716">
            <text:p>5.716</text:p>
          </table:table-cell>
          <table:table-cell table:style-name="ce3" table:formula="of:=[.E82]/[.F82]" office:value-type="float" office:value="0.0934777720556343">
            <text:p>0.09348</text:p>
          </table:table-cell>
          <table:table-cell table:formula="of:=[.E82]/[.A82]*100" office:value-type="float" office:value="0.712425260093341">
            <text:p>0.7124</text:p>
          </table:table-cell>
          <table:table-cell table:number-columns-repeated="10"/>
        </table:table-row>
        <table:table-row table:style-name="ro1">
          <table:table-cell table:formula="of:=[.A82]+[.A$34]" office:value-type="float" office:value="76.5">
            <text:p>76.5</text:p>
          </table:table-cell>
          <table:table-cell table:formula="of:=1+[.B82]" office:value-type="float" office:value="48">
            <text:p>48</text:p>
          </table:table-cell>
          <table:table-cell table:formula="of:=([.A83]-[.F$2]*[.B83])/(1-[.A$2])" office:value-type="float" office:value="79.6875">
            <text:p>79.69</text:p>
          </table:table-cell>
          <table:table-cell table:style-name="ce2" table:formula="of:=[.Q$12]*EXP([.R$12]*LN([.C83]))" office:value-type="float" office:value="0.0112142077281347">
            <text:p>0.011</text:p>
          </table:table-cell>
          <table:table-cell table:style-name="ce2" table:formula="of:=[.D83]*[.B83]" office:value-type="float" office:value="0.538281970950467">
            <text:p>0.538</text:p>
          </table:table-cell>
          <table:table-cell table:style-name="ce2" table:formula="of:=(32*[.B83]-[.A83])*[.C$2]*[.E$2]" office:value-type="float" office:value="5.838">
            <text:p>5.838</text:p>
          </table:table-cell>
          <table:table-cell table:style-name="ce3" table:formula="of:=[.E83]/[.F83]" office:value-type="float" office:value="0.0922031467883637">
            <text:p>0.09220</text:p>
          </table:table-cell>
          <table:table-cell table:formula="of:=[.E83]/[.A83]*100" office:value-type="float" office:value="0.703636563333944">
            <text:p>0.7036</text:p>
          </table:table-cell>
          <table:table-cell table:number-columns-repeated="10"/>
        </table:table-row>
        <table:table-row table:style-name="ro1">
          <table:table-cell table:formula="of:=[.A83]+[.A$34]" office:value-type="float" office:value="78">
            <text:p>78</text:p>
          </table:table-cell>
          <table:table-cell table:formula="of:=1+[.B83]" office:value-type="float" office:value="49">
            <text:p>49</text:p>
          </table:table-cell>
          <table:table-cell table:formula="of:=([.A84]-[.F$2]*[.B84])/(1-[.A$2])" office:value-type="float" office:value="81.25">
            <text:p>81.25</text:p>
          </table:table-cell>
          <table:table-cell table:style-name="ce2" table:formula="of:=[.Q$12]*EXP([.R$12]*LN([.C84]))" office:value-type="float" office:value="0.0110649565011958">
            <text:p>0.011</text:p>
          </table:table-cell>
          <table:table-cell table:style-name="ce2" table:formula="of:=[.D84]*[.B84]" office:value-type="float" office:value="0.542182868558595">
            <text:p>0.542</text:p>
          </table:table-cell>
          <table:table-cell table:style-name="ce2" table:formula="of:=(32*[.B84]-[.A84])*[.C$2]*[.E$2]" office:value-type="float" office:value="5.96">
            <text:p>5.960</text:p>
          </table:table-cell>
          <table:table-cell table:style-name="ce3" table:formula="of:=[.E84]/[.F84]" office:value-type="float" office:value="0.0909702799594959">
            <text:p>0.09097</text:p>
          </table:table-cell>
          <table:table-cell table:formula="of:=[.E84]/[.A84]*100" office:value-type="float" office:value="0.695106241741789">
            <text:p>0.6951</text:p>
          </table:table-cell>
          <table:table-cell table:number-columns-repeated="10"/>
        </table:table-row>
        <table:table-row table:style-name="ro1">
          <table:table-cell table:formula="of:=[.A84]+[.A$34]" office:value-type="float" office:value="79.5">
            <text:p>79.5</text:p>
          </table:table-cell>
          <table:table-cell table:formula="of:=1+[.B84]" office:value-type="float" office:value="50">
            <text:p>50</text:p>
          </table:table-cell>
          <table:table-cell table:formula="of:=([.A85]-[.F$2]*[.B85])/(1-[.A$2])" office:value-type="float" office:value="82.8125">
            <text:p>82.81</text:p>
          </table:table-cell>
          <table:table-cell table:style-name="ce2" table:formula="of:=[.Q$12]*EXP([.R$12]*LN([.C85]))" office:value-type="float" office:value="0.0109204784969483">
            <text:p>0.011</text:p>
          </table:table-cell>
          <table:table-cell table:style-name="ce2" table:formula="of:=[.D85]*[.B85]" office:value-type="float" office:value="0.546023924847416">
            <text:p>0.546</text:p>
          </table:table-cell>
          <table:table-cell table:style-name="ce2" table:formula="of:=(32*[.B85]-[.A85])*[.C$2]*[.E$2]" office:value-type="float" office:value="6.082">
            <text:p>6.082</text:p>
          </table:table-cell>
          <table:table-cell table:style-name="ce3" table:formula="of:=[.E85]/[.F85]" office:value-type="float" office:value="0.0897770346674476">
            <text:p>0.08978</text:p>
          </table:table-cell>
          <table:table-cell table:formula="of:=[.E85]/[.A85]*100" office:value-type="float" office:value="0.686822546977882">
            <text:p>0.6868</text:p>
          </table:table-cell>
          <table:table-cell table:number-columns-repeated="10"/>
        </table:table-row>
        <table:table-row table:style-name="ro1">
          <table:table-cell table:formula="of:=[.A85]+[.A$34]" office:value-type="float" office:value="81">
            <text:p>81</text:p>
          </table:table-cell>
          <table:table-cell table:formula="of:=1+[.B85]" office:value-type="float" office:value="51">
            <text:p>51</text:p>
          </table:table-cell>
          <table:table-cell table:formula="of:=([.A86]-[.F$2]*[.B86])/(1-[.A$2])" office:value-type="float" office:value="84.375">
            <text:p>84.38</text:p>
          </table:table-cell>
          <table:table-cell table:style-name="ce2" table:formula="of:=[.Q$12]*EXP([.R$12]*LN([.C86]))" office:value-type="float" office:value="0.0107805352456709">
            <text:p>0.011</text:p>
          </table:table-cell>
          <table:table-cell table:style-name="ce2" table:formula="of:=[.D86]*[.B86]" office:value-type="float" office:value="0.549807297529214">
            <text:p>0.550</text:p>
          </table:table-cell>
          <table:table-cell table:style-name="ce2" table:formula="of:=(32*[.B86]-[.A86])*[.C$2]*[.E$2]" office:value-type="float" office:value="6.204">
            <text:p>6.204</text:p>
          </table:table-cell>
          <table:table-cell table:style-name="ce3" table:formula="of:=[.E86]/[.F86]" office:value-type="float" office:value="0.088621421265186">
            <text:p>0.08862</text:p>
          </table:table-cell>
          <table:table-cell table:formula="of:=[.E86]/[.A86]*100" office:value-type="float" office:value="0.678774441394092">
            <text:p>0.6788</text:p>
          </table:table-cell>
          <table:table-cell table:number-columns-repeated="10"/>
        </table:table-row>
        <table:table-row table:style-name="ro1">
          <table:table-cell table:formula="of:=[.A86]+[.A$34]" office:value-type="float" office:value="82.5">
            <text:p>82.5</text:p>
          </table:table-cell>
          <table:table-cell table:formula="of:=1+[.B86]" office:value-type="float" office:value="52">
            <text:p>52</text:p>
          </table:table-cell>
          <table:table-cell table:formula="of:=([.A87]-[.F$2]*[.B87])/(1-[.A$2])" office:value-type="float" office:value="85.9375">
            <text:p>85.94</text:p>
          </table:table-cell>
          <table:table-cell table:style-name="ce2" table:formula="of:=[.Q$12]*EXP([.R$12]*LN([.C87]))" office:value-type="float" office:value="0.0106449043226775">
            <text:p>0.011</text:p>
          </table:table-cell>
          <table:table-cell table:style-name="ce2" table:formula="of:=[.D87]*[.B87]" office:value-type="float" office:value="0.553535024779231">
            <text:p>0.554</text:p>
          </table:table-cell>
          <table:table-cell table:style-name="ce2" table:formula="of:=(32*[.B87]-[.A87])*[.C$2]*[.E$2]" office:value-type="float" office:value="6.326">
            <text:p>6.326</text:p>
          </table:table-cell>
          <table:table-cell table:style-name="ce3" table:formula="of:=[.E87]/[.F87]" office:value-type="float" office:value="0.0875015846947883">
            <text:p>0.08750</text:p>
          </table:table-cell>
          <table:table-cell table:formula="of:=[.E87]/[.A87]*100" office:value-type="float" office:value="0.670951545186947">
            <text:p>0.6710</text:p>
          </table:table-cell>
          <table:table-cell table:number-columns-repeated="10"/>
        </table:table-row>
        <table:table-row table:style-name="ro1">
          <table:table-cell table:formula="of:=[.A87]+[.A$34]" office:value-type="float" office:value="84">
            <text:p>84</text:p>
          </table:table-cell>
          <table:table-cell table:formula="of:=1+[.B87]" office:value-type="float" office:value="53">
            <text:p>53</text:p>
          </table:table-cell>
          <table:table-cell table:formula="of:=([.A88]-[.F$2]*[.B88])/(1-[.A$2])" office:value-type="float" office:value="87.5">
            <text:p>87.5</text:p>
          </table:table-cell>
          <table:table-cell table:style-name="ce2" table:formula="of:=[.Q$12]*EXP([.R$12]*LN([.C88]))" office:value-type="float" office:value="0.01051337800075">
            <text:p>0.011</text:p>
          </table:table-cell>
          <table:table-cell table:style-name="ce2" table:formula="of:=[.D88]*[.B88]" office:value-type="float" office:value="0.557209034039748">
            <text:p>0.557</text:p>
          </table:table-cell>
          <table:table-cell table:style-name="ce2" table:formula="of:=(32*[.B88]-[.A88])*[.C$2]*[.E$2]" office:value-type="float" office:value="6.448">
            <text:p>6.448</text:p>
          </table:table-cell>
          <table:table-cell table:style-name="ce3" table:formula="of:=[.E88]/[.F88]" office:value-type="float" office:value="0.0864157931203084">
            <text:p>0.08642</text:p>
          </table:table-cell>
          <table:table-cell table:formula="of:=[.E88]/[.A88]*100" office:value-type="float" office:value="0.663344088142557">
            <text:p>0.6633</text:p>
          </table:table-cell>
          <table:table-cell table:number-columns-repeated="10"/>
        </table:table-row>
        <table:table-row table:style-name="ro1">
          <table:table-cell table:formula="of:=[.A88]+[.A$34]" office:value-type="float" office:value="85.5">
            <text:p>85.5</text:p>
          </table:table-cell>
          <table:table-cell table:formula="of:=1+[.B88]" office:value-type="float" office:value="54">
            <text:p>54</text:p>
          </table:table-cell>
          <table:table-cell table:formula="of:=([.A89]-[.F$2]*[.B89])/(1-[.A$2])" office:value-type="float" office:value="89.0625">
            <text:p>89.06</text:p>
          </table:table-cell>
          <table:table-cell table:style-name="ce2" table:formula="of:=[.Q$12]*EXP([.R$12]*LN([.C89]))" office:value-type="float" office:value="0.0103857620374646">
            <text:p>0.010</text:p>
          </table:table-cell>
          <table:table-cell table:style-name="ce2" table:formula="of:=[.D89]*[.B89]" office:value-type="float" office:value="0.560831150023089">
            <text:p>0.561</text:p>
          </table:table-cell>
          <table:table-cell table:style-name="ce2" table:formula="of:=(32*[.B89]-[.A89])*[.C$2]*[.E$2]" office:value-type="float" office:value="6.57">
            <text:p>6.570</text:p>
          </table:table-cell>
          <table:table-cell table:style-name="ce3" table:formula="of:=[.E89]/[.F89]" office:value-type="float" office:value="0.0853624277051886">
            <text:p>0.08536</text:p>
          </table:table-cell>
          <table:table-cell table:formula="of:=[.E89]/[.A89]*100" office:value-type="float" office:value="0.655942865524081">
            <text:p>0.6559</text:p>
          </table:table-cell>
          <table:table-cell table:number-columns-repeated="10"/>
        </table:table-row>
        <table:table-row table:style-name="ro1">
          <table:table-cell table:formula="of:=[.A89]+[.A$34]" office:value-type="float" office:value="87">
            <text:p>87</text:p>
          </table:table-cell>
          <table:table-cell table:formula="of:=1+[.B89]" office:value-type="float" office:value="55">
            <text:p>55</text:p>
          </table:table-cell>
          <table:table-cell table:formula="of:=([.A90]-[.F$2]*[.B90])/(1-[.A$2])" office:value-type="float" office:value="90.625">
            <text:p>90.63</text:p>
          </table:table-cell>
          <table:table-cell table:style-name="ce2" table:formula="of:=[.Q$12]*EXP([.R$12]*LN([.C90]))" office:value-type="float" office:value="0.0102618745818122">
            <text:p>0.010</text:p>
          </table:table-cell>
          <table:table-cell table:style-name="ce2" table:formula="of:=[.D90]*[.B90]" office:value-type="float" office:value="0.564403101999671">
            <text:p>0.564</text:p>
          </table:table-cell>
          <table:table-cell table:style-name="ce2" table:formula="of:=(32*[.B90]-[.A90])*[.C$2]*[.E$2]" office:value-type="float" office:value="6.692">
            <text:p>6.692</text:p>
          </table:table-cell>
          <table:table-cell table:style-name="ce3" table:formula="of:=[.E90]/[.F90]" office:value-type="float" office:value="0.0843399734010267">
            <text:p>0.08434</text:p>
          </table:table-cell>
          <table:table-cell table:formula="of:=[.E90]/[.A90]*100" office:value-type="float" office:value="0.648739197700771">
            <text:p>0.6487</text:p>
          </table:table-cell>
          <table:table-cell table:number-columns-repeated="10"/>
        </table:table-row>
        <table:table-row table:style-name="ro1">
          <table:table-cell table:formula="of:=[.A90]+[.A$34]" office:value-type="float" office:value="88.5">
            <text:p>88.5</text:p>
          </table:table-cell>
          <table:table-cell table:formula="of:=1+[.B90]" office:value-type="float" office:value="56">
            <text:p>56</text:p>
          </table:table-cell>
          <table:table-cell table:formula="of:=([.A91]-[.F$2]*[.B91])/(1-[.A$2])" office:value-type="float" office:value="92.1875">
            <text:p>92.19</text:p>
          </table:table-cell>
          <table:table-cell table:style-name="ce2" table:formula="of:=[.Q$12]*EXP([.R$12]*LN([.C91]))" office:value-type="float" office:value="0.0101415451865471">
            <text:p>0.010</text:p>
          </table:table-cell>
          <table:table-cell table:style-name="ce2" table:formula="of:=[.D91]*[.B91]" office:value-type="float" office:value="0.567926530446638">
            <text:p>0.568</text:p>
          </table:table-cell>
          <table:table-cell table:style-name="ce2" table:formula="of:=(32*[.B91]-[.A91])*[.C$2]*[.E$2]" office:value-type="float" office:value="6.814">
            <text:p>6.814</text:p>
          </table:table-cell>
          <table:table-cell table:style-name="ce3" table:formula="of:=[.E91]/[.F91]" office:value-type="float" office:value="0.0833470106320279">
            <text:p>0.08335</text:p>
          </table:table-cell>
          <table:table-cell table:formula="of:=[.E91]/[.A91]*100" office:value-type="float" office:value="0.641724893160043">
            <text:p>0.6417</text:p>
          </table:table-cell>
          <table:table-cell table:number-columns-repeated="10"/>
        </table:table-row>
        <table:table-row table:style-name="ro1">
          <table:table-cell table:formula="of:=[.A91]+[.A$34]" office:value-type="float" office:value="90">
            <text:p>90</text:p>
          </table:table-cell>
          <table:table-cell table:formula="of:=1+[.B91]" office:value-type="float" office:value="57">
            <text:p>57</text:p>
          </table:table-cell>
          <table:table-cell table:formula="of:=([.A92]-[.F$2]*[.B92])/(1-[.A$2])" office:value-type="float" office:value="93.75">
            <text:p>93.75</text:p>
          </table:table-cell>
          <table:table-cell table:style-name="ce2" table:formula="of:=[.Q$12]*EXP([.R$12]*LN([.C92]))" office:value-type="float" office:value="0.0100246139144463">
            <text:p>0.010</text:p>
          </table:table-cell>
          <table:table-cell table:style-name="ce2" table:formula="of:=[.D92]*[.B92]" office:value-type="float" office:value="0.571402993123441">
            <text:p>0.571</text:p>
          </table:table-cell>
          <table:table-cell table:style-name="ce2" table:formula="of:=(32*[.B92]-[.A92])*[.C$2]*[.E$2]" office:value-type="float" office:value="6.936">
            <text:p>6.936</text:p>
          </table:table-cell>
          <table:table-cell table:style-name="ce3" table:formula="of:=[.E92]/[.F92]" office:value-type="float" office:value="0.0823822077744292">
            <text:p>0.08238</text:p>
          </table:table-cell>
          <table:table-cell table:formula="of:=[.E92]/[.A92]*100" office:value-type="float" office:value="0.634892214581601">
            <text:p>0.6349</text:p>
          </table:table-cell>
          <table:table-cell table:number-columns-repeated="10"/>
        </table:table-row>
        <table:table-row table:style-name="ro1">
          <table:table-cell table:formula="of:=[.A92]+[.A$34]" office:value-type="float" office:value="91.5">
            <text:p>91.5</text:p>
          </table:table-cell>
          <table:table-cell table:formula="of:=1+[.B92]" office:value-type="float" office:value="58">
            <text:p>58</text:p>
          </table:table-cell>
          <table:table-cell table:formula="of:=([.A93]-[.F$2]*[.B93])/(1-[.A$2])" office:value-type="float" office:value="95.3125">
            <text:p>95.31</text:p>
          </table:table-cell>
          <table:table-cell table:style-name="ce2" table:formula="of:=[.Q$12]*EXP([.R$12]*LN([.C93]))" office:value-type="float" office:value="0.0099109305281517">
            <text:p>0.010</text:p>
          </table:table-cell>
          <table:table-cell table:style-name="ce2" table:formula="of:=[.D93]*[.B93]" office:value-type="float" office:value="0.574833970632798">
            <text:p>0.575</text:p>
          </table:table-cell>
          <table:table-cell table:style-name="ce2" table:formula="of:=(32*[.B93]-[.A93])*[.C$2]*[.E$2]" office:value-type="float" office:value="7.058">
            <text:p>7.058</text:p>
          </table:table-cell>
          <table:table-cell table:style-name="ce3" table:formula="of:=[.E93]/[.F93]" office:value-type="float" office:value="0.0814443143429865">
            <text:p>0.08144</text:p>
          </table:table-cell>
          <table:table-cell table:formula="of:=[.E93]/[.A93]*100" office:value-type="float" office:value="0.628233847686118">
            <text:p>0.6282</text:p>
          </table:table-cell>
          <table:table-cell table:number-columns-repeated="10"/>
        </table:table-row>
        <table:table-row table:style-name="ro1">
          <table:table-cell table:formula="of:=[.A93]+[.A$34]" office:value-type="float" office:value="93">
            <text:p>93</text:p>
          </table:table-cell>
          <table:table-cell table:formula="of:=1+[.B93]" office:value-type="float" office:value="59">
            <text:p>59</text:p>
          </table:table-cell>
          <table:table-cell table:formula="of:=([.A94]-[.F$2]*[.B94])/(1-[.A$2])" office:value-type="float" office:value="96.875">
            <text:p>96.88</text:p>
          </table:table-cell>
          <table:table-cell table:style-name="ce2" table:formula="of:=[.Q$12]*EXP([.R$12]*LN([.C94]))" office:value-type="float" office:value="0.00980035375455373">
            <text:p>0.010</text:p>
          </table:table-cell>
          <table:table-cell table:style-name="ce2" table:formula="of:=[.D94]*[.B94]" office:value-type="float" office:value="0.57822087151867">
            <text:p>0.578</text:p>
          </table:table-cell>
          <table:table-cell table:style-name="ce2" table:formula="of:=(32*[.B94]-[.A94])*[.C$2]*[.E$2]" office:value-type="float" office:value="7.18">
            <text:p>7.180</text:p>
          </table:table-cell>
          <table:table-cell table:style-name="ce3" table:formula="of:=[.E94]/[.F94]" office:value-type="float" office:value="0.0805321548076142">
            <text:p>0.08053</text:p>
          </table:table-cell>
          <table:table-cell table:formula="of:=[.E94]/[.A94]*100" office:value-type="float" office:value="0.621742872600721">
            <text:p>0.6217</text:p>
          </table:table-cell>
          <table:table-cell table:number-columns-repeated="10"/>
        </table:table-row>
        <table:table-row table:style-name="ro1">
          <table:table-cell table:formula="of:=[.A94]+[.A$34]" office:value-type="float" office:value="94.5">
            <text:p>94.5</text:p>
          </table:table-cell>
          <table:table-cell table:formula="of:=1+[.B94]" office:value-type="float" office:value="60">
            <text:p>60</text:p>
          </table:table-cell>
          <table:table-cell table:formula="of:=([.A95]-[.F$2]*[.B95])/(1-[.A$2])" office:value-type="float" office:value="98.4375">
            <text:p>98.44</text:p>
          </table:table-cell>
          <table:table-cell table:style-name="ce2" table:formula="of:=[.Q$12]*EXP([.R$12]*LN([.C95]))" office:value-type="float" office:value="0.00969275061578133">
            <text:p>0.010</text:p>
          </table:table-cell>
          <table:table-cell table:style-name="ce2" table:formula="of:=[.D95]*[.B95]" office:value-type="float" office:value="0.58156503694688">
            <text:p>0.582</text:p>
          </table:table-cell>
          <table:table-cell table:style-name="ce2" table:formula="of:=(32*[.B95]-[.A95])*[.C$2]*[.E$2]" office:value-type="float" office:value="7.302">
            <text:p>7.302</text:p>
          </table:table-cell>
          <table:table-cell table:style-name="ce3" table:formula="of:=[.E95]/[.F95]" office:value-type="float" office:value="0.0796446229727307">
            <text:p>0.07964</text:p>
          </table:table-cell>
          <table:table-cell table:formula="of:=[.E95]/[.A95]*100" office:value-type="float" office:value="0.615412737509926">
            <text:p>0.6154</text:p>
          </table:table-cell>
          <table:table-cell table:number-columns-repeated="10"/>
        </table:table-row>
        <table:table-row table:style-name="ro1">
          <table:table-cell table:formula="of:=[.A95]+[.A$34]" office:value-type="float" office:value="96">
            <text:p>96</text:p>
          </table:table-cell>
          <table:table-cell table:formula="of:=1+[.B95]" office:value-type="float" office:value="61">
            <text:p>61</text:p>
          </table:table-cell>
          <table:table-cell table:formula="of:=([.A96]-[.F$2]*[.B96])/(1-[.A$2])" office:value-type="float" office:value="100">
            <text:p>100</text:p>
          </table:table-cell>
          <table:table-cell table:style-name="ce2" table:formula="of:=[.Q$12]*EXP([.R$12]*LN([.C96]))" office:value-type="float" office:value="0.00958799581981771">
            <text:p>0.010</text:p>
          </table:table-cell>
          <table:table-cell table:style-name="ce2" table:formula="of:=[.D96]*[.B96]" office:value-type="float" office:value="0.58486774500888">
            <text:p>0.585</text:p>
          </table:table-cell>
          <table:table-cell table:style-name="ce2" table:formula="of:=(32*[.B96]-[.A96])*[.C$2]*[.E$2]" office:value-type="float" office:value="7.424">
            <text:p>7.424</text:p>
          </table:table-cell>
          <table:table-cell table:style-name="ce3" table:formula="of:=[.E96]/[.F96]" office:value-type="float" office:value="0.0787806768600324">
            <text:p>0.07878</text:p>
          </table:table-cell>
          <table:table-cell table:formula="of:=[.E96]/[.A96]*100" office:value-type="float" office:value="0.60923723438425">
            <text:p>0.6092</text:p>
          </table:table-cell>
          <table:table-cell table:number-columns-repeated="10"/>
        </table:table-row>
        <table:table-row table:style-name="ro1">
          <table:table-cell table:formula="of:=[.A96]+[.A$34]" office:value-type="float" office:value="97.5">
            <text:p>97.5</text:p>
          </table:table-cell>
          <table:table-cell table:formula="of:=1+[.B96]" office:value-type="float" office:value="62">
            <text:p>62</text:p>
          </table:table-cell>
          <table:table-cell table:formula="of:=([.A97]-[.F$2]*[.B97])/(1-[.A$2])" office:value-type="float" office:value="101.5625">
            <text:p>101.56</text:p>
          </table:table-cell>
          <table:table-cell table:style-name="ce2" table:formula="of:=[.Q$12]*EXP([.R$12]*LN([.C97]))" office:value-type="float" office:value="0.0094859712045907">
            <text:p>0.009</text:p>
          </table:table-cell>
          <table:table-cell table:style-name="ce2" table:formula="of:=[.D97]*[.B97]" office:value-type="float" office:value="0.588130214684623">
            <text:p>0.588</text:p>
          </table:table-cell>
          <table:table-cell table:style-name="ce2" table:formula="of:=(32*[.B97]-[.A97])*[.C$2]*[.E$2]" office:value-type="float" office:value="7.546">
            <text:p>7.546</text:p>
          </table:table-cell>
          <table:table-cell table:style-name="ce3" table:formula="of:=[.E97]/[.F97]" office:value-type="float" office:value="0.0779393340424892">
            <text:p>0.07794</text:p>
          </table:table-cell>
          <table:table-cell table:formula="of:=[.E97]/[.A97]*100" office:value-type="float" office:value="0.603210476599614">
            <text:p>0.6032</text:p>
          </table:table-cell>
          <table:table-cell table:number-columns-repeated="10"/>
        </table:table-row>
        <table:table-row table:style-name="ro1">
          <table:table-cell table:formula="of:=[.A97]+[.A$34]" office:value-type="float" office:value="99">
            <text:p>99</text:p>
          </table:table-cell>
          <table:table-cell table:formula="of:=1+[.B97]" office:value-type="float" office:value="63">
            <text:p>63</text:p>
          </table:table-cell>
          <table:table-cell table:formula="of:=([.A98]-[.F$2]*[.B98])/(1-[.A$2])" office:value-type="float" office:value="103.125">
            <text:p>103.13</text:p>
          </table:table-cell>
          <table:table-cell table:style-name="ce2" table:formula="of:=[.Q$12]*EXP([.R$12]*LN([.C98]))" office:value-type="float" office:value="0.00938656523010399">
            <text:p>0.009</text:p>
          </table:table-cell>
          <table:table-cell table:style-name="ce2" table:formula="of:=[.D98]*[.B98]" office:value-type="float" office:value="0.591353609496551">
            <text:p>0.591</text:p>
          </table:table-cell>
          <table:table-cell table:style-name="ce2" table:formula="of:=(32*[.B98]-[.A98])*[.C$2]*[.E$2]" office:value-type="float" office:value="7.668">
            <text:p>7.668</text:p>
          </table:table-cell>
          <table:table-cell table:style-name="ce3" table:formula="of:=[.E98]/[.F98]" office:value-type="float" office:value="0.0771196673834834">
            <text:p>0.07712</text:p>
          </table:table-cell>
          <table:table-cell table:formula="of:=[.E98]/[.A98]*100" office:value-type="float" office:value="0.597326878279345">
            <text:p>0.5973</text:p>
          </table:table-cell>
          <table:table-cell table:number-columns-repeated="10"/>
        </table:table-row>
        <table:table-row table:style-name="ro1">
          <table:table-cell table:formula="of:=[.A98]+[.A$34]" office:value-type="float" office:value="100.5">
            <text:p>100.5</text:p>
          </table:table-cell>
          <table:table-cell table:formula="of:=1+[.B98]" office:value-type="float" office:value="64">
            <text:p>64</text:p>
          </table:table-cell>
          <table:table-cell table:formula="of:=([.A99]-[.F$2]*[.B99])/(1-[.A$2])" office:value-type="float" office:value="104.6875">
            <text:p>104.69</text:p>
          </table:table-cell>
          <table:table-cell table:style-name="ce2" table:formula="of:=[.Q$12]*EXP([.R$12]*LN([.C99]))" office:value-type="float" office:value="0.00928967251380115">
            <text:p>0.009</text:p>
          </table:table-cell>
          <table:table-cell table:style-name="ce2" table:formula="of:=[.D99]*[.B99]" office:value-type="float" office:value="0.594539040883274">
            <text:p>0.595</text:p>
          </table:table-cell>
          <table:table-cell table:style-name="ce2" table:formula="of:=(32*[.B99]-[.A99])*[.C$2]*[.E$2]" office:value-type="float" office:value="7.79">
            <text:p>7.790</text:p>
          </table:table-cell>
          <table:table-cell table:style-name="ce3" table:formula="of:=[.E99]/[.F99]" office:value-type="float" office:value="0.0763208011403432">
            <text:p>0.07632</text:p>
          </table:table-cell>
          <table:table-cell table:formula="of:=[.E99]/[.A99]*100" office:value-type="float" office:value="0.591581135207237">
            <text:p>0.5916</text:p>
          </table:table-cell>
          <table:table-cell table:number-columns-repeated="10"/>
        </table:table-row>
        <table:table-row table:style-name="ro1" table:number-rows-repeated="81">
          <table:table-cell table:number-columns-repeated="3"/>
          <table:table-cell table:style-name="ce2" table:number-columns-repeated="3"/>
          <table:table-cell table:style-name="ce3"/>
          <table:table-cell table:number-columns-repeated="11"/>
        </table:table-row>
        <table:table-row table:style-name="ro1" table:number-rows-repeated="104839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1_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7" table:default-cell-style-name="Default"/>
        <table:table-row table:style-name="ro1">
          <table:table-cell office:value-type="string">
            <text:p>Commission</text:p>
          </table:table-cell>
          <table:table-cell office:value-type="string">
            <text:p>Continuous APR</text:p>
          </table:table-cell>
          <table:table-cell office:value-type="string">
            <text:p>Protocol Cut</text:p>
          </table:table-cell>
          <table:table-cell office:value-type="string">
            <text:p>Voter Share</text:p>
          </table:table-cell>
          <table:table-cell office:value-type="string">
            <text:p>Total Rewards</text:p>
          </table:table-cell>
          <table:table-cell office:value-type="string">
            <text:p>Anti-grief</text:p>
          </table:table-cell>
          <table:table-cell table:number-columns-repeated="14"/>
        </table:table-row>
        <table:table-row table:style-name="ro1">
          <table:table-cell table:style-name="ce1" office:value-type="float" office:value="0.04">
            <text:p>0.0400</text:p>
          </table:table-cell>
          <table:table-cell table:style-name="ce2" office:value-type="float" office:value="0.04">
            <text:p>0.040</text:p>
          </table:table-cell>
          <table:table-cell table:formula="of:=0.14-[.A2]-[.D2]"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/>
          <table:table-cell table:style-name="ce2"/>
          <table:table-cell/>
          <table:table-cell office:value-type="string">
            <text:p>Fee per minipool</text:p>
          </table:table-cell>
          <table:table-cell table:number-columns-repeated="16"/>
        </table:table-row>
        <table:table-row table:style-name="ro1">
          <table:table-cell office:value-type="string">
            <text:p>ETH in node</text:p>
          </table:table-cell>
          <table:table-cell office:value-type="string">
            <text:p>Minipools</text:p>
          </table:table-cell>
          <table:table-cell office:value-type="string">
            <text:p>Maximum penalizable reward</text:p>
          </table:table-cell>
          <table:table-cell office:value-type="string">
            <text:p>ETH at risk (per validator per year)</text:p>
          </table:table-cell>
          <table:table-cell office:value-type="string">
            <text:p>Total</text:p>
          </table:table-cell>
          <table:table-cell office:value-type="string">
            <text:p>Continuous Rewards</text:p>
          </table:table-cell>
          <table:table-cell office:value-type="string">
            <text:p>Continuous Income</text:p>
          </table:table-cell>
          <table:table-cell office:value-type="string">
            <text:p>Apr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5]/(1-[.A$2])" office:value-type="float" office:value="4.16666666666667">
            <text:p>4.17</text:p>
          </table:table-cell>
          <table:table-cell table:style-name="ce2" table:formula="of:=[.Q$12]*EXP([.R$12]*LN([.C5]))" office:value-type="float" office:value="0.0859159096842443">
            <text:p>0.086</text:p>
          </table:table-cell>
          <table:table-cell table:formula="of:=[.D5]*[.B5]" office:value-type="float" office:value="0.0859159096842443">
            <text:p>0.09</text:p>
          </table:table-cell>
          <table:table-cell table:style-name="ce2" table:formula="of:=[.A5]*[.B$2]+(32*[.B5]-[.A5])*[.A$2]*[.B$2]" office:value-type="float" office:value="0.2048">
            <text:p>0.205</text:p>
          </table:table-cell>
          <table:table-cell table:formula="of:=[.F5]-[.E5]" office:value-type="float" office:value="0.118884090315756">
            <text:p>0.12</text:p>
          </table:table-cell>
          <table:table-cell table:formula="of:=[.G5]/[.A5]" office:value-type="float" office:value="0.0297210225789389">
            <text:p>0.0297</text:p>
          </table:table-cell>
          <table:table-cell table:number-columns-repeated="12"/>
        </table:table-row>
        <table:table-row table:style-name="ro1">
          <table:table-cell table:formula="of:=4+[.A5]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A6]/(1-[.A$2])" office:value-type="float" office:value="8.33333333333333">
            <text:p>8.33</text:p>
          </table:table-cell>
          <table:table-cell table:style-name="ce2" table:formula="of:=[.Q$12]*EXP([.R$12]*LN([.C6]))" office:value-type="float" office:value="0.0532553073914101">
            <text:p>0.053</text:p>
          </table:table-cell>
          <table:table-cell table:formula="of:=[.D6]*[.B6]" office:value-type="float" office:value="0.10651061478282">
            <text:p>0.11</text:p>
          </table:table-cell>
          <table:table-cell table:style-name="ce2" table:formula="of:=[.A6]*[.B$2]+(32*[.B6]-[.A6])*[.A$2]*[.B$2]" office:value-type="float" office:value="0.4096">
            <text:p>0.410</text:p>
          </table:table-cell>
          <table:table-cell table:formula="of:=[.F6]-[.E6]" office:value-type="float" office:value="0.30308938521718">
            <text:p>0.3</text:p>
          </table:table-cell>
          <table:table-cell table:formula="of:=[.G6]/[.A6]" office:value-type="float" office:value="0.0378861731521475">
            <text:p>0.0379</text:p>
          </table:table-cell>
          <table:table-cell table:number-columns-repeated="12"/>
        </table:table-row>
        <table:table-row table:style-name="ro1">
          <table:table-cell table:formula="of:=1.5+[.A6]" office:value-type="float" office:value="9.5">
            <text:p>9.5</text:p>
          </table:table-cell>
          <table:table-cell table:formula="of:=1+[.B6]" office:value-type="float" office:value="3">
            <text:p>3</text:p>
          </table:table-cell>
          <table:table-cell table:formula="of:=[.A7]/(1-[.A$2])" office:value-type="float" office:value="9.89583333333333">
            <text:p>9.9</text:p>
          </table:table-cell>
          <table:table-cell table:style-name="ce2" table:formula="of:=[.Q$12]*EXP([.R$12]*LN([.C7]))" office:value-type="float" office:value="0.0473004964713448">
            <text:p>0.047</text:p>
          </table:table-cell>
          <table:table-cell table:formula="of:=[.D7]*[.B7]" office:value-type="float" office:value="0.141901489414035">
            <text:p>0.14</text:p>
          </table:table-cell>
          <table:table-cell table:style-name="ce2" table:formula="of:=[.A7]*[.B$2]+(32*[.B7]-[.A7])*[.A$2]*[.B$2]" office:value-type="float" office:value="0.5184">
            <text:p>0.518</text:p>
          </table:table-cell>
          <table:table-cell table:formula="of:=[.F7]-[.E7]" office:value-type="float" office:value="0.376498510585965">
            <text:p>0.38</text:p>
          </table:table-cell>
          <table:table-cell table:formula="of:=[.G7]/[.A7]" office:value-type="float" office:value="0.0396314221669437">
            <text:p>0.0396</text:p>
          </table:table-cell>
          <table:table-cell table:number-columns-repeated="12"/>
        </table:table-row>
        <table:table-row table:style-name="ro1">
          <table:table-cell table:formula="of:=1.5+[.A7]" office:value-type="float" office:value="11">
            <text:p>11</text:p>
          </table:table-cell>
          <table:table-cell table:formula="of:=1+[.B7]" office:value-type="float" office:value="4">
            <text:p>4</text:p>
          </table:table-cell>
          <table:table-cell table:formula="of:=[.A8]/(1-[.A$2])" office:value-type="float" office:value="11.4583333333333">
            <text:p>11.46</text:p>
          </table:table-cell>
          <table:table-cell table:style-name="ce2" table:formula="of:=[.Q$12]*EXP([.R$12]*LN([.C8]))" office:value-type="float" office:value="0.0427497947616147">
            <text:p>0.043</text:p>
          </table:table-cell>
          <table:table-cell table:formula="of:=[.D8]*[.B8]" office:value-type="float" office:value="0.170999179046459">
            <text:p>0.17</text:p>
          </table:table-cell>
          <table:table-cell table:style-name="ce2" table:formula="of:=[.A8]*[.B$2]+(32*[.B8]-[.A8])*[.A$2]*[.B$2]" office:value-type="float" office:value="0.6272">
            <text:p>0.627</text:p>
          </table:table-cell>
          <table:table-cell table:formula="of:=[.F8]-[.E8]" office:value-type="float" office:value="0.456200820953541">
            <text:p>0.46</text:p>
          </table:table-cell>
          <table:table-cell table:formula="of:=[.G8]/[.A8]" office:value-type="float" office:value="0.0414728019048674">
            <text:p>0.0415</text:p>
          </table:table-cell>
          <table:table-cell table:number-columns-repeated="12"/>
        </table:table-row>
        <table:table-row table:style-name="ro1">
          <table:table-cell table:formula="of:=1.5+[.A8]" office:value-type="float" office:value="12.5">
            <text:p>12.5</text:p>
          </table:table-cell>
          <table:table-cell table:formula="of:=1+[.B8]" office:value-type="float" office:value="5">
            <text:p>5</text:p>
          </table:table-cell>
          <table:table-cell table:formula="of:=[.A9]/(1-[.A$2])" office:value-type="float" office:value="13.0208333333333">
            <text:p>13.02</text:p>
          </table:table-cell>
          <table:table-cell table:style-name="ce2" table:formula="of:=[.Q$12]*EXP([.R$12]*LN([.C9]))" office:value-type="float" office:value="0.0391405638613046">
            <text:p>0.039</text:p>
          </table:table-cell>
          <table:table-cell table:formula="of:=[.D9]*[.B9]" office:value-type="float" office:value="0.195702819306523">
            <text:p>0.2</text:p>
          </table:table-cell>
          <table:table-cell table:style-name="ce2" table:formula="of:=[.A9]*[.B$2]+(32*[.B9]-[.A9])*[.A$2]*[.B$2]" office:value-type="float" office:value="0.736">
            <text:p>0.736</text:p>
          </table:table-cell>
          <table:table-cell table:formula="of:=[.F9]-[.E9]" office:value-type="float" office:value="0.540297180693477">
            <text:p>0.54</text:p>
          </table:table-cell>
          <table:table-cell table:formula="of:=[.G9]/[.A9]" office:value-type="float" office:value="0.0432237744554782">
            <text:p>0.0432</text:p>
          </table:table-cell>
          <table:table-cell table:number-columns-repeated="10"/>
          <table:table-cell>
            <draw:frame table:end-cell-address="Sheet1_2.Z28" table:end-x="0.4512in" table:end-y="0.1783in" draw:z-index="0" draw:style-name="gr1" draw:text-style-name="P1" svg:width="6.5457in" svg:height="3.5469in" svg:x="0.1287in" svg:y="0.0094in">
              <draw:object draw:notify-on-update-of-ranges="Sheet1_2.O12:Sheet1_2.O21 Sheet1_2.P12:Sheet1_2.P2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1">
          <table:table-cell table:formula="of:=1.5+[.A9]" office:value-type="float" office:value="14">
            <text:p>14</text:p>
          </table:table-cell>
          <table:table-cell table:formula="of:=1+[.B9]" office:value-type="float" office:value="6">
            <text:p>6</text:p>
          </table:table-cell>
          <table:table-cell table:formula="of:=[.A10]/(1-[.A$2])" office:value-type="float" office:value="14.5833333333333">
            <text:p>14.58</text:p>
          </table:table-cell>
          <table:table-cell table:style-name="ce2" table:formula="of:=[.Q$12]*EXP([.R$12]*LN([.C10]))" office:value-type="float" office:value="0.0361965052917529">
            <text:p>0.036</text:p>
          </table:table-cell>
          <table:table-cell table:formula="of:=[.D10]*[.B10]" office:value-type="float" office:value="0.217179031750517">
            <text:p>0.22</text:p>
          </table:table-cell>
          <table:table-cell table:style-name="ce2" table:formula="of:=[.A10]*[.B$2]+(32*[.B10]-[.A10])*[.A$2]*[.B$2]" office:value-type="float" office:value="0.8448">
            <text:p>0.845</text:p>
          </table:table-cell>
          <table:table-cell table:formula="of:=[.F10]-[.E10]" office:value-type="float" office:value="0.627620968249483">
            <text:p>0.63</text:p>
          </table:table-cell>
          <table:table-cell table:formula="of:=[.G10]/[.A10]" office:value-type="float" office:value="0.0448300691606773">
            <text:p>0.0448</text:p>
          </table:table-cell>
          <table:table-cell table:number-columns-repeated="12"/>
        </table:table-row>
        <table:table-row table:style-name="ro1">
          <table:table-cell table:formula="of:=1.5+[.A10]" office:value-type="float" office:value="15.5">
            <text:p>15.5</text:p>
          </table:table-cell>
          <table:table-cell table:formula="of:=1+[.B10]" office:value-type="float" office:value="7">
            <text:p>7</text:p>
          </table:table-cell>
          <table:table-cell table:formula="of:=[.A11]/(1-[.A$2])" office:value-type="float" office:value="16.1458333333333">
            <text:p>16.15</text:p>
          </table:table-cell>
          <table:table-cell table:style-name="ce2" table:formula="of:=[.Q$12]*EXP([.R$12]*LN([.C11]))" office:value-type="float" office:value="0.0337416343740755">
            <text:p>0.034</text:p>
          </table:table-cell>
          <table:table-cell table:formula="of:=[.D11]*[.B11]" office:value-type="float" office:value="0.236191440618528">
            <text:p>0.24</text:p>
          </table:table-cell>
          <table:table-cell table:style-name="ce2" table:formula="of:=[.A11]*[.B$2]+(32*[.B11]-[.A11])*[.A$2]*[.B$2]" office:value-type="float" office:value="0.9536">
            <text:p>0.954</text:p>
          </table:table-cell>
          <table:table-cell table:formula="of:=[.F11]-[.E11]" office:value-type="float" office:value="0.717408559381472">
            <text:p>0.72</text:p>
          </table:table-cell>
          <table:table-cell table:formula="of:=[.G11]/[.A11]" office:value-type="float" office:value="0.0462844231859014">
            <text:p>0.0463</text:p>
          </table:table-cell>
          <table:table-cell table:number-columns-repeated="4"/>
          <table:table-cell office:value-type="string">
            <text:p>predicted penalty</text:p>
          </table:table-cell>
          <table:table-cell office:value-type="string">
            <text:p>node collat</text:p>
          </table:table-cell>
          <table:table-cell office:value-type="string">
            <text:p>log penalty</text:p>
          </table:table-cell>
          <table:table-cell table:style-name="ce2" office:value-type="string">
            <text:p>fee</text:p>
          </table:table-cell>
          <table:table-cell office:value-type="string">
            <text:p>m</text:p>
          </table:table-cell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 table:formula="of:=1.5+[.A11]" office:value-type="float" office:value="17">
            <text:p>17</text:p>
          </table:table-cell>
          <table:table-cell table:formula="of:=1+[.B11]" office:value-type="float" office:value="8">
            <text:p>8</text:p>
          </table:table-cell>
          <table:table-cell table:formula="of:=[.A12]/(1-[.A$2])" office:value-type="float" office:value="17.7083333333333">
            <text:p>17.71</text:p>
          </table:table-cell>
          <table:table-cell table:style-name="ce2" table:formula="of:=[.Q$12]*EXP([.R$12]*LN([.C12]))" office:value-type="float" office:value="0.0316581280265368">
            <text:p>0.032</text:p>
          </table:table-cell>
          <table:table-cell table:formula="of:=[.D12]*[.B12]" office:value-type="float" office:value="0.253265024212294">
            <text:p>0.25</text:p>
          </table:table-cell>
          <table:table-cell table:style-name="ce2" table:formula="of:=[.A12]*[.B$2]+(32*[.B12]-[.A12])*[.A$2]*[.B$2]" office:value-type="float" office:value="1.0624">
            <text:p>1.062</text:p>
          </table:table-cell>
          <table:table-cell table:formula="of:=[.F12]-[.E12]" office:value-type="float" office:value="0.809134975787705">
            <text:p>0.81</text:p>
          </table:table-cell>
          <table:table-cell table:formula="of:=[.G12]/[.A12]" office:value-type="float" office:value="0.0475961750463356">
            <text:p>0.0476</text:p>
          </table:table-cell>
          <table:table-cell table:number-columns-repeated="4"/>
          <table:table-cell table:style-name="ce2" table:formula="of:=[.Q$12]*EXP([.R$12]*LN([.N12]))" office:value-type="float" office:value="0.0668041547293638">
            <text:p>0.067</text:p>
          </table:table-cell>
          <table:table-cell office:value-type="float" office:value="6">
            <text:p>6</text:p>
          </table:table-cell>
          <table:table-cell table:formula="of:=LN([.N12])" office:value-type="float" office:value="1.79175946922806">
            <text:p>1.79</text:p>
          </table:table-cell>
          <table:table-cell table:style-name="ce2" office:value-type="float" office:value="0.058">
            <text:p>0.058</text:p>
          </table:table-cell>
          <table:table-cell office:value-type="float" office:value="0.23">
            <text:p>0.23</text:p>
          </table:table-cell>
          <table:table-cell office:value-type="float" office:value="-0.69">
            <text:p>-0.69</text:p>
          </table:table-cell>
          <table:table-cell table:number-columns-repeated="2"/>
        </table:table-row>
        <table:table-row table:style-name="ro1">
          <table:table-cell table:formula="of:=1.5+[.A12]" office:value-type="float" office:value="18.5">
            <text:p>18.5</text:p>
          </table:table-cell>
          <table:table-cell table:formula="of:=1+[.B12]" office:value-type="float" office:value="9">
            <text:p>9</text:p>
          </table:table-cell>
          <table:table-cell table:formula="of:=[.A13]/(1-[.A$2])" office:value-type="float" office:value="19.2708333333333">
            <text:p>19.27</text:p>
          </table:table-cell>
          <table:table-cell table:style-name="ce2" table:formula="of:=[.Q$12]*EXP([.R$12]*LN([.C13]))" office:value-type="float" office:value="0.0298638980430978">
            <text:p>0.030</text:p>
          </table:table-cell>
          <table:table-cell table:formula="of:=[.D13]*[.B13]" office:value-type="float" office:value="0.268775082387881">
            <text:p>0.27</text:p>
          </table:table-cell>
          <table:table-cell table:style-name="ce2" table:formula="of:=[.A13]*[.B$2]+(32*[.B13]-[.A13])*[.A$2]*[.B$2]" office:value-type="float" office:value="1.1712">
            <text:p>1.171</text:p>
          </table:table-cell>
          <table:table-cell table:formula="of:=[.F13]-[.E13]" office:value-type="float" office:value="0.902424917612119">
            <text:p>0.9</text:p>
          </table:table-cell>
          <table:table-cell table:formula="of:=[.G13]/[.A13]" office:value-type="float" office:value="0.0487797252763308">
            <text:p>0.0488</text:p>
          </table:table-cell>
          <table:table-cell table:number-columns-repeated="4"/>
          <table:table-cell table:style-name="ce2" table:formula="of:=[.Q$12]*EXP([.R$12]*LN([.N13]))" office:value-type="float" office:value="0.0600634381442067">
            <text:p>0.060</text:p>
          </table:table-cell>
          <table:table-cell office:value-type="float" office:value="7">
            <text:p>7</text:p>
          </table:table-cell>
          <table:table-cell table:formula="of:=LN([.N13])" office:value-type="float" office:value="1.94591014905531">
            <text:p>1.95</text:p>
          </table:table-cell>
          <table:table-cell table:style-name="ce2" office:value-type="float" office:value="0.049">
            <text:p>0.049</text:p>
          </table:table-cell>
          <table:table-cell table:number-columns-repeated="4"/>
        </table:table-row>
        <table:table-row table:style-name="ro1">
          <table:table-cell table:formula="of:=1.5+[.A13]" office:value-type="float" office:value="20">
            <text:p>20</text:p>
          </table:table-cell>
          <table:table-cell table:formula="of:=1+[.B13]" office:value-type="float" office:value="10">
            <text:p>10</text:p>
          </table:table-cell>
          <table:table-cell table:formula="of:=[.A14]/(1-[.A$2])" office:value-type="float" office:value="20.8333333333333">
            <text:p>20.83</text:p>
          </table:table-cell>
          <table:table-cell table:style-name="ce2" table:formula="of:=[.Q$12]*EXP([.R$12]*LN([.C14]))" office:value-type="float" office:value="0.0282998601786139">
            <text:p>0.028</text:p>
          </table:table-cell>
          <table:table-cell table:formula="of:=[.D14]*[.B14]" office:value-type="float" office:value="0.282998601786139">
            <text:p>0.28</text:p>
          </table:table-cell>
          <table:table-cell table:style-name="ce2" table:formula="of:=[.A14]*[.B$2]+(32*[.B14]-[.A14])*[.A$2]*[.B$2]" office:value-type="float" office:value="1.28">
            <text:p>1.280</text:p>
          </table:table-cell>
          <table:table-cell table:formula="of:=[.F14]-[.E14]" office:value-type="float" office:value="0.997001398213861">
            <text:p>1</text:p>
          </table:table-cell>
          <table:table-cell table:formula="of:=[.G14]/[.A14]" office:value-type="float" office:value="0.0498500699106931">
            <text:p>0.0499</text:p>
          </table:table-cell>
          <table:table-cell table:number-columns-repeated="4"/>
          <table:table-cell table:style-name="ce2" table:formula="of:=[.Q$12]*EXP([.R$12]*LN([.N14]))" office:value-type="float" office:value="0.0469599727273992">
            <text:p>0.047</text:p>
          </table:table-cell>
          <table:table-cell office:value-type="float" office:value="10">
            <text:p>10</text:p>
          </table:table-cell>
          <table:table-cell table:formula="of:=LN([.N14])" office:value-type="float" office:value="2.30258509299405">
            <text:p>2.3</text:p>
          </table:table-cell>
          <table:table-cell table:style-name="ce2" office:value-type="float" office:value="0.044">
            <text:p>0.044</text:p>
          </table:table-cell>
          <table:table-cell table:number-columns-repeated="4"/>
        </table:table-row>
        <table:table-row table:style-name="ro1">
          <table:table-cell table:formula="of:=1.5+[.A14]" office:value-type="float" office:value="21.5">
            <text:p>21.5</text:p>
          </table:table-cell>
          <table:table-cell table:formula="of:=1+[.B14]" office:value-type="float" office:value="11">
            <text:p>11</text:p>
          </table:table-cell>
          <table:table-cell table:formula="of:=[.A15]/(1-[.A$2])" office:value-type="float" office:value="22.3958333333333">
            <text:p>22.4</text:p>
          </table:table-cell>
          <table:table-cell table:style-name="ce2" table:formula="of:=[.Q$12]*EXP([.R$12]*LN([.C15]))" office:value-type="float" office:value="0.0269223179840845">
            <text:p>0.027</text:p>
          </table:table-cell>
          <table:table-cell table:formula="of:=[.D15]*[.B15]" office:value-type="float" office:value="0.296145497824929">
            <text:p>0.3</text:p>
          </table:table-cell>
          <table:table-cell table:style-name="ce2" table:formula="of:=[.A15]*[.B$2]+(32*[.B15]-[.A15])*[.A$2]*[.B$2]" office:value-type="float" office:value="1.3888">
            <text:p>1.389</text:p>
          </table:table-cell>
          <table:table-cell table:formula="of:=[.F15]-[.E15]" office:value-type="float" office:value="1.09265450217507">
            <text:p>1.09</text:p>
          </table:table-cell>
          <table:table-cell table:formula="of:=[.G15]/[.A15]" office:value-type="float" office:value="0.0508211396360498">
            <text:p>0.0508</text:p>
          </table:table-cell>
          <table:table-cell table:number-columns-repeated="4"/>
          <table:table-cell table:style-name="ce2" table:formula="of:=[.Q$12]*EXP([.R$12]*LN([.N15]))" office:value-type="float" office:value="0.0291083198895408">
            <text:p>0.029</text:p>
          </table:table-cell>
          <table:table-cell office:value-type="float" office:value="20">
            <text:p>20</text:p>
          </table:table-cell>
          <table:table-cell table:formula="of:=LN([.N15])" office:value-type="float" office:value="2.99573227355399">
            <text:p>3</text:p>
          </table:table-cell>
          <table:table-cell table:style-name="ce2" office:value-type="float" office:value="0.03">
            <text:p>0.030</text:p>
          </table:table-cell>
          <table:table-cell table:number-columns-repeated="4"/>
        </table:table-row>
        <table:table-row table:style-name="ro1">
          <table:table-cell table:formula="of:=1.5+[.A15]" office:value-type="float" office:value="23">
            <text:p>23</text:p>
          </table:table-cell>
          <table:table-cell table:formula="of:=1+[.B15]" office:value-type="float" office:value="12">
            <text:p>12</text:p>
          </table:table-cell>
          <table:table-cell table:formula="of:=[.A16]/(1-[.A$2])" office:value-type="float" office:value="23.9583333333333">
            <text:p>23.96</text:p>
          </table:table-cell>
          <table:table-cell table:style-name="ce2" table:formula="of:=[.Q$12]*EXP([.R$12]*LN([.C16]))" office:value-type="float" office:value="0.0256982044502933">
            <text:p>0.026</text:p>
          </table:table-cell>
          <table:table-cell table:formula="of:=[.D16]*[.B16]" office:value-type="float" office:value="0.308378453403519">
            <text:p>0.31</text:p>
          </table:table-cell>
          <table:table-cell table:style-name="ce2" table:formula="of:=[.A16]*[.B$2]+(32*[.B16]-[.A16])*[.A$2]*[.B$2]" office:value-type="float" office:value="1.4976">
            <text:p>1.498</text:p>
          </table:table-cell>
          <table:table-cell table:formula="of:=[.F16]-[.E16]" office:value-type="float" office:value="1.18922154659648">
            <text:p>1.19</text:p>
          </table:table-cell>
          <table:table-cell table:formula="of:=[.G16]/[.A16]" office:value-type="float" office:value="0.0517052846346296">
            <text:p>0.0517</text:p>
          </table:table-cell>
          <table:table-cell table:number-columns-repeated="4"/>
          <table:table-cell table:style-name="ce2" table:formula="of:=[.Q$12]*EXP([.R$12]*LN([.N16]))" office:value-type="float" office:value="0.0180429041496754">
            <text:p>0.018</text:p>
          </table:table-cell>
          <table:table-cell office:value-type="float" office:value="40">
            <text:p>40</text:p>
          </table:table-cell>
          <table:table-cell table:formula="of:=LN([.N16])" office:value-type="float" office:value="3.68887945411394">
            <text:p>3.69</text:p>
          </table:table-cell>
          <table:table-cell table:style-name="ce2" office:value-type="float" office:value="0.02">
            <text:p>0.020</text:p>
          </table:table-cell>
          <table:table-cell table:number-columns-repeated="4"/>
        </table:table-row>
        <table:table-row table:style-name="ro1">
          <table:table-cell table:formula="of:=1.5+[.A16]" office:value-type="float" office:value="24.5">
            <text:p>24.5</text:p>
          </table:table-cell>
          <table:table-cell table:formula="of:=1+[.B16]" office:value-type="float" office:value="13">
            <text:p>13</text:p>
          </table:table-cell>
          <table:table-cell table:formula="of:=[.A17]/(1-[.A$2])" office:value-type="float" office:value="25.5208333333333">
            <text:p>25.52</text:p>
          </table:table-cell>
          <table:table-cell table:style-name="ce2" table:formula="of:=[.Q$12]*EXP([.R$12]*LN([.C17]))" office:value-type="float" office:value="0.0246019985521147">
            <text:p>0.025</text:p>
          </table:table-cell>
          <table:table-cell table:formula="of:=[.D17]*[.B17]" office:value-type="float" office:value="0.319825981177491">
            <text:p>0.32</text:p>
          </table:table-cell>
          <table:table-cell table:style-name="ce2" table:formula="of:=[.A17]*[.B$2]+(32*[.B17]-[.A17])*[.A$2]*[.B$2]" office:value-type="float" office:value="1.6064">
            <text:p>1.606</text:p>
          </table:table-cell>
          <table:table-cell table:formula="of:=[.F17]-[.E17]" office:value-type="float" office:value="1.28657401882251">
            <text:p>1.29</text:p>
          </table:table-cell>
          <table:table-cell table:formula="of:=[.G17]/[.A17]" office:value-type="float" office:value="0.0525132252580616">
            <text:p>0.0525</text:p>
          </table:table-cell>
          <table:table-cell table:number-columns-repeated="4"/>
          <table:table-cell table:style-name="ce2" table:formula="of:=[.Q$12]*EXP([.R$12]*LN([.N17]))" office:value-type="float" office:value="0.0136396577572516">
            <text:p>0.014</text:p>
          </table:table-cell>
          <table:table-cell office:value-type="float" office:value="60">
            <text:p>60</text:p>
          </table:table-cell>
          <table:table-cell table:formula="of:=LN([.N17])" office:value-type="float" office:value="4.0943445622221">
            <text:p>4.09</text:p>
          </table:table-cell>
          <table:table-cell table:style-name="ce2" office:value-type="float" office:value="0.018">
            <text:p>0.018</text:p>
          </table:table-cell>
          <table:table-cell table:number-columns-repeated="4"/>
        </table:table-row>
        <table:table-row table:style-name="ro1">
          <table:table-cell table:formula="of:=1.5+[.A17]" office:value-type="float" office:value="26">
            <text:p>26</text:p>
          </table:table-cell>
          <table:table-cell table:formula="of:=1+[.B17]" office:value-type="float" office:value="14">
            <text:p>14</text:p>
          </table:table-cell>
          <table:table-cell table:formula="of:=[.A18]/(1-[.A$2])" office:value-type="float" office:value="27.0833333333333">
            <text:p>27.08</text:p>
          </table:table-cell>
          <table:table-cell table:style-name="ce2" table:formula="of:=[.Q$12]*EXP([.R$12]*LN([.C18]))" office:value-type="float" office:value="0.023613663856736">
            <text:p>0.024</text:p>
          </table:table-cell>
          <table:table-cell table:formula="of:=[.D18]*[.B18]" office:value-type="float" office:value="0.330591293994304">
            <text:p>0.33</text:p>
          </table:table-cell>
          <table:table-cell table:style-name="ce2" table:formula="of:=[.A18]*[.B$2]+(32*[.B18]-[.A18])*[.A$2]*[.B$2]" office:value-type="float" office:value="1.7152">
            <text:p>1.715</text:p>
          </table:table-cell>
          <table:table-cell table:formula="of:=[.F18]-[.E18]" office:value-type="float" office:value="1.3846087060057">
            <text:p>1.38</text:p>
          </table:table-cell>
          <table:table-cell table:formula="of:=[.G18]/[.A18]" office:value-type="float" office:value="0.0532541810002191">
            <text:p>0.0533</text:p>
          </table:table-cell>
          <table:table-cell table:number-columns-repeated="4"/>
          <table:table-cell table:style-name="ce2" table:formula="of:=[.Q$12]*EXP([.R$12]*LN([.N18]))" office:value-type="float" office:value="0.0111839636018069">
            <text:p>0.011</text:p>
          </table:table-cell>
          <table:table-cell office:value-type="float" office:value="80">
            <text:p>80</text:p>
          </table:table-cell>
          <table:table-cell table:formula="of:=LN([.N18])" office:value-type="float" office:value="4.38202663467388">
            <text:p>4.38</text:p>
          </table:table-cell>
          <table:table-cell table:style-name="ce2" office:value-type="float" office:value="0.013">
            <text:p>0.013</text:p>
          </table:table-cell>
          <table:table-cell table:number-columns-repeated="4"/>
        </table:table-row>
        <table:table-row table:style-name="ro1">
          <table:table-cell table:formula="of:=1.5+[.A18]" office:value-type="float" office:value="27.5">
            <text:p>27.5</text:p>
          </table:table-cell>
          <table:table-cell table:formula="of:=1+[.B18]" office:value-type="float" office:value="15">
            <text:p>15</text:p>
          </table:table-cell>
          <table:table-cell table:formula="of:=[.A19]/(1-[.A$2])" office:value-type="float" office:value="28.6458333333333">
            <text:p>28.65</text:p>
          </table:table-cell>
          <table:table-cell table:style-name="ce2" table:formula="of:=[.Q$12]*EXP([.R$12]*LN([.C19]))" office:value-type="float" office:value="0.0227172327731841">
            <text:p>0.023</text:p>
          </table:table-cell>
          <table:table-cell table:formula="of:=[.D19]*[.B19]" office:value-type="float" office:value="0.340758491597762">
            <text:p>0.34</text:p>
          </table:table-cell>
          <table:table-cell table:style-name="ce2" table:formula="of:=[.A19]*[.B$2]+(32*[.B19]-[.A19])*[.A$2]*[.B$2]" office:value-type="float" office:value="1.824">
            <text:p>1.824</text:p>
          </table:table-cell>
          <table:table-cell table:formula="of:=[.F19]-[.E19]" office:value-type="float" office:value="1.48324150840224">
            <text:p>1.48</text:p>
          </table:table-cell>
          <table:table-cell table:formula="of:=[.G19]/[.A19]" office:value-type="float" office:value="0.0539360548509905">
            <text:p>0.0539</text:p>
          </table:table-cell>
          <table:table-cell table:number-columns-repeated="4"/>
          <table:table-cell table:style-name="ce2" table:formula="of:=[.Q$12]*EXP([.R$12]*LN([.N19]))" office:value-type="float" office:value="0.00958799581981771">
            <text:p>0.010</text:p>
          </table:table-cell>
          <table:table-cell office:value-type="float" office:value="100">
            <text:p>100</text:p>
          </table:table-cell>
          <table:table-cell table:formula="of:=LN([.N19])" office:value-type="float" office:value="4.60517018598809">
            <text:p>4.61</text:p>
          </table:table-cell>
          <table:table-cell table:style-name="ce2" office:value-type="float" office:value="0.012">
            <text:p>0.012</text:p>
          </table:table-cell>
          <table:table-cell table:number-columns-repeated="4"/>
        </table:table-row>
        <table:table-row table:style-name="ro1">
          <table:table-cell table:formula="of:=1.5+[.A19]" office:value-type="float" office:value="29">
            <text:p>29</text:p>
          </table:table-cell>
          <table:table-cell table:formula="of:=1+[.B19]" office:value-type="float" office:value="16">
            <text:p>16</text:p>
          </table:table-cell>
          <table:table-cell table:formula="of:=[.A20]/(1-[.A$2])" office:value-type="float" office:value="30.2083333333333">
            <text:p>30.21</text:p>
          </table:table-cell>
          <table:table-cell table:style-name="ce2" table:formula="of:=[.Q$12]*EXP([.R$12]*LN([.C20]))" office:value-type="float" office:value="0.0218998110736999">
            <text:p>0.022</text:p>
          </table:table-cell>
          <table:table-cell table:formula="of:=[.D20]*[.B20]" office:value-type="float" office:value="0.350396977179199">
            <text:p>0.35</text:p>
          </table:table-cell>
          <table:table-cell table:style-name="ce2" table:formula="of:=[.A20]*[.B$2]+(32*[.B20]-[.A20])*[.A$2]*[.B$2]" office:value-type="float" office:value="1.9328">
            <text:p>1.933</text:p>
          </table:table-cell>
          <table:table-cell table:formula="of:=[.F20]-[.E20]" office:value-type="float" office:value="1.5824030228208">
            <text:p>1.58</text:p>
          </table:table-cell>
          <table:table-cell table:formula="of:=[.G20]/[.A20]" office:value-type="float" office:value="0.0545656214765793">
            <text:p>0.0546</text:p>
          </table:table-cell>
          <table:table-cell table:number-columns-repeated="4"/>
          <table:table-cell table:style-name="ce2" table:formula="of:=[.Q$12]*EXP([.R$12]*LN([.N20]))" office:value-type="float" office:value="0.00594315612240542">
            <text:p>0.006</text:p>
          </table:table-cell>
          <table:table-cell office:value-type="float" office:value="200">
            <text:p>200</text:p>
          </table:table-cell>
          <table:table-cell table:formula="of:=LN([.N20])" office:value-type="float" office:value="5.29831736654804">
            <text:p>5.3</text:p>
          </table:table-cell>
          <table:table-cell table:style-name="ce2" office:value-type="float" office:value="0.007">
            <text:p>0.007</text:p>
          </table:table-cell>
          <table:table-cell table:number-columns-repeated="4"/>
        </table:table-row>
        <table:table-row table:style-name="ro1">
          <table:table-cell table:formula="of:=1.5+[.A20]" office:value-type="float" office:value="30.5">
            <text:p>30.5</text:p>
          </table:table-cell>
          <table:table-cell table:formula="of:=1+[.B20]" office:value-type="float" office:value="17">
            <text:p>17</text:p>
          </table:table-cell>
          <table:table-cell table:formula="of:=[.A21]/(1-[.A$2])" office:value-type="float" office:value="31.7708333333333">
            <text:p>31.77</text:p>
          </table:table-cell>
          <table:table-cell table:style-name="ce2" table:formula="of:=[.Q$12]*EXP([.R$12]*LN([.C21]))" office:value-type="float" office:value="0.0211508632658379">
            <text:p>0.021</text:p>
          </table:table-cell>
          <table:table-cell table:formula="of:=[.D21]*[.B21]" office:value-type="float" office:value="0.359564675519245">
            <text:p>0.36</text:p>
          </table:table-cell>
          <table:table-cell table:style-name="ce2" table:formula="of:=[.A21]*[.B$2]+(32*[.B21]-[.A21])*[.A$2]*[.B$2]" office:value-type="float" office:value="2.0416">
            <text:p>2.042</text:p>
          </table:table-cell>
          <table:table-cell table:formula="of:=[.F21]-[.E21]" office:value-type="float" office:value="1.68203532448076">
            <text:p>1.68</text:p>
          </table:table-cell>
          <table:table-cell table:formula="of:=[.G21]/[.A21]" office:value-type="float" office:value="0.0551486991633035">
            <text:p>0.0551</text:p>
          </table:table-cell>
          <table:table-cell table:number-columns-repeated="4"/>
          <table:table-cell table:style-name="ce2" table:formula="of:=[.Q$12]*EXP([.R$12]*LN([.N21]))" office:value-type="float" office:value="0.00368388820344276">
            <text:p>0.004</text:p>
          </table:table-cell>
          <table:table-cell office:value-type="float" office:value="400">
            <text:p>400</text:p>
          </table:table-cell>
          <table:table-cell table:formula="of:=LN([.N21])" office:value-type="float" office:value="5.99146454710798">
            <text:p>5.99</text:p>
          </table:table-cell>
          <table:table-cell table:style-name="ce2" office:value-type="float" office:value="0.002">
            <text:p>0.002</text:p>
          </table:table-cell>
          <table:table-cell table:number-columns-repeated="4"/>
        </table:table-row>
        <table:table-row table:style-name="ro1">
          <table:table-cell table:formula="of:=1.5+[.A21]" office:value-type="float" office:value="32">
            <text:p>32</text:p>
          </table:table-cell>
          <table:table-cell table:formula="of:=1+[.B21]" office:value-type="float" office:value="18">
            <text:p>18</text:p>
          </table:table-cell>
          <table:table-cell table:formula="of:=[.A22]/(1-[.A$2])" office:value-type="float" office:value="33.3333333333333">
            <text:p>33.33</text:p>
          </table:table-cell>
          <table:table-cell table:style-name="ce2" table:formula="of:=[.Q$12]*EXP([.R$12]*LN([.C22]))" office:value-type="float" office:value="0.0204616900504305">
            <text:p>0.020</text:p>
          </table:table-cell>
          <table:table-cell table:formula="of:=[.D22]*[.B22]" office:value-type="float" office:value="0.36831042090775">
            <text:p>0.37</text:p>
          </table:table-cell>
          <table:table-cell table:style-name="ce2" table:formula="of:=[.A22]*[.B$2]+(32*[.B22]-[.A22])*[.A$2]*[.B$2]" office:value-type="float" office:value="2.1504">
            <text:p>2.150</text:p>
          </table:table-cell>
          <table:table-cell table:formula="of:=[.F22]-[.E22]" office:value-type="float" office:value="1.78208957909225">
            <text:p>1.78</text:p>
          </table:table-cell>
          <table:table-cell table:formula="of:=[.G22]/[.A22]" office:value-type="float" office:value="0.0556902993466328">
            <text:p>0.0557</text:p>
          </table:table-cell>
          <table:table-cell table:number-columns-repeated="12"/>
        </table:table-row>
        <table:table-row table:style-name="ro1">
          <table:table-cell table:formula="of:=1.5+[.A22]" office:value-type="float" office:value="33.5">
            <text:p>33.5</text:p>
          </table:table-cell>
          <table:table-cell table:formula="of:=1+[.B22]" office:value-type="float" office:value="19">
            <text:p>19</text:p>
          </table:table-cell>
          <table:table-cell table:formula="of:=[.A23]/(1-[.A$2])" office:value-type="float" office:value="34.8958333333333">
            <text:p>34.9</text:p>
          </table:table-cell>
          <table:table-cell table:style-name="ce2" table:formula="of:=[.Q$12]*EXP([.R$12]*LN([.C23]))" office:value-type="float" office:value="0.01982503989567">
            <text:p>0.020</text:p>
          </table:table-cell>
          <table:table-cell table:formula="of:=[.D23]*[.B23]" office:value-type="float" office:value="0.376675758017729">
            <text:p>0.38</text:p>
          </table:table-cell>
          <table:table-cell table:style-name="ce2" table:formula="of:=[.A23]*[.B$2]+(32*[.B23]-[.A23])*[.A$2]*[.B$2]" office:value-type="float" office:value="2.2592">
            <text:p>2.259</text:p>
          </table:table-cell>
          <table:table-cell table:formula="of:=[.F23]-[.E23]" office:value-type="float" office:value="1.88252424198227">
            <text:p>1.88</text:p>
          </table:table-cell>
          <table:table-cell table:formula="of:=[.G23]/[.A23]" office:value-type="float" office:value="0.0561947534920081">
            <text:p>0.0562</text:p>
          </table:table-cell>
          <table:table-cell table:number-columns-repeated="12"/>
        </table:table-row>
        <table:table-row table:style-name="ro1">
          <table:table-cell table:formula="of:=1.5+[.A23]" office:value-type="float" office:value="35">
            <text:p>35</text:p>
          </table:table-cell>
          <table:table-cell table:formula="of:=1+[.B23]" office:value-type="float" office:value="20">
            <text:p>20</text:p>
          </table:table-cell>
          <table:table-cell table:formula="of:=[.A24]/(1-[.A$2])" office:value-type="float" office:value="36.4583333333333">
            <text:p>36.46</text:p>
          </table:table-cell>
          <table:table-cell table:style-name="ce2" table:formula="of:=[.Q$12]*EXP([.R$12]*LN([.C24]))" office:value-type="float" office:value="0.0192348160002601">
            <text:p>0.019</text:p>
          </table:table-cell>
          <table:table-cell table:formula="of:=[.D24]*[.B24]" office:value-type="float" office:value="0.384696320005202">
            <text:p>0.38</text:p>
          </table:table-cell>
          <table:table-cell table:style-name="ce2" table:formula="of:=[.A24]*[.B$2]+(32*[.B24]-[.A24])*[.A$2]*[.B$2]" office:value-type="float" office:value="2.368">
            <text:p>2.368</text:p>
          </table:table-cell>
          <table:table-cell table:formula="of:=[.F24]-[.E24]" office:value-type="float" office:value="1.9833036799948">
            <text:p>1.98</text:p>
          </table:table-cell>
          <table:table-cell table:formula="of:=[.G24]/[.A24]" office:value-type="float" office:value="0.0566658194284228">
            <text:p>0.0567</text:p>
          </table:table-cell>
          <table:table-cell table:number-columns-repeated="12"/>
        </table:table-row>
        <table:table-row table:style-name="ro1">
          <table:table-cell table:formula="of:=1.5+[.A24]" office:value-type="float" office:value="36.5">
            <text:p>36.5</text:p>
          </table:table-cell>
          <table:table-cell table:formula="of:=1+[.B24]" office:value-type="float" office:value="21">
            <text:p>21</text:p>
          </table:table-cell>
          <table:table-cell table:formula="of:=[.A25]/(1-[.A$2])" office:value-type="float" office:value="38.0208333333333">
            <text:p>38.02</text:p>
          </table:table-cell>
          <table:table-cell table:style-name="ce2" table:formula="of:=[.Q$12]*EXP([.R$12]*LN([.C25]))" office:value-type="float" office:value="0.0186858522415517">
            <text:p>0.019</text:p>
          </table:table-cell>
          <table:table-cell table:formula="of:=[.D25]*[.B25]" office:value-type="float" office:value="0.392402897072586">
            <text:p>0.39</text:p>
          </table:table-cell>
          <table:table-cell table:style-name="ce2" table:formula="of:=[.A25]*[.B$2]+(32*[.B25]-[.A25])*[.A$2]*[.B$2]" office:value-type="float" office:value="2.4768">
            <text:p>2.477</text:p>
          </table:table-cell>
          <table:table-cell table:formula="of:=[.F25]-[.E25]" office:value-type="float" office:value="2.08439710292741">
            <text:p>2.08</text:p>
          </table:table-cell>
          <table:table-cell table:formula="of:=[.G25]/[.A25]" office:value-type="float" office:value="0.0571067699432168">
            <text:p>0.0571</text:p>
          </table:table-cell>
          <table:table-cell table:number-columns-repeated="12"/>
        </table:table-row>
        <table:table-row table:style-name="ro1">
          <table:table-cell table:formula="of:=1.5+[.A25]" office:value-type="float" office:value="38">
            <text:p>38</text:p>
          </table:table-cell>
          <table:table-cell table:formula="of:=1+[.B25]" office:value-type="float" office:value="22">
            <text:p>22</text:p>
          </table:table-cell>
          <table:table-cell table:formula="of:=[.A26]/(1-[.A$2])" office:value-type="float" office:value="39.5833333333333">
            <text:p>39.58</text:p>
          </table:table-cell>
          <table:table-cell table:style-name="ce2" table:formula="of:=[.Q$12]*EXP([.R$12]*LN([.C26]))" office:value-type="float" office:value="0.0181737397723528">
            <text:p>0.018</text:p>
          </table:table-cell>
          <table:table-cell table:formula="of:=[.D26]*[.B26]" office:value-type="float" office:value="0.399822274991761">
            <text:p>0.4</text:p>
          </table:table-cell>
          <table:table-cell table:style-name="ce2" table:formula="of:=[.A26]*[.B$2]+(32*[.B26]-[.A26])*[.A$2]*[.B$2]" office:value-type="float" office:value="2.5856">
            <text:p>2.586</text:p>
          </table:table-cell>
          <table:table-cell table:formula="of:=[.F26]-[.E26]" office:value-type="float" office:value="2.18577772500824">
            <text:p>2.19</text:p>
          </table:table-cell>
          <table:table-cell table:formula="of:=[.G26]/[.A26]" office:value-type="float" office:value="0.0575204664475853">
            <text:p>0.0575</text:p>
          </table:table-cell>
          <table:table-cell table:number-columns-repeated="12"/>
        </table:table-row>
        <table:table-row table:style-name="ro1">
          <table:table-cell table:formula="of:=1.5+[.A26]" office:value-type="float" office:value="39.5">
            <text:p>39.5</text:p>
          </table:table-cell>
          <table:table-cell table:formula="of:=1+[.B26]" office:value-type="float" office:value="23">
            <text:p>23</text:p>
          </table:table-cell>
          <table:table-cell table:formula="of:=[.A27]/(1-[.A$2])" office:value-type="float" office:value="41.1458333333333">
            <text:p>41.15</text:p>
          </table:table-cell>
          <table:table-cell table:style-name="ce2" table:formula="of:=[.Q$12]*EXP([.R$12]*LN([.C27]))" office:value-type="float" office:value="0.0176946913185651">
            <text:p>0.018</text:p>
          </table:table-cell>
          <table:table-cell table:formula="of:=[.D27]*[.B27]" office:value-type="float" office:value="0.406977900326997">
            <text:p>0.41</text:p>
          </table:table-cell>
          <table:table-cell table:style-name="ce2" table:formula="of:=[.A27]*[.B$2]+(32*[.B27]-[.A27])*[.A$2]*[.B$2]" office:value-type="float" office:value="2.6944">
            <text:p>2.694</text:p>
          </table:table-cell>
          <table:table-cell table:formula="of:=[.F27]-[.E27]" office:value-type="float" office:value="2.287422099673">
            <text:p>2.29</text:p>
          </table:table-cell>
          <table:table-cell table:formula="of:=[.G27]/[.A27]" office:value-type="float" office:value="0.0579094202448862">
            <text:p>0.0579</text:p>
          </table:table-cell>
          <table:table-cell table:number-columns-repeated="12"/>
        </table:table-row>
        <table:table-row table:style-name="ro1">
          <table:table-cell table:formula="of:=1.5+[.A27]" office:value-type="float" office:value="41">
            <text:p>41</text:p>
          </table:table-cell>
          <table:table-cell table:formula="of:=1+[.B27]" office:value-type="float" office:value="24">
            <text:p>24</text:p>
          </table:table-cell>
          <table:table-cell table:formula="of:=[.A28]/(1-[.A$2])" office:value-type="float" office:value="42.7083333333333">
            <text:p>42.71</text:p>
          </table:table-cell>
          <table:table-cell table:style-name="ce2" table:formula="of:=[.Q$12]*EXP([.R$12]*LN([.C28]))" office:value-type="float" office:value="0.0172454338946499">
            <text:p>0.017</text:p>
          </table:table-cell>
          <table:table-cell table:formula="of:=[.D28]*[.B28]" office:value-type="float" office:value="0.413890413471597">
            <text:p>0.41</text:p>
          </table:table-cell>
          <table:table-cell table:style-name="ce2" table:formula="of:=[.A28]*[.B$2]+(32*[.B28]-[.A28])*[.A$2]*[.B$2]" office:value-type="float" office:value="2.8032">
            <text:p>2.803</text:p>
          </table:table-cell>
          <table:table-cell table:formula="of:=[.F28]-[.E28]" office:value-type="float" office:value="2.3893095865284">
            <text:p>2.39</text:p>
          </table:table-cell>
          <table:table-cell table:formula="of:=[.G28]/[.A28]" office:value-type="float" office:value="0.0582758435738635">
            <text:p>0.0583</text:p>
          </table:table-cell>
          <table:table-cell table:number-columns-repeated="12"/>
        </table:table-row>
        <table:table-row table:style-name="ro1">
          <table:table-cell table:formula="of:=1.5+[.A28]" office:value-type="float" office:value="42.5">
            <text:p>42.5</text:p>
          </table:table-cell>
          <table:table-cell table:formula="of:=1+[.B28]" office:value-type="float" office:value="25">
            <text:p>25</text:p>
          </table:table-cell>
          <table:table-cell table:formula="of:=[.A29]/(1-[.A$2])" office:value-type="float" office:value="44.2708333333333">
            <text:p>44.27</text:p>
          </table:table-cell>
          <table:table-cell table:style-name="ce2" table:formula="of:=[.Q$12]*EXP([.R$12]*LN([.C29]))" office:value-type="float" office:value="0.0168231231881343">
            <text:p>0.017</text:p>
          </table:table-cell>
          <table:table-cell table:formula="of:=[.D29]*[.B29]" office:value-type="float" office:value="0.420578079703357">
            <text:p>0.42</text:p>
          </table:table-cell>
          <table:table-cell table:style-name="ce2" table:formula="of:=[.A29]*[.B$2]+(32*[.B29]-[.A29])*[.A$2]*[.B$2]" office:value-type="float" office:value="2.912">
            <text:p>2.912</text:p>
          </table:table-cell>
          <table:table-cell table:formula="of:=[.F29]-[.E29]" office:value-type="float" office:value="2.49142192029664">
            <text:p>2.49</text:p>
          </table:table-cell>
          <table:table-cell table:formula="of:=[.G29]/[.A29]" office:value-type="float" office:value="0.0586216922422739">
            <text:p>0.0586</text:p>
          </table:table-cell>
          <table:table-cell table:number-columns-repeated="6"/>
          <table:table-cell office:value-type="string">
            <text:p>15% Borrowed</text:p>
          </table:table-cell>
          <table:table-cell office:value-type="string">
            <text:p>10% Borrowed</text:p>
          </table:table-cell>
          <table:table-cell office:value-type="string">
            <text:p>5% Borrowed</text:p>
          </table:table-cell>
          <table:table-cell table:number-columns-repeated="3"/>
        </table:table-row>
        <table:table-row table:style-name="ro1">
          <table:table-cell table:formula="of:=1.5+[.A29]" office:value-type="float" office:value="44">
            <text:p>44</text:p>
          </table:table-cell>
          <table:table-cell table:formula="of:=1+[.B29]" office:value-type="float" office:value="26">
            <text:p>26</text:p>
          </table:table-cell>
          <table:table-cell table:formula="of:=[.A30]/(1-[.A$2])" office:value-type="float" office:value="45.8333333333333">
            <text:p>45.83</text:p>
          </table:table-cell>
          <table:table-cell table:style-name="ce2" table:formula="of:=[.Q$12]*EXP([.R$12]*LN([.C30]))" office:value-type="float" office:value="0.0164252746435705">
            <text:p>0.016</text:p>
          </table:table-cell>
          <table:table-cell table:formula="of:=[.D30]*[.B30]" office:value-type="float" office:value="0.427057140732832">
            <text:p>0.43</text:p>
          </table:table-cell>
          <table:table-cell table:style-name="ce2" table:formula="of:=[.A30]*[.B$2]+(32*[.B30]-[.A30])*[.A$2]*[.B$2]" office:value-type="float" office:value="3.0208">
            <text:p>3.021</text:p>
          </table:table-cell>
          <table:table-cell table:formula="of:=[.F30]-[.E30]" office:value-type="float" office:value="2.59374285926717">
            <text:p>2.59</text:p>
          </table:table-cell>
          <table:table-cell table:formula="of:=[.G30]/[.A30]" office:value-type="float" office:value="0.0589487013469811">
            <text:p>0.0589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3"/>
        </table:table-row>
        <table:table-row table:style-name="ro1">
          <table:table-cell table:formula="of:=1.5+[.A30]" office:value-type="float" office:value="45.5">
            <text:p>45.5</text:p>
          </table:table-cell>
          <table:table-cell table:formula="of:=1+[.B30]" office:value-type="float" office:value="27">
            <text:p>27</text:p>
          </table:table-cell>
          <table:table-cell table:formula="of:=[.A31]/(1-[.A$2])" office:value-type="float" office:value="47.3958333333333">
            <text:p>47.4</text:p>
          </table:table-cell>
          <table:table-cell table:style-name="ce2" table:formula="of:=[.Q$12]*EXP([.R$12]*LN([.C31]))" office:value-type="float" office:value="0.0160497075430623">
            <text:p>0.016</text:p>
          </table:table-cell>
          <table:table-cell table:formula="of:=[.D31]*[.B31]" office:value-type="float" office:value="0.433342103662683">
            <text:p>0.43</text:p>
          </table:table-cell>
          <table:table-cell table:style-name="ce2" table:formula="of:=[.A31]*[.B$2]+(32*[.B31]-[.A31])*[.A$2]*[.B$2]" office:value-type="float" office:value="3.1296">
            <text:p>3.130</text:p>
          </table:table-cell>
          <table:table-cell table:formula="of:=[.F31]-[.E31]" office:value-type="float" office:value="2.69625789633732">
            <text:p>2.7</text:p>
          </table:table-cell>
          <table:table-cell table:formula="of:=[.G31]/[.A31]" office:value-type="float" office:value="0.0592584153041169">
            <text:p>0.0593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Increase By</text:p>
          </table:table-cell>
          <table:table-cell table:number-columns-repeated="19"/>
        </table:table-row>
        <table:table-row table:style-name="ro1">
          <table:table-cell office:value-type="float" office:value="1.5">
            <text:p>1.5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>
            <text:p>Fee per minipool</text:p>
          </table:table-cell>
          <table:table-cell office:value-type="string">
            <text:p>Total Fee</text:p>
          </table:table-cell>
          <table:table-cell office:value-type="string">
            <text:p>Protocol Revenue</text:p>
          </table:table-cell>
          <table:table-cell office:value-type="string">
            <text:p>Drag</text:p>
          </table:table-cell>
          <table:table-cell office:value-type="string">
            <text:p>MEV theft per nETH</text:p>
          </table:table-cell>
          <table:table-cell office:value-type="string">
            <text:p>Honest APR</text:p>
          </table:table-cell>
          <table:table-cell office:value-type="string">
            <text:p>APR with Theft</text:p>
          </table:table-cell>
          <table:table-cell office:value-type="string">
            <text:p>Delta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([.A36]-[.F$2]*[.B36])/(1-[.A$2])" office:value-type="float" office:value="4.16666666666667">
            <text:p>4.17</text:p>
          </table:table-cell>
          <table:table-cell table:style-name="ce2" table:formula="of:=[.Q$12]*EXP([.R$12]*LN([.C36]))" office:value-type="float" office:value="0.0859159096842443">
            <text:p>0.086</text:p>
          </table:table-cell>
          <table:table-cell table:style-name="ce2" table:formula="of:=[.D36]*[.B36]" office:value-type="float" office:value="0.0859159096842443">
            <text:p>0.086</text:p>
          </table:table-cell>
          <table:table-cell table:style-name="ce2" table:formula="of:=(32*[.B36]-[.A36])*[.C$2]*[.E$2]" office:value-type="float" office:value="0.112">
            <text:p>0.112</text:p>
          </table:table-cell>
          <table:table-cell table:style-name="ce3" table:formula="of:=[.E36]/[.F36]" office:value-type="float" office:value="0.767106336466466">
            <text:p>0.76711</text:p>
          </table:table-cell>
          <table:table-cell table:formula="of:=[.E36]/[.A36]*100" office:value-type="float" office:value="2.14789774210611">
            <text:p>2.1479</text:p>
          </table:table-cell>
          <table:table-cell table:formula="of:=([.A36]*[.B$2]+(32*[.B36]-[.A36])*[.A$2]*[.B$2])/[.A36]*100" office:value-type="float" office:value="5.12">
            <text:p>5.12</text:p>
          </table:table-cell>
          <table:table-cell table:formula="of:=[.H36]+[.I36]" office:value-type="float" office:value="7.26789774210611">
            <text:p>7.27</text:p>
          </table:table-cell>
          <table:table-cell table:formula="of:=[.J36]-[.I36]" office:value-type="float" office:value="2.14789774210611">
            <text:p>2.1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formula="of:=1+[.B36]" office:value-type="float" office:value="2">
            <text:p>2</text:p>
          </table:table-cell>
          <table:table-cell table:formula="of:=([.A37]-[.F$2]*[.B37])/(1-[.A$2])" office:value-type="float" office:value="8.33333333333333">
            <text:p>8.33</text:p>
          </table:table-cell>
          <table:table-cell table:style-name="ce2" table:formula="of:=[.Q$12]*EXP([.R$12]*LN([.C37]))" office:value-type="float" office:value="0.0532553073914101">
            <text:p>0.053</text:p>
          </table:table-cell>
          <table:table-cell table:style-name="ce2" table:formula="of:=[.D37]*[.B37]" office:value-type="float" office:value="0.10651061478282">
            <text:p>0.107</text:p>
          </table:table-cell>
          <table:table-cell table:style-name="ce2" table:formula="of:=(32*[.B37]-[.A37])*[.C$2]*[.E$2]" office:value-type="float" office:value="0.224">
            <text:p>0.224</text:p>
          </table:table-cell>
          <table:table-cell table:style-name="ce3" table:formula="of:=[.E37]/[.F37]" office:value-type="float" office:value="0.475493815994733">
            <text:p>0.47549</text:p>
          </table:table-cell>
          <table:table-cell table:formula="of:=[.E37]/[.A37]*100" office:value-type="float" office:value="1.33138268478525">
            <text:p>1.3314</text:p>
          </table:table-cell>
          <table:table-cell table:formula="of:=([.A37]*[.B$2]+(32*[.B37]-[.A37])*[.A$2]*[.B$2])/[.A37]*100" office:value-type="float" office:value="5.12">
            <text:p>5.12</text:p>
          </table:table-cell>
          <table:table-cell table:formula="of:=[.H37]+[.I37]" office:value-type="float" office:value="6.45138268478525">
            <text:p>6.45</text:p>
          </table:table-cell>
          <table:table-cell table:formula="of:=[.J37]-[.I37]" office:value-type="float" office:value="1.33138268478525">
            <text:p>1.33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table:formula="of:=1+[.B37]" office:value-type="float" office:value="3">
            <text:p>3</text:p>
          </table:table-cell>
          <table:table-cell table:formula="of:=([.A38]-[.F$2]*[.B38])/(1-[.A$2])" office:value-type="float" office:value="12.5">
            <text:p>12.5</text:p>
          </table:table-cell>
          <table:table-cell table:style-name="ce2" table:formula="of:=[.Q$12]*EXP([.R$12]*LN([.C38]))" office:value-type="float" office:value="0.0402587166982835">
            <text:p>0.040</text:p>
          </table:table-cell>
          <table:table-cell table:style-name="ce2" table:formula="of:=[.D38]*[.B38]" office:value-type="float" office:value="0.120776150094851">
            <text:p>0.121</text:p>
          </table:table-cell>
          <table:table-cell table:style-name="ce2" table:formula="of:=(32*[.B38]-[.A38])*[.C$2]*[.E$2]" office:value-type="float" office:value="0.336">
            <text:p>0.336</text:p>
          </table:table-cell>
          <table:table-cell table:style-name="ce3" table:formula="of:=[.E38]/[.F38]" office:value-type="float" office:value="0.359452827663246">
            <text:p>0.35945</text:p>
          </table:table-cell>
          <table:table-cell table:formula="of:=[.E38]/[.A38]*100" office:value-type="float" office:value="1.00646791745709">
            <text:p>1.0065</text:p>
          </table:table-cell>
          <table:table-cell table:formula="of:=([.A38]*[.B$2]+(32*[.B38]-[.A38])*[.A$2]*[.B$2])/[.A38]*100" office:value-type="float" office:value="5.12">
            <text:p>5.12</text:p>
          </table:table-cell>
          <table:table-cell table:formula="of:=[.H38]+[.I38]" office:value-type="float" office:value="6.12646791745709">
            <text:p>6.13</text:p>
          </table:table-cell>
          <table:table-cell table:formula="of:=[.J38]-[.I38]" office:value-type="float" office:value="1.00646791745709">
            <text:p>1.01</text:p>
          </table:table-cell>
          <table:table-cell/>
          <table:table-cell table:style-name="ce1" table:formula="of:=0.17/8" office:value-type="float" office:value="0.02125">
            <text:p>0.0213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table:formula="of:=1+[.B38]" office:value-type="float" office:value="4">
            <text:p>4</text:p>
          </table:table-cell>
          <table:table-cell table:formula="of:=([.A39]-[.F$2]*[.B39])/(1-[.A$2])" office:value-type="float" office:value="16.6666666666667">
            <text:p>16.67</text:p>
          </table:table-cell>
          <table:table-cell table:style-name="ce2" table:formula="of:=[.Q$12]*EXP([.R$12]*LN([.C39]))" office:value-type="float" office:value="0.0330105073178743">
            <text:p>0.033</text:p>
          </table:table-cell>
          <table:table-cell table:style-name="ce2" table:formula="of:=[.D39]*[.B39]" office:value-type="float" office:value="0.132042029271497">
            <text:p>0.132</text:p>
          </table:table-cell>
          <table:table-cell table:style-name="ce2" table:formula="of:=(32*[.B39]-[.A39])*[.C$2]*[.E$2]" office:value-type="float" office:value="0.448">
            <text:p>0.448</text:p>
          </table:table-cell>
          <table:table-cell table:style-name="ce3" table:formula="of:=[.E39]/[.F39]" office:value-type="float" office:value="0.294736672481021">
            <text:p>0.29474</text:p>
          </table:table-cell>
          <table:table-cell table:formula="of:=[.E39]/[.A39]*100" office:value-type="float" office:value="0.825262682946858">
            <text:p>0.8253</text:p>
          </table:table-cell>
          <table:table-cell table:formula="of:=([.A39]*[.B$2]+(32*[.B39]-[.A39])*[.A$2]*[.B$2])/[.A39]*100" office:value-type="float" office:value="5.12">
            <text:p>5.12</text:p>
          </table:table-cell>
          <table:table-cell table:formula="of:=[.H39]+[.I39]" office:value-type="float" office:value="5.94526268294686">
            <text:p>5.95</text:p>
          </table:table-cell>
          <table:table-cell table:formula="of:=[.J39]-[.I39]" office:value-type="float" office:value="0.825262682946859">
            <text:p>0.83</text:p>
          </table:table-cell>
          <table:table-cell table:number-columns-repeated="9"/>
        </table:table-row>
        <table:table-row table:style-name="ro1">
          <table:table-cell table:formula="of:=[.A39]+[.A$34]" office:value-type="float" office:value="17.5">
            <text:p>17.5</text:p>
          </table:table-cell>
          <table:table-cell table:formula="of:=1+[.B39]" office:value-type="float" office:value="5">
            <text:p>5</text:p>
          </table:table-cell>
          <table:table-cell table:formula="of:=([.A40]-[.F$2]*[.B40])/(1-[.A$2])" office:value-type="float" office:value="18.2291666666667">
            <text:p>18.23</text:p>
          </table:table-cell>
          <table:table-cell table:style-name="ce2" table:formula="of:=[.Q$12]*EXP([.R$12]*LN([.C40]))" office:value-type="float" office:value="0.0310312116335274">
            <text:p>0.031</text:p>
          </table:table-cell>
          <table:table-cell table:style-name="ce2" table:formula="of:=[.D40]*[.B40]" office:value-type="float" office:value="0.155156058167637">
            <text:p>0.155</text:p>
          </table:table-cell>
          <table:table-cell table:style-name="ce2" table:formula="of:=(32*[.B40]-[.A40])*[.C$2]*[.E$2]" office:value-type="float" office:value="0.57">
            <text:p>0.570</text:p>
          </table:table-cell>
          <table:table-cell table:style-name="ce3" table:formula="of:=[.E40]/[.F40]" office:value-type="float" office:value="0.272203610820416">
            <text:p>0.27220</text:p>
          </table:table-cell>
          <table:table-cell table:formula="of:=[.E40]/[.A40]*100" office:value-type="float" office:value="0.886606046672212">
            <text:p>0.8866</text:p>
          </table:table-cell>
          <table:table-cell table:formula="of:=([.A40]*[.B$2]+(32*[.B40]-[.A40])*[.A$2]*[.B$2])/[.A40]*100" office:value-type="float" office:value="5.30285714285714">
            <text:p>5.3</text:p>
          </table:table-cell>
          <table:table-cell table:formula="of:=[.H40]+[.I40]" office:value-type="float" office:value="6.18946318952936">
            <text:p>6.19</text:p>
          </table:table-cell>
          <table:table-cell table:formula="of:=[.J40]-[.I40]" office:value-type="float" office:value="0.886606046672211">
            <text:p>0.89</text:p>
          </table:table-cell>
          <table:table-cell table:number-columns-repeated="9"/>
        </table:table-row>
        <table:table-row table:style-name="ro1">
          <table:table-cell table:formula="of:=[.A40]+[.A$34]" office:value-type="float" office:value="19">
            <text:p>19</text:p>
          </table:table-cell>
          <table:table-cell table:formula="of:=1+[.B40]" office:value-type="float" office:value="6">
            <text:p>6</text:p>
          </table:table-cell>
          <table:table-cell table:formula="of:=([.A41]-[.F$2]*[.B41])/(1-[.A$2])" office:value-type="float" office:value="19.7916666666667">
            <text:p>19.79</text:p>
          </table:table-cell>
          <table:table-cell table:style-name="ce2" table:formula="of:=[.Q$12]*EXP([.R$12]*LN([.C41]))" office:value-type="float" office:value="0.0293193948432315">
            <text:p>0.029</text:p>
          </table:table-cell>
          <table:table-cell table:style-name="ce2" table:formula="of:=[.D41]*[.B41]" office:value-type="float" office:value="0.175916369059389">
            <text:p>0.176</text:p>
          </table:table-cell>
          <table:table-cell table:style-name="ce2" table:formula="of:=(32*[.B41]-[.A41])*[.C$2]*[.E$2]" office:value-type="float" office:value="0.692">
            <text:p>0.692</text:p>
          </table:table-cell>
          <table:table-cell table:style-name="ce3" table:formula="of:=[.E41]/[.F41]" office:value-type="float" office:value="0.254214406155187">
            <text:p>0.25421</text:p>
          </table:table-cell>
          <table:table-cell table:formula="of:=[.E41]/[.A41]*100" office:value-type="float" office:value="0.925875626628364">
            <text:p>0.9259</text:p>
          </table:table-cell>
          <table:table-cell table:formula="of:=([.A41]*[.B$2]+(32*[.B41]-[.A41])*[.A$2]*[.B$2])/[.A41]*100" office:value-type="float" office:value="5.45684210526316">
            <text:p>5.46</text:p>
          </table:table-cell>
          <table:table-cell table:formula="of:=[.H41]+[.I41]" office:value-type="float" office:value="6.38271773189152">
            <text:p>6.38</text:p>
          </table:table-cell>
          <table:table-cell table:formula="of:=[.J41]-[.I41]" office:value-type="float" office:value="0.925875626628364">
            <text:p>0.93</text:p>
          </table:table-cell>
          <table:table-cell table:number-columns-repeated="8"/>
          <table:table-cell>
            <draw:frame table:end-cell-address="Sheet1_2.AA60" table:end-x="0.6744in" table:end-y="0.1681in" draw:z-index="1" draw:style-name="gr1" draw:text-style-name="P1" svg:width="6.5453in" svg:height="3.5429in" svg:x="0.3524in" svg:y="0.0031in">
              <draw:object draw:notify-on-update-of-ranges="Sheet1_2.N30:Sheet1_2.N31 Sheet1_2.O29:Sheet1_2.O29 Sheet1_2.O30:Sheet1_2.O31 Sheet1_2.N30:Sheet1_2.N31 Sheet1_2.P29:Sheet1_2.P29 Sheet1_2.P30:Sheet1_2.P31 Sheet1_2.N30:Sheet1_2.N31 Sheet1_2.Q29:Sheet1_2.Q29 Sheet1_2.Q30:Sheet1_2.Q31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table:formula="of:=[.A41]+[.A$34]" office:value-type="float" office:value="20.5">
            <text:p>20.5</text:p>
          </table:table-cell>
          <table:table-cell table:formula="of:=1+[.B41]" office:value-type="float" office:value="7">
            <text:p>7</text:p>
          </table:table-cell>
          <table:table-cell table:formula="of:=([.A42]-[.F$2]*[.B42])/(1-[.A$2])" office:value-type="float" office:value="21.3541666666667">
            <text:p>21.35</text:p>
          </table:table-cell>
          <table:table-cell table:style-name="ce2" table:formula="of:=[.Q$12]*EXP([.R$12]*LN([.C42]))" office:value-type="float" office:value="0.0278217742706585">
            <text:p>0.028</text:p>
          </table:table-cell>
          <table:table-cell table:style-name="ce2" table:formula="of:=[.D42]*[.B42]" office:value-type="float" office:value="0.19475241989461">
            <text:p>0.195</text:p>
          </table:table-cell>
          <table:table-cell table:style-name="ce2" table:formula="of:=(32*[.B42]-[.A42])*[.C$2]*[.E$2]" office:value-type="float" office:value="0.814">
            <text:p>0.814</text:p>
          </table:table-cell>
          <table:table-cell table:style-name="ce3" table:formula="of:=[.E42]/[.F42]" office:value-type="float" office:value="0.239253587094115">
            <text:p>0.23925</text:p>
          </table:table-cell>
          <table:table-cell table:formula="of:=[.E42]/[.A42]*100" office:value-type="float" office:value="0.950011804363949">
            <text:p>0.9500</text:p>
          </table:table-cell>
          <table:table-cell table:formula="of:=([.A42]*[.B$2]+(32*[.B42]-[.A42])*[.A$2]*[.B$2])/[.A42]*100" office:value-type="float" office:value="5.58829268292683">
            <text:p>5.59</text:p>
          </table:table-cell>
          <table:table-cell table:formula="of:=[.H42]+[.I42]" office:value-type="float" office:value="6.53830448729078">
            <text:p>6.54</text:p>
          </table:table-cell>
          <table:table-cell table:formula="of:=[.J42]-[.I42]" office:value-type="float" office:value="0.950011804363949">
            <text:p>0.95</text:p>
          </table:table-cell>
          <table:table-cell table:number-columns-repeated="9"/>
        </table:table-row>
        <table:table-row table:style-name="ro1">
          <table:table-cell table:formula="of:=[.A42]+[.A$34]" office:value-type="float" office:value="22">
            <text:p>22</text:p>
          </table:table-cell>
          <table:table-cell table:formula="of:=1+[.B42]" office:value-type="float" office:value="8">
            <text:p>8</text:p>
          </table:table-cell>
          <table:table-cell table:formula="of:=([.A43]-[.F$2]*[.B43])/(1-[.A$2])" office:value-type="float" office:value="22.9166666666667">
            <text:p>22.92</text:p>
          </table:table-cell>
          <table:table-cell table:style-name="ce2" table:formula="of:=[.Q$12]*EXP([.R$12]*LN([.C43]))" office:value-type="float" office:value="0.0264986248683926">
            <text:p>0.026</text:p>
          </table:table-cell>
          <table:table-cell table:style-name="ce2" table:formula="of:=[.D43]*[.B43]" office:value-type="float" office:value="0.21198899894714">
            <text:p>0.212</text:p>
          </table:table-cell>
          <table:table-cell table:style-name="ce2" table:formula="of:=(32*[.B43]-[.A43])*[.C$2]*[.E$2]" office:value-type="float" office:value="0.936">
            <text:p>0.936</text:p>
          </table:table-cell>
          <table:table-cell table:style-name="ce3" table:formula="of:=[.E43]/[.F43]" office:value-type="float" office:value="0.226483973234124">
            <text:p>0.22648</text:p>
          </table:table-cell>
          <table:table-cell table:formula="of:=[.E43]/[.A43]*100" office:value-type="float" office:value="0.963586358850639">
            <text:p>0.9636</text:p>
          </table:table-cell>
          <table:table-cell table:formula="of:=([.A43]*[.B$2]+(32*[.B43]-[.A43])*[.A$2]*[.B$2])/[.A43]*100" office:value-type="float" office:value="5.70181818181818">
            <text:p>5.7</text:p>
          </table:table-cell>
          <table:table-cell table:formula="of:=[.H43]+[.I43]" office:value-type="float" office:value="6.66540454066882">
            <text:p>6.67</text:p>
          </table:table-cell>
          <table:table-cell table:formula="of:=[.J43]-[.I43]" office:value-type="float" office:value="0.963586358850638">
            <text:p>0.96</text:p>
          </table:table-cell>
          <table:table-cell table:number-columns-repeated="9"/>
        </table:table-row>
        <table:table-row table:style-name="ro1">
          <table:table-cell table:formula="of:=[.A43]+[.A$34]" office:value-type="float" office:value="23.5">
            <text:p>23.5</text:p>
          </table:table-cell>
          <table:table-cell table:formula="of:=1+[.B43]" office:value-type="float" office:value="9">
            <text:p>9</text:p>
          </table:table-cell>
          <table:table-cell table:formula="of:=([.A44]-[.F$2]*[.B44])/(1-[.A$2])" office:value-type="float" office:value="24.4791666666667">
            <text:p>24.48</text:p>
          </table:table-cell>
          <table:table-cell table:style-name="ce2" table:formula="of:=[.Q$12]*EXP([.R$12]*LN([.C44]))" office:value-type="float" office:value="0.0253196770412734">
            <text:p>0.025</text:p>
          </table:table-cell>
          <table:table-cell table:style-name="ce2" table:formula="of:=[.D44]*[.B44]" office:value-type="float" office:value="0.227877093371461">
            <text:p>0.228</text:p>
          </table:table-cell>
          <table:table-cell table:style-name="ce2" table:formula="of:=(32*[.B44]-[.A44])*[.C$2]*[.E$2]" office:value-type="float" office:value="1.058">
            <text:p>1.058</text:p>
          </table:table-cell>
          <table:table-cell table:style-name="ce3" table:formula="of:=[.E44]/[.F44]" office:value-type="float" office:value="0.215384776343536">
            <text:p>0.21538</text:p>
          </table:table-cell>
          <table:table-cell table:formula="of:=[.E44]/[.A44]*100" office:value-type="float" office:value="0.969689759027493">
            <text:p>0.9697</text:p>
          </table:table-cell>
          <table:table-cell table:formula="of:=([.A44]*[.B$2]+(32*[.B44]-[.A44])*[.A$2]*[.B$2])/[.A44]*100" office:value-type="float" office:value="5.80085106382979">
            <text:p>5.8</text:p>
          </table:table-cell>
          <table:table-cell table:formula="of:=[.H44]+[.I44]" office:value-type="float" office:value="6.77054082285728">
            <text:p>6.77</text:p>
          </table:table-cell>
          <table:table-cell table:formula="of:=[.J44]-[.I44]" office:value-type="float" office:value="0.969689759027493">
            <text:p>0.97</text:p>
          </table:table-cell>
          <table:table-cell table:number-columns-repeated="9"/>
        </table:table-row>
        <table:table-row table:style-name="ro1">
          <table:table-cell table:formula="of:=[.A44]+[.A$34]" office:value-type="float" office:value="25">
            <text:p>25</text:p>
          </table:table-cell>
          <table:table-cell table:formula="of:=1+[.B44]" office:value-type="float" office:value="10">
            <text:p>10</text:p>
          </table:table-cell>
          <table:table-cell table:formula="of:=([.A45]-[.F$2]*[.B45])/(1-[.A$2])" office:value-type="float" office:value="26.0416666666667">
            <text:p>26.04</text:p>
          </table:table-cell>
          <table:table-cell table:style-name="ce2" table:formula="of:=[.Q$12]*EXP([.R$12]*LN([.C45]))" office:value-type="float" office:value="0.0242614291994064">
            <text:p>0.024</text:p>
          </table:table-cell>
          <table:table-cell table:style-name="ce2" table:formula="of:=[.D45]*[.B45]" office:value-type="float" office:value="0.242614291994064">
            <text:p>0.243</text:p>
          </table:table-cell>
          <table:table-cell table:style-name="ce2" table:formula="of:=(32*[.B45]-[.A45])*[.C$2]*[.E$2]" office:value-type="float" office:value="1.18">
            <text:p>1.180</text:p>
          </table:table-cell>
          <table:table-cell table:style-name="ce3" table:formula="of:=[.E45]/[.F45]" office:value-type="float" office:value="0.20560533219836">
            <text:p>0.20561</text:p>
          </table:table-cell>
          <table:table-cell table:formula="of:=[.E45]/[.A45]*100" office:value-type="float" office:value="0.970457167976258">
            <text:p>0.9705</text:p>
          </table:table-cell>
          <table:table-cell table:formula="of:=([.A45]*[.B$2]+(32*[.B45]-[.A45])*[.A$2]*[.B$2])/[.A45]*100" office:value-type="float" office:value="5.888">
            <text:p>5.89</text:p>
          </table:table-cell>
          <table:table-cell table:formula="of:=[.H45]+[.I45]" office:value-type="float" office:value="6.85845716797626">
            <text:p>6.86</text:p>
            <draw:frame table:end-cell-address="Sheet1_2.R73" table:end-x="0.389in" table:end-y="0.0937in" draw:z-index="2" draw:style-name="gr1" draw:text-style-name="P1" svg:width="7.189in" svg:height="4.989in" svg:x="0.5587in" svg:y="0.0835in">
              <draw:object draw:notify-on-update-of-ranges="Sheet1_2.I35:Sheet1_2.I35 Sheet1_2.A36:Sheet1_2.A150 Sheet1_2.I35:Sheet1_2.I35 Sheet1_2.I36:Sheet1_2.I150 Sheet1_2.A36:Sheet1_2.A150 Sheet1_2.J35:Sheet1_2.J35 Sheet1_2.J36:Sheet1_2.J150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formula="of:=[.J45]-[.I45]" office:value-type="float" office:value="0.970457167976258">
            <text:p>0.97</text:p>
          </table:table-cell>
          <table:table-cell table:number-columns-repeated="9"/>
        </table:table-row>
        <table:table-row table:style-name="ro1">
          <table:table-cell table:formula="of:=[.A45]+[.A$34]" office:value-type="float" office:value="26.5">
            <text:p>26.5</text:p>
          </table:table-cell>
          <table:table-cell table:formula="of:=1+[.B45]" office:value-type="float" office:value="11">
            <text:p>11</text:p>
          </table:table-cell>
          <table:table-cell table:formula="of:=([.A46]-[.F$2]*[.B46])/(1-[.A$2])" office:value-type="float" office:value="27.6041666666667">
            <text:p>27.6</text:p>
          </table:table-cell>
          <table:table-cell table:style-name="ce2" table:formula="of:=[.Q$12]*EXP([.R$12]*LN([.C46]))" office:value-type="float" office:value="0.0233053341288583">
            <text:p>0.023</text:p>
          </table:table-cell>
          <table:table-cell table:style-name="ce2" table:formula="of:=[.D46]*[.B46]" office:value-type="float" office:value="0.256358675417441">
            <text:p>0.256</text:p>
          </table:table-cell>
          <table:table-cell table:style-name="ce2" table:formula="of:=(32*[.B46]-[.A46])*[.C$2]*[.E$2]" office:value-type="float" office:value="1.302">
            <text:p>1.302</text:p>
          </table:table-cell>
          <table:table-cell table:style-name="ce3" table:formula="of:=[.E46]/[.F46]" office:value-type="float" office:value="0.196896064068695">
            <text:p>0.19690</text:p>
          </table:table-cell>
          <table:table-cell table:formula="of:=[.E46]/[.A46]*100" office:value-type="float" office:value="0.967391227990343">
            <text:p>0.9674</text:p>
          </table:table-cell>
          <table:table-cell table:formula="of:=([.A46]*[.B$2]+(32*[.B46]-[.A46])*[.A$2]*[.B$2])/[.A46]*100" office:value-type="float" office:value="5.96528301886792">
            <text:p>5.97</text:p>
          </table:table-cell>
          <table:table-cell table:formula="of:=[.H46]+[.I46]" office:value-type="float" office:value="6.93267424685827">
            <text:p>6.93</text:p>
          </table:table-cell>
          <table:table-cell table:formula="of:=[.J46]-[.I46]" office:value-type="float" office:value="0.967391227990343">
            <text:p>0.97</text:p>
          </table:table-cell>
          <table:table-cell table:number-columns-repeated="9"/>
        </table:table-row>
        <table:table-row table:style-name="ro1">
          <table:table-cell table:formula="of:=[.A46]+[.A$34]" office:value-type="float" office:value="28">
            <text:p>28</text:p>
          </table:table-cell>
          <table:table-cell table:formula="of:=1+[.B46]" office:value-type="float" office:value="12">
            <text:p>12</text:p>
          </table:table-cell>
          <table:table-cell table:formula="of:=([.A47]-[.F$2]*[.B47])/(1-[.A$2])" office:value-type="float" office:value="29.1666666666667">
            <text:p>29.17</text:p>
          </table:table-cell>
          <table:table-cell table:style-name="ce2" table:formula="of:=[.Q$12]*EXP([.R$12]*LN([.C47]))" office:value-type="float" office:value="0.0224365431605341">
            <text:p>0.022</text:p>
          </table:table-cell>
          <table:table-cell table:style-name="ce2" table:formula="of:=[.D47]*[.B47]" office:value-type="float" office:value="0.26923851792641">
            <text:p>0.269</text:p>
          </table:table-cell>
          <table:table-cell table:style-name="ce2" table:formula="of:=(32*[.B47]-[.A47])*[.C$2]*[.E$2]" office:value-type="float" office:value="1.424">
            <text:p>1.424</text:p>
          </table:table-cell>
          <table:table-cell table:style-name="ce3" table:formula="of:=[.E47]/[.F47]" office:value-type="float" office:value="0.189071992925849">
            <text:p>0.18907</text:p>
          </table:table-cell>
          <table:table-cell table:formula="of:=[.E47]/[.A47]*100" office:value-type="float" office:value="0.961566135451463">
            <text:p>0.9616</text:p>
          </table:table-cell>
          <table:table-cell table:formula="of:=([.A47]*[.B$2]+(32*[.B47]-[.A47])*[.A$2]*[.B$2])/[.A47]*100" office:value-type="float" office:value="6.03428571428571">
            <text:p>6.03</text:p>
          </table:table-cell>
          <table:table-cell table:formula="of:=[.H47]+[.I47]" office:value-type="float" office:value="6.99585184973718">
            <text:p>7</text:p>
          </table:table-cell>
          <table:table-cell table:formula="of:=[.J47]-[.I47]" office:value-type="float" office:value="0.961566135451463">
            <text:p>0.96</text:p>
          </table:table-cell>
          <table:table-cell table:number-columns-repeated="9"/>
        </table:table-row>
        <table:table-row table:style-name="ro1">
          <table:table-cell table:formula="of:=[.A47]+[.A$34]" office:value-type="float" office:value="29.5">
            <text:p>29.5</text:p>
          </table:table-cell>
          <table:table-cell table:formula="of:=1+[.B47]" office:value-type="float" office:value="13">
            <text:p>13</text:p>
          </table:table-cell>
          <table:table-cell table:formula="of:=([.A48]-[.F$2]*[.B48])/(1-[.A$2])" office:value-type="float" office:value="30.7291666666667">
            <text:p>30.73</text:p>
          </table:table-cell>
          <table:table-cell table:style-name="ce2" table:formula="of:=[.Q$12]*EXP([.R$12]*LN([.C48]))" office:value-type="float" office:value="0.0216430167617145">
            <text:p>0.022</text:p>
          </table:table-cell>
          <table:table-cell table:style-name="ce2" table:formula="of:=[.D48]*[.B48]" office:value-type="float" office:value="0.281359217902288">
            <text:p>0.281</text:p>
          </table:table-cell>
          <table:table-cell table:style-name="ce2" table:formula="of:=(32*[.B48]-[.A48])*[.C$2]*[.E$2]" office:value-type="float" office:value="1.546">
            <text:p>1.546</text:p>
          </table:table-cell>
          <table:table-cell table:style-name="ce3" table:formula="of:=[.E48]/[.F48]" office:value-type="float" office:value="0.181991732148957">
            <text:p>0.18199</text:p>
          </table:table-cell>
          <table:table-cell table:formula="of:=[.E48]/[.A48]*100" office:value-type="float" office:value="0.953760060685722">
            <text:p>0.9538</text:p>
          </table:table-cell>
          <table:table-cell table:formula="of:=([.A48]*[.B$2]+(32*[.B48]-[.A48])*[.A$2]*[.B$2])/[.A48]*100" office:value-type="float" office:value="6.09627118644068">
            <text:p>6.1</text:p>
          </table:table-cell>
          <table:table-cell table:formula="of:=[.H48]+[.I48]" office:value-type="float" office:value="7.0500312471264">
            <text:p>7.05</text:p>
          </table:table-cell>
          <table:table-cell table:number-columns-repeated="10"/>
        </table:table-row>
        <table:table-row table:style-name="ro1">
          <table:table-cell table:formula="of:=[.A48]+[.A$34]" office:value-type="float" office:value="31">
            <text:p>31</text:p>
          </table:table-cell>
          <table:table-cell table:formula="of:=1+[.B48]" office:value-type="float" office:value="14">
            <text:p>14</text:p>
          </table:table-cell>
          <table:table-cell table:formula="of:=([.A49]-[.F$2]*[.B49])/(1-[.A$2])" office:value-type="float" office:value="32.2916666666667">
            <text:p>32.29</text:p>
          </table:table-cell>
          <table:table-cell table:style-name="ce2" table:formula="of:=[.Q$12]*EXP([.R$12]*LN([.C49]))" office:value-type="float" office:value="0.0209148819710337">
            <text:p>0.021</text:p>
          </table:table-cell>
          <table:table-cell table:style-name="ce2" table:formula="of:=[.D49]*[.B49]" office:value-type="float" office:value="0.292808347594471">
            <text:p>0.293</text:p>
          </table:table-cell>
          <table:table-cell table:style-name="ce2" table:formula="of:=(32*[.B49]-[.A49])*[.C$2]*[.E$2]" office:value-type="float" office:value="1.668">
            <text:p>1.668</text:p>
          </table:table-cell>
          <table:table-cell table:style-name="ce3" table:formula="of:=[.E49]/[.F49]" office:value-type="float" office:value="0.175544572898364">
            <text:p>0.17554</text:p>
          </table:table-cell>
          <table:table-cell table:formula="of:=[.E49]/[.A49]*100" office:value-type="float" office:value="0.944543056756359">
            <text:p>0.9445</text:p>
          </table:table-cell>
          <table:table-cell table:formula="of:=([.A49]*[.B$2]+(32*[.B49]-[.A49])*[.A$2]*[.B$2])/[.A49]*100" office:value-type="float" office:value="6.15225806451613">
            <text:p>6.15</text:p>
          </table:table-cell>
          <table:table-cell table:formula="of:=[.H49]+[.I49]" office:value-type="float" office:value="7.09680112127249">
            <text:p>7.1</text:p>
          </table:table-cell>
          <table:table-cell table:number-columns-repeated="10"/>
        </table:table-row>
        <table:table-row table:style-name="ro1">
          <table:table-cell table:formula="of:=[.A49]+[.A$34]" office:value-type="float" office:value="32.5">
            <text:p>32.5</text:p>
          </table:table-cell>
          <table:table-cell table:formula="of:=1+[.B49]" office:value-type="float" office:value="15">
            <text:p>15</text:p>
          </table:table-cell>
          <table:table-cell table:formula="of:=([.A50]-[.F$2]*[.B50])/(1-[.A$2])" office:value-type="float" office:value="33.8541666666667">
            <text:p>33.85</text:p>
          </table:table-cell>
          <table:table-cell table:style-name="ce2" table:formula="of:=[.Q$12]*EXP([.R$12]*LN([.C50]))" office:value-type="float" office:value="0.0202439598705764">
            <text:p>0.020</text:p>
          </table:table-cell>
          <table:table-cell table:style-name="ce2" table:formula="of:=[.D50]*[.B50]" office:value-type="float" office:value="0.303659398058646">
            <text:p>0.304</text:p>
          </table:table-cell>
          <table:table-cell table:style-name="ce2" table:formula="of:=(32*[.B50]-[.A50])*[.C$2]*[.E$2]" office:value-type="float" office:value="1.79">
            <text:p>1.790</text:p>
          </table:table-cell>
          <table:table-cell table:style-name="ce3" table:formula="of:=[.E50]/[.F50]" office:value-type="float" office:value="0.169642121820473">
            <text:p>0.16964</text:p>
          </table:table-cell>
          <table:table-cell table:formula="of:=[.E50]/[.A50]*100" office:value-type="float" office:value="0.934336609411218">
            <text:p>0.9343</text:p>
          </table:table-cell>
          <table:table-cell table:formula="of:=([.A50]*[.B$2]+(32*[.B50]-[.A50])*[.A$2]*[.B$2])/[.A50]*100" office:value-type="float" office:value="6.20307692307692">
            <text:p>6.2</text:p>
          </table:table-cell>
          <table:table-cell table:formula="of:=[.H50]+[.I50]" office:value-type="float" office:value="7.13741353248814">
            <text:p>7.14</text:p>
          </table:table-cell>
          <table:table-cell table:number-columns-repeated="10"/>
        </table:table-row>
        <table:table-row table:style-name="ro1">
          <table:table-cell table:formula="of:=[.A50]+[.A$34]" office:value-type="float" office:value="34">
            <text:p>34</text:p>
          </table:table-cell>
          <table:table-cell table:formula="of:=1+[.B50]" office:value-type="float" office:value="16">
            <text:p>16</text:p>
          </table:table-cell>
          <table:table-cell table:formula="of:=([.A51]-[.F$2]*[.B51])/(1-[.A$2])" office:value-type="float" office:value="35.4166666666667">
            <text:p>35.42</text:p>
          </table:table-cell>
          <table:table-cell table:style-name="ce2" table:formula="of:=[.Q$12]*EXP([.R$12]*LN([.C51]))" office:value-type="float" office:value="0.019623412540076">
            <text:p>0.020</text:p>
          </table:table-cell>
          <table:table-cell table:style-name="ce2" table:formula="of:=[.D51]*[.B51]" office:value-type="float" office:value="0.313974600641215">
            <text:p>0.314</text:p>
          </table:table-cell>
          <table:table-cell table:style-name="ce2" table:formula="of:=(32*[.B51]-[.A51])*[.C$2]*[.E$2]" office:value-type="float" office:value="1.912">
            <text:p>1.912</text:p>
          </table:table-cell>
          <table:table-cell table:style-name="ce3" table:formula="of:=[.E51]/[.F51]" office:value-type="float" office:value="0.164212657239129">
            <text:p>0.16421</text:p>
          </table:table-cell>
          <table:table-cell table:formula="of:=[.E51]/[.A51]*100" office:value-type="float" office:value="0.92345470776828">
            <text:p>0.9235</text:p>
          </table:table-cell>
          <table:table-cell table:formula="of:=([.A51]*[.B$2]+(32*[.B51]-[.A51])*[.A$2]*[.B$2])/[.A51]*100" office:value-type="float" office:value="6.24941176470588">
            <text:p>6.25</text:p>
          </table:table-cell>
          <table:table-cell table:formula="of:=[.H51]+[.I51]" office:value-type="float" office:value="7.17286647247416">
            <text:p>7.17</text:p>
          </table:table-cell>
          <table:table-cell table:number-columns-repeated="10"/>
        </table:table-row>
        <table:table-row table:style-name="ro1">
          <table:table-cell table:formula="of:=[.A51]+[.A$34]" office:value-type="float" office:value="35.5">
            <text:p>35.5</text:p>
          </table:table-cell>
          <table:table-cell table:formula="of:=1+[.B51]" office:value-type="float" office:value="17">
            <text:p>17</text:p>
          </table:table-cell>
          <table:table-cell table:formula="of:=([.A52]-[.F$2]*[.B52])/(1-[.A$2])" office:value-type="float" office:value="36.9791666666667">
            <text:p>36.98</text:p>
          </table:table-cell>
          <table:table-cell table:style-name="ce2" table:formula="of:=[.Q$12]*EXP([.R$12]*LN([.C52]))" office:value-type="float" office:value="0.0190474754814461">
            <text:p>0.019</text:p>
          </table:table-cell>
          <table:table-cell table:style-name="ce2" table:formula="of:=[.D52]*[.B52]" office:value-type="float" office:value="0.323807083184583">
            <text:p>0.324</text:p>
          </table:table-cell>
          <table:table-cell table:style-name="ce2" table:formula="of:=(32*[.B52]-[.A52])*[.C$2]*[.E$2]" office:value-type="float" office:value="2.034">
            <text:p>2.034</text:p>
          </table:table-cell>
          <table:table-cell table:style-name="ce3" table:formula="of:=[.E52]/[.F52]" office:value-type="float" office:value="0.159197189372952">
            <text:p>0.15920</text:p>
          </table:table-cell>
          <table:table-cell table:formula="of:=[.E52]/[.A52]*100" office:value-type="float" office:value="0.912132628688968">
            <text:p>0.9121</text:p>
          </table:table-cell>
          <table:table-cell table:formula="of:=([.A52]*[.B$2]+(32*[.B52]-[.A52])*[.A$2]*[.B$2])/[.A52]*100" office:value-type="float" office:value="6.29183098591549">
            <text:p>6.29</text:p>
          </table:table-cell>
          <table:table-cell table:formula="of:=[.H52]+[.I52]" office:value-type="float" office:value="7.20396361460446">
            <text:p>7.2</text:p>
          </table:table-cell>
          <table:table-cell table:number-columns-repeated="10"/>
        </table:table-row>
        <table:table-row table:style-name="ro1">
          <table:table-cell table:formula="of:=[.A52]+[.A$34]" office:value-type="float" office:value="37">
            <text:p>37</text:p>
          </table:table-cell>
          <table:table-cell table:formula="of:=1+[.B52]" office:value-type="float" office:value="18">
            <text:p>18</text:p>
          </table:table-cell>
          <table:table-cell table:formula="of:=([.A53]-[.F$2]*[.B53])/(1-[.A$2])" office:value-type="float" office:value="38.5416666666667">
            <text:p>38.54</text:p>
          </table:table-cell>
          <table:table-cell table:style-name="ce2" table:formula="of:=[.Q$12]*EXP([.R$12]*LN([.C53]))" office:value-type="float" office:value="0.0185112521771106">
            <text:p>0.019</text:p>
          </table:table-cell>
          <table:table-cell table:style-name="ce2" table:formula="of:=[.D53]*[.B53]" office:value-type="float" office:value="0.333202539187991">
            <text:p>0.333</text:p>
          </table:table-cell>
          <table:table-cell table:style-name="ce2" table:formula="of:=(32*[.B53]-[.A53])*[.C$2]*[.E$2]" office:value-type="float" office:value="2.156">
            <text:p>2.156</text:p>
          </table:table-cell>
          <table:table-cell table:style-name="ce3" table:formula="of:=[.E53]/[.F53]" office:value-type="float" office:value="0.154546632276434">
            <text:p>0.15455</text:p>
          </table:table-cell>
          <table:table-cell table:formula="of:=[.E53]/[.A53]*100" office:value-type="float" office:value="0.900547403210787">
            <text:p>0.9005</text:p>
          </table:table-cell>
          <table:table-cell table:formula="of:=([.A53]*[.B$2]+(32*[.B53]-[.A53])*[.A$2]*[.B$2])/[.A53]*100" office:value-type="float" office:value="6.33081081081081">
            <text:p>6.33</text:p>
          </table:table-cell>
          <table:table-cell table:formula="of:=[.H53]+[.I53]" office:value-type="float" office:value="7.2313582140216">
            <text:p>7.23</text:p>
          </table:table-cell>
          <table:table-cell table:number-columns-repeated="10"/>
        </table:table-row>
        <table:table-row table:style-name="ro1">
          <table:table-cell table:formula="of:=[.A53]+[.A$34]" office:value-type="float" office:value="38.5">
            <text:p>38.5</text:p>
          </table:table-cell>
          <table:table-cell table:formula="of:=1+[.B53]" office:value-type="float" office:value="19">
            <text:p>19</text:p>
          </table:table-cell>
          <table:table-cell table:formula="of:=([.A54]-[.F$2]*[.B54])/(1-[.A$2])" office:value-type="float" office:value="40.1041666666667">
            <text:p>40.1</text:p>
          </table:table-cell>
          <table:table-cell table:style-name="ce2" table:formula="of:=[.Q$12]*EXP([.R$12]*LN([.C54]))" office:value-type="float" office:value="0.0180105544828318">
            <text:p>0.018</text:p>
          </table:table-cell>
          <table:table-cell table:style-name="ce2" table:formula="of:=[.D54]*[.B54]" office:value-type="float" office:value="0.342200535173804">
            <text:p>0.342</text:p>
          </table:table-cell>
          <table:table-cell table:style-name="ce2" table:formula="of:=(32*[.B54]-[.A54])*[.C$2]*[.E$2]" office:value-type="float" office:value="2.278">
            <text:p>2.278</text:p>
          </table:table-cell>
          <table:table-cell table:style-name="ce3" table:formula="of:=[.E54]/[.F54]" office:value-type="float" office:value="0.15021972571282">
            <text:p>0.15022</text:p>
          </table:table-cell>
          <table:table-cell table:formula="of:=[.E54]/[.A54]*100" office:value-type="float" office:value="0.888832558892997">
            <text:p>0.8888</text:p>
          </table:table-cell>
          <table:table-cell table:formula="of:=([.A54]*[.B$2]+(32*[.B54]-[.A54])*[.A$2]*[.B$2])/[.A54]*100" office:value-type="float" office:value="6.36675324675325">
            <text:p>6.37</text:p>
          </table:table-cell>
          <table:table-cell table:formula="of:=[.H54]+[.I54]" office:value-type="float" office:value="7.25558580564624">
            <text:p>7.26</text:p>
          </table:table-cell>
          <table:table-cell table:number-columns-repeated="10"/>
        </table:table-row>
        <table:table-row table:style-name="ro1">
          <table:table-cell table:formula="of:=[.A54]+[.A$34]" office:value-type="float" office:value="40">
            <text:p>40</text:p>
          </table:table-cell>
          <table:table-cell table:formula="of:=1+[.B54]" office:value-type="float" office:value="20">
            <text:p>20</text:p>
          </table:table-cell>
          <table:table-cell table:formula="of:=([.A55]-[.F$2]*[.B55])/(1-[.A$2])" office:value-type="float" office:value="41.6666666666667">
            <text:p>41.67</text:p>
          </table:table-cell>
          <table:table-cell table:style-name="ce2" table:formula="of:=[.Q$12]*EXP([.R$12]*LN([.C55]))" office:value-type="float" office:value="0.0175417772853122">
            <text:p>0.018</text:p>
          </table:table-cell>
          <table:table-cell table:style-name="ce2" table:formula="of:=[.D55]*[.B55]" office:value-type="float" office:value="0.350835545706243">
            <text:p>0.351</text:p>
          </table:table-cell>
          <table:table-cell table:style-name="ce2" table:formula="of:=(32*[.B55]-[.A55])*[.C$2]*[.E$2]" office:value-type="float" office:value="2.4">
            <text:p>2.400</text:p>
          </table:table-cell>
          <table:table-cell table:style-name="ce3" table:formula="of:=[.E55]/[.F55]" office:value-type="float" office:value="0.146181477377601">
            <text:p>0.14618</text:p>
          </table:table-cell>
          <table:table-cell table:formula="of:=[.E55]/[.A55]*100" office:value-type="float" office:value="0.877088864265609">
            <text:p>0.8771</text:p>
          </table:table-cell>
          <table:table-cell table:formula="of:=([.A55]*[.B$2]+(32*[.B55]-[.A55])*[.A$2]*[.B$2])/[.A55]*100" office:value-type="float" office:value="6.4">
            <text:p>6.4</text:p>
          </table:table-cell>
          <table:table-cell table:formula="of:=[.H55]+[.I55]" office:value-type="float" office:value="7.27708886426561">
            <text:p>7.28</text:p>
          </table:table-cell>
          <table:table-cell table:number-columns-repeated="10"/>
        </table:table-row>
        <table:table-row table:style-name="ro1">
          <table:table-cell table:formula="of:=[.A55]+[.A$34]" office:value-type="float" office:value="41.5">
            <text:p>41.5</text:p>
          </table:table-cell>
          <table:table-cell table:formula="of:=1+[.B55]" office:value-type="float" office:value="21">
            <text:p>21</text:p>
          </table:table-cell>
          <table:table-cell table:formula="of:=([.A56]-[.F$2]*[.B56])/(1-[.A$2])" office:value-type="float" office:value="43.2291666666667">
            <text:p>43.23</text:p>
          </table:table-cell>
          <table:table-cell table:style-name="ce2" table:formula="of:=[.Q$12]*EXP([.R$12]*LN([.C56]))" office:value-type="float" office:value="0.017101799089914">
            <text:p>0.017</text:p>
          </table:table-cell>
          <table:table-cell table:style-name="ce2" table:formula="of:=[.D56]*[.B56]" office:value-type="float" office:value="0.359137780888194">
            <text:p>0.359</text:p>
          </table:table-cell>
          <table:table-cell table:style-name="ce2" table:formula="of:=(32*[.B56]-[.A56])*[.C$2]*[.E$2]" office:value-type="float" office:value="2.522">
            <text:p>2.522</text:p>
          </table:table-cell>
          <table:table-cell table:style-name="ce3" table:formula="of:=[.E56]/[.F56]" office:value-type="float" office:value="0.142401974975493">
            <text:p>0.14240</text:p>
          </table:table-cell>
          <table:table-cell table:formula="of:=[.E56]/[.A56]*100" office:value-type="float" office:value="0.865392243104083">
            <text:p>0.8654</text:p>
          </table:table-cell>
          <table:table-cell table:formula="of:=([.A56]*[.B$2]+(32*[.B56]-[.A56])*[.A$2]*[.B$2])/[.A56]*100" office:value-type="float" office:value="6.43084337349398">
            <text:p>6.43</text:p>
          </table:table-cell>
          <table:table-cell table:formula="of:=[.H56]+[.I56]" office:value-type="float" office:value="7.29623561659806">
            <text:p>7.3</text:p>
          </table:table-cell>
          <table:table-cell table:number-columns-repeated="10"/>
        </table:table-row>
        <table:table-row table:style-name="ro1">
          <table:table-cell table:formula="of:=[.A56]+[.A$34]" office:value-type="float" office:value="43">
            <text:p>43</text:p>
          </table:table-cell>
          <table:table-cell table:formula="of:=1+[.B56]" office:value-type="float" office:value="22">
            <text:p>22</text:p>
          </table:table-cell>
          <table:table-cell table:formula="of:=([.A57]-[.F$2]*[.B57])/(1-[.A$2])" office:value-type="float" office:value="44.7916666666667">
            <text:p>44.79</text:p>
          </table:table-cell>
          <table:table-cell table:style-name="ce2" table:formula="of:=[.Q$12]*EXP([.R$12]*LN([.C57]))" office:value-type="float" office:value="0.0166879024525377">
            <text:p>0.017</text:p>
          </table:table-cell>
          <table:table-cell table:style-name="ce2" table:formula="of:=[.D57]*[.B57]" office:value-type="float" office:value="0.367133853955829">
            <text:p>0.367</text:p>
          </table:table-cell>
          <table:table-cell table:style-name="ce2" table:formula="of:=(32*[.B57]-[.A57])*[.C$2]*[.E$2]" office:value-type="float" office:value="2.644">
            <text:p>2.644</text:p>
          </table:table-cell>
          <table:table-cell table:style-name="ce3" table:formula="of:=[.E57]/[.F57]" office:value-type="float" office:value="0.138855466700389">
            <text:p>0.13886</text:p>
          </table:table-cell>
          <table:table-cell table:formula="of:=[.E57]/[.A57]*100" office:value-type="float" office:value="0.853799660362393">
            <text:p>0.8538</text:p>
          </table:table-cell>
          <table:table-cell table:formula="of:=([.A57]*[.B$2]+(32*[.B57]-[.A57])*[.A$2]*[.B$2])/[.A57]*100" office:value-type="float" office:value="6.45953488372093">
            <text:p>6.46</text:p>
          </table:table-cell>
          <table:table-cell table:formula="of:=[.H57]+[.I57]" office:value-type="float" office:value="7.31333454408332">
            <text:p>7.31</text:p>
          </table:table-cell>
          <table:table-cell table:number-columns-repeated="10"/>
        </table:table-row>
        <table:table-row table:style-name="ro1">
          <table:table-cell table:formula="of:=[.A57]+[.A$34]" office:value-type="float" office:value="44.5">
            <text:p>44.5</text:p>
          </table:table-cell>
          <table:table-cell table:formula="of:=1+[.B57]" office:value-type="float" office:value="23">
            <text:p>23</text:p>
          </table:table-cell>
          <table:table-cell table:formula="of:=([.A58]-[.F$2]*[.B58])/(1-[.A$2])" office:value-type="float" office:value="46.3541666666667">
            <text:p>46.35</text:p>
          </table:table-cell>
          <table:table-cell table:style-name="ce2" table:formula="of:=[.Q$12]*EXP([.R$12]*LN([.C58]))" office:value-type="float" office:value="0.0162977097560231">
            <text:p>0.016</text:p>
          </table:table-cell>
          <table:table-cell table:style-name="ce2" table:formula="of:=[.D58]*[.B58]" office:value-type="float" office:value="0.374847324388532">
            <text:p>0.375</text:p>
          </table:table-cell>
          <table:table-cell table:style-name="ce2" table:formula="of:=(32*[.B58]-[.A58])*[.C$2]*[.E$2]" office:value-type="float" office:value="2.766">
            <text:p>2.766</text:p>
          </table:table-cell>
          <table:table-cell table:style-name="ce3" table:formula="of:=[.E58]/[.F58]" office:value-type="float" office:value="0.135519640053699">
            <text:p>0.13552</text:p>
          </table:table-cell>
          <table:table-cell table:formula="of:=[.E58]/[.A58]*100" office:value-type="float" office:value="0.842353537951757">
            <text:p>0.8424</text:p>
          </table:table-cell>
          <table:table-cell table:formula="of:=([.A58]*[.B$2]+(32*[.B58]-[.A58])*[.A$2]*[.B$2])/[.A58]*100" office:value-type="float" office:value="6.48629213483146">
            <text:p>6.49</text:p>
          </table:table-cell>
          <table:table-cell table:formula="of:=[.H58]+[.I58]" office:value-type="float" office:value="7.32864567278322">
            <text:p>7.33</text:p>
          </table:table-cell>
          <table:table-cell table:number-columns-repeated="10"/>
        </table:table-row>
        <table:table-row table:style-name="ro1">
          <table:table-cell table:formula="of:=[.A58]+[.A$34]" office:value-type="float" office:value="46">
            <text:p>46</text:p>
          </table:table-cell>
          <table:table-cell table:formula="of:=1+[.B58]" office:value-type="float" office:value="24">
            <text:p>24</text:p>
          </table:table-cell>
          <table:table-cell table:formula="of:=([.A59]-[.F$2]*[.B59])/(1-[.A$2])" office:value-type="float" office:value="47.9166666666667">
            <text:p>47.92</text:p>
          </table:table-cell>
          <table:table-cell table:style-name="ce2" table:formula="of:=[.Q$12]*EXP([.R$12]*LN([.C59]))" office:value-type="float" office:value="0.0159291309658175">
            <text:p>0.016</text:p>
          </table:table-cell>
          <table:table-cell table:style-name="ce2" table:formula="of:=[.D59]*[.B59]" office:value-type="float" office:value="0.382299143179619">
            <text:p>0.382</text:p>
          </table:table-cell>
          <table:table-cell table:style-name="ce2" table:formula="of:=(32*[.B59]-[.A59])*[.C$2]*[.E$2]" office:value-type="float" office:value="2.888">
            <text:p>2.888</text:p>
          </table:table-cell>
          <table:table-cell table:style-name="ce3" table:formula="of:=[.E59]/[.F59]" office:value-type="float" office:value="0.13237504957743">
            <text:p>0.13238</text:p>
          </table:table-cell>
          <table:table-cell table:formula="of:=[.E59]/[.A59]*100" office:value-type="float" office:value="0.831085093868737">
            <text:p>0.8311</text:p>
          </table:table-cell>
          <table:table-cell table:formula="of:=([.A59]*[.B$2]+(32*[.B59]-[.A59])*[.A$2]*[.B$2])/[.A59]*100" office:value-type="float" office:value="6.51130434782609">
            <text:p>6.51</text:p>
          </table:table-cell>
          <table:table-cell table:formula="of:=[.H59]+[.I59]" office:value-type="float" office:value="7.34238944169482">
            <text:p>7.34</text:p>
          </table:table-cell>
          <table:table-cell table:style-name="ce2" table:formula="of:=MAX([.J41:.J85])-[.J99]" office:value-type="float" office:value="-0.00679132285260309">
            <text:p>-0.007</text:p>
          </table:table-cell>
          <table:table-cell table:number-columns-repeated="9"/>
        </table:table-row>
        <table:table-row table:style-name="ro1">
          <table:table-cell table:formula="of:=[.A59]+[.A$34]" office:value-type="float" office:value="47.5">
            <text:p>47.5</text:p>
          </table:table-cell>
          <table:table-cell table:formula="of:=1+[.B59]" office:value-type="float" office:value="25">
            <text:p>25</text:p>
          </table:table-cell>
          <table:table-cell table:formula="of:=([.A60]-[.F$2]*[.B60])/(1-[.A$2])" office:value-type="float" office:value="49.4791666666667">
            <text:p>49.48</text:p>
          </table:table-cell>
          <table:table-cell table:style-name="ce2" table:formula="of:=[.Q$12]*EXP([.R$12]*LN([.C60]))" office:value-type="float" office:value="0.0155803208211105">
            <text:p>0.016</text:p>
          </table:table-cell>
          <table:table-cell table:style-name="ce2" table:formula="of:=[.D60]*[.B60]" office:value-type="float" office:value="0.389508020527762">
            <text:p>0.390</text:p>
          </table:table-cell>
          <table:table-cell table:style-name="ce2" table:formula="of:=(32*[.B60]-[.A60])*[.C$2]*[.E$2]" office:value-type="float" office:value="3.01">
            <text:p>3.010</text:p>
          </table:table-cell>
          <table:table-cell table:style-name="ce3" table:formula="of:=[.E60]/[.F60]" office:value-type="float" office:value="0.129404657982645">
            <text:p>0.12940</text:p>
          </table:table-cell>
          <table:table-cell table:formula="of:=[.E60]/[.A60]*100" office:value-type="float" office:value="0.820016885321605">
            <text:p>0.8200</text:p>
          </table:table-cell>
          <table:table-cell table:formula="of:=([.A60]*[.B$2]+(32*[.B60]-[.A60])*[.A$2]*[.B$2])/[.A60]*100" office:value-type="float" office:value="6.53473684210526">
            <text:p>6.53</text:p>
          </table:table-cell>
          <table:table-cell table:formula="of:=[.H60]+[.I60]" office:value-type="float" office:value="7.35475372742687">
            <text:p>7.35</text:p>
          </table:table-cell>
          <table:table-cell table:number-columns-repeated="10"/>
        </table:table-row>
        <table:table-row table:style-name="ro1">
          <table:table-cell table:formula="of:=[.A60]+[.A$34]" office:value-type="float" office:value="49">
            <text:p>49</text:p>
          </table:table-cell>
          <table:table-cell table:formula="of:=1+[.B60]" office:value-type="float" office:value="26">
            <text:p>26</text:p>
          </table:table-cell>
          <table:table-cell table:formula="of:=([.A61]-[.F$2]*[.B61])/(1-[.A$2])" office:value-type="float" office:value="51.0416666666667">
            <text:p>51.04</text:p>
          </table:table-cell>
          <table:table-cell table:style-name="ce2" table:formula="of:=[.Q$12]*EXP([.R$12]*LN([.C61]))" office:value-type="float" office:value="0.0152496435194722">
            <text:p>0.015</text:p>
          </table:table-cell>
          <table:table-cell table:style-name="ce2" table:formula="of:=[.D61]*[.B61]" office:value-type="float" office:value="0.396490731506277">
            <text:p>0.396</text:p>
          </table:table-cell>
          <table:table-cell table:style-name="ce2" table:formula="of:=(32*[.B61]-[.A61])*[.C$2]*[.E$2]" office:value-type="float" office:value="3.132">
            <text:p>3.132</text:p>
          </table:table-cell>
          <table:table-cell table:style-name="ce3" table:formula="of:=[.E61]/[.F61]" office:value-type="float" office:value="0.126593464721033">
            <text:p>0.12659</text:p>
          </table:table-cell>
          <table:table-cell table:formula="of:=[.E61]/[.A61]*100" office:value-type="float" office:value="0.809164758176075">
            <text:p>0.8092</text:p>
          </table:table-cell>
          <table:table-cell table:formula="of:=([.A61]*[.B$2]+(32*[.B61]-[.A61])*[.A$2]*[.B$2])/[.A61]*100" office:value-type="float" office:value="6.55673469387755">
            <text:p>6.56</text:p>
          </table:table-cell>
          <table:table-cell table:formula="of:=[.H61]+[.I61]" office:value-type="float" office:value="7.36589945205363">
            <text:p>7.37</text:p>
          </table:table-cell>
          <table:table-cell table:number-columns-repeated="10"/>
        </table:table-row>
        <table:table-row table:style-name="ro1">
          <table:table-cell table:formula="of:=[.A61]+[.A$34]" office:value-type="float" office:value="50.5">
            <text:p>50.5</text:p>
          </table:table-cell>
          <table:table-cell table:formula="of:=1+[.B61]" office:value-type="float" office:value="27">
            <text:p>27</text:p>
          </table:table-cell>
          <table:table-cell table:formula="of:=([.A62]-[.F$2]*[.B62])/(1-[.A$2])" office:value-type="float" office:value="52.6041666666667">
            <text:p>52.6</text:p>
          </table:table-cell>
          <table:table-cell table:style-name="ce2" table:formula="of:=[.Q$12]*EXP([.R$12]*LN([.C62]))" office:value-type="float" office:value="0.0149356433987538">
            <text:p>0.015</text:p>
          </table:table-cell>
          <table:table-cell table:style-name="ce2" table:formula="of:=[.D62]*[.B62]" office:value-type="float" office:value="0.403262371766354">
            <text:p>0.403</text:p>
          </table:table-cell>
          <table:table-cell table:style-name="ce2" table:formula="of:=(32*[.B62]-[.A62])*[.C$2]*[.E$2]" office:value-type="float" office:value="3.254">
            <text:p>3.254</text:p>
          </table:table-cell>
          <table:table-cell table:style-name="ce3" table:formula="of:=[.E62]/[.F62]" office:value-type="float" office:value="0.123928202755487">
            <text:p>0.12393</text:p>
          </table:table-cell>
          <table:table-cell table:formula="of:=[.E62]/[.A62]*100" office:value-type="float" office:value="0.798539350032384">
            <text:p>0.7985</text:p>
          </table:table-cell>
          <table:table-cell table:formula="of:=([.A62]*[.B$2]+(32*[.B62]-[.A62])*[.A$2]*[.B$2])/[.A62]*100" office:value-type="float" office:value="6.57742574257426">
            <text:p>6.58</text:p>
          </table:table-cell>
          <table:table-cell table:formula="of:=[.H62]+[.I62]" office:value-type="float" office:value="7.37596509260664">
            <text:p>7.38</text:p>
          </table:table-cell>
          <table:table-cell table:number-columns-repeated="10"/>
        </table:table-row>
        <table:table-row table:style-name="ro1">
          <table:table-cell table:formula="of:=[.A62]+[.A$34]" office:value-type="float" office:value="52">
            <text:p>52</text:p>
          </table:table-cell>
          <table:table-cell table:formula="of:=1+[.B62]" office:value-type="float" office:value="28">
            <text:p>28</text:p>
          </table:table-cell>
          <table:table-cell table:formula="of:=([.A63]-[.F$2]*[.B63])/(1-[.A$2])" office:value-type="float" office:value="54.1666666666667">
            <text:p>54.17</text:p>
          </table:table-cell>
          <table:table-cell table:style-name="ce2" table:formula="of:=[.Q$12]*EXP([.R$12]*LN([.C63]))" office:value-type="float" office:value="0.0146370204534833">
            <text:p>0.015</text:p>
          </table:table-cell>
          <table:table-cell table:style-name="ce2" table:formula="of:=[.D63]*[.B63]" office:value-type="float" office:value="0.409836572697532">
            <text:p>0.410</text:p>
          </table:table-cell>
          <table:table-cell table:style-name="ce2" table:formula="of:=(32*[.B63]-[.A63])*[.C$2]*[.E$2]" office:value-type="float" office:value="3.376">
            <text:p>3.376</text:p>
          </table:table-cell>
          <table:table-cell table:style-name="ce3" table:formula="of:=[.E63]/[.F63]" office:value-type="float" office:value="0.121397089069174">
            <text:p>0.12140</text:p>
          </table:table-cell>
          <table:table-cell table:formula="of:=[.E63]/[.A63]*100" office:value-type="float" office:value="0.788147255187561">
            <text:p>0.7881</text:p>
          </table:table-cell>
          <table:table-cell table:formula="of:=([.A63]*[.B$2]+(32*[.B63]-[.A63])*[.A$2]*[.B$2])/[.A63]*100" office:value-type="float" office:value="6.59692307692308">
            <text:p>6.6</text:p>
          </table:table-cell>
          <table:table-cell table:formula="of:=[.H63]+[.I63]" office:value-type="float" office:value="7.38507033211064">
            <text:p>7.39</text:p>
          </table:table-cell>
          <table:table-cell table:number-columns-repeated="10"/>
        </table:table-row>
        <table:table-row table:style-name="ro1">
          <table:table-cell table:formula="of:=[.A63]+[.A$34]" office:value-type="float" office:value="53.5">
            <text:p>53.5</text:p>
          </table:table-cell>
          <table:table-cell table:formula="of:=1+[.B63]" office:value-type="float" office:value="29">
            <text:p>29</text:p>
          </table:table-cell>
          <table:table-cell table:formula="of:=([.A64]-[.F$2]*[.B64])/(1-[.A$2])" office:value-type="float" office:value="55.7291666666667">
            <text:p>55.73</text:p>
          </table:table-cell>
          <table:table-cell table:style-name="ce2" table:formula="of:=[.Q$12]*EXP([.R$12]*LN([.C64]))" office:value-type="float" office:value="0.0143526097748302">
            <text:p>0.014</text:p>
          </table:table-cell>
          <table:table-cell table:style-name="ce2" table:formula="of:=[.D64]*[.B64]" office:value-type="float" office:value="0.416225683470075">
            <text:p>0.416</text:p>
          </table:table-cell>
          <table:table-cell table:style-name="ce2" table:formula="of:=(32*[.B64]-[.A64])*[.C$2]*[.E$2]" office:value-type="float" office:value="3.498">
            <text:p>3.498</text:p>
          </table:table-cell>
          <table:table-cell table:style-name="ce3" table:formula="of:=[.E64]/[.F64]" office:value-type="float" office:value="0.118989617915973">
            <text:p>0.11899</text:p>
          </table:table-cell>
          <table:table-cell table:formula="of:=[.E64]/[.A64]*100" office:value-type="float" office:value="0.777991931719766">
            <text:p>0.7780</text:p>
          </table:table-cell>
          <table:table-cell table:formula="of:=([.A64]*[.B$2]+(32*[.B64]-[.A64])*[.A$2]*[.B$2])/[.A64]*100" office:value-type="float" office:value="6.61532710280374">
            <text:p>6.62</text:p>
          </table:table-cell>
          <table:table-cell table:formula="of:=[.H64]+[.I64]" office:value-type="float" office:value="7.39331903452351">
            <text:p>7.39</text:p>
          </table:table-cell>
          <table:table-cell table:number-columns-repeated="10"/>
        </table:table-row>
        <table:table-row table:style-name="ro1">
          <table:table-cell table:formula="of:=[.A64]+[.A$34]" office:value-type="float" office:value="55">
            <text:p>55</text:p>
          </table:table-cell>
          <table:table-cell table:formula="of:=1+[.B64]" office:value-type="float" office:value="30">
            <text:p>30</text:p>
          </table:table-cell>
          <table:table-cell table:formula="of:=([.A65]-[.F$2]*[.B65])/(1-[.A$2])" office:value-type="float" office:value="57.2916666666667">
            <text:p>57.29</text:p>
          </table:table-cell>
          <table:table-cell table:style-name="ce2" table:formula="of:=[.Q$12]*EXP([.R$12]*LN([.C65]))" office:value-type="float" office:value="0.0140813641951113">
            <text:p>0.014</text:p>
          </table:table-cell>
          <table:table-cell table:style-name="ce2" table:formula="of:=[.D65]*[.B65]" office:value-type="float" office:value="0.42244092585334">
            <text:p>0.422</text:p>
          </table:table-cell>
          <table:table-cell table:style-name="ce2" table:formula="of:=(32*[.B65]-[.A65])*[.C$2]*[.E$2]" office:value-type="float" office:value="3.62">
            <text:p>3.620</text:p>
          </table:table-cell>
          <table:table-cell table:style-name="ce3" table:formula="of:=[.E65]/[.F65]" office:value-type="float" office:value="0.116696388357276">
            <text:p>0.11670</text:p>
          </table:table-cell>
          <table:table-cell table:formula="of:=[.E65]/[.A65]*100" office:value-type="float" office:value="0.768074410642437">
            <text:p>0.7681</text:p>
          </table:table-cell>
          <table:table-cell table:formula="of:=([.A65]*[.B$2]+(32*[.B65]-[.A65])*[.A$2]*[.B$2])/[.A65]*100" office:value-type="float" office:value="6.63272727272727">
            <text:p>6.63</text:p>
          </table:table-cell>
          <table:table-cell table:formula="of:=[.H65]+[.I65]" office:value-type="float" office:value="7.40080168336971">
            <text:p>7.4</text:p>
          </table:table-cell>
          <table:table-cell table:number-columns-repeated="10"/>
        </table:table-row>
        <table:table-row table:style-name="ro1">
          <table:table-cell table:formula="of:=[.A65]+[.A$34]" office:value-type="float" office:value="56.5">
            <text:p>56.5</text:p>
          </table:table-cell>
          <table:table-cell table:formula="of:=1+[.B65]" office:value-type="float" office:value="31">
            <text:p>31</text:p>
          </table:table-cell>
          <table:table-cell table:formula="of:=([.A66]-[.F$2]*[.B66])/(1-[.A$2])" office:value-type="float" office:value="58.8541666666667">
            <text:p>58.85</text:p>
          </table:table-cell>
          <table:table-cell table:style-name="ce2" table:formula="of:=[.Q$12]*EXP([.R$12]*LN([.C66]))" office:value-type="float" office:value="0.0138223395652347">
            <text:p>0.014</text:p>
          </table:table-cell>
          <table:table-cell table:style-name="ce2" table:formula="of:=[.D66]*[.B66]" office:value-type="float" office:value="0.428492526522276">
            <text:p>0.428</text:p>
          </table:table-cell>
          <table:table-cell table:style-name="ce2" table:formula="of:=(32*[.B66]-[.A66])*[.C$2]*[.E$2]" office:value-type="float" office:value="3.742">
            <text:p>3.742</text:p>
          </table:table-cell>
          <table:table-cell table:style-name="ce3" table:formula="of:=[.E66]/[.F66]" office:value-type="float" office:value="0.114508959519582">
            <text:p>0.11451</text:p>
          </table:table-cell>
          <table:table-cell table:formula="of:=[.E66]/[.A66]*100" office:value-type="float" office:value="0.758393852251817">
            <text:p>0.7584</text:p>
          </table:table-cell>
          <table:table-cell table:formula="of:=([.A66]*[.B$2]+(32*[.B66]-[.A66])*[.A$2]*[.B$2])/[.A66]*100" office:value-type="float" office:value="6.64920353982301">
            <text:p>6.65</text:p>
          </table:table-cell>
          <table:table-cell table:formula="of:=[.H66]+[.I66]" office:value-type="float" office:value="7.40759739207483">
            <text:p>7.41</text:p>
          </table:table-cell>
          <table:table-cell table:number-columns-repeated="10"/>
        </table:table-row>
        <table:table-row table:style-name="ro1">
          <table:table-cell table:formula="of:=[.A66]+[.A$34]" office:value-type="float" office:value="58">
            <text:p>58</text:p>
          </table:table-cell>
          <table:table-cell table:formula="of:=1+[.B66]" office:value-type="float" office:value="32">
            <text:p>32</text:p>
          </table:table-cell>
          <table:table-cell table:formula="of:=([.A67]-[.F$2]*[.B67])/(1-[.A$2])" office:value-type="float" office:value="60.4166666666667">
            <text:p>60.42</text:p>
          </table:table-cell>
          <table:table-cell table:style-name="ce2" table:formula="of:=[.Q$12]*EXP([.R$12]*LN([.C67]))" office:value-type="float" office:value="0.0135746822076374">
            <text:p>0.014</text:p>
          </table:table-cell>
          <table:table-cell table:style-name="ce2" table:formula="of:=[.D67]*[.B67]" office:value-type="float" office:value="0.434389830644398">
            <text:p>0.434</text:p>
          </table:table-cell>
          <table:table-cell table:style-name="ce2" table:formula="of:=(32*[.B67]-[.A67])*[.C$2]*[.E$2]" office:value-type="float" office:value="3.864">
            <text:p>3.864</text:p>
          </table:table-cell>
          <table:table-cell table:style-name="ce3" table:formula="of:=[.E67]/[.F67]" office:value-type="float" office:value="0.112419728427639">
            <text:p>0.11242</text:p>
          </table:table-cell>
          <table:table-cell table:formula="of:=[.E67]/[.A67]*100" office:value-type="float" office:value="0.748947983869652">
            <text:p>0.7489</text:p>
          </table:table-cell>
          <table:table-cell table:formula="of:=([.A67]*[.B$2]+(32*[.B67]-[.A67])*[.A$2]*[.B$2])/[.A67]*100" office:value-type="float" office:value="6.6648275862069">
            <text:p>6.66</text:p>
          </table:table-cell>
          <table:table-cell table:formula="of:=[.H67]+[.I67]" office:value-type="float" office:value="7.41377557007655">
            <text:p>7.41</text:p>
          </table:table-cell>
          <table:table-cell table:number-columns-repeated="10"/>
        </table:table-row>
        <table:table-row table:style-name="ro1">
          <table:table-cell table:formula="of:=[.A67]+[.A$34]" office:value-type="float" office:value="59.5">
            <text:p>59.5</text:p>
          </table:table-cell>
          <table:table-cell table:formula="of:=1+[.B67]" office:value-type="float" office:value="33">
            <text:p>33</text:p>
          </table:table-cell>
          <table:table-cell table:formula="of:=([.A68]-[.F$2]*[.B68])/(1-[.A$2])" office:value-type="float" office:value="61.9791666666667">
            <text:p>61.98</text:p>
          </table:table-cell>
          <table:table-cell table:style-name="ce2" table:formula="of:=[.Q$12]*EXP([.R$12]*LN([.C68]))" office:value-type="float" office:value="0.0133376181763187">
            <text:p>0.013</text:p>
          </table:table-cell>
          <table:table-cell table:style-name="ce2" table:formula="of:=[.D68]*[.B68]" office:value-type="float" office:value="0.440141399818516">
            <text:p>0.440</text:p>
          </table:table-cell>
          <table:table-cell table:style-name="ce2" table:formula="of:=(32*[.B68]-[.A68])*[.C$2]*[.E$2]" office:value-type="float" office:value="3.986">
            <text:p>3.986</text:p>
          </table:table-cell>
          <table:table-cell table:style-name="ce3" table:formula="of:=[.E68]/[.F68]" office:value-type="float" office:value="0.110421826346843">
            <text:p>0.11042</text:p>
          </table:table-cell>
          <table:table-cell table:formula="of:=[.E68]/[.A68]*100" office:value-type="float" office:value="0.739733445073136">
            <text:p>0.7397</text:p>
          </table:table-cell>
          <table:table-cell table:formula="of:=([.A68]*[.B$2]+(32*[.B68]-[.A68])*[.A$2]*[.B$2])/[.A68]*100" office:value-type="float" office:value="6.67966386554622">
            <text:p>6.68</text:p>
          </table:table-cell>
          <table:table-cell table:formula="of:=[.H68]+[.I68]" office:value-type="float" office:value="7.41939731061936">
            <text:p>7.42</text:p>
          </table:table-cell>
          <table:table-cell table:number-columns-repeated="10"/>
        </table:table-row>
        <table:table-row table:style-name="ro1">
          <table:table-cell table:formula="of:=[.A68]+[.A$34]" office:value-type="float" office:value="61">
            <text:p>61</text:p>
          </table:table-cell>
          <table:table-cell table:formula="of:=1+[.B68]" office:value-type="float" office:value="34">
            <text:p>34</text:p>
          </table:table-cell>
          <table:table-cell table:formula="of:=([.A69]-[.F$2]*[.B69])/(1-[.A$2])" office:value-type="float" office:value="63.5416666666667">
            <text:p>63.54</text:p>
          </table:table-cell>
          <table:table-cell table:style-name="ce2" table:formula="of:=[.Q$12]*EXP([.R$12]*LN([.C69]))" office:value-type="float" office:value="0.013110444025508">
            <text:p>0.013</text:p>
          </table:table-cell>
          <table:table-cell table:style-name="ce2" table:formula="of:=[.D69]*[.B69]" office:value-type="float" office:value="0.445755096867271">
            <text:p>0.446</text:p>
          </table:table-cell>
          <table:table-cell table:style-name="ce2" table:formula="of:=(32*[.B69]-[.A69])*[.C$2]*[.E$2]" office:value-type="float" office:value="4.108">
            <text:p>4.108</text:p>
          </table:table-cell>
          <table:table-cell table:style-name="ce3" table:formula="of:=[.E69]/[.F69]" office:value-type="float" office:value="0.108509030396122">
            <text:p>0.10851</text:p>
          </table:table-cell>
          <table:table-cell table:formula="of:=[.E69]/[.A69]*100" office:value-type="float" office:value="0.730746060438149">
            <text:p>0.7307</text:p>
          </table:table-cell>
          <table:table-cell table:formula="of:=([.A69]*[.B$2]+(32*[.B69]-[.A69])*[.A$2]*[.B$2])/[.A69]*100" office:value-type="float" office:value="6.69377049180328">
            <text:p>6.69</text:p>
          </table:table-cell>
          <table:table-cell table:formula="of:=[.H69]+[.I69]" office:value-type="float" office:value="7.42451655224143">
            <text:p>7.42</text:p>
          </table:table-cell>
          <table:table-cell table:number-columns-repeated="10"/>
        </table:table-row>
        <table:table-row table:style-name="ro1">
          <table:table-cell table:formula="of:=[.A69]+[.A$34]" office:value-type="float" office:value="62.5">
            <text:p>62.5</text:p>
          </table:table-cell>
          <table:table-cell table:formula="of:=1+[.B69]" office:value-type="float" office:value="35">
            <text:p>35</text:p>
          </table:table-cell>
          <table:table-cell table:formula="of:=([.A70]-[.F$2]*[.B70])/(1-[.A$2])" office:value-type="float" office:value="65.1041666666667">
            <text:p>65.1</text:p>
          </table:table-cell>
          <table:table-cell table:style-name="ce2" table:formula="of:=[.Q$12]*EXP([.R$12]*LN([.C70]))" office:value-type="float" office:value="0.012892518843808">
            <text:p>0.013</text:p>
          </table:table-cell>
          <table:table-cell table:style-name="ce2" table:formula="of:=[.D70]*[.B70]" office:value-type="float" office:value="0.451238159533281">
            <text:p>0.451</text:p>
          </table:table-cell>
          <table:table-cell table:style-name="ce2" table:formula="of:=(32*[.B70]-[.A70])*[.C$2]*[.E$2]" office:value-type="float" office:value="4.23">
            <text:p>4.230</text:p>
          </table:table-cell>
          <table:table-cell table:style-name="ce3" table:formula="of:=[.E70]/[.F70]" office:value-type="float" office:value="0.106675687832927">
            <text:p>0.10668</text:p>
          </table:table-cell>
          <table:table-cell table:formula="of:=[.E70]/[.A70]*100" office:value-type="float" office:value="0.721981055253249">
            <text:p>0.7220</text:p>
          </table:table-cell>
          <table:table-cell table:formula="of:=([.A70]*[.B$2]+(32*[.B70]-[.A70])*[.A$2]*[.B$2])/[.A70]*100" office:value-type="float" office:value="6.7072">
            <text:p>6.71</text:p>
          </table:table-cell>
          <table:table-cell table:formula="of:=[.H70]+[.I70]" office:value-type="float" office:value="7.42918105525325">
            <text:p>7.43</text:p>
          </table:table-cell>
          <table:table-cell table:number-columns-repeated="10"/>
        </table:table-row>
        <table:table-row table:style-name="ro1">
          <table:table-cell table:formula="of:=[.A70]+[.A$34]" office:value-type="float" office:value="64">
            <text:p>64</text:p>
          </table:table-cell>
          <table:table-cell table:formula="of:=1+[.B70]" office:value-type="float" office:value="36">
            <text:p>36</text:p>
          </table:table-cell>
          <table:table-cell table:formula="of:=([.A71]-[.F$2]*[.B71])/(1-[.A$2])" office:value-type="float" office:value="66.6666666666667">
            <text:p>66.67</text:p>
          </table:table-cell>
          <table:table-cell table:style-name="ce2" table:formula="of:=[.Q$12]*EXP([.R$12]*LN([.C71]))" office:value-type="float" office:value="0.0126832573546418">
            <text:p>0.013</text:p>
          </table:table-cell>
          <table:table-cell table:style-name="ce2" table:formula="of:=[.D71]*[.B71]" office:value-type="float" office:value="0.456597264767107">
            <text:p>0.457</text:p>
          </table:table-cell>
          <table:table-cell table:style-name="ce2" table:formula="of:=(32*[.B71]-[.A71])*[.C$2]*[.E$2]" office:value-type="float" office:value="4.352">
            <text:p>4.352</text:p>
          </table:table-cell>
          <table:table-cell table:style-name="ce3" table:formula="of:=[.E71]/[.F71]" office:value-type="float" office:value="0.104916650911559">
            <text:p>0.10492</text:p>
          </table:table-cell>
          <table:table-cell table:formula="of:=[.E71]/[.A71]*100" office:value-type="float" office:value="0.713433226198604">
            <text:p>0.7134</text:p>
          </table:table-cell>
          <table:table-cell table:formula="of:=([.A71]*[.B$2]+(32*[.B71]-[.A71])*[.A$2]*[.B$2])/[.A71]*100" office:value-type="float" office:value="6.72">
            <text:p>6.72</text:p>
          </table:table-cell>
          <table:table-cell table:formula="of:=[.H71]+[.I71]" office:value-type="float" office:value="7.43343322619861">
            <text:p>7.43</text:p>
          </table:table-cell>
          <table:table-cell table:number-columns-repeated="10"/>
        </table:table-row>
        <table:table-row table:style-name="ro1">
          <table:table-cell table:formula="of:=[.A71]+[.A$34]" office:value-type="float" office:value="65.5">
            <text:p>65.5</text:p>
          </table:table-cell>
          <table:table-cell table:formula="of:=1+[.B71]" office:value-type="float" office:value="37">
            <text:p>37</text:p>
          </table:table-cell>
          <table:table-cell table:formula="of:=([.A72]-[.F$2]*[.B72])/(1-[.A$2])" office:value-type="float" office:value="68.2291666666667">
            <text:p>68.23</text:p>
          </table:table-cell>
          <table:table-cell table:style-name="ce2" table:formula="of:=[.Q$12]*EXP([.R$12]*LN([.C72]))" office:value-type="float" office:value="0.0124821239190395">
            <text:p>0.012</text:p>
          </table:table-cell>
          <table:table-cell table:style-name="ce2" table:formula="of:=[.D72]*[.B72]" office:value-type="float" office:value="0.46183858500446">
            <text:p>0.462</text:p>
          </table:table-cell>
          <table:table-cell table:style-name="ce2" table:formula="of:=(32*[.B72]-[.A72])*[.C$2]*[.E$2]" office:value-type="float" office:value="4.474">
            <text:p>4.474</text:p>
          </table:table-cell>
          <table:table-cell table:style-name="ce3" table:formula="of:=[.E72]/[.F72]" office:value-type="float" office:value="0.103227220608954">
            <text:p>0.10323</text:p>
          </table:table-cell>
          <table:table-cell table:formula="of:=[.E72]/[.A72]*100" office:value-type="float" office:value="0.705097076342687">
            <text:p>0.7051</text:p>
          </table:table-cell>
          <table:table-cell table:formula="of:=([.A72]*[.B$2]+(32*[.B72]-[.A72])*[.A$2]*[.B$2])/[.A72]*100" office:value-type="float" office:value="6.73221374045802">
            <text:p>6.73</text:p>
          </table:table-cell>
          <table:table-cell table:formula="of:=[.H72]+[.I72]" office:value-type="float" office:value="7.4373108168007">
            <text:p>7.44</text:p>
          </table:table-cell>
          <table:table-cell table:number-columns-repeated="10"/>
        </table:table-row>
        <table:table-row table:style-name="ro1">
          <table:table-cell table:formula="of:=[.A72]+[.A$34]" office:value-type="float" office:value="67">
            <text:p>67</text:p>
          </table:table-cell>
          <table:table-cell table:formula="of:=1+[.B72]" office:value-type="float" office:value="38">
            <text:p>38</text:p>
          </table:table-cell>
          <table:table-cell table:formula="of:=([.A73]-[.F$2]*[.B73])/(1-[.A$2])" office:value-type="float" office:value="69.7916666666667">
            <text:p>69.79</text:p>
          </table:table-cell>
          <table:table-cell table:style-name="ce2" table:formula="of:=[.Q$12]*EXP([.R$12]*LN([.C73]))" office:value-type="float" office:value="0.0122886273051298">
            <text:p>0.012</text:p>
          </table:table-cell>
          <table:table-cell table:style-name="ce2" table:formula="of:=[.D73]*[.B73]" office:value-type="float" office:value="0.466967837594934">
            <text:p>0.467</text:p>
          </table:table-cell>
          <table:table-cell table:style-name="ce2" table:formula="of:=(32*[.B73]-[.A73])*[.C$2]*[.E$2]" office:value-type="float" office:value="4.596">
            <text:p>4.596</text:p>
          </table:table-cell>
          <table:table-cell table:style-name="ce3" table:formula="of:=[.E73]/[.F73]" office:value-type="float" office:value="0.101603097823093">
            <text:p>0.10160</text:p>
          </table:table-cell>
          <table:table-cell table:formula="of:=[.E73]/[.A73]*100" office:value-type="float" office:value="0.696966921783483">
            <text:p>0.6970</text:p>
          </table:table-cell>
          <table:table-cell table:formula="of:=([.A73]*[.B$2]+(32*[.B73]-[.A73])*[.A$2]*[.B$2])/[.A73]*100" office:value-type="float" office:value="6.74388059701492">
            <text:p>6.74</text:p>
          </table:table-cell>
          <table:table-cell table:formula="of:=[.H73]+[.I73]" office:value-type="float" office:value="7.44084751879841">
            <text:p>7.44</text:p>
          </table:table-cell>
          <table:table-cell table:number-columns-repeated="10"/>
        </table:table-row>
        <table:table-row table:style-name="ro1">
          <table:table-cell table:formula="of:=[.A73]+[.A$34]" office:value-type="float" office:value="68.5">
            <text:p>68.5</text:p>
          </table:table-cell>
          <table:table-cell table:formula="of:=1+[.B73]" office:value-type="float" office:value="39">
            <text:p>39</text:p>
          </table:table-cell>
          <table:table-cell table:formula="of:=([.A74]-[.F$2]*[.B74])/(1-[.A$2])" office:value-type="float" office:value="71.3541666666667">
            <text:p>71.35</text:p>
          </table:table-cell>
          <table:table-cell table:style-name="ce2" table:formula="of:=[.Q$12]*EXP([.R$12]*LN([.C74]))" office:value-type="float" office:value="0.0121023161116244">
            <text:p>0.012</text:p>
          </table:table-cell>
          <table:table-cell table:style-name="ce2" table:formula="of:=[.D74]*[.B74]" office:value-type="float" office:value="0.471990328353353">
            <text:p>0.472</text:p>
          </table:table-cell>
          <table:table-cell table:style-name="ce2" table:formula="of:=(32*[.B74]-[.A74])*[.C$2]*[.E$2]" office:value-type="float" office:value="4.718">
            <text:p>4.718</text:p>
          </table:table-cell>
          <table:table-cell table:style-name="ce3" table:formula="of:=[.E74]/[.F74]" office:value-type="float" office:value="0.100040340897277">
            <text:p>0.10004</text:p>
          </table:table-cell>
          <table:table-cell table:formula="of:=[.E74]/[.A74]*100" office:value-type="float" office:value="0.689036975698325">
            <text:p>0.6890</text:p>
          </table:table-cell>
          <table:table-cell table:formula="of:=([.A74]*[.B$2]+(32*[.B74]-[.A74])*[.A$2]*[.B$2])/[.A74]*100" office:value-type="float" office:value="6.75503649635037">
            <text:p>6.76</text:p>
          </table:table-cell>
          <table:table-cell table:formula="of:=[.H74]+[.I74]" office:value-type="float" office:value="7.44407347204869">
            <text:p>7.44</text:p>
          </table:table-cell>
          <table:table-cell table:number-columns-repeated="10"/>
        </table:table-row>
        <table:table-row table:style-name="ro1">
          <table:table-cell table:formula="of:=[.A74]+[.A$34]" office:value-type="float" office:value="70">
            <text:p>70</text:p>
          </table:table-cell>
          <table:table-cell table:formula="of:=1+[.B74]" office:value-type="float" office:value="40">
            <text:p>40</text:p>
          </table:table-cell>
          <table:table-cell table:formula="of:=([.A75]-[.F$2]*[.B75])/(1-[.A$2])" office:value-type="float" office:value="72.9166666666667">
            <text:p>72.92</text:p>
          </table:table-cell>
          <table:table-cell table:style-name="ce2" table:formula="of:=[.Q$12]*EXP([.R$12]*LN([.C75]))" office:value-type="float" office:value="0.011922774751216">
            <text:p>0.012</text:p>
          </table:table-cell>
          <table:table-cell table:style-name="ce2" table:formula="of:=[.D75]*[.B75]" office:value-type="float" office:value="0.476910990048641">
            <text:p>0.477</text:p>
          </table:table-cell>
          <table:table-cell table:style-name="ce2" table:formula="of:=(32*[.B75]-[.A75])*[.C$2]*[.E$2]" office:value-type="float" office:value="4.84">
            <text:p>4.840</text:p>
          </table:table-cell>
          <table:table-cell table:style-name="ce3" table:formula="of:=[.E75]/[.F75]" office:value-type="float" office:value="0.0985353285224465">
            <text:p>0.09854</text:p>
          </table:table-cell>
          <table:table-cell table:formula="of:=[.E75]/[.A75]*100" office:value-type="float" office:value="0.681301414355201">
            <text:p>0.6813</text:p>
          </table:table-cell>
          <table:table-cell table:formula="of:=([.A75]*[.B$2]+(32*[.B75]-[.A75])*[.A$2]*[.B$2])/[.A75]*100" office:value-type="float" office:value="6.76571428571429">
            <text:p>6.77</text:p>
          </table:table-cell>
          <table:table-cell table:formula="of:=[.H75]+[.I75]" office:value-type="float" office:value="7.44701570006949">
            <text:p>7.45</text:p>
          </table:table-cell>
          <table:table-cell table:number-columns-repeated="10"/>
        </table:table-row>
        <table:table-row table:style-name="ro1">
          <table:table-cell table:formula="of:=[.A75]+[.A$34]" office:value-type="float" office:value="71.5">
            <text:p>71.5</text:p>
          </table:table-cell>
          <table:table-cell table:formula="of:=1+[.B75]" office:value-type="float" office:value="41">
            <text:p>41</text:p>
          </table:table-cell>
          <table:table-cell table:formula="of:=([.A76]-[.F$2]*[.B76])/(1-[.A$2])" office:value-type="float" office:value="74.4791666666667">
            <text:p>74.48</text:p>
          </table:table-cell>
          <table:table-cell table:style-name="ce2" table:formula="of:=[.Q$12]*EXP([.R$12]*LN([.C76]))" office:value-type="float" office:value="0.0117496199150452">
            <text:p>0.012</text:p>
          </table:table-cell>
          <table:table-cell table:style-name="ce2" table:formula="of:=[.D76]*[.B76]" office:value-type="float" office:value="0.481734416516854">
            <text:p>0.482</text:p>
          </table:table-cell>
          <table:table-cell table:style-name="ce2" table:formula="of:=(32*[.B76]-[.A76])*[.C$2]*[.E$2]" office:value-type="float" office:value="4.962">
            <text:p>4.962</text:p>
          </table:table-cell>
          <table:table-cell table:style-name="ce3" table:formula="of:=[.E76]/[.F76]" office:value-type="float" office:value="0.0970847272303212">
            <text:p>0.09708</text:p>
          </table:table-cell>
          <table:table-cell table:formula="of:=[.E76]/[.A76]*100" office:value-type="float" office:value="0.673754428694901">
            <text:p>0.6738</text:p>
          </table:table-cell>
          <table:table-cell table:formula="of:=([.A76]*[.B$2]+(32*[.B76]-[.A76])*[.A$2]*[.B$2])/[.A76]*100" office:value-type="float" office:value="6.77594405594406">
            <text:p>6.78</text:p>
          </table:table-cell>
          <table:table-cell table:formula="of:=[.H76]+[.I76]" office:value-type="float" office:value="7.44969848463896">
            <text:p>7.45</text:p>
          </table:table-cell>
          <table:table-cell table:number-columns-repeated="10"/>
        </table:table-row>
        <table:table-row table:style-name="ro1">
          <table:table-cell table:formula="of:=[.A76]+[.A$34]" office:value-type="float" office:value="73">
            <text:p>73</text:p>
          </table:table-cell>
          <table:table-cell table:formula="of:=1+[.B76]" office:value-type="float" office:value="42">
            <text:p>42</text:p>
          </table:table-cell>
          <table:table-cell table:formula="of:=([.A77]-[.F$2]*[.B77])/(1-[.A$2])" office:value-type="float" office:value="76.0416666666667">
            <text:p>76.04</text:p>
          </table:table-cell>
          <table:table-cell table:style-name="ce2" table:formula="of:=[.Q$12]*EXP([.R$12]*LN([.C77]))" office:value-type="float" office:value="0.0115824974518869">
            <text:p>0.012</text:p>
          </table:table-cell>
          <table:table-cell table:style-name="ce2" table:formula="of:=[.D77]*[.B77]" office:value-type="float" office:value="0.48646489297925">
            <text:p>0.486</text:p>
          </table:table-cell>
          <table:table-cell table:style-name="ce2" table:formula="of:=(32*[.B77]-[.A77])*[.C$2]*[.E$2]" office:value-type="float" office:value="5.084">
            <text:p>5.084</text:p>
          </table:table-cell>
          <table:table-cell table:style-name="ce3" table:formula="of:=[.E77]/[.F77]" office:value-type="float" office:value="0.0956854628204662">
            <text:p>0.09569</text:p>
          </table:table-cell>
          <table:table-cell table:formula="of:=[.E77]/[.A77]*100" office:value-type="float" office:value="0.666390264355137">
            <text:p>0.6664</text:p>
          </table:table-cell>
          <table:table-cell table:formula="of:=([.A77]*[.B$2]+(32*[.B77]-[.A77])*[.A$2]*[.B$2])/[.A77]*100" office:value-type="float" office:value="6.78575342465753">
            <text:p>6.79</text:p>
          </table:table-cell>
          <table:table-cell table:formula="of:=[.H77]+[.I77]" office:value-type="float" office:value="7.45214368901267">
            <text:p>7.45</text:p>
          </table:table-cell>
          <table:table-cell table:number-columns-repeated="10"/>
        </table:table-row>
        <table:table-row table:style-name="ro1">
          <table:table-cell table:formula="of:=[.A77]+[.A$34]" office:value-type="float" office:value="74.5">
            <text:p>74.5</text:p>
          </table:table-cell>
          <table:table-cell table:formula="of:=1+[.B77]" office:value-type="float" office:value="43">
            <text:p>43</text:p>
          </table:table-cell>
          <table:table-cell table:formula="of:=([.A78]-[.F$2]*[.B78])/(1-[.A$2])" office:value-type="float" office:value="77.6041666666667">
            <text:p>77.6</text:p>
          </table:table-cell>
          <table:table-cell table:style-name="ce2" table:formula="of:=[.Q$12]*EXP([.R$12]*LN([.C78]))" office:value-type="float" office:value="0.011421079606015">
            <text:p>0.011</text:p>
          </table:table-cell>
          <table:table-cell table:style-name="ce2" table:formula="of:=[.D78]*[.B78]" office:value-type="float" office:value="0.491106423058646">
            <text:p>0.491</text:p>
          </table:table-cell>
          <table:table-cell table:style-name="ce2" table:formula="of:=(32*[.B78]-[.A78])*[.C$2]*[.E$2]" office:value-type="float" office:value="5.206">
            <text:p>5.206</text:p>
          </table:table-cell>
          <table:table-cell table:style-name="ce3" table:formula="of:=[.E78]/[.F78]" office:value-type="float" office:value="0.0943346951706966">
            <text:p>0.09433</text:p>
          </table:table-cell>
          <table:table-cell table:formula="of:=[.E78]/[.A78]*100" office:value-type="float" office:value="0.659203252427713">
            <text:p>0.6592</text:p>
          </table:table-cell>
          <table:table-cell table:formula="of:=([.A78]*[.B$2]+(32*[.B78]-[.A78])*[.A$2]*[.B$2])/[.A78]*100" office:value-type="float" office:value="6.7951677852349">
            <text:p>6.8</text:p>
          </table:table-cell>
          <table:table-cell table:formula="of:=[.H78]+[.I78]" office:value-type="float" office:value="7.45437103766261">
            <text:p>7.45</text:p>
          </table:table-cell>
          <table:table-cell table:number-columns-repeated="10"/>
        </table:table-row>
        <table:table-row table:style-name="ro1">
          <table:table-cell table:formula="of:=[.A78]+[.A$34]" office:value-type="float" office:value="76">
            <text:p>76</text:p>
          </table:table-cell>
          <table:table-cell table:formula="of:=1+[.B78]" office:value-type="float" office:value="44">
            <text:p>44</text:p>
          </table:table-cell>
          <table:table-cell table:formula="of:=([.A79]-[.F$2]*[.B79])/(1-[.A$2])" office:value-type="float" office:value="79.1666666666667">
            <text:p>79.17</text:p>
          </table:table-cell>
          <table:table-cell table:style-name="ce2" table:formula="of:=[.Q$12]*EXP([.R$12]*LN([.C79]))" office:value-type="float" office:value="0.0112650625662366">
            <text:p>0.011</text:p>
          </table:table-cell>
          <table:table-cell table:style-name="ce2" table:formula="of:=[.D79]*[.B79]" office:value-type="float" office:value="0.495662752914409">
            <text:p>0.496</text:p>
          </table:table-cell>
          <table:table-cell table:style-name="ce2" table:formula="of:=(32*[.B79]-[.A79])*[.C$2]*[.E$2]" office:value-type="float" office:value="5.328">
            <text:p>5.328</text:p>
          </table:table-cell>
          <table:table-cell table:style-name="ce3" table:formula="of:=[.E79]/[.F79]" office:value-type="float" office:value="0.0930297959674191">
            <text:p>0.09303</text:p>
          </table:table-cell>
          <table:table-cell table:formula="of:=[.E79]/[.A79]*100" office:value-type="float" office:value="0.652187832782117">
            <text:p>0.6522</text:p>
          </table:table-cell>
          <table:table-cell table:formula="of:=([.A79]*[.B$2]+(32*[.B79]-[.A79])*[.A$2]*[.B$2])/[.A79]*100" office:value-type="float" office:value="6.80421052631579">
            <text:p>6.8</text:p>
          </table:table-cell>
          <table:table-cell table:formula="of:=[.H79]+[.I79]" office:value-type="float" office:value="7.45639835909791">
            <text:p>7.46</text:p>
          </table:table-cell>
          <table:table-cell table:number-columns-repeated="10"/>
        </table:table-row>
        <table:table-row table:style-name="ro1">
          <table:table-cell table:formula="of:=[.A79]+[.A$34]" office:value-type="float" office:value="77.5">
            <text:p>77.5</text:p>
          </table:table-cell>
          <table:table-cell table:formula="of:=1+[.B79]" office:value-type="float" office:value="45">
            <text:p>45</text:p>
          </table:table-cell>
          <table:table-cell table:formula="of:=([.A80]-[.F$2]*[.B80])/(1-[.A$2])" office:value-type="float" office:value="80.7291666666667">
            <text:p>80.73</text:p>
          </table:table-cell>
          <table:table-cell table:style-name="ce2" table:formula="of:=[.Q$12]*EXP([.R$12]*LN([.C80]))" office:value-type="float" office:value="0.011114164285679">
            <text:p>0.011</text:p>
          </table:table-cell>
          <table:table-cell table:style-name="ce2" table:formula="of:=[.D80]*[.B80]" office:value-type="float" office:value="0.500137392855554">
            <text:p>0.500</text:p>
          </table:table-cell>
          <table:table-cell table:style-name="ce2" table:formula="of:=(32*[.B80]-[.A80])*[.C$2]*[.E$2]" office:value-type="float" office:value="5.45">
            <text:p>5.450</text:p>
          </table:table-cell>
          <table:table-cell table:style-name="ce3" table:formula="of:=[.E80]/[.F80]" office:value-type="float" office:value="0.0917683289643218">
            <text:p>0.09177</text:p>
          </table:table-cell>
          <table:table-cell table:formula="of:=[.E80]/[.A80]*100" office:value-type="float" office:value="0.645338571426521">
            <text:p>0.6453</text:p>
          </table:table-cell>
          <table:table-cell table:formula="of:=([.A80]*[.B$2]+(32*[.B80]-[.A80])*[.A$2]*[.B$2])/[.A80]*100" office:value-type="float" office:value="6.81290322580645">
            <text:p>6.81</text:p>
          </table:table-cell>
          <table:table-cell table:formula="of:=[.H80]+[.I80]" office:value-type="float" office:value="7.45824179723297">
            <text:p>7.46</text:p>
          </table:table-cell>
          <table:table-cell table:number-columns-repeated="10"/>
        </table:table-row>
        <table:table-row table:style-name="ro1">
          <table:table-cell table:formula="of:=[.A80]+[.A$34]" office:value-type="float" office:value="79">
            <text:p>79</text:p>
          </table:table-cell>
          <table:table-cell table:formula="of:=1+[.B80]" office:value-type="float" office:value="46">
            <text:p>46</text:p>
          </table:table-cell>
          <table:table-cell table:formula="of:=([.A81]-[.F$2]*[.B81])/(1-[.A$2])" office:value-type="float" office:value="82.2916666666667">
            <text:p>82.29</text:p>
          </table:table-cell>
          <table:table-cell table:style-name="ce2" table:formula="of:=[.Q$12]*EXP([.R$12]*LN([.C81]))" office:value-type="float" office:value="0.0109681225378343">
            <text:p>0.011</text:p>
          </table:table-cell>
          <table:table-cell table:style-name="ce2" table:formula="of:=[.D81]*[.B81]" office:value-type="float" office:value="0.50453363674038">
            <text:p>0.505</text:p>
          </table:table-cell>
          <table:table-cell table:style-name="ce2" table:formula="of:=(32*[.B81]-[.A81])*[.C$2]*[.E$2]" office:value-type="float" office:value="5.572">
            <text:p>5.572</text:p>
          </table:table-cell>
          <table:table-cell table:style-name="ce3" table:formula="of:=[.E81]/[.F81]" office:value-type="float" office:value="0.090548032437254">
            <text:p>0.09055</text:p>
          </table:table-cell>
          <table:table-cell table:formula="of:=[.E81]/[.A81]*100" office:value-type="float" office:value="0.638650173089088">
            <text:p>0.6387</text:p>
          </table:table-cell>
          <table:table-cell table:formula="of:=([.A81]*[.B$2]+(32*[.B81]-[.A81])*[.A$2]*[.B$2])/[.A81]*100" office:value-type="float" office:value="6.82126582278481">
            <text:p>6.82</text:p>
          </table:table-cell>
          <table:table-cell table:formula="of:=[.H81]+[.I81]" office:value-type="float" office:value="7.4599159958739">
            <text:p>7.46</text:p>
          </table:table-cell>
          <table:table-cell table:number-columns-repeated="10"/>
        </table:table-row>
        <table:table-row table:style-name="ro1">
          <table:table-cell table:formula="of:=[.A81]+[.A$34]" office:value-type="float" office:value="80.5">
            <text:p>80.5</text:p>
          </table:table-cell>
          <table:table-cell table:formula="of:=1+[.B81]" office:value-type="float" office:value="47">
            <text:p>47</text:p>
          </table:table-cell>
          <table:table-cell table:formula="of:=([.A82]-[.F$2]*[.B82])/(1-[.A$2])" office:value-type="float" office:value="83.8541666666667">
            <text:p>83.85</text:p>
          </table:table-cell>
          <table:table-cell table:style-name="ce2" table:formula="of:=[.Q$12]*EXP([.R$12]*LN([.C82]))" office:value-type="float" office:value="0.0108266931793212">
            <text:p>0.011</text:p>
          </table:table-cell>
          <table:table-cell table:style-name="ce2" table:formula="of:=[.D82]*[.B82]" office:value-type="float" office:value="0.508854579428099">
            <text:p>0.509</text:p>
          </table:table-cell>
          <table:table-cell table:style-name="ce2" table:formula="of:=(32*[.B82]-[.A82])*[.C$2]*[.E$2]" office:value-type="float" office:value="5.694">
            <text:p>5.694</text:p>
          </table:table-cell>
          <table:table-cell table:style-name="ce3" table:formula="of:=[.E82]/[.F82]" office:value-type="float" office:value="0.0893668035525287">
            <text:p>0.08937</text:p>
          </table:table-cell>
          <table:table-cell table:formula="of:=[.E82]/[.A82]*100" office:value-type="float" office:value="0.632117489972793">
            <text:p>0.6321</text:p>
          </table:table-cell>
          <table:table-cell table:formula="of:=([.A82]*[.B$2]+(32*[.B82]-[.A82])*[.A$2]*[.B$2])/[.A82]*100" office:value-type="float" office:value="6.82931677018634">
            <text:p>6.83</text:p>
          </table:table-cell>
          <table:table-cell table:formula="of:=[.H82]+[.I82]" office:value-type="float" office:value="7.46143426015913">
            <text:p>7.46</text:p>
          </table:table-cell>
          <table:table-cell table:number-columns-repeated="10"/>
        </table:table-row>
        <table:table-row table:style-name="ro1">
          <table:table-cell table:formula="of:=[.A82]+[.A$34]" office:value-type="float" office:value="82">
            <text:p>82</text:p>
          </table:table-cell>
          <table:table-cell table:formula="of:=1+[.B82]" office:value-type="float" office:value="48">
            <text:p>48</text:p>
          </table:table-cell>
          <table:table-cell table:formula="of:=([.A83]-[.F$2]*[.B83])/(1-[.A$2])" office:value-type="float" office:value="85.4166666666667">
            <text:p>85.42</text:p>
          </table:table-cell>
          <table:table-cell table:style-name="ce2" table:formula="of:=[.Q$12]*EXP([.R$12]*LN([.C83]))" office:value-type="float" office:value="0.0106896485939931">
            <text:p>0.011</text:p>
          </table:table-cell>
          <table:table-cell table:style-name="ce2" table:formula="of:=[.D83]*[.B83]" office:value-type="float" office:value="0.513103132511669">
            <text:p>0.513</text:p>
          </table:table-cell>
          <table:table-cell table:style-name="ce2" table:formula="of:=(32*[.B83]-[.A83])*[.C$2]*[.E$2]" office:value-type="float" office:value="5.816">
            <text:p>5.816</text:p>
          </table:table-cell>
          <table:table-cell table:style-name="ce3" table:formula="of:=[.E83]/[.F83]" office:value-type="float" office:value="0.0882226844070958">
            <text:p>0.08822</text:p>
          </table:table-cell>
          <table:table-cell table:formula="of:=[.E83]/[.A83]*100" office:value-type="float" office:value="0.625735527453255">
            <text:p>0.6257</text:p>
          </table:table-cell>
          <table:table-cell table:formula="of:=([.A83]*[.B$2]+(32*[.B83]-[.A83])*[.A$2]*[.B$2])/[.A83]*100" office:value-type="float" office:value="6.83707317073171">
            <text:p>6.84</text:p>
          </table:table-cell>
          <table:table-cell table:formula="of:=[.H83]+[.I83]" office:value-type="float" office:value="7.46280869818496">
            <text:p>7.46</text:p>
          </table:table-cell>
          <table:table-cell table:number-columns-repeated="10"/>
        </table:table-row>
        <table:table-row table:style-name="ro1">
          <table:table-cell table:formula="of:=[.A83]+[.A$34]" office:value-type="float" office:value="83.5">
            <text:p>83.5</text:p>
          </table:table-cell>
          <table:table-cell table:formula="of:=1+[.B83]" office:value-type="float" office:value="49">
            <text:p>49</text:p>
          </table:table-cell>
          <table:table-cell table:formula="of:=([.A84]-[.F$2]*[.B84])/(1-[.A$2])" office:value-type="float" office:value="86.9791666666667">
            <text:p>86.98</text:p>
          </table:table-cell>
          <table:table-cell table:style-name="ce2" table:formula="of:=[.Q$12]*EXP([.R$12]*LN([.C84]))" office:value-type="float" office:value="0.0105567762965363">
            <text:p>0.011</text:p>
          </table:table-cell>
          <table:table-cell table:style-name="ce2" table:formula="of:=[.D84]*[.B84]" office:value-type="float" office:value="0.51728203853028">
            <text:p>0.517</text:p>
          </table:table-cell>
          <table:table-cell table:style-name="ce2" table:formula="of:=(32*[.B84]-[.A84])*[.C$2]*[.E$2]" office:value-type="float" office:value="5.938">
            <text:p>5.938</text:p>
          </table:table-cell>
          <table:table-cell table:style-name="ce3" table:formula="of:=[.E84]/[.F84]" office:value-type="float" office:value="0.08711384953356">
            <text:p>0.08711</text:p>
          </table:table-cell>
          <table:table-cell table:formula="of:=[.E84]/[.A84]*100" office:value-type="float" office:value="0.619499447341652">
            <text:p>0.6195</text:p>
          </table:table-cell>
          <table:table-cell table:formula="of:=([.A84]*[.B$2]+(32*[.B84]-[.A84])*[.A$2]*[.B$2])/[.A84]*100" office:value-type="float" office:value="6.84455089820359">
            <text:p>6.84</text:p>
          </table:table-cell>
          <table:table-cell table:formula="of:=[.H84]+[.I84]" office:value-type="float" office:value="7.46405034554524">
            <text:p>7.46</text:p>
          </table:table-cell>
          <table:table-cell table:number-columns-repeated="10"/>
        </table:table-row>
        <table:table-row table:style-name="ro1">
          <table:table-cell table:formula="of:=[.A84]+[.A$34]" office:value-type="float" office:value="85">
            <text:p>85</text:p>
          </table:table-cell>
          <table:table-cell table:formula="of:=1+[.B84]" office:value-type="float" office:value="50">
            <text:p>50</text:p>
          </table:table-cell>
          <table:table-cell table:formula="of:=([.A85]-[.F$2]*[.B85])/(1-[.A$2])" office:value-type="float" office:value="88.5416666666667">
            <text:p>88.54</text:p>
          </table:table-cell>
          <table:table-cell table:style-name="ce2" table:formula="of:=[.Q$12]*EXP([.R$12]*LN([.C85]))" office:value-type="float" office:value="0.0104278776766761">
            <text:p>0.010</text:p>
          </table:table-cell>
          <table:table-cell table:style-name="ce2" table:formula="of:=[.D85]*[.B85]" office:value-type="float" office:value="0.521393883833805">
            <text:p>0.521</text:p>
          </table:table-cell>
          <table:table-cell table:style-name="ce2" table:formula="of:=(32*[.B85]-[.A85])*[.C$2]*[.E$2]" office:value-type="float" office:value="6.06">
            <text:p>6.060</text:p>
          </table:table-cell>
          <table:table-cell table:style-name="ce3" table:formula="of:=[.E85]/[.F85]" office:value-type="float" office:value="0.086038594692047">
            <text:p>0.08604</text:p>
          </table:table-cell>
          <table:table-cell table:formula="of:=[.E85]/[.A85]*100" office:value-type="float" office:value="0.613404569216241">
            <text:p>0.6134</text:p>
          </table:table-cell>
          <table:table-cell table:formula="of:=([.A85]*[.B$2]+(32*[.B85]-[.A85])*[.A$2]*[.B$2])/[.A85]*100" office:value-type="float" office:value="6.85176470588235">
            <text:p>6.85</text:p>
          </table:table-cell>
          <table:table-cell table:formula="of:=[.H85]+[.I85]" office:value-type="float" office:value="7.46516927509859">
            <text:p>7.47</text:p>
          </table:table-cell>
          <table:table-cell table:number-columns-repeated="10"/>
        </table:table-row>
        <table:table-row table:style-name="ro1">
          <table:table-cell table:formula="of:=[.A85]+[.A$34]" office:value-type="float" office:value="86.5">
            <text:p>86.5</text:p>
          </table:table-cell>
          <table:table-cell table:formula="of:=1+[.B85]" office:value-type="float" office:value="51">
            <text:p>51</text:p>
          </table:table-cell>
          <table:table-cell table:formula="of:=([.A86]-[.F$2]*[.B86])/(1-[.A$2])" office:value-type="float" office:value="90.1041666666667">
            <text:p>90.1</text:p>
          </table:table-cell>
          <table:table-cell table:style-name="ce2" table:formula="of:=[.Q$12]*EXP([.R$12]*LN([.C86]))" office:value-type="float" office:value="0.0103027668676331">
            <text:p>0.010</text:p>
          </table:table-cell>
          <table:table-cell table:style-name="ce2" table:formula="of:=[.D86]*[.B86]" office:value-type="float" office:value="0.525441110249288">
            <text:p>0.525</text:p>
          </table:table-cell>
          <table:table-cell table:style-name="ce2" table:formula="of:=(32*[.B86]-[.A86])*[.C$2]*[.E$2]" office:value-type="float" office:value="6.182">
            <text:p>6.182</text:p>
          </table:table-cell>
          <table:table-cell table:style-name="ce3" table:formula="of:=[.E86]/[.F86]" office:value-type="float" office:value="0.0849953267954203">
            <text:p>0.08500</text:p>
          </table:table-cell>
          <table:table-cell table:formula="of:=[.E86]/[.A86]*100" office:value-type="float" office:value="0.607446370230391">
            <text:p>0.6074</text:p>
          </table:table-cell>
          <table:table-cell table:formula="of:=([.A86]*[.B$2]+(32*[.B86]-[.A86])*[.A$2]*[.B$2])/[.A86]*100" office:value-type="float" office:value="6.85872832369942">
            <text:p>6.86</text:p>
          </table:table-cell>
          <table:table-cell table:formula="of:=[.H86]+[.I86]" office:value-type="float" office:value="7.46617469392981">
            <text:p>7.47</text:p>
          </table:table-cell>
          <table:table-cell table:number-columns-repeated="10"/>
        </table:table-row>
        <table:table-row table:style-name="ro1">
          <table:table-cell table:formula="of:=[.A86]+[.A$34]" office:value-type="float" office:value="88">
            <text:p>88</text:p>
          </table:table-cell>
          <table:table-cell table:formula="of:=1+[.B86]" office:value-type="float" office:value="52">
            <text:p>52</text:p>
          </table:table-cell>
          <table:table-cell table:formula="of:=([.A87]-[.F$2]*[.B87])/(1-[.A$2])" office:value-type="float" office:value="91.6666666666667">
            <text:p>91.67</text:p>
          </table:table-cell>
          <table:table-cell table:style-name="ce2" table:formula="of:=[.Q$12]*EXP([.R$12]*LN([.C87]))" office:value-type="float" office:value="0.0101812697246235">
            <text:p>0.010</text:p>
          </table:table-cell>
          <table:table-cell table:style-name="ce2" table:formula="of:=[.D87]*[.B87]" office:value-type="float" office:value="0.52942602568042">
            <text:p>0.529</text:p>
          </table:table-cell>
          <table:table-cell table:style-name="ce2" table:formula="of:=(32*[.B87]-[.A87])*[.C$2]*[.E$2]" office:value-type="float" office:value="6.304">
            <text:p>6.304</text:p>
          </table:table-cell>
          <table:table-cell table:style-name="ce3" table:formula="of:=[.E87]/[.F87]" office:value-type="float" office:value="0.083982554835092">
            <text:p>0.08398</text:p>
          </table:table-cell>
          <table:table-cell table:formula="of:=[.E87]/[.A87]*100" office:value-type="float" office:value="0.60162048372775">
            <text:p>0.6016</text:p>
          </table:table-cell>
          <table:table-cell table:formula="of:=([.A87]*[.B$2]+(32*[.B87]-[.A87])*[.A$2]*[.B$2])/[.A87]*100" office:value-type="float" office:value="6.86545454545455">
            <text:p>6.87</text:p>
          </table:table-cell>
          <table:table-cell table:formula="of:=[.H87]+[.I87]" office:value-type="float" office:value="7.4670750291823">
            <text:p>7.47</text:p>
          </table:table-cell>
          <table:table-cell table:number-columns-repeated="10"/>
        </table:table-row>
        <table:table-row table:style-name="ro1">
          <table:table-cell table:formula="of:=[.A87]+[.A$34]" office:value-type="float" office:value="89.5">
            <text:p>89.5</text:p>
          </table:table-cell>
          <table:table-cell table:formula="of:=1+[.B87]" office:value-type="float" office:value="53">
            <text:p>53</text:p>
          </table:table-cell>
          <table:table-cell table:formula="of:=([.A88]-[.F$2]*[.B88])/(1-[.A$2])" office:value-type="float" office:value="93.2291666666667">
            <text:p>93.23</text:p>
          </table:table-cell>
          <table:table-cell table:style-name="ce2" table:formula="of:=[.Q$12]*EXP([.R$12]*LN([.C88]))" office:value-type="float" office:value="0.0100632229010308">
            <text:p>0.010</text:p>
          </table:table-cell>
          <table:table-cell table:style-name="ce2" table:formula="of:=[.D88]*[.B88]" office:value-type="float" office:value="0.533350813754631">
            <text:p>0.533</text:p>
          </table:table-cell>
          <table:table-cell table:style-name="ce2" table:formula="of:=(32*[.B88]-[.A88])*[.C$2]*[.E$2]" office:value-type="float" office:value="6.426">
            <text:p>6.426</text:p>
          </table:table-cell>
          <table:table-cell table:style-name="ce3" table:formula="of:=[.E88]/[.F88]" office:value-type="float" office:value="0.0829988816922862">
            <text:p>0.08300</text:p>
          </table:table-cell>
          <table:table-cell table:formula="of:=[.E88]/[.A88]*100" office:value-type="float" office:value="0.595922696932549">
            <text:p>0.5959</text:p>
          </table:table-cell>
          <table:table-cell table:formula="of:=([.A88]*[.B$2]+(32*[.B88]-[.A88])*[.A$2]*[.B$2])/[.A88]*100" office:value-type="float" office:value="6.87195530726257">
            <text:p>6.87</text:p>
          </table:table-cell>
          <table:table-cell table:formula="of:=[.H88]+[.I88]" office:value-type="float" office:value="7.46787800419512">
            <text:p>7.47</text:p>
          </table:table-cell>
          <table:table-cell table:number-columns-repeated="10"/>
        </table:table-row>
        <table:table-row table:style-name="ro1">
          <table:table-cell table:formula="of:=[.A88]+[.A$34]" office:value-type="float" office:value="91">
            <text:p>91</text:p>
          </table:table-cell>
          <table:table-cell table:formula="of:=1+[.B88]" office:value-type="float" office:value="54">
            <text:p>54</text:p>
          </table:table-cell>
          <table:table-cell table:formula="of:=([.A89]-[.F$2]*[.B89])/(1-[.A$2])" office:value-type="float" office:value="94.7916666666667">
            <text:p>94.79</text:p>
          </table:table-cell>
          <table:table-cell table:style-name="ce2" table:formula="of:=[.Q$12]*EXP([.R$12]*LN([.C89]))" office:value-type="float" office:value="0.0099484730114516">
            <text:p>0.010</text:p>
          </table:table-cell>
          <table:table-cell table:style-name="ce2" table:formula="of:=[.D89]*[.B89]" office:value-type="float" office:value="0.537217542618386">
            <text:p>0.537</text:p>
          </table:table-cell>
          <table:table-cell table:style-name="ce2" table:formula="of:=(32*[.B89]-[.A89])*[.C$2]*[.E$2]" office:value-type="float" office:value="6.548">
            <text:p>6.548</text:p>
          </table:table-cell>
          <table:table-cell table:style-name="ce3" table:formula="of:=[.E89]/[.F89]" office:value-type="float" office:value="0.0820429967346344">
            <text:p>0.08204</text:p>
          </table:table-cell>
          <table:table-cell table:formula="of:=[.E89]/[.A89]*100" office:value-type="float" office:value="0.590348947932293">
            <text:p>0.5903</text:p>
          </table:table-cell>
          <table:table-cell table:formula="of:=([.A89]*[.B$2]+(32*[.B89]-[.A89])*[.A$2]*[.B$2])/[.A89]*100" office:value-type="float" office:value="6.87824175824176">
            <text:p>6.88</text:p>
          </table:table-cell>
          <table:table-cell table:formula="of:=[.H89]+[.I89]" office:value-type="float" office:value="7.46859070617405">
            <text:p>7.47</text:p>
          </table:table-cell>
          <table:table-cell table:number-columns-repeated="10"/>
        </table:table-row>
        <table:table-row table:style-name="ro1">
          <table:table-cell table:formula="of:=[.A89]+[.A$34]" office:value-type="float" office:value="92.5">
            <text:p>92.5</text:p>
          </table:table-cell>
          <table:table-cell table:formula="of:=1+[.B89]" office:value-type="float" office:value="55">
            <text:p>55</text:p>
          </table:table-cell>
          <table:table-cell table:formula="of:=([.A90]-[.F$2]*[.B90])/(1-[.A$2])" office:value-type="float" office:value="96.3541666666667">
            <text:p>96.35</text:p>
          </table:table-cell>
          <table:table-cell table:style-name="ce2" table:formula="of:=[.Q$12]*EXP([.R$12]*LN([.C90]))" office:value-type="float" office:value="0.00983687587216501">
            <text:p>0.010</text:p>
          </table:table-cell>
          <table:table-cell table:style-name="ce2" table:formula="of:=[.D90]*[.B90]" office:value-type="float" office:value="0.541028172969075">
            <text:p>0.541</text:p>
          </table:table-cell>
          <table:table-cell table:style-name="ce2" table:formula="of:=(32*[.B90]-[.A90])*[.C$2]*[.E$2]" office:value-type="float" office:value="6.67">
            <text:p>6.670</text:p>
          </table:table-cell>
          <table:table-cell table:style-name="ce3" table:formula="of:=[.E90]/[.F90]" office:value-type="float" office:value="0.0811136691108059">
            <text:p>0.08111</text:p>
          </table:table-cell>
          <table:table-cell table:formula="of:=[.E90]/[.A90]*100" office:value-type="float" office:value="0.58489532212873">
            <text:p>0.5849</text:p>
          </table:table-cell>
          <table:table-cell table:formula="of:=([.A90]*[.B$2]+(32*[.B90]-[.A90])*[.A$2]*[.B$2])/[.A90]*100" office:value-type="float" office:value="6.88432432432432">
            <text:p>6.88</text:p>
          </table:table-cell>
          <table:table-cell table:formula="of:=[.H90]+[.I90]" office:value-type="float" office:value="7.46921964645305">
            <text:p>7.47</text:p>
          </table:table-cell>
          <table:table-cell table:number-columns-repeated="10"/>
        </table:table-row>
        <table:table-row table:style-name="ro1">
          <table:table-cell table:formula="of:=[.A90]+[.A$34]" office:value-type="float" office:value="94">
            <text:p>94</text:p>
          </table:table-cell>
          <table:table-cell table:formula="of:=1+[.B90]" office:value-type="float" office:value="56">
            <text:p>56</text:p>
          </table:table-cell>
          <table:table-cell table:formula="of:=([.A91]-[.F$2]*[.B91])/(1-[.A$2])" office:value-type="float" office:value="97.9166666666667">
            <text:p>97.92</text:p>
          </table:table-cell>
          <table:table-cell table:style-name="ce2" table:formula="of:=[.Q$12]*EXP([.R$12]*LN([.C91]))" office:value-type="float" office:value="0.00972829581074026">
            <text:p>0.010</text:p>
          </table:table-cell>
          <table:table-cell table:style-name="ce2" table:formula="of:=[.D91]*[.B91]" office:value-type="float" office:value="0.544784565401455">
            <text:p>0.545</text:p>
          </table:table-cell>
          <table:table-cell table:style-name="ce2" table:formula="of:=(32*[.B91]-[.A91])*[.C$2]*[.E$2]" office:value-type="float" office:value="6.792">
            <text:p>6.792</text:p>
          </table:table-cell>
          <table:table-cell table:style-name="ce3" table:formula="of:=[.E91]/[.F91]" office:value-type="float" office:value="0.0802097416668808">
            <text:p>0.08021</text:p>
          </table:table-cell>
          <table:table-cell table:formula="of:=[.E91]/[.A91]*100" office:value-type="float" office:value="0.57955804829942">
            <text:p>0.5796</text:p>
          </table:table-cell>
          <table:table-cell table:formula="of:=([.A91]*[.B$2]+(32*[.B91]-[.A91])*[.A$2]*[.B$2])/[.A91]*100" office:value-type="float" office:value="6.89021276595745">
            <text:p>6.89</text:p>
          </table:table-cell>
          <table:table-cell table:formula="of:=[.H91]+[.I91]" office:value-type="float" office:value="7.46977081425687">
            <text:p>7.47</text:p>
          </table:table-cell>
          <table:table-cell table:number-columns-repeated="10"/>
        </table:table-row>
        <table:table-row table:style-name="ro1">
          <table:table-cell table:formula="of:=[.A91]+[.A$34]" office:value-type="float" office:value="95.5">
            <text:p>95.5</text:p>
          </table:table-cell>
          <table:table-cell table:formula="of:=1+[.B91]" office:value-type="float" office:value="57">
            <text:p>57</text:p>
          </table:table-cell>
          <table:table-cell table:formula="of:=([.A92]-[.F$2]*[.B92])/(1-[.A$2])" office:value-type="float" office:value="99.4791666666667">
            <text:p>99.48</text:p>
          </table:table-cell>
          <table:table-cell table:style-name="ce2" table:formula="of:=[.Q$12]*EXP([.R$12]*LN([.C92]))" office:value-type="float" office:value="0.00962260503749931">
            <text:p>0.010</text:p>
          </table:table-cell>
          <table:table-cell table:style-name="ce2" table:formula="of:=[.D92]*[.B92]" office:value-type="float" office:value="0.548488487137461">
            <text:p>0.548</text:p>
          </table:table-cell>
          <table:table-cell table:style-name="ce2" table:formula="of:=(32*[.B92]-[.A92])*[.C$2]*[.E$2]" office:value-type="float" office:value="6.914">
            <text:p>6.914</text:p>
          </table:table-cell>
          <table:table-cell table:style-name="ce3" table:formula="of:=[.E92]/[.F92]" office:value-type="float" office:value="0.0793301254176252">
            <text:p>0.07933</text:p>
          </table:table-cell>
          <table:table-cell table:formula="of:=[.E92]/[.A92]*100" office:value-type="float" office:value="0.574333494384776">
            <text:p>0.5743</text:p>
          </table:table-cell>
          <table:table-cell table:formula="of:=([.A92]*[.B$2]+(32*[.B92]-[.A92])*[.A$2]*[.B$2])/[.A92]*100" office:value-type="float" office:value="6.89591623036649">
            <text:p>6.9</text:p>
          </table:table-cell>
          <table:table-cell table:formula="of:=[.H92]+[.I92]" office:value-type="float" office:value="7.47024972475127">
            <text:p>7.47</text:p>
          </table:table-cell>
          <table:table-cell table:number-columns-repeated="10"/>
        </table:table-row>
        <table:table-row table:style-name="ro1">
          <table:table-cell table:formula="of:=[.A92]+[.A$34]" office:value-type="float" office:value="97">
            <text:p>97</text:p>
          </table:table-cell>
          <table:table-cell table:formula="of:=1+[.B92]" office:value-type="float" office:value="58">
            <text:p>58</text:p>
          </table:table-cell>
          <table:table-cell table:formula="of:=([.A93]-[.F$2]*[.B93])/(1-[.A$2])" office:value-type="float" office:value="101.041666666667">
            <text:p>101.04</text:p>
          </table:table-cell>
          <table:table-cell table:style-name="ce2" table:formula="of:=[.Q$12]*EXP([.R$12]*LN([.C93]))" office:value-type="float" office:value="0.00951968307241947">
            <text:p>0.010</text:p>
          </table:table-cell>
          <table:table-cell table:style-name="ce2" table:formula="of:=[.D93]*[.B93]" office:value-type="float" office:value="0.552141618200329">
            <text:p>0.552</text:p>
          </table:table-cell>
          <table:table-cell table:style-name="ce2" table:formula="of:=(32*[.B93]-[.A93])*[.C$2]*[.E$2]" office:value-type="float" office:value="7.036">
            <text:p>7.036</text:p>
          </table:table-cell>
          <table:table-cell table:style-name="ce3" table:formula="of:=[.E93]/[.F93]" office:value-type="float" office:value="0.0784737945139752">
            <text:p>0.07847</text:p>
          </table:table-cell>
          <table:table-cell table:formula="of:=[.E93]/[.A93]*100" office:value-type="float" office:value="0.569218163093123">
            <text:p>0.5692</text:p>
          </table:table-cell>
          <table:table-cell table:formula="of:=([.A93]*[.B$2]+(32*[.B93]-[.A93])*[.A$2]*[.B$2])/[.A93]*100" office:value-type="float" office:value="6.90144329896907">
            <text:p>6.9</text:p>
          </table:table-cell>
          <table:table-cell table:formula="of:=[.H93]+[.I93]" office:value-type="float" office:value="7.4706614620622">
            <text:p>7.47</text:p>
          </table:table-cell>
          <table:table-cell table:number-columns-repeated="10"/>
        </table:table-row>
        <table:table-row table:style-name="ro1">
          <table:table-cell table:formula="of:=[.A93]+[.A$34]" office:value-type="float" office:value="98.5">
            <text:p>98.5</text:p>
          </table:table-cell>
          <table:table-cell table:formula="of:=1+[.B93]" office:value-type="float" office:value="59">
            <text:p>59</text:p>
          </table:table-cell>
          <table:table-cell table:formula="of:=([.A94]-[.F$2]*[.B94])/(1-[.A$2])" office:value-type="float" office:value="102.604166666667">
            <text:p>102.6</text:p>
          </table:table-cell>
          <table:table-cell table:style-name="ce2" table:formula="of:=[.Q$12]*EXP([.R$12]*LN([.C94]))" office:value-type="float" office:value="0.00941941622181433">
            <text:p>0.009</text:p>
          </table:table-cell>
          <table:table-cell table:style-name="ce2" table:formula="of:=[.D94]*[.B94]" office:value-type="float" office:value="0.555745557087046">
            <text:p>0.556</text:p>
          </table:table-cell>
          <table:table-cell table:style-name="ce2" table:formula="of:=(32*[.B94]-[.A94])*[.C$2]*[.E$2]" office:value-type="float" office:value="7.158">
            <text:p>7.158</text:p>
          </table:table-cell>
          <table:table-cell table:style-name="ce3" table:formula="of:=[.E94]/[.F94]" office:value-type="float" office:value="0.0776397816550776">
            <text:p>0.07764</text:p>
          </table:table-cell>
          <table:table-cell table:formula="of:=[.E94]/[.A94]*100" office:value-type="float" office:value="0.564208687398016">
            <text:p>0.5642</text:p>
          </table:table-cell>
          <table:table-cell table:formula="of:=([.A94]*[.B$2]+(32*[.B94]-[.A94])*[.A$2]*[.B$2])/[.A94]*100" office:value-type="float" office:value="6.90680203045685">
            <text:p>6.91</text:p>
          </table:table-cell>
          <table:table-cell table:formula="of:=[.H94]+[.I94]" office:value-type="float" office:value="7.47101071785487">
            <text:p>7.47</text:p>
          </table:table-cell>
          <table:table-cell table:number-columns-repeated="10"/>
        </table:table-row>
        <table:table-row table:style-name="ro1">
          <table:table-cell table:formula="of:=[.A94]+[.A$34]" office:value-type="float" office:value="100">
            <text:p>100</text:p>
          </table:table-cell>
          <table:table-cell table:formula="of:=1+[.B94]" office:value-type="float" office:value="60">
            <text:p>60</text:p>
          </table:table-cell>
          <table:table-cell table:formula="of:=([.A95]-[.F$2]*[.B95])/(1-[.A$2])" office:value-type="float" office:value="104.166666666667">
            <text:p>104.17</text:p>
          </table:table-cell>
          <table:table-cell table:style-name="ce2" table:formula="of:=[.Q$12]*EXP([.R$12]*LN([.C95]))" office:value-type="float" office:value="0.00932169709978601">
            <text:p>0.009</text:p>
          </table:table-cell>
          <table:table-cell table:style-name="ce2" table:formula="of:=[.D95]*[.B95]" office:value-type="float" office:value="0.559301825987161">
            <text:p>0.559</text:p>
          </table:table-cell>
          <table:table-cell table:style-name="ce2" table:formula="of:=(32*[.B95]-[.A95])*[.C$2]*[.E$2]" office:value-type="float" office:value="7.28">
            <text:p>7.280</text:p>
          </table:table-cell>
          <table:table-cell table:style-name="ce3" table:formula="of:=[.E95]/[.F95]" office:value-type="float" office:value="0.0768271738993353">
            <text:p>0.07683</text:p>
          </table:table-cell>
          <table:table-cell table:formula="of:=[.E95]/[.A95]*100" office:value-type="float" office:value="0.559301825987161">
            <text:p>0.5593</text:p>
          </table:table-cell>
          <table:table-cell table:formula="of:=([.A95]*[.B$2]+(32*[.B95]-[.A95])*[.A$2]*[.B$2])/[.A95]*100" office:value-type="float" office:value="6.912">
            <text:p>6.91</text:p>
          </table:table-cell>
          <table:table-cell table:formula="of:=[.H95]+[.I95]" office:value-type="float" office:value="7.47130182598716">
            <text:p>7.47</text:p>
          </table:table-cell>
          <table:table-cell table:number-columns-repeated="10"/>
        </table:table-row>
        <table:table-row table:style-name="ro1">
          <table:table-cell table:formula="of:=[.A95]+[.A$34]" office:value-type="float" office:value="101.5">
            <text:p>101.5</text:p>
          </table:table-cell>
          <table:table-cell table:formula="of:=1+[.B95]" office:value-type="float" office:value="61">
            <text:p>61</text:p>
          </table:table-cell>
          <table:table-cell table:formula="of:=([.A96]-[.F$2]*[.B96])/(1-[.A$2])" office:value-type="float" office:value="105.729166666667">
            <text:p>105.73</text:p>
          </table:table-cell>
          <table:table-cell table:style-name="ce2" table:formula="of:=[.Q$12]*EXP([.R$12]*LN([.C96]))" office:value-type="float" office:value="0.00922642419001165">
            <text:p>0.009</text:p>
          </table:table-cell>
          <table:table-cell table:style-name="ce2" table:formula="of:=[.D96]*[.B96]" office:value-type="float" office:value="0.562811875590711">
            <text:p>0.563</text:p>
          </table:table-cell>
          <table:table-cell table:style-name="ce2" table:formula="of:=(32*[.B96]-[.A96])*[.C$2]*[.E$2]" office:value-type="float" office:value="7.402">
            <text:p>7.402</text:p>
          </table:table-cell>
          <table:table-cell table:style-name="ce3" table:formula="of:=[.E96]/[.F96]" office:value-type="float" office:value="0.0760351088341949">
            <text:p>0.07604</text:p>
          </table:table-cell>
          <table:table-cell table:formula="of:=[.E96]/[.A96]*100" office:value-type="float" office:value="0.55449445871006">
            <text:p>0.5545</text:p>
          </table:table-cell>
          <table:table-cell table:formula="of:=([.A96]*[.B$2]+(32*[.B96]-[.A96])*[.A$2]*[.B$2])/[.A96]*100" office:value-type="float" office:value="6.91704433497537">
            <text:p>6.92</text:p>
          </table:table-cell>
          <table:table-cell table:formula="of:=[.H96]+[.I96]" office:value-type="float" office:value="7.47153879368543">
            <text:p>7.47</text:p>
          </table:table-cell>
          <table:table-cell table:number-columns-repeated="10"/>
        </table:table-row>
        <table:table-row table:style-name="ro1">
          <table:table-cell table:formula="of:=[.A96]+[.A$34]" office:value-type="float" office:value="103">
            <text:p>103</text:p>
          </table:table-cell>
          <table:table-cell table:formula="of:=1+[.B96]" office:value-type="float" office:value="62">
            <text:p>62</text:p>
          </table:table-cell>
          <table:table-cell table:formula="of:=([.A97]-[.F$2]*[.B97])/(1-[.A$2])" office:value-type="float" office:value="107.291666666667">
            <text:p>107.29</text:p>
          </table:table-cell>
          <table:table-cell table:style-name="ce2" table:formula="of:=[.Q$12]*EXP([.R$12]*LN([.C97]))" office:value-type="float" office:value="0.00913350144392581">
            <text:p>0.009</text:p>
          </table:table-cell>
          <table:table-cell table:style-name="ce2" table:formula="of:=[.D97]*[.B97]" office:value-type="float" office:value="0.5662770895234">
            <text:p>0.566</text:p>
          </table:table-cell>
          <table:table-cell table:style-name="ce2" table:formula="of:=(32*[.B97]-[.A97])*[.C$2]*[.E$2]" office:value-type="float" office:value="7.524">
            <text:p>7.524</text:p>
          </table:table-cell>
          <table:table-cell table:style-name="ce3" table:formula="of:=[.E97]/[.F97]" office:value-type="float" office:value="0.0752627710690325">
            <text:p>0.07526</text:p>
          </table:table-cell>
          <table:table-cell table:formula="of:=[.E97]/[.A97]*100" office:value-type="float" office:value="0.549783582061554">
            <text:p>0.5498</text:p>
          </table:table-cell>
          <table:table-cell table:formula="of:=([.A97]*[.B$2]+(32*[.B97]-[.A97])*[.A$2]*[.B$2])/[.A97]*100" office:value-type="float" office:value="6.92194174757282">
            <text:p>6.92</text:p>
          </table:table-cell>
          <table:table-cell table:formula="of:=[.H97]+[.I97]" office:value-type="float" office:value="7.47172532963437">
            <text:p>7.47</text:p>
          </table:table-cell>
          <table:table-cell table:number-columns-repeated="10"/>
        </table:table-row>
        <table:table-row table:style-name="ro1">
          <table:table-cell table:formula="of:=[.A97]+[.A$34]" office:value-type="float" office:value="104.5">
            <text:p>104.5</text:p>
          </table:table-cell>
          <table:table-cell table:formula="of:=1+[.B97]" office:value-type="float" office:value="63">
            <text:p>63</text:p>
          </table:table-cell>
          <table:table-cell table:formula="of:=([.A98]-[.F$2]*[.B98])/(1-[.A$2])" office:value-type="float" office:value="108.854166666667">
            <text:p>108.85</text:p>
          </table:table-cell>
          <table:table-cell table:style-name="ce2" table:formula="of:=[.Q$12]*EXP([.R$12]*LN([.C98]))" office:value-type="float" office:value="0.00904283791179542">
            <text:p>0.009</text:p>
          </table:table-cell>
          <table:table-cell table:style-name="ce2" table:formula="of:=[.D98]*[.B98]" office:value-type="float" office:value="0.569698788443112">
            <text:p>0.570</text:p>
          </table:table-cell>
          <table:table-cell table:style-name="ce2" table:formula="of:=(32*[.B98]-[.A98])*[.C$2]*[.E$2]" office:value-type="float" office:value="7.646">
            <text:p>7.646</text:p>
          </table:table-cell>
          <table:table-cell table:style-name="ce3" table:formula="of:=[.E98]/[.F98]" office:value-type="float" office:value="0.0745093890195019">
            <text:p>0.07451</text:p>
          </table:table-cell>
          <table:table-cell table:formula="of:=[.E98]/[.A98]*100" office:value-type="float" office:value="0.54516630473025">
            <text:p>0.5452</text:p>
          </table:table-cell>
          <table:table-cell table:formula="of:=([.A98]*[.B$2]+(32*[.B98]-[.A98])*[.A$2]*[.B$2])/[.A98]*100" office:value-type="float" office:value="6.9266985645933">
            <text:p>6.93</text:p>
          </table:table-cell>
          <table:table-cell table:formula="of:=[.H98]+[.I98]" office:value-type="float" office:value="7.47186486932355">
            <text:p>7.47</text:p>
          </table:table-cell>
          <table:table-cell table:number-columns-repeated="10"/>
        </table:table-row>
        <table:table-row table:style-name="ro1">
          <table:table-cell table:formula="of:=[.A98]+[.A$34]" office:value-type="float" office:value="106">
            <text:p>106</text:p>
          </table:table-cell>
          <table:table-cell table:formula="of:=1+[.B98]" office:value-type="float" office:value="64">
            <text:p>64</text:p>
          </table:table-cell>
          <table:table-cell table:formula="of:=([.A99]-[.F$2]*[.B99])/(1-[.A$2])" office:value-type="float" office:value="110.416666666667">
            <text:p>110.42</text:p>
          </table:table-cell>
          <table:table-cell table:style-name="ce2" table:formula="of:=[.Q$12]*EXP([.R$12]*LN([.C99]))" office:value-type="float" office:value="0.00895434740356668">
            <text:p>0.009</text:p>
          </table:table-cell>
          <table:table-cell table:style-name="ce2" table:formula="of:=[.D99]*[.B99]" office:value-type="float" office:value="0.573078233828268">
            <text:p>0.573</text:p>
          </table:table-cell>
          <table:table-cell table:style-name="ce2" table:formula="of:=(32*[.B99]-[.A99])*[.C$2]*[.E$2]" office:value-type="float" office:value="7.768">
            <text:p>7.768</text:p>
          </table:table-cell>
          <table:table-cell table:style-name="ce3" table:formula="of:=[.E99]/[.F99]" office:value-type="float" office:value="0.0737742319552353">
            <text:p>0.07377</text:p>
          </table:table-cell>
          <table:table-cell table:formula="of:=[.E99]/[.A99]*100" office:value-type="float" office:value="0.540639843234215">
            <text:p>0.5406</text:p>
          </table:table-cell>
          <table:table-cell table:formula="of:=([.A99]*[.B$2]+(32*[.B99]-[.A99])*[.A$2]*[.B$2])/[.A99]*100" office:value-type="float" office:value="6.93132075471698">
            <text:p>6.93</text:p>
          </table:table-cell>
          <table:table-cell table:formula="of:=[.H99]+[.I99]" office:value-type="float" office:value="7.4719605979512">
            <text:p>7.47</text:p>
          </table:table-cell>
          <table:table-cell table:number-columns-repeated="10"/>
        </table:table-row>
        <table:table-row table:style-name="ro1" table:number-rows-repeated="81">
          <table:table-cell table:number-columns-repeated="3"/>
          <table:table-cell table:style-name="ce2" table:number-columns-repeated="3"/>
          <table:table-cell table:style-name="ce3"/>
          <table:table-cell table:number-columns-repeated="13"/>
        </table:table-row>
        <table:table-row table:style-name="ro1" table:number-rows-repeated="1048395">
          <table:table-cell table:number-columns-repeated="20"/>
        </table:table-row>
        <table:table-row table:style-name="ro1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3">04/13/2024</text:date>, <text:time>17:2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17H42M49S</meta:editing-duration>
    <meta:editing-cycles>5</meta:editing-cycles>
    <meta:generator>OpenOffice/4.1.13$Win32 OpenOffice.org_project/4113m1$Build-9810</meta:generator>
    <dc:date>2024-04-13T17:21:47.89</dc:date>
    <dc:creator>D S</dc:creator>
    <meta:document-statistic meta:table-count="2" meta:cell-count="1776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exponential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9">
      <style:chart-properties chart:symbol-type="named-symbol" chart:symbol-name="square" chart:symbol-width="0.25cm" chart:symbol-height="0.25cm" chart:regression-type="exponential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627cm" svg:height="9.01cm" xlink:href=".." xlink:type="simple" chart:class="chart:scatter" chart:style-name="ch1">
        <chart:legend chart:legend-position="end" svg:x="11.658cm" svg:y="3.931cm" style:legend-expansion="high" chart:style-name="ch2"/>
        <chart:plot-area chart:style-name="ch3" table:cell-range-address="Sheet1.O12:Sheet1.P21" svg:x="0.782cm" svg:y="0.855cm" svg:width="10.212cm" svg:height="7.555cm">
          <chartooo:coordinate-region svg:x="1.88cm" svg:y="1.067cm" svg:width="8.874cm" svg:height="6.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P12:Sheet1.P21" chart:class="chart:scatter">
            <chart:domain table:cell-range-address="Sheet1.O12:Sheet1.O21"/>
            <chart:regression-curve chart:style-name="ch8">
              <chart:equation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9175946922806">
                <text:p>1.79175946922806</text:p>
                <draw:g>
                  <svg:desc>Sheet1.O12:Sheet1.O21</svg:desc>
                </draw:g>
              </table:table-cell>
              <table:table-cell office:value-type="float" office:value="0.058">
                <text:p>0.058</text:p>
                <draw:g>
                  <svg:desc>Sheet1.P12:Sheet1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4591014905531">
                <text:p>1.94591014905531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0258509299405">
                <text:p>2.30258509299405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9573227355399">
                <text:p>2.9957322735539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8887945411394">
                <text:p>3.6888794541139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943445622221">
                <text:p>4.094344562222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8202663467388">
                <text:p>4.3820266346738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60517018598809">
                <text:p>4.6051701859880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29831736654804">
                <text:p>5.2983173665480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99146454710798">
                <text:p>5.99146454710798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626cm" svg:height="9cm" xlink:href=".." xlink:type="simple" chart:class="chart:scatter" chart:style-name="ch1">
        <chart:title svg:x="4.79cm" svg:y="0.316cm" chart:style-name="ch2">
          <text:p>Bonus Commission for Staking RPL</text:p>
        </chart:title>
        <chart:legend chart:legend-position="end" svg:x="13.059cm" svg:y="3.664cm" style:legend-expansion="high" chart:style-name="ch3"/>
        <chart:plot-area chart:style-name="ch4" table:cell-range-address="Sheet1.N30:Sheet1.Q31 Sheet1.O29:Sheet1.Q29" chart:data-source-has-labels="row" svg:x="1.37cm" svg:y="1.635cm" svg:width="11.025cm" svg:height="6.177cm">
          <chartooo:coordinate-region svg:x="2.097cm" svg:y="1.847cm" svg:width="10.018cm" svg:height="5.292cm"/>
          <chart:axis chart:dimension="x" chart:name="primary-x" chart:style-name="ch5">
            <chart:title svg:x="5.37cm" svg:y="7.993cm" chart:style-name="ch6">
              <text:p>Percent Staked RPL</text:p>
            </chart:title>
          </chart:axis>
          <chart:axis chart:dimension="y" chart:name="primary-y" chart:style-name="ch7">
            <chart:title svg:x="0.451cm" svg:y="6.249cm" chart:style-name="ch8">
              <text:p>Bonus Commission</text:p>
            </chart:title>
            <chart:grid chart:style-name="ch9" chart:class="major"/>
          </chart:axis>
          <chart:series chart:style-name="ch10" chart:values-cell-range-address="Sheet1.O30:Sheet1.O31" chart:label-cell-address="Sheet1.O29:Sheet1.O29" chart:class="chart:scatter">
            <chart:domain table:cell-range-address="Sheet1.N30:Sheet1.N31"/>
            <chart:data-point chart:repeated="2"/>
          </chart:series>
          <chart:series chart:style-name="ch11" chart:values-cell-range-address="Sheet1.P30:Sheet1.P31" chart:label-cell-address="Sheet1.P29:Sheet1.P29" chart:class="chart:scatter">
            <chart:data-point chart:repeated="2"/>
          </chart:series>
          <chart:series chart:style-name="ch12" chart:values-cell-range-address="Sheet1.Q30:Sheet1.Q31" chart:label-cell-address="Sheet1.Q29:Sheet1.Q29" chart:class="chart:scatte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15% Borrowed</text:p>
                <draw:g>
                  <svg:desc>Sheet1.O29:Sheet1.O29</svg:desc>
                </draw:g>
              </table:table-cell>
              <table:table-cell office:value-type="string">
                <text:p>10% Borrowed</text:p>
                <draw:g>
                  <svg:desc>Sheet1.P29:Sheet1.P29</svg:desc>
                </draw:g>
              </table:table-cell>
              <table:table-cell office:value-type="string">
                <text:p>5% Borrowed</text:p>
                <draw:g>
                  <svg:desc>Sheet1.Q29:Sheet1.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N30:Sheet1.N31</svg:desc>
                </draw:g>
              </table:table-cell>
              <table:table-cell office:value-type="float" office:value="1.5">
                <text:p>1.5</text:p>
                <draw:g>
                  <svg:desc>Sheet1.O30:Sheet1.O31</svg:desc>
                </draw:g>
              </table:table-cell>
              <table:table-cell office:value-type="float" office:value="1">
                <text:p>1</text:p>
                <draw:g>
                  <svg:desc>Sheet1.P30:Sheet1.P31</svg:desc>
                </draw:g>
              </table:table-cell>
              <table:table-cell office:value-type="float" office:value="0.5">
                <text:p>0.5</text:p>
                <draw:g>
                  <svg:desc>Sheet1.Q30:Sheet1.Q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0">
      <style:chart-properties chart:symbol-type="named-symbol" chart:symbol-name="diamond" chart:symbol-width="0.1cm" chart:symbol-height="0.1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827cm" svg:height="10.436cm" xlink:href=".." xlink:type="simple" chart:class="chart:scatter" chart:style-name="ch1">
        <chart:title svg:x="5.755cm" svg:y="0.344cm" chart:style-name="ch2">
          <text:p>MEV Theft APR </text:p>
        </chart:title>
        <chart:plot-area chart:style-name="ch3" table:cell-range-address="Sheet1.A36:Sheet1.A150 Sheet1.H36:Sheet1.H150" svg:x="1.334cm" svg:y="1.747cm" svg:width="12.901cm" svg:height="7.473cm">
          <chartooo:coordinate-region svg:x="2.617cm" svg:y="1.959cm" svg:width="11.339cm" svg:height="6.588cm"/>
          <chart:axis chart:dimension="x" chart:name="primary-x" chart:style-name="ch4">
            <chart:title svg:x="7.317cm" svg:y="9.429cm" chart:style-name="ch5">
              <text:p>nETH</text:p>
            </chart:title>
          </chart:axis>
          <chart:axis chart:dimension="y" chart:name="primary-y" chart:style-name="ch6">
            <chart:title svg:x="0.451cm" svg:y="6.969cm" chart:style-name="ch7">
              <text:p>Profitability (% APR)</text:p>
            </chart:title>
            <chart:grid chart:style-name="ch8" chart:class="major"/>
          </chart:axis>
          <chart:series chart:style-name="ch9" chart:values-cell-range-address="Sheet1.H36:Sheet1.H150" chart:class="chart:scatter">
            <chart:domain table:cell-range-address="Sheet1.A36:Sheet1.A150"/>
            <chart:data-point chart:repeated="1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A36:Sheet1.A150</svg:desc>
                </draw:g>
              </table:table-cell>
              <table:table-cell office:value-type="float" office:value="1.08247873538429">
                <text:p>1.08247873538429</text:p>
                <draw:g>
                  <svg:desc>Sheet1.H36:Sheet1.H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1.48481192670968">
                <text:p>1.48481192670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.63661452254734">
                <text:p>1.63661452254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5">
                <text:p>10.5</text:p>
              </table:table-cell>
              <table:table-cell office:value-type="float" office:value="1.6816865963616">
                <text:p>1.68168659636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.67744652909515">
                <text:p>1.677446529095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5">
                <text:p>13.5</text:p>
              </table:table-cell>
              <table:table-cell office:value-type="float" office:value="1.64961337213519">
                <text:p>1.64961337213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.61064118119033">
                <text:p>1.610641181190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5">
                <text:p>16.5</text:p>
              </table:table-cell>
              <table:table-cell office:value-type="float" office:value="1.56688494612716">
                <text:p>1.566884946127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.52169271907543">
                <text:p>1.521692719075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5">
                <text:p>19.5</text:p>
              </table:table-cell>
              <table:table-cell office:value-type="float" office:value="1.47685036140005">
                <text:p>1.47685036140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1.43329987789564">
                <text:p>1.433299877895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5">
                <text:p>22.5</text:p>
              </table:table-cell>
              <table:table-cell office:value-type="float" office:value="1.39151463162823">
                <text:p>1.391514631628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1.35170319593087">
                <text:p>1.351703195930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5">
                <text:p>25.5</text:p>
              </table:table-cell>
              <table:table-cell office:value-type="float" office:value="1.31392361296864">
                <text:p>1.313923612968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1.27814899959894">
                <text:p>1.278148999598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5">
                <text:p>28.5</text:p>
              </table:table-cell>
              <table:table-cell office:value-type="float" office:value="1.24430588761402">
                <text:p>1.244305887614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1.21229688074029">
                <text:p>1.21229688074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5">
                <text:p>31.5</text:p>
              </table:table-cell>
              <table:table-cell office:value-type="float" office:value="1.18201409681351">
                <text:p>1.182014096813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1.15334710375045">
                <text:p>1.153347103750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5">
                <text:p>34.5</text:p>
              </table:table-cell>
              <table:table-cell office:value-type="float" office:value="1.12618752380333">
                <text:p>1.12618752380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1.10043160545436">
                <text:p>1.100431605454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.5">
                <text:p>37.5</text:p>
              </table:table-cell>
              <table:table-cell office:value-type="float" office:value="1.0759815517065">
                <text:p>1.07598155170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">
                <text:p>39</text:p>
              </table:table-cell>
              <table:table-cell office:value-type="float" office:value="1.05274608969406">
                <text:p>1.052746089694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.5">
                <text:p>40.5</text:p>
              </table:table-cell>
              <table:table-cell office:value-type="float" office:value="1.03064058262804">
                <text:p>1.030640582628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">
                <text:p>42</text:p>
              </table:table-cell>
              <table:table-cell office:value-type="float" office:value="1.00958687213002">
                <text:p>1.009586872130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.5">
                <text:p>43.5</text:p>
              </table:table-cell>
              <table:table-cell office:value-type="float" office:value="0.989512968760161">
                <text:p>0.9895129687601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">
                <text:p>45</text:p>
              </table:table-cell>
              <table:table-cell office:value-type="float" office:value="0.970352664416592">
                <text:p>0.9703526644165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.5">
                <text:p>46.5</text:p>
              </table:table-cell>
              <table:table-cell office:value-type="float" office:value="0.952045112344202">
                <text:p>0.9520451123442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0.934534402707718">
                <text:p>0.9345344027077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.5">
                <text:p>49.5</text:p>
              </table:table-cell>
              <table:table-cell office:value-type="float" office:value="0.91776915033507">
                <text:p>0.917769150335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901702103999916">
                <text:p>0.9017021039999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.5">
                <text:p>52.5</text:p>
              </table:table-cell>
              <table:table-cell office:value-type="float" office:value="0.88628978201945">
                <text:p>0.886289782019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0.871492136059667">
                <text:p>0.871492136059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.5">
                <text:p>55.5</text:p>
              </table:table-cell>
              <table:table-cell office:value-type="float" office:value="0.857272243263371">
                <text:p>0.8572722432633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">
                <text:p>57</text:p>
              </table:table-cell>
              <table:table-cell office:value-type="float" office:value="0.843596025756374">
                <text:p>0.8435960257563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.5">
                <text:p>58.5</text:p>
              </table:table-cell>
              <table:table-cell office:value-type="float" office:value="0.830431995990594">
                <text:p>0.8304319959905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">
                <text:p>60</text:p>
              </table:table-cell>
              <table:table-cell office:value-type="float" office:value="0.817751026082834">
                <text:p>0.8177510260828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1.5">
                <text:p>61.5</text:p>
              </table:table-cell>
              <table:table-cell office:value-type="float" office:value="0.805526139196009">
                <text:p>0.8055261391960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">
                <text:p>63</text:p>
              </table:table-cell>
              <table:table-cell office:value-type="float" office:value="0.793732321013742">
                <text:p>0.7937323210137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.5">
                <text:p>64.5</text:p>
              </table:table-cell>
              <table:table-cell office:value-type="float" office:value="0.78234634943297">
                <text:p>0.782346349432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0.771346640711737">
                <text:p>0.7713466407117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.5">
                <text:p>67.5</text:p>
              </table:table-cell>
              <table:table-cell office:value-type="float" office:value="0.760713110441083">
                <text:p>0.7607131104410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9">
                <text:p>69</text:p>
              </table:table-cell>
              <table:table-cell office:value-type="float" office:value="0.750427047848389">
                <text:p>0.7504270478483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.5">
                <text:p>70.5</text:p>
              </table:table-cell>
              <table:table-cell office:value-type="float" office:value="0.74047100207679">
                <text:p>0.740471002076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2">
                <text:p>72</text:p>
              </table:table-cell>
              <table:table-cell office:value-type="float" office:value="0.730828679216782">
                <text:p>0.7308286792167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.5">
                <text:p>73.5</text:p>
              </table:table-cell>
              <table:table-cell office:value-type="float" office:value="0.72148484898933">
                <text:p>0.721484848989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">
                <text:p>75</text:p>
              </table:table-cell>
              <table:table-cell office:value-type="float" office:value="0.712425260093341">
                <text:p>0.7124252600933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6.5">
                <text:p>76.5</text:p>
              </table:table-cell>
              <table:table-cell office:value-type="float" office:value="0.703636563333944">
                <text:p>0.7036365633339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8">
                <text:p>78</text:p>
              </table:table-cell>
              <table:table-cell office:value-type="float" office:value="0.695106241741789">
                <text:p>0.6951062417417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.5">
                <text:p>79.5</text:p>
              </table:table-cell>
              <table:table-cell office:value-type="float" office:value="0.686822546977882">
                <text:p>0.6868225469778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1">
                <text:p>81</text:p>
              </table:table-cell>
              <table:table-cell office:value-type="float" office:value="0.678774441394092">
                <text:p>0.6787744413940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.5">
                <text:p>82.5</text:p>
              </table:table-cell>
              <table:table-cell office:value-type="float" office:value="0.670951545186947">
                <text:p>0.6709515451869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4">
                <text:p>84</text:p>
              </table:table-cell>
              <table:table-cell office:value-type="float" office:value="0.663344088142557">
                <text:p>0.6633440881425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.5">
                <text:p>85.5</text:p>
              </table:table-cell>
              <table:table-cell office:value-type="float" office:value="0.655942865524081">
                <text:p>0.6559428655240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7">
                <text:p>87</text:p>
              </table:table-cell>
              <table:table-cell office:value-type="float" office:value="0.648739197700771">
                <text:p>0.6487391977007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8.5">
                <text:p>88.5</text:p>
              </table:table-cell>
              <table:table-cell office:value-type="float" office:value="0.641724893160043">
                <text:p>0.6417248931600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">
                <text:p>90</text:p>
              </table:table-cell>
              <table:table-cell office:value-type="float" office:value="0.634892214581601">
                <text:p>0.6348922145816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1.5">
                <text:p>91.5</text:p>
              </table:table-cell>
              <table:table-cell office:value-type="float" office:value="0.628233847686118">
                <text:p>0.6282338476861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3">
                <text:p>93</text:p>
              </table:table-cell>
              <table:table-cell office:value-type="float" office:value="0.621742872600721">
                <text:p>0.6217428726007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4.5">
                <text:p>94.5</text:p>
              </table:table-cell>
              <table:table-cell office:value-type="float" office:value="0.615412737509926">
                <text:p>0.6154127375099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6">
                <text:p>96</text:p>
              </table:table-cell>
              <table:table-cell office:value-type="float" office:value="0.60923723438425">
                <text:p>0.609237234384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7.5">
                <text:p>97.5</text:p>
              </table:table-cell>
              <table:table-cell office:value-type="float" office:value="0.603210476599614">
                <text:p>0.6032104765996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">
                <text:p>99</text:p>
              </table:table-cell>
              <table:table-cell office:value-type="float" office:value="0.597326878279345">
                <text:p>0.5973268782793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.5">
                <text:p>100.5</text:p>
              </table:table-cell>
              <table:table-cell office:value-type="float" office:value="0.591581135207237">
                <text:p>0.5915811352072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exponential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9">
      <style:chart-properties chart:symbol-type="named-symbol" chart:symbol-name="square" chart:symbol-width="0.25cm" chart:symbol-height="0.25cm" chart:regression-type="exponential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627cm" svg:height="9.01cm" xlink:href=".." xlink:type="simple" chart:class="chart:scatter" chart:style-name="ch1">
        <chart:legend chart:legend-position="end" svg:x="11.658cm" svg:y="3.931cm" style:legend-expansion="high" chart:style-name="ch2"/>
        <chart:plot-area chart:style-name="ch3" table:cell-range-address="Sheet1_2.O12:Sheet1_2.P21" svg:x="0.782cm" svg:y="0.855cm" svg:width="10.212cm" svg:height="7.555cm">
          <chartooo:coordinate-region svg:x="1.88cm" svg:y="1.067cm" svg:width="8.874cm" svg:height="6.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_2.P12:Sheet1_2.P21" chart:class="chart:scatter">
            <chart:domain table:cell-range-address="Sheet1_2.O12:Sheet1_2.O21"/>
            <chart:regression-curve chart:style-name="ch8">
              <chart:equation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9175946922806">
                <text:p>1.79175946922806</text:p>
                <draw:g>
                  <svg:desc>Sheet1_2.O12:Sheet1_2.O21</svg:desc>
                </draw:g>
              </table:table-cell>
              <table:table-cell office:value-type="float" office:value="0.058">
                <text:p>0.058</text:p>
                <draw:g>
                  <svg:desc>Sheet1_2.P12:Sheet1_2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4591014905531">
                <text:p>1.94591014905531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0258509299405">
                <text:p>2.30258509299405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9573227355399">
                <text:p>2.9957322735539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8887945411394">
                <text:p>3.6888794541139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943445622221">
                <text:p>4.094344562222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8202663467388">
                <text:p>4.3820266346738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60517018598809">
                <text:p>4.6051701859880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29831736654804">
                <text:p>5.2983173665480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99146454710798">
                <text:p>5.99146454710798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626cm" svg:height="9cm" xlink:href=".." xlink:type="simple" chart:class="chart:scatter" chart:style-name="ch1">
        <chart:title svg:x="4.79cm" svg:y="0.316cm" chart:style-name="ch2">
          <text:p>Bonus Commission for Staking RPL</text:p>
        </chart:title>
        <chart:legend chart:legend-position="end" svg:x="13.059cm" svg:y="3.664cm" style:legend-expansion="high" chart:style-name="ch3"/>
        <chart:plot-area chart:style-name="ch4" table:cell-range-address="Sheet1_2.N30:Sheet1_2.Q31 Sheet1_2.O29:Sheet1_2.Q29" chart:data-source-has-labels="row" svg:x="1.37cm" svg:y="1.635cm" svg:width="11.025cm" svg:height="6.177cm">
          <chartooo:coordinate-region svg:x="2.097cm" svg:y="1.847cm" svg:width="10.018cm" svg:height="5.292cm"/>
          <chart:axis chart:dimension="x" chart:name="primary-x" chart:style-name="ch5">
            <chart:title svg:x="5.37cm" svg:y="7.993cm" chart:style-name="ch6">
              <text:p>Percent Staked RPL</text:p>
            </chart:title>
          </chart:axis>
          <chart:axis chart:dimension="y" chart:name="primary-y" chart:style-name="ch7">
            <chart:title svg:x="0.451cm" svg:y="6.249cm" chart:style-name="ch8">
              <text:p>Bonus Commission</text:p>
            </chart:title>
            <chart:grid chart:style-name="ch9" chart:class="major"/>
          </chart:axis>
          <chart:series chart:style-name="ch10" chart:values-cell-range-address="Sheet1_2.O30:Sheet1_2.O31" chart:label-cell-address="Sheet1_2.O29:Sheet1_2.O29" chart:class="chart:scatter">
            <chart:domain table:cell-range-address="Sheet1_2.N30:Sheet1_2.N31"/>
            <chart:data-point chart:repeated="2"/>
          </chart:series>
          <chart:series chart:style-name="ch11" chart:values-cell-range-address="Sheet1_2.P30:Sheet1_2.P31" chart:label-cell-address="Sheet1_2.P29:Sheet1_2.P29" chart:class="chart:scatter">
            <chart:data-point chart:repeated="2"/>
          </chart:series>
          <chart:series chart:style-name="ch12" chart:values-cell-range-address="Sheet1_2.Q30:Sheet1_2.Q31" chart:label-cell-address="Sheet1_2.Q29:Sheet1_2.Q29" chart:class="chart:scatte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15% Borrowed</text:p>
                <draw:g>
                  <svg:desc>Sheet1_2.O29:Sheet1_2.O29</svg:desc>
                </draw:g>
              </table:table-cell>
              <table:table-cell office:value-type="string">
                <text:p>10% Borrowed</text:p>
                <draw:g>
                  <svg:desc>Sheet1_2.P29:Sheet1_2.P29</svg:desc>
                </draw:g>
              </table:table-cell>
              <table:table-cell office:value-type="string">
                <text:p>5% Borrowed</text:p>
                <draw:g>
                  <svg:desc>Sheet1_2.Q29:Sheet1_2.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_2.N30:Sheet1_2.N31</svg:desc>
                </draw:g>
              </table:table-cell>
              <table:table-cell office:value-type="float" office:value="1.5">
                <text:p>1.5</text:p>
                <draw:g>
                  <svg:desc>Sheet1_2.O30:Sheet1_2.O31</svg:desc>
                </draw:g>
              </table:table-cell>
              <table:table-cell office:value-type="float" office:value="1">
                <text:p>1</text:p>
                <draw:g>
                  <svg:desc>Sheet1_2.P30:Sheet1_2.P31</svg:desc>
                </draw:g>
              </table:table-cell>
              <table:table-cell office:value-type="float" office:value="0.5">
                <text:p>0.5</text:p>
                <draw:g>
                  <svg:desc>Sheet1_2.Q30:Sheet1_2.Q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1cm" chart:symbol-height="0.1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61cm" svg:height="12.673cm" xlink:href=".." xlink:type="simple" chart:class="chart:scatter" chart:column-mapping="0" chart:style-name="ch1">
        <chart:title svg:x="6.811cm" svg:y="0.389cm" chart:style-name="ch2">
          <text:p>MEV Theft Comparison</text:p>
        </chart:title>
        <chart:legend svg:x="13.615cm" svg:y="8.467cm" style:legend-expansion="custom" chartooo:width="2.82cm" chartooo:height="1.148cm" style:legend-expansion-aspect-ratio="2.45644599303136" chart:style-name="ch3"/>
        <chart:plot-area chart:style-name="ch4" table:cell-range-address="Sheet1_2.I35:Sheet1_2.J150 Sheet1_2.A36:Sheet1_2.A150" chart:data-source-has-labels="both" svg:x="1.403cm" svg:y="1.926cm" svg:width="16.097cm" svg:height="9.484cm">
          <chartooo:coordinate-region svg:x="2.13cm" svg:y="2.138cm" svg:width="15.09cm" svg:height="8.599cm"/>
          <chart:axis chart:dimension="x" chart:name="primary-x" chart:style-name="ch5" chartooo:axis-type="auto">
            <chart:title svg:x="8.984cm" svg:y="11.664cm" chart:style-name="ch6">
              <text:p>nETH</text:p>
            </chart:title>
            <chart:categories table:cell-range-address="Sheet1_2.I35:Sheet1_2.I35"/>
          </chart:axis>
          <chart:axis chart:dimension="y" chart:name="primary-y" chart:style-name="ch7">
            <chart:title svg:x="0.451cm" svg:y="8.154cm" chart:style-name="ch8">
              <text:p>Profitability (% APR)</text:p>
            </chart:title>
            <chart:grid chart:style-name="ch9" chart:class="major"/>
          </chart:axis>
          <chart:series chart:style-name="ch10" chart:values-cell-range-address="Sheet1_2.I36:Sheet1_2.I150" chart:label-cell-address="Sheet1_2.I35:Sheet1_2.I35" chart:class="chart:scatter">
            <chart:domain table:cell-range-address="Sheet1_2.A36:Sheet1_2.A150"/>
            <chart:data-point chart:repeated="115"/>
          </chart:series>
          <chart:series chart:style-name="ch11" chart:values-cell-range-address="Sheet1_2.J36:Sheet1_2.J150" chart:label-cell-address="Sheet1_2.J35:Sheet1_2.J35" chart:class="chart:scatter">
            <chart:data-point chart:repeated="1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onest APR</text:p>
                <draw:g>
                  <svg:desc>Sheet1_2.I35:Sheet1_2.I35</svg:desc>
                </draw:g>
              </table:table-cell>
              <table:table-cell office:value-type="string">
                <text:p>APR with Theft</text:p>
                <draw:g>
                  <svg:desc>Sheet1_2.J35:Sheet1_2.J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onest APR</text:p>
                <draw:g>
                  <svg:desc>Sheet1_2.I35:Sheet1_2.I35</svg:desc>
                </draw:g>
              </table:table-cell>
              <table:table-cell office:value-type="float" office:value="4">
                <text:p>4</text:p>
                <draw:g>
                  <svg:desc>Sheet1_2.A36:Sheet1_2.A150</svg:desc>
                </draw:g>
              </table:table-cell>
              <table:table-cell office:value-type="float" office:value="5.12">
                <text:p>5.12</text:p>
                <draw:g>
                  <svg:desc>Sheet1_2.I36:Sheet1_2.I150</svg:desc>
                </draw:g>
              </table:table-cell>
              <table:table-cell office:value-type="float" office:value="7.26789774210611">
                <text:p>7.26789774210611</text:p>
                <draw:g>
                  <svg:desc>Sheet1_2.J36:Sheet1_2.J150</svg:desc>
                </draw:g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5.12">
                <text:p>5.12</text:p>
              </table:table-cell>
              <table:table-cell office:value-type="float" office:value="6.45138268478525">
                <text:p>6.45138268478525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5.12">
                <text:p>5.12</text:p>
              </table:table-cell>
              <table:table-cell office:value-type="float" office:value="6.12646791745709">
                <text:p>6.12646791745709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5.12">
                <text:p>5.12</text:p>
              </table:table-cell>
              <table:table-cell office:value-type="float" office:value="5.94526268294686">
                <text:p>5.94526268294686</text:p>
              </table:table-cell>
            </table:table-row>
            <table:table-row>
              <table:table-cell office:value-type="string"/>
              <table:table-cell office:value-type="float" office:value="17.5">
                <text:p>17.5</text:p>
              </table:table-cell>
              <table:table-cell office:value-type="float" office:value="5.30285714285714">
                <text:p>5.30285714285714</text:p>
              </table:table-cell>
              <table:table-cell office:value-type="float" office:value="6.18946318952936">
                <text:p>6.18946318952936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5.45684210526316">
                <text:p>5.45684210526316</text:p>
              </table:table-cell>
              <table:table-cell office:value-type="float" office:value="6.38271773189152">
                <text:p>6.38271773189152</text:p>
              </table:table-cell>
            </table:table-row>
            <table:table-row>
              <table:table-cell office:value-type="string"/>
              <table:table-cell office:value-type="float" office:value="20.5">
                <text:p>20.5</text:p>
              </table:table-cell>
              <table:table-cell office:value-type="float" office:value="5.58829268292683">
                <text:p>5.58829268292683</text:p>
              </table:table-cell>
              <table:table-cell office:value-type="float" office:value="6.53830448729078">
                <text:p>6.53830448729078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5.70181818181818">
                <text:p>5.70181818181818</text:p>
              </table:table-cell>
              <table:table-cell office:value-type="float" office:value="6.66540454066882">
                <text:p>6.66540454066882</text:p>
              </table:table-cell>
            </table:table-row>
            <table:table-row>
              <table:table-cell office:value-type="string"/>
              <table:table-cell office:value-type="float" office:value="23.5">
                <text:p>23.5</text:p>
              </table:table-cell>
              <table:table-cell office:value-type="float" office:value="5.80085106382979">
                <text:p>5.80085106382979</text:p>
              </table:table-cell>
              <table:table-cell office:value-type="float" office:value="6.77054082285728">
                <text:p>6.77054082285728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5.888">
                <text:p>5.888</text:p>
              </table:table-cell>
              <table:table-cell office:value-type="float" office:value="6.85845716797626">
                <text:p>6.85845716797626</text:p>
              </table:table-cell>
            </table:table-row>
            <table:table-row>
              <table:table-cell office:value-type="string"/>
              <table:table-cell office:value-type="float" office:value="26.5">
                <text:p>26.5</text:p>
              </table:table-cell>
              <table:table-cell office:value-type="float" office:value="5.96528301886792">
                <text:p>5.96528301886792</text:p>
              </table:table-cell>
              <table:table-cell office:value-type="float" office:value="6.93267424685827">
                <text:p>6.93267424685827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6.03428571428571">
                <text:p>6.03428571428571</text:p>
              </table:table-cell>
              <table:table-cell office:value-type="float" office:value="6.99585184973718">
                <text:p>6.99585184973718</text:p>
              </table:table-cell>
            </table:table-row>
            <table:table-row>
              <table:table-cell office:value-type="string"/>
              <table:table-cell office:value-type="float" office:value="29.5">
                <text:p>29.5</text:p>
              </table:table-cell>
              <table:table-cell office:value-type="float" office:value="6.09627118644068">
                <text:p>6.09627118644068</text:p>
              </table:table-cell>
              <table:table-cell office:value-type="float" office:value="7.0500312471264">
                <text:p>7.0500312471264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6.15225806451613">
                <text:p>6.15225806451613</text:p>
              </table:table-cell>
              <table:table-cell office:value-type="float" office:value="7.09680112127249">
                <text:p>7.09680112127249</text:p>
              </table:table-cell>
            </table:table-row>
            <table:table-row>
              <table:table-cell office:value-type="string"/>
              <table:table-cell office:value-type="float" office:value="32.5">
                <text:p>32.5</text:p>
              </table:table-cell>
              <table:table-cell office:value-type="float" office:value="6.20307692307692">
                <text:p>6.20307692307692</text:p>
              </table:table-cell>
              <table:table-cell office:value-type="float" office:value="7.13741353248814">
                <text:p>7.13741353248814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6.24941176470588">
                <text:p>6.24941176470588</text:p>
              </table:table-cell>
              <table:table-cell office:value-type="float" office:value="7.17286647247416">
                <text:p>7.17286647247416</text:p>
              </table:table-cell>
            </table:table-row>
            <table:table-row>
              <table:table-cell office:value-type="string"/>
              <table:table-cell office:value-type="float" office:value="35.5">
                <text:p>35.5</text:p>
              </table:table-cell>
              <table:table-cell office:value-type="float" office:value="6.29183098591549">
                <text:p>6.29183098591549</text:p>
              </table:table-cell>
              <table:table-cell office:value-type="float" office:value="7.20396361460446">
                <text:p>7.20396361460446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6.33081081081081">
                <text:p>6.33081081081081</text:p>
              </table:table-cell>
              <table:table-cell office:value-type="float" office:value="7.2313582140216">
                <text:p>7.2313582140216</text:p>
              </table:table-cell>
            </table:table-row>
            <table:table-row>
              <table:table-cell office:value-type="string"/>
              <table:table-cell office:value-type="float" office:value="38.5">
                <text:p>38.5</text:p>
              </table:table-cell>
              <table:table-cell office:value-type="float" office:value="6.36675324675325">
                <text:p>6.36675324675325</text:p>
              </table:table-cell>
              <table:table-cell office:value-type="float" office:value="7.25558580564624">
                <text:p>7.25558580564624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6.4">
                <text:p>6.4</text:p>
              </table:table-cell>
              <table:table-cell office:value-type="float" office:value="7.27708886426561">
                <text:p>7.27708886426561</text:p>
              </table:table-cell>
            </table:table-row>
            <table:table-row>
              <table:table-cell office:value-type="string"/>
              <table:table-cell office:value-type="float" office:value="41.5">
                <text:p>41.5</text:p>
              </table:table-cell>
              <table:table-cell office:value-type="float" office:value="6.43084337349398">
                <text:p>6.43084337349398</text:p>
              </table:table-cell>
              <table:table-cell office:value-type="float" office:value="7.29623561659806">
                <text:p>7.29623561659806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6.45953488372093">
                <text:p>6.45953488372093</text:p>
              </table:table-cell>
              <table:table-cell office:value-type="float" office:value="7.31333454408332">
                <text:p>7.31333454408332</text:p>
              </table:table-cell>
            </table:table-row>
            <table:table-row>
              <table:table-cell office:value-type="string"/>
              <table:table-cell office:value-type="float" office:value="44.5">
                <text:p>44.5</text:p>
              </table:table-cell>
              <table:table-cell office:value-type="float" office:value="6.48629213483146">
                <text:p>6.48629213483146</text:p>
              </table:table-cell>
              <table:table-cell office:value-type="float" office:value="7.32864567278322">
                <text:p>7.32864567278322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6.51130434782609">
                <text:p>6.51130434782609</text:p>
              </table:table-cell>
              <table:table-cell office:value-type="float" office:value="7.34238944169482">
                <text:p>7.34238944169482</text:p>
              </table:table-cell>
            </table:table-row>
            <table:table-row>
              <table:table-cell office:value-type="string"/>
              <table:table-cell office:value-type="float" office:value="47.5">
                <text:p>47.5</text:p>
              </table:table-cell>
              <table:table-cell office:value-type="float" office:value="6.53473684210526">
                <text:p>6.53473684210526</text:p>
              </table:table-cell>
              <table:table-cell office:value-type="float" office:value="7.35475372742687">
                <text:p>7.35475372742687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6.55673469387755">
                <text:p>6.55673469387755</text:p>
              </table:table-cell>
              <table:table-cell office:value-type="float" office:value="7.36589945205363">
                <text:p>7.36589945205363</text:p>
              </table:table-cell>
            </table:table-row>
            <table:table-row>
              <table:table-cell office:value-type="string"/>
              <table:table-cell office:value-type="float" office:value="50.5">
                <text:p>50.5</text:p>
              </table:table-cell>
              <table:table-cell office:value-type="float" office:value="6.57742574257426">
                <text:p>6.57742574257426</text:p>
              </table:table-cell>
              <table:table-cell office:value-type="float" office:value="7.37596509260664">
                <text:p>7.37596509260664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6.59692307692308">
                <text:p>6.59692307692308</text:p>
              </table:table-cell>
              <table:table-cell office:value-type="float" office:value="7.38507033211064">
                <text:p>7.38507033211064</text:p>
              </table:table-cell>
            </table:table-row>
            <table:table-row>
              <table:table-cell office:value-type="string"/>
              <table:table-cell office:value-type="float" office:value="53.5">
                <text:p>53.5</text:p>
              </table:table-cell>
              <table:table-cell office:value-type="float" office:value="6.61532710280374">
                <text:p>6.61532710280374</text:p>
              </table:table-cell>
              <table:table-cell office:value-type="float" office:value="7.39331903452351">
                <text:p>7.39331903452351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6.63272727272727">
                <text:p>6.63272727272727</text:p>
              </table:table-cell>
              <table:table-cell office:value-type="float" office:value="7.40080168336971">
                <text:p>7.40080168336971</text:p>
              </table:table-cell>
            </table:table-row>
            <table:table-row>
              <table:table-cell office:value-type="string"/>
              <table:table-cell office:value-type="float" office:value="56.5">
                <text:p>56.5</text:p>
              </table:table-cell>
              <table:table-cell office:value-type="float" office:value="6.64920353982301">
                <text:p>6.64920353982301</text:p>
              </table:table-cell>
              <table:table-cell office:value-type="float" office:value="7.40759739207483">
                <text:p>7.40759739207483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6.6648275862069">
                <text:p>6.6648275862069</text:p>
              </table:table-cell>
              <table:table-cell office:value-type="float" office:value="7.41377557007655">
                <text:p>7.41377557007655</text:p>
              </table:table-cell>
            </table:table-row>
            <table:table-row>
              <table:table-cell office:value-type="string"/>
              <table:table-cell office:value-type="float" office:value="59.5">
                <text:p>59.5</text:p>
              </table:table-cell>
              <table:table-cell office:value-type="float" office:value="6.67966386554622">
                <text:p>6.67966386554622</text:p>
              </table:table-cell>
              <table:table-cell office:value-type="float" office:value="7.41939731061936">
                <text:p>7.41939731061936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6.69377049180328">
                <text:p>6.69377049180328</text:p>
              </table:table-cell>
              <table:table-cell office:value-type="float" office:value="7.42451655224143">
                <text:p>7.42451655224143</text:p>
              </table:table-cell>
            </table:table-row>
            <table:table-row>
              <table:table-cell office:value-type="string"/>
              <table:table-cell office:value-type="float" office:value="62.5">
                <text:p>62.5</text:p>
              </table:table-cell>
              <table:table-cell office:value-type="float" office:value="6.7072">
                <text:p>6.7072</text:p>
              </table:table-cell>
              <table:table-cell office:value-type="float" office:value="7.42918105525325">
                <text:p>7.42918105525325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6.72">
                <text:p>6.72</text:p>
              </table:table-cell>
              <table:table-cell office:value-type="float" office:value="7.43343322619861">
                <text:p>7.43343322619861</text:p>
              </table:table-cell>
            </table:table-row>
            <table:table-row>
              <table:table-cell office:value-type="string"/>
              <table:table-cell office:value-type="float" office:value="65.5">
                <text:p>65.5</text:p>
              </table:table-cell>
              <table:table-cell office:value-type="float" office:value="6.73221374045802">
                <text:p>6.73221374045802</text:p>
              </table:table-cell>
              <table:table-cell office:value-type="float" office:value="7.4373108168007">
                <text:p>7.4373108168007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6.74388059701492">
                <text:p>6.74388059701492</text:p>
              </table:table-cell>
              <table:table-cell office:value-type="float" office:value="7.44084751879841">
                <text:p>7.44084751879841</text:p>
              </table:table-cell>
            </table:table-row>
            <table:table-row>
              <table:table-cell office:value-type="string"/>
              <table:table-cell office:value-type="float" office:value="68.5">
                <text:p>68.5</text:p>
              </table:table-cell>
              <table:table-cell office:value-type="float" office:value="6.75503649635037">
                <text:p>6.75503649635037</text:p>
              </table:table-cell>
              <table:table-cell office:value-type="float" office:value="7.44407347204869">
                <text:p>7.44407347204869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6.76571428571429">
                <text:p>6.76571428571429</text:p>
              </table:table-cell>
              <table:table-cell office:value-type="float" office:value="7.44701570006949">
                <text:p>7.44701570006949</text:p>
              </table:table-cell>
            </table:table-row>
            <table:table-row>
              <table:table-cell office:value-type="string"/>
              <table:table-cell office:value-type="float" office:value="71.5">
                <text:p>71.5</text:p>
              </table:table-cell>
              <table:table-cell office:value-type="float" office:value="6.77594405594406">
                <text:p>6.77594405594406</text:p>
              </table:table-cell>
              <table:table-cell office:value-type="float" office:value="7.44969848463896">
                <text:p>7.44969848463896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6.78575342465753">
                <text:p>6.78575342465753</text:p>
              </table:table-cell>
              <table:table-cell office:value-type="float" office:value="7.45214368901267">
                <text:p>7.45214368901267</text:p>
              </table:table-cell>
            </table:table-row>
            <table:table-row>
              <table:table-cell office:value-type="string"/>
              <table:table-cell office:value-type="float" office:value="74.5">
                <text:p>74.5</text:p>
              </table:table-cell>
              <table:table-cell office:value-type="float" office:value="6.7951677852349">
                <text:p>6.7951677852349</text:p>
              </table:table-cell>
              <table:table-cell office:value-type="float" office:value="7.45437103766261">
                <text:p>7.45437103766261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6.80421052631579">
                <text:p>6.80421052631579</text:p>
              </table:table-cell>
              <table:table-cell office:value-type="float" office:value="7.45639835909791">
                <text:p>7.45639835909791</text:p>
              </table:table-cell>
            </table:table-row>
            <table:table-row>
              <table:table-cell office:value-type="string"/>
              <table:table-cell office:value-type="float" office:value="77.5">
                <text:p>77.5</text:p>
              </table:table-cell>
              <table:table-cell office:value-type="float" office:value="6.81290322580645">
                <text:p>6.81290322580645</text:p>
              </table:table-cell>
              <table:table-cell office:value-type="float" office:value="7.45824179723297">
                <text:p>7.45824179723297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6.82126582278481">
                <text:p>6.82126582278481</text:p>
              </table:table-cell>
              <table:table-cell office:value-type="float" office:value="7.4599159958739">
                <text:p>7.4599159958739</text:p>
              </table:table-cell>
            </table:table-row>
            <table:table-row>
              <table:table-cell office:value-type="string"/>
              <table:table-cell office:value-type="float" office:value="80.5">
                <text:p>80.5</text:p>
              </table:table-cell>
              <table:table-cell office:value-type="float" office:value="6.82931677018634">
                <text:p>6.82931677018634</text:p>
              </table:table-cell>
              <table:table-cell office:value-type="float" office:value="7.46143426015913">
                <text:p>7.46143426015913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6.83707317073171">
                <text:p>6.83707317073171</text:p>
              </table:table-cell>
              <table:table-cell office:value-type="float" office:value="7.46280869818496">
                <text:p>7.46280869818496</text:p>
              </table:table-cell>
            </table:table-row>
            <table:table-row>
              <table:table-cell office:value-type="string"/>
              <table:table-cell office:value-type="float" office:value="83.5">
                <text:p>83.5</text:p>
              </table:table-cell>
              <table:table-cell office:value-type="float" office:value="6.84455089820359">
                <text:p>6.84455089820359</text:p>
              </table:table-cell>
              <table:table-cell office:value-type="float" office:value="7.46405034554524">
                <text:p>7.46405034554524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6.85176470588235">
                <text:p>6.85176470588235</text:p>
              </table:table-cell>
              <table:table-cell office:value-type="float" office:value="7.46516927509859">
                <text:p>7.46516927509859</text:p>
              </table:table-cell>
            </table:table-row>
            <table:table-row>
              <table:table-cell office:value-type="string"/>
              <table:table-cell office:value-type="float" office:value="86.5">
                <text:p>86.5</text:p>
              </table:table-cell>
              <table:table-cell office:value-type="float" office:value="6.85872832369942">
                <text:p>6.85872832369942</text:p>
              </table:table-cell>
              <table:table-cell office:value-type="float" office:value="7.46617469392981">
                <text:p>7.46617469392981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6.86545454545455">
                <text:p>6.86545454545455</text:p>
              </table:table-cell>
              <table:table-cell office:value-type="float" office:value="7.4670750291823">
                <text:p>7.4670750291823</text:p>
              </table:table-cell>
            </table:table-row>
            <table:table-row>
              <table:table-cell office:value-type="string"/>
              <table:table-cell office:value-type="float" office:value="89.5">
                <text:p>89.5</text:p>
              </table:table-cell>
              <table:table-cell office:value-type="float" office:value="6.87195530726257">
                <text:p>6.87195530726257</text:p>
              </table:table-cell>
              <table:table-cell office:value-type="float" office:value="7.46787800419512">
                <text:p>7.46787800419512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6.87824175824176">
                <text:p>6.87824175824176</text:p>
              </table:table-cell>
              <table:table-cell office:value-type="float" office:value="7.46859070617405">
                <text:p>7.4685907061740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6.88432432432432">
                <text:p>6.88432432432432</text:p>
              </table:table-cell>
              <table:table-cell office:value-type="float" office:value="7.46921964645305">
                <text:p>7.46921964645305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6.89021276595745">
                <text:p>6.89021276595745</text:p>
              </table:table-cell>
              <table:table-cell office:value-type="float" office:value="7.46977081425687">
                <text:p>7.46977081425687</text:p>
              </table:table-cell>
            </table:table-row>
            <table:table-row>
              <table:table-cell office:value-type="string"/>
              <table:table-cell office:value-type="float" office:value="95.5">
                <text:p>95.5</text:p>
              </table:table-cell>
              <table:table-cell office:value-type="float" office:value="6.89591623036649">
                <text:p>6.89591623036649</text:p>
              </table:table-cell>
              <table:table-cell office:value-type="float" office:value="7.47024972475127">
                <text:p>7.47024972475127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6.90144329896907">
                <text:p>6.90144329896907</text:p>
              </table:table-cell>
              <table:table-cell office:value-type="float" office:value="7.4706614620622">
                <text:p>7.4706614620622</text:p>
              </table:table-cell>
            </table:table-row>
            <table:table-row>
              <table:table-cell office:value-type="string"/>
              <table:table-cell office:value-type="float" office:value="98.5">
                <text:p>98.5</text:p>
              </table:table-cell>
              <table:table-cell office:value-type="float" office:value="6.90680203045685">
                <text:p>6.90680203045685</text:p>
              </table:table-cell>
              <table:table-cell office:value-type="float" office:value="7.47101071785487">
                <text:p>7.47101071785487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6.912">
                <text:p>6.912</text:p>
              </table:table-cell>
              <table:table-cell office:value-type="float" office:value="7.47130182598716">
                <text:p>7.47130182598716</text:p>
              </table:table-cell>
            </table:table-row>
            <table:table-row>
              <table:table-cell office:value-type="string"/>
              <table:table-cell office:value-type="float" office:value="101.5">
                <text:p>101.5</text:p>
              </table:table-cell>
              <table:table-cell office:value-type="float" office:value="6.91704433497537">
                <text:p>6.91704433497537</text:p>
              </table:table-cell>
              <table:table-cell office:value-type="float" office:value="7.47153879368543">
                <text:p>7.47153879368543</text:p>
              </table:table-cell>
            </table:table-row>
            <table:table-row>
              <table:table-cell office:value-type="string"/>
              <table:table-cell office:value-type="float" office:value="103">
                <text:p>103</text:p>
              </table:table-cell>
              <table:table-cell office:value-type="float" office:value="6.92194174757282">
                <text:p>6.92194174757282</text:p>
              </table:table-cell>
              <table:table-cell office:value-type="float" office:value="7.47172532963437">
                <text:p>7.47172532963437</text:p>
              </table:table-cell>
            </table:table-row>
            <table:table-row>
              <table:table-cell office:value-type="string"/>
              <table:table-cell office:value-type="float" office:value="104.5">
                <text:p>104.5</text:p>
              </table:table-cell>
              <table:table-cell office:value-type="float" office:value="6.9266985645933">
                <text:p>6.9266985645933</text:p>
              </table:table-cell>
              <table:table-cell office:value-type="float" office:value="7.47186486932355">
                <text:p>7.47186486932355</text:p>
              </table:table-cell>
            </table:table-row>
            <table:table-row>
              <table:table-cell office:value-type="string"/>
              <table:table-cell office:value-type="float" office:value="106">
                <text:p>106</text:p>
              </table:table-cell>
              <table:table-cell office:value-type="float" office:value="6.93132075471698">
                <text:p>6.93132075471698</text:p>
              </table:table-cell>
              <table:table-cell office:value-type="float" office:value="7.4719605979512">
                <text:p>7.4719605979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